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00.95pt"/>
    </style:style>
    <style:style style:name="co10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TIVE_BALUN_SN003_S21" table:style-name="ta1">
        <table:shapes>
          <draw:frame draw:z-index="0" draw:style-name="gr1" draw:text-style-name="P1" svg:width="813.91pt" svg:height="417.12pt" svg:x="570.78pt" svg:y="388.52pt">
            <loext:p draw:notify-on-update-of-ranges="ACTIVE_BALUN_SN003_S21.B2:ACTIVE_BALUN_SN003_S21.B602 ACTIVE_BALUN_SN003_S21.F1:ACTIVE_BALUN_SN003_S21.F1 ACTIVE_BALUN_SN003_S21.F2:ACTIVE_BALUN_SN003_S21.F6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9.96pt" svg:height="365.92pt" svg:x="684.28pt" svg:y="8.31pt">
            <loext:p draw:notify-on-update-of-ranges="ACTIVE_BALUN_SN003_S21.B1:ACTIVE_BALUN_SN003_S21.B1 ACTIVE_BALUN_SN003_S21.B2:ACTIVE_BALUN_SN003_S21.B602 ACTIVE_BALUN_SN003_S21.E1:ACTIVE_BALUN_SN003_S21.E1 ACTIVE_BALUN_SN003_S21.E2:ACTIVE_BALUN_SN003_S21.E6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ZMSCJ-2-1 AVG IL [dB]</text:p>
          </table:table-cell>
          <table:table-cell office:value-type="string" calcext:value-type="string">
            <text:p>Measured S21 [dB]</text:p>
          </table:table-cell>
          <table:table-cell office:value-type="string" calcext:value-type="string">
            <text:p>Corrected S21 [dB]</text:p>
          </table:table-cell>
          <table:table-cell office:value-type="string" calcext:value-type="string">
            <text:p>Normalized S21 [dB]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4.3324751323048" calcext:value-type="float">
            <text:p>-24.332</text:p>
          </table:table-cell>
          <table:table-cell table:formula="of:=[.D2]-[.C2]" office:value-type="float" office:value="-23.7324751323048" calcext:value-type="float">
            <text:p>-23.7324751323</text:p>
          </table:table-cell>
          <table:table-cell table:formula="of:=[.E2]-37.9461244425242" office:value-type="float" office:value="-61.678599574829" calcext:value-type="float">
            <text:p>-61.679</text:p>
          </table:table-cell>
          <table:table-cell/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10662095181483" calcext:value-type="float">
            <text:p>7.107</text:p>
          </table:table-cell>
          <table:table-cell table:formula="of:=[.D3]-[.C3]" office:value-type="float" office:value="7.70662095181483" calcext:value-type="float">
            <text:p>7.7066209518</text:p>
          </table:table-cell>
          <table:table-cell table:formula="of:=[.E3]-37.9461244425242" office:value-type="float" office:value="-30.2395034907094" calcext:value-type="float">
            <text:p>-30.240</text:p>
          </table:table-cell>
          <table:table-cell table:formula="of:=MAX([.E2:.E602])" office:value-type="float" office:value="37.6018181998154" calcext:value-type="float">
            <text:p>37.60181819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1578741053717" calcext:value-type="float">
            <text:p>18.158</text:p>
          </table:table-cell>
          <table:table-cell table:formula="of:=[.D4]-[.C4]" office:value-type="float" office:value="18.7578741053717" calcext:value-type="float">
            <text:p>18.7578741054</text:p>
          </table:table-cell>
          <table:table-cell table:formula="of:=[.E4]-37.9461244425242" office:value-type="float" office:value="-19.1882503371525" calcext:value-type="float">
            <text:p>-19.188</text:p>
          </table:table-cell>
          <table:table-cell/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1351506164373" calcext:value-type="float">
            <text:p>24.135</text:p>
          </table:table-cell>
          <table:table-cell table:formula="of:=[.D5]-[.C5]" office:value-type="float" office:value="24.7351506164373" calcext:value-type="float">
            <text:p>24.7351506164</text:p>
          </table:table-cell>
          <table:table-cell table:formula="of:=[.E5]-37.9461244425242" office:value-type="float" office:value="-13.2109738260869" calcext:value-type="float">
            <text:p>-13.211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705703925952" calcext:value-type="float">
            <text:p>28.706</text:p>
          </table:table-cell>
          <table:table-cell table:formula="of:=[.D6]-[.C6]" office:value-type="float" office:value="29.305703925952" calcext:value-type="float">
            <text:p>29.305703926</text:p>
          </table:table-cell>
          <table:table-cell table:formula="of:=[.E6]-37.9461244425242" office:value-type="float" office:value="-8.6404205165722" calcext:value-type="float">
            <text:p>-8.640</text:p>
          </table:table-cell>
          <table:table-cell/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0313227688859" calcext:value-type="float">
            <text:p>30.031</text:p>
          </table:table-cell>
          <table:table-cell table:formula="of:=[.D7]-[.C7]" office:value-type="float" office:value="30.6313227688859" calcext:value-type="float">
            <text:p>30.6313227689</text:p>
          </table:table-cell>
          <table:table-cell table:formula="of:=[.E7]-37.9461244425242" office:value-type="float" office:value="-7.3148016736383" calcext:value-type="float">
            <text:p>-7.31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4160837213919" calcext:value-type="float">
            <text:p>30.416</text:p>
          </table:table-cell>
          <table:table-cell table:formula="of:=[.D8]-[.C8]" office:value-type="float" office:value="31.0160837213919" calcext:value-type="float">
            <text:p>31.0160837214</text:p>
          </table:table-cell>
          <table:table-cell table:formula="of:=[.E8]-37.9461244425242" office:value-type="float" office:value="-6.9300407211323" calcext:value-type="float">
            <text:p>-6.930</text:p>
          </table:table-cell>
          <table:table-cell/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8844361389533" calcext:value-type="float">
            <text:p>30.884</text:p>
          </table:table-cell>
          <table:table-cell table:formula="of:=[.D9]-[.C9]" office:value-type="float" office:value="31.4844361389533" calcext:value-type="float">
            <text:p>31.484436139</text:p>
          </table:table-cell>
          <table:table-cell table:formula="of:=[.E9]-37.9461244425242" office:value-type="float" office:value="-6.4616883035709" calcext:value-type="float">
            <text:p>-6.462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3640950628798" calcext:value-type="float">
            <text:p>31.364</text:p>
          </table:table-cell>
          <table:table-cell table:formula="of:=[.D10]-[.C10]" office:value-type="float" office:value="31.9640950628798" calcext:value-type="float">
            <text:p>31.9640950629</text:p>
          </table:table-cell>
          <table:table-cell table:formula="of:=[.E10]-37.9461244425242" office:value-type="float" office:value="-5.9820293796444" calcext:value-type="float">
            <text:p>-5.982</text:p>
          </table:table-cell>
          <table:table-cell/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9629358490925" calcext:value-type="float">
            <text:p>31.963</text:p>
          </table:table-cell>
          <table:table-cell table:formula="of:=[.D11]-[.C11]" office:value-type="float" office:value="32.5629358490925" calcext:value-type="float">
            <text:p>32.5629358491</text:p>
          </table:table-cell>
          <table:table-cell table:formula="of:=[.E11]-37.9461244425242" office:value-type="float" office:value="-5.3831885934317" calcext:value-type="float">
            <text:p>-5.383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380338165588" calcext:value-type="float">
            <text:p>32.380</text:p>
          </table:table-cell>
          <table:table-cell table:formula="of:=[.D12]-[.C12]" office:value-type="float" office:value="32.980338165588" calcext:value-type="float">
            <text:p>32.9803381656</text:p>
          </table:table-cell>
          <table:table-cell table:formula="of:=[.E12]-37.9461244425242" office:value-type="float" office:value="-4.9657862769362" calcext:value-type="float">
            <text:p>-4.966</text:p>
          </table:table-cell>
          <table:table-cell/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085606198384" calcext:value-type="float">
            <text:p>33.086</text:p>
          </table:table-cell>
          <table:table-cell table:formula="of:=[.D13]-[.C13]" office:value-type="float" office:value="33.685606198384" calcext:value-type="float">
            <text:p>33.6856061984</text:p>
          </table:table-cell>
          <table:table-cell table:formula="of:=[.E13]-37.9461244425242" office:value-type="float" office:value="-4.2605182441402" calcext:value-type="float">
            <text:p>-4.261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891806694412" calcext:value-type="float">
            <text:p>33.489</text:p>
          </table:table-cell>
          <table:table-cell table:formula="of:=[.D14]-[.C14]" office:value-type="float" office:value="34.0891806694412" calcext:value-type="float">
            <text:p>34.0891806694</text:p>
          </table:table-cell>
          <table:table-cell table:formula="of:=[.E14]-37.9461244425242" office:value-type="float" office:value="-3.856943773083" calcext:value-type="float">
            <text:p>-3.857</text:p>
          </table:table-cell>
          <table:table-cell/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8758417947463" calcext:value-type="float">
            <text:p>33.876</text:p>
          </table:table-cell>
          <table:table-cell table:formula="of:=[.D15]-[.C15]" office:value-type="float" office:value="34.4758417947463" calcext:value-type="float">
            <text:p>34.4758417947</text:p>
          </table:table-cell>
          <table:table-cell table:formula="of:=[.E15]-37.9461244425242" office:value-type="float" office:value="-3.4702826477779" calcext:value-type="float">
            <text:p>-3.470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200731110118" calcext:value-type="float">
            <text:p>34.201</text:p>
          </table:table-cell>
          <table:table-cell table:formula="of:=[.D16]-[.C16]" office:value-type="float" office:value="34.800731110118" calcext:value-type="float">
            <text:p>34.8007311101</text:p>
          </table:table-cell>
          <table:table-cell table:formula="of:=[.E16]-37.9461244425242" office:value-type="float" office:value="-3.1453933324062" calcext:value-type="float">
            <text:p>-3.145</text:p>
          </table:table-cell>
          <table:table-cell/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5722459961948" calcext:value-type="float">
            <text:p>34.572</text:p>
          </table:table-cell>
          <table:table-cell table:formula="of:=[.D17]-[.C17]" office:value-type="float" office:value="35.1722459961948" calcext:value-type="float">
            <text:p>35.1722459962</text:p>
          </table:table-cell>
          <table:table-cell table:formula="of:=[.E17]-37.9461244425242" office:value-type="float" office:value="-2.7738784463294" calcext:value-type="float">
            <text:p>-2.774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9206675709817" calcext:value-type="float">
            <text:p>34.921</text:p>
          </table:table-cell>
          <table:table-cell table:formula="of:=[.D18]-[.C18]" office:value-type="float" office:value="35.5206675709817" calcext:value-type="float">
            <text:p>35.520667571</text:p>
          </table:table-cell>
          <table:table-cell table:formula="of:=[.E18]-37.9461244425242" office:value-type="float" office:value="-2.4254568715425" calcext:value-type="float">
            <text:p>-2.425</text:p>
          </table:table-cell>
          <table:table-cell/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0633215933337" calcext:value-type="float">
            <text:p>35.063</text:p>
          </table:table-cell>
          <table:table-cell table:formula="of:=[.D19]-[.C19]" office:value-type="float" office:value="35.6633215933337" calcext:value-type="float">
            <text:p>35.6633215933</text:p>
          </table:table-cell>
          <table:table-cell table:formula="of:=[.E19]-37.9461244425242" office:value-type="float" office:value="-2.2828028491905" calcext:value-type="float">
            <text:p>-2.283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1452913831248" calcext:value-type="float">
            <text:p>35.145</text:p>
          </table:table-cell>
          <table:table-cell table:formula="of:=[.D20]-[.C20]" office:value-type="float" office:value="35.7452913831248" calcext:value-type="float">
            <text:p>35.7452913831</text:p>
          </table:table-cell>
          <table:table-cell table:formula="of:=[.E20]-37.9461244425242" office:value-type="float" office:value="-2.2008330593994" calcext:value-type="float">
            <text:p>-2.201</text:p>
          </table:table-cell>
          <table:table-cell/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4677602906978" calcext:value-type="float">
            <text:p>35.468</text:p>
          </table:table-cell>
          <table:table-cell table:formula="of:=[.D21]-[.C21]" office:value-type="float" office:value="36.0677602906978" calcext:value-type="float">
            <text:p>36.0677602907</text:p>
          </table:table-cell>
          <table:table-cell table:formula="of:=[.E21]-37.9461244425242" office:value-type="float" office:value="-1.8783641518264" calcext:value-type="float">
            <text:p>-1.878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134493853174" calcext:value-type="float">
            <text:p>35.613</text:p>
          </table:table-cell>
          <table:table-cell table:formula="of:=[.D22]-[.C22]" office:value-type="float" office:value="36.2134493853174" calcext:value-type="float">
            <text:p>36.2134493853</text:p>
          </table:table-cell>
          <table:table-cell table:formula="of:=[.E22]-37.9461244425242" office:value-type="float" office:value="-1.7326750572068" calcext:value-type="float">
            <text:p>-1.733</text:p>
          </table:table-cell>
          <table:table-cell/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15811780425" calcext:value-type="float">
            <text:p>35.916</text:p>
          </table:table-cell>
          <table:table-cell table:formula="of:=[.D23]-[.C23]" office:value-type="float" office:value="36.515811780425" calcext:value-type="float">
            <text:p>36.5158117804</text:p>
          </table:table-cell>
          <table:table-cell table:formula="of:=[.E23]-37.9461244425242" office:value-type="float" office:value="-1.4303126620992" calcext:value-type="float">
            <text:p>-1.43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7531441348311" calcext:value-type="float">
            <text:p>35.753</text:p>
          </table:table-cell>
          <table:table-cell table:formula="of:=[.D24]-[.C24]" office:value-type="float" office:value="36.3531441348311" calcext:value-type="float">
            <text:p>36.3531441348</text:p>
          </table:table-cell>
          <table:table-cell table:formula="of:=[.E24]-37.9461244425242" office:value-type="float" office:value="-1.5929803076931" calcext:value-type="float">
            <text:p>-1.593</text:p>
          </table:table-cell>
          <table:table-cell/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617253852512" calcext:value-type="float">
            <text:p>35.962</text:p>
          </table:table-cell>
          <table:table-cell table:formula="of:=[.D25]-[.C25]" office:value-type="float" office:value="36.5617253852512" calcext:value-type="float">
            <text:p>36.5617253853</text:p>
          </table:table-cell>
          <table:table-cell table:formula="of:=[.E25]-37.9461244425242" office:value-type="float" office:value="-1.384399057273" calcext:value-type="float">
            <text:p>-1.384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790830346145" calcext:value-type="float">
            <text:p>35.979</text:p>
          </table:table-cell>
          <table:table-cell table:formula="of:=[.D26]-[.C26]" office:value-type="float" office:value="36.5790830346145" calcext:value-type="float">
            <text:p>36.5790830346</text:p>
          </table:table-cell>
          <table:table-cell table:formula="of:=[.E26]-37.9461244425242" office:value-type="float" office:value="-1.3670414079097" calcext:value-type="float">
            <text:p>-1.367</text:p>
          </table:table-cell>
          <table:table-cell/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345275616913" calcext:value-type="float">
            <text:p>36.135</text:p>
          </table:table-cell>
          <table:table-cell table:formula="of:=[.D27]-[.C27]" office:value-type="float" office:value="36.7345275616913" calcext:value-type="float">
            <text:p>36.7345275617</text:p>
          </table:table-cell>
          <table:table-cell table:formula="of:=[.E27]-37.9461244425242" office:value-type="float" office:value="-1.2115968808329" calcext:value-type="float">
            <text:p>-1.212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006402897407" calcext:value-type="float">
            <text:p>36.001</text:p>
          </table:table-cell>
          <table:table-cell table:formula="of:=[.D28]-[.C28]" office:value-type="float" office:value="36.6006402897407" calcext:value-type="float">
            <text:p>36.6006402897</text:p>
          </table:table-cell>
          <table:table-cell table:formula="of:=[.E28]-37.9461244425242" office:value-type="float" office:value="-1.3454841527835" calcext:value-type="float">
            <text:p>-1.345</text:p>
          </table:table-cell>
          <table:table-cell/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436759803194" calcext:value-type="float">
            <text:p>36.344</text:p>
          </table:table-cell>
          <table:table-cell table:formula="of:=[.D29]-[.C29]" office:value-type="float" office:value="36.9436759803194" calcext:value-type="float">
            <text:p>36.9436759803</text:p>
          </table:table-cell>
          <table:table-cell table:formula="of:=[.E29]-37.9461244425242" office:value-type="float" office:value="-1.0024484622048" calcext:value-type="float">
            <text:p>-1.002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151756119631" calcext:value-type="float">
            <text:p>36.215</text:p>
          </table:table-cell>
          <table:table-cell table:formula="of:=[.D30]-[.C30]" office:value-type="float" office:value="36.8151756119631" calcext:value-type="float">
            <text:p>36.815175612</text:p>
          </table:table-cell>
          <table:table-cell table:formula="of:=[.E30]-37.9461244425242" office:value-type="float" office:value="-1.1309488305611" calcext:value-type="float">
            <text:p>-1.131</text:p>
          </table:table-cell>
          <table:table-cell/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232760341987" calcext:value-type="float">
            <text:p>36.323</text:p>
          </table:table-cell>
          <table:table-cell table:formula="of:=[.D31]-[.C31]" office:value-type="float" office:value="36.9232760341987" calcext:value-type="float">
            <text:p>36.9232760342</text:p>
          </table:table-cell>
          <table:table-cell table:formula="of:=[.E31]-37.9461244425242" office:value-type="float" office:value="-1.0228484083255" calcext:value-type="float">
            <text:p>-1.023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006428350387" calcext:value-type="float">
            <text:p>36.401</text:p>
          </table:table-cell>
          <table:table-cell table:formula="of:=[.D32]-[.C32]" office:value-type="float" office:value="37.0006428350387" calcext:value-type="float">
            <text:p>37.000642835</text:p>
          </table:table-cell>
          <table:table-cell table:formula="of:=[.E32]-37.9461244425242" office:value-type="float" office:value="-0.945481607485498" calcext:value-type="float">
            <text:p>-0.945</text:p>
          </table:table-cell>
          <table:table-cell/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81031041945" calcext:value-type="float">
            <text:p>36.478</text:p>
          </table:table-cell>
          <table:table-cell table:formula="of:=[.D33]-[.C33]" office:value-type="float" office:value="37.0781031041945" calcext:value-type="float">
            <text:p>37.0781031042</text:p>
          </table:table-cell>
          <table:table-cell table:formula="of:=[.E33]-37.9461244425242" office:value-type="float" office:value="-0.868021338329697" calcext:value-type="float">
            <text:p>-0.868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224615151608" calcext:value-type="float">
            <text:p>36.522</text:p>
          </table:table-cell>
          <table:table-cell table:formula="of:=[.D34]-[.C34]" office:value-type="float" office:value="37.1224615151608" calcext:value-type="float">
            <text:p>37.1224615152</text:p>
          </table:table-cell>
          <table:table-cell table:formula="of:=[.E34]-37.9461244425242" office:value-type="float" office:value="-0.823662927363401" calcext:value-type="float">
            <text:p>-0.824</text:p>
          </table:table-cell>
          <table:table-cell/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174037402026" calcext:value-type="float">
            <text:p>36.617</text:p>
          </table:table-cell>
          <table:table-cell table:formula="of:=[.D35]-[.C35]" office:value-type="float" office:value="37.2174037402026" calcext:value-type="float">
            <text:p>37.2174037402</text:p>
          </table:table-cell>
          <table:table-cell table:formula="of:=[.E35]-37.9461244425242" office:value-type="float" office:value="-0.728720702321603" calcext:value-type="float">
            <text:p>-0.729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829515361652" calcext:value-type="float">
            <text:p>36.583</text:p>
          </table:table-cell>
          <table:table-cell table:formula="of:=[.D36]-[.C36]" office:value-type="float" office:value="37.1829515361652" calcext:value-type="float">
            <text:p>37.1829515362</text:p>
          </table:table-cell>
          <table:table-cell table:formula="of:=[.E36]-37.9461244425242" office:value-type="float" office:value="-0.763172906359003" calcext:value-type="float">
            <text:p>-0.763</text:p>
          </table:table-cell>
          <table:table-cell/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18049844579" calcext:value-type="float">
            <text:p>36.672</text:p>
          </table:table-cell>
          <table:table-cell table:formula="of:=[.D37]-[.C37]" office:value-type="float" office:value="37.2718049844579" calcext:value-type="float">
            <text:p>37.2718049845</text:p>
          </table:table-cell>
          <table:table-cell table:formula="of:=[.E37]-37.9461244425242" office:value-type="float" office:value="-0.6743194580663" calcext:value-type="float">
            <text:p>-0.674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18033069503" calcext:value-type="float">
            <text:p>36.518</text:p>
          </table:table-cell>
          <table:table-cell table:formula="of:=[.D38]-[.C38]" office:value-type="float" office:value="37.118033069503" calcext:value-type="float">
            <text:p>37.1180330695</text:p>
          </table:table-cell>
          <table:table-cell table:formula="of:=[.E38]-37.9461244425242" office:value-type="float" office:value="-0.828091373021202" calcext:value-type="float">
            <text:p>-0.828</text:p>
          </table:table-cell>
          <table:table-cell/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962854435655" calcext:value-type="float">
            <text:p>36.596</text:p>
          </table:table-cell>
          <table:table-cell table:formula="of:=[.D39]-[.C39]" office:value-type="float" office:value="37.1962854435655" calcext:value-type="float">
            <text:p>37.1962854436</text:p>
          </table:table-cell>
          <table:table-cell table:formula="of:=[.E39]-37.9461244425242" office:value-type="float" office:value="-0.749838998958701" calcext:value-type="float">
            <text:p>-0.75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0]/1000000" office:value-type="float" office:value="10" calcext:value-type="float">
            <text:p>1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841323032" calcext:value-type="float">
            <text:p>36.658</text:p>
          </table:table-cell>
          <table:table-cell table:formula="of:=[.D40]-[.C40]" office:value-type="float" office:value="37.25841323032" calcext:value-type="float">
            <text:p>37.2584132303</text:p>
          </table:table-cell>
          <table:table-cell table:formula="of:=[.E40]-37.9461244425242" office:value-type="float" office:value="-0.687711212204199" calcext:value-type="float">
            <text:p>-0.688</text:p>
          </table:table-cell>
          <table:table-cell/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04036879593" calcext:value-type="float">
            <text:p>36.700</text:p>
          </table:table-cell>
          <table:table-cell table:formula="of:=[.D41]-[.C41]" office:value-type="float" office:value="37.3004036879593" calcext:value-type="float">
            <text:p>37.300403688</text:p>
          </table:table-cell>
          <table:table-cell table:formula="of:=[.E41]-37.9461244425242" office:value-type="float" office:value="-0.645720754564898" calcext:value-type="float">
            <text:p>-0.646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74097305478" calcext:value-type="float">
            <text:p>36.657</text:p>
          </table:table-cell>
          <table:table-cell table:formula="of:=[.D42]-[.C42]" office:value-type="float" office:value="37.2574097305478" calcext:value-type="float">
            <text:p>37.2574097305</text:p>
          </table:table-cell>
          <table:table-cell table:formula="of:=[.E42]-37.9461244425242" office:value-type="float" office:value="-0.688714711976402" calcext:value-type="float">
            <text:p>-0.689</text:p>
          </table:table-cell>
          <table:table-cell/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34734038601" calcext:value-type="float">
            <text:p>36.673</text:p>
          </table:table-cell>
          <table:table-cell table:formula="of:=[.D43]-[.C43]" office:value-type="float" office:value="37.2734734038601" calcext:value-type="float">
            <text:p>37.2734734039</text:p>
          </table:table-cell>
          <table:table-cell table:formula="of:=[.E43]-37.9461244425242" office:value-type="float" office:value="-0.6726510386641" calcext:value-type="float">
            <text:p>-0.673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45307393074" calcext:value-type="float">
            <text:p>36.745</text:p>
          </table:table-cell>
          <table:table-cell table:formula="of:=[.D44]-[.C44]" office:value-type="float" office:value="37.3445307393074" calcext:value-type="float">
            <text:p>37.3445307393</text:p>
          </table:table-cell>
          <table:table-cell table:formula="of:=[.E44]-37.9461244425242" office:value-type="float" office:value="-0.6015937032168" calcext:value-type="float">
            <text:p>-0.602</text:p>
          </table:table-cell>
          <table:table-cell/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896812445881" calcext:value-type="float">
            <text:p>36.690</text:p>
          </table:table-cell>
          <table:table-cell table:formula="of:=[.D45]-[.C45]" office:value-type="float" office:value="37.2896812445881" calcext:value-type="float">
            <text:p>37.2896812446</text:p>
          </table:table-cell>
          <table:table-cell table:formula="of:=[.E45]-37.9461244425242" office:value-type="float" office:value="-0.656443197936099" calcext:value-type="float">
            <text:p>-0.656</text:p>
          </table:table-cell>
          <table:table-cell/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90130588663" calcext:value-type="float">
            <text:p>36.709</text:p>
          </table:table-cell>
          <table:table-cell table:formula="of:=[.D46]-[.C46]" office:value-type="float" office:value="37.3090130588663" calcext:value-type="float">
            <text:p>37.3090130589</text:p>
          </table:table-cell>
          <table:table-cell table:formula="of:=[.E46]-37.9461244425242" office:value-type="float" office:value="-0.637111383657903" calcext:value-type="float">
            <text:p>-0.637</text:p>
          </table:table-cell>
          <table:table-cell/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87238478261" calcext:value-type="float">
            <text:p>36.739</text:p>
          </table:table-cell>
          <table:table-cell table:formula="of:=[.D47]-[.C47]" office:value-type="float" office:value="37.3387238478261" calcext:value-type="float">
            <text:p>37.3387238478</text:p>
          </table:table-cell>
          <table:table-cell table:formula="of:=[.E47]-37.9461244425242" office:value-type="float" office:value="-0.607400594698099" calcext:value-type="float">
            <text:p>-0.607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12098623278" calcext:value-type="float">
            <text:p>36.731</text:p>
          </table:table-cell>
          <table:table-cell table:formula="of:=[.D48]-[.C48]" office:value-type="float" office:value="37.3312098623278" calcext:value-type="float">
            <text:p>37.3312098623</text:p>
          </table:table-cell>
          <table:table-cell table:formula="of:=[.E48]-37.9461244425242" office:value-type="float" office:value="-0.614914580196398" calcext:value-type="float">
            <text:p>-0.615</text:p>
          </table:table-cell>
          <table:table-cell/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265778939355" calcext:value-type="float">
            <text:p>36.627</text:p>
          </table:table-cell>
          <table:table-cell table:formula="of:=[.D49]-[.C49]" office:value-type="float" office:value="37.2265778939355" calcext:value-type="float">
            <text:p>37.2265778939</text:p>
          </table:table-cell>
          <table:table-cell table:formula="of:=[.E49]-37.9461244425242" office:value-type="float" office:value="-0.719546548588703" calcext:value-type="float">
            <text:p>-0.720</text:p>
          </table:table-cell>
          <table:table-cell/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503979702131" calcext:value-type="float">
            <text:p>36.750</text:p>
          </table:table-cell>
          <table:table-cell table:formula="of:=[.D50]-[.C50]" office:value-type="float" office:value="37.3503979702131" calcext:value-type="float">
            <text:p>37.3503979702</text:p>
          </table:table-cell>
          <table:table-cell table:formula="of:=[.E50]-37.9461244425242" office:value-type="float" office:value="-0.5957264723111" calcext:value-type="float">
            <text:p>-0.596</text:p>
          </table:table-cell>
          <table:table-cell/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58020639267" calcext:value-type="float">
            <text:p>36.736</text:p>
          </table:table-cell>
          <table:table-cell table:formula="of:=[.D51]-[.C51]" office:value-type="float" office:value="37.3358020639267" calcext:value-type="float">
            <text:p>37.3358020639</text:p>
          </table:table-cell>
          <table:table-cell table:formula="of:=[.E51]-37.9461244425242" office:value-type="float" office:value="-0.610322378597502" calcext:value-type="float">
            <text:p>-0.610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7057219684" calcext:value-type="float">
            <text:p>36.802</text:p>
          </table:table-cell>
          <table:table-cell table:formula="of:=[.D52]-[.C52]" office:value-type="float" office:value="37.4017057219684" calcext:value-type="float">
            <text:p>37.401705722</text:p>
          </table:table-cell>
          <table:table-cell table:formula="of:=[.E52]-37.9461244425242" office:value-type="float" office:value="-0.544418720555797" calcext:value-type="float">
            <text:p>-0.544</text:p>
          </table:table-cell>
          <table:table-cell/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84030103309" calcext:value-type="float">
            <text:p>36.858</text:p>
          </table:table-cell>
          <table:table-cell table:formula="of:=[.D53]-[.C53]" office:value-type="float" office:value="37.4584030103309" calcext:value-type="float">
            <text:p>37.4584030103</text:p>
          </table:table-cell>
          <table:table-cell table:formula="of:=[.E53]-37.9461244425242" office:value-type="float" office:value="-0.487721432193297" calcext:value-type="float">
            <text:p>-0.488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116427355" calcext:value-type="float">
            <text:p>36.801</text:p>
          </table:table-cell>
          <table:table-cell table:formula="of:=[.D54]-[.C54]" office:value-type="float" office:value="37.401116427355" calcext:value-type="float">
            <text:p>37.4011164274</text:p>
          </table:table-cell>
          <table:table-cell table:formula="of:=[.E54]-37.9461244425242" office:value-type="float" office:value="-0.545008015169202" calcext:value-type="float">
            <text:p>-0.545</text:p>
          </table:table-cell>
          <table:table-cell/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8169980005" calcext:value-type="float">
            <text:p>36.728</text:p>
          </table:table-cell>
          <table:table-cell table:formula="of:=[.D55]-[.C55]" office:value-type="float" office:value="37.328169980005" calcext:value-type="float">
            <text:p>37.32816998</text:p>
          </table:table-cell>
          <table:table-cell table:formula="of:=[.E55]-37.9461244425242" office:value-type="float" office:value="-0.617954462519201" calcext:value-type="float">
            <text:p>-0.618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18436138461" calcext:value-type="float">
            <text:p>36.772</text:p>
          </table:table-cell>
          <table:table-cell table:formula="of:=[.D56]-[.C56]" office:value-type="float" office:value="37.3718436138461" calcext:value-type="float">
            <text:p>37.3718436138</text:p>
          </table:table-cell>
          <table:table-cell table:formula="of:=[.E56]-37.9461244425242" office:value-type="float" office:value="-0.574280828678099" calcext:value-type="float">
            <text:p>-0.574</text:p>
          </table:table-cell>
          <table:table-cell/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13068606452" calcext:value-type="float">
            <text:p>36.791</text:p>
          </table:table-cell>
          <table:table-cell table:formula="of:=[.D57]-[.C57]" office:value-type="float" office:value="37.3913068606452" calcext:value-type="float">
            <text:p>37.3913068606</text:p>
          </table:table-cell>
          <table:table-cell table:formula="of:=[.E57]-37.9461244425242" office:value-type="float" office:value="-0.554817581879" calcext:value-type="float">
            <text:p>-0.555</text:p>
          </table:table-cell>
          <table:table-cell/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30480256742" calcext:value-type="float">
            <text:p>36.833</text:p>
          </table:table-cell>
          <table:table-cell table:formula="of:=[.D58]-[.C58]" office:value-type="float" office:value="37.4330480256742" calcext:value-type="float">
            <text:p>37.4330480257</text:p>
          </table:table-cell>
          <table:table-cell table:formula="of:=[.E58]-37.9461244425242" office:value-type="float" office:value="-0.513076416849998" calcext:value-type="float">
            <text:p>-0.513</text:p>
          </table:table-cell>
          <table:table-cell/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65346337566" calcext:value-type="float">
            <text:p>36.817</text:p>
          </table:table-cell>
          <table:table-cell table:formula="of:=[.D59]-[.C59]" office:value-type="float" office:value="37.4165346337566" calcext:value-type="float">
            <text:p>37.4165346338</text:p>
          </table:table-cell>
          <table:table-cell table:formula="of:=[.E59]-37.9461244425242" office:value-type="float" office:value="-0.529589808767597" calcext:value-type="float">
            <text:p>-0.530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86592285577" calcext:value-type="float">
            <text:p>36.859</text:p>
          </table:table-cell>
          <table:table-cell table:formula="of:=[.D60]-[.C60]" office:value-type="float" office:value="37.4586592285577" calcext:value-type="float">
            <text:p>37.4586592286</text:p>
          </table:table-cell>
          <table:table-cell table:formula="of:=[.E60]-37.9461244425242" office:value-type="float" office:value="-0.487465213966502" calcext:value-type="float">
            <text:p>-0.487</text:p>
          </table:table-cell>
          <table:table-cell/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93455990615" calcext:value-type="float">
            <text:p>36.809</text:p>
          </table:table-cell>
          <table:table-cell table:formula="of:=[.D61]-[.C61]" office:value-type="float" office:value="37.4093455990615" calcext:value-type="float">
            <text:p>37.4093455991</text:p>
          </table:table-cell>
          <table:table-cell table:formula="of:=[.E61]-37.9461244425242" office:value-type="float" office:value="-0.536778843462699" calcext:value-type="float">
            <text:p>-0.537</text:p>
          </table:table-cell>
          <table:table-cell/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44575985407" calcext:value-type="float">
            <text:p>36.744</text:p>
          </table:table-cell>
          <table:table-cell table:formula="of:=[.D62]-[.C62]" office:value-type="float" office:value="37.3444575985407" calcext:value-type="float">
            <text:p>37.3444575985</text:p>
          </table:table-cell>
          <table:table-cell table:formula="of:=[.E62]-37.9461244425242" office:value-type="float" office:value="-0.601666843983502" calcext:value-type="float">
            <text:p>-0.602</text:p>
          </table:table-cell>
          <table:table-cell/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88582438996" calcext:value-type="float">
            <text:p>36.779</text:p>
          </table:table-cell>
          <table:table-cell table:formula="of:=[.D63]-[.C63]" office:value-type="float" office:value="37.3788582438996" calcext:value-type="float">
            <text:p>37.3788582439</text:p>
          </table:table-cell>
          <table:table-cell table:formula="of:=[.E63]-37.9461244425242" office:value-type="float" office:value="-0.567266198624601" calcext:value-type="float">
            <text:p>-0.567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91446298854" calcext:value-type="float">
            <text:p>36.789</text:p>
          </table:table-cell>
          <table:table-cell table:formula="of:=[.D64]-[.C64]" office:value-type="float" office:value="37.3891446298854" calcext:value-type="float">
            <text:p>37.3891446299</text:p>
          </table:table-cell>
          <table:table-cell table:formula="of:=[.E64]-37.9461244425242" office:value-type="float" office:value="-0.556979812638801" calcext:value-type="float">
            <text:p>-0.557</text:p>
          </table:table-cell>
          <table:table-cell/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83896610763" calcext:value-type="float">
            <text:p>36.884</text:p>
          </table:table-cell>
          <table:table-cell table:formula="of:=[.D65]-[.C65]" office:value-type="float" office:value="37.483896610763" calcext:value-type="float">
            <text:p>37.4838966108</text:p>
          </table:table-cell>
          <table:table-cell table:formula="of:=[.E65]-37.9461244425242" office:value-type="float" office:value="-0.462227831761197" calcext:value-type="float">
            <text:p>-0.462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443584939174" calcext:value-type="float">
            <text:p>36.844</text:p>
          </table:table-cell>
          <table:table-cell table:formula="of:=[.D66]-[.C66]" office:value-type="float" office:value="37.4443584939174" calcext:value-type="float">
            <text:p>37.4443584939</text:p>
          </table:table-cell>
          <table:table-cell table:formula="of:=[.E66]-37.9461244425242" office:value-type="float" office:value="-0.501765948606803" calcext:value-type="float">
            <text:p>-0.502</text:p>
          </table:table-cell>
          <table:table-cell/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36681408775" calcext:value-type="float">
            <text:p>36.704</text:p>
          </table:table-cell>
          <table:table-cell table:formula="of:=[.D67]-[.C67]" office:value-type="float" office:value="37.3036681408775" calcext:value-type="float">
            <text:p>37.3036681409</text:p>
          </table:table-cell>
          <table:table-cell table:formula="of:=[.E67]-37.9461244425242" office:value-type="float" office:value="-0.642456301646703" calcext:value-type="float">
            <text:p>-0.642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7.0018181998154" calcext:value-type="float">
            <text:p>37.002</text:p>
          </table:table-cell>
          <table:table-cell table:formula="of:=[.D68]-[.C68]" office:value-type="float" office:value="37.6018181998154" calcext:value-type="float">
            <text:p>37.6018181998</text:p>
          </table:table-cell>
          <table:table-cell table:formula="of:=[.E68]-37.9461244425242" office:value-type="float" office:value="-0.344306242708797" calcext:value-type="float">
            <text:p>-0.344</text:p>
          </table:table-cell>
          <table:table-cell/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50730125354" calcext:value-type="float">
            <text:p>36.855</text:p>
          </table:table-cell>
          <table:table-cell table:formula="of:=[.D69]-[.C69]" office:value-type="float" office:value="37.4550730125354" calcext:value-type="float">
            <text:p>37.4550730125</text:p>
          </table:table-cell>
          <table:table-cell table:formula="of:=[.E69]-37.9461244425242" office:value-type="float" office:value="-0.491051429988801" calcext:value-type="float">
            <text:p>-0.491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78566406976" calcext:value-type="float">
            <text:p>36.768</text:p>
          </table:table-cell>
          <table:table-cell table:formula="of:=[.D70]-[.C70]" office:value-type="float" office:value="37.3678566406976" calcext:value-type="float">
            <text:p>37.3678566407</text:p>
          </table:table-cell>
          <table:table-cell table:formula="of:=[.E70]-37.9461244425242" office:value-type="float" office:value="-0.578267801826598" calcext:value-type="float">
            <text:p>-0.578</text:p>
          </table:table-cell>
          <table:table-cell/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949894103017" calcext:value-type="float">
            <text:p>36.895</text:p>
          </table:table-cell>
          <table:table-cell table:formula="of:=[.D71]-[.C71]" office:value-type="float" office:value="37.4949894103017" calcext:value-type="float">
            <text:p>37.4949894103</text:p>
          </table:table-cell>
          <table:table-cell table:formula="of:=[.E71]-37.9461244425242" office:value-type="float" office:value="-0.451135032222503" calcext:value-type="float">
            <text:p>-0.451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288312899614" calcext:value-type="float">
            <text:p>36.929</text:p>
          </table:table-cell>
          <table:table-cell table:formula="of:=[.D72]-[.C72]" office:value-type="float" office:value="37.5288312899614" calcext:value-type="float">
            <text:p>37.52883129</text:p>
          </table:table-cell>
          <table:table-cell table:formula="of:=[.E72]-37.9461244425242" office:value-type="float" office:value="-0.417293152562799" calcext:value-type="float">
            <text:p>-0.417</text:p>
          </table:table-cell>
          <table:table-cell/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11255385749" calcext:value-type="float">
            <text:p>36.861</text:p>
          </table:table-cell>
          <table:table-cell table:formula="of:=[.D73]-[.C73]" office:value-type="float" office:value="37.4611255385749" calcext:value-type="float">
            <text:p>37.4611255386</text:p>
          </table:table-cell>
          <table:table-cell table:formula="of:=[.E73]-37.9461244425242" office:value-type="float" office:value="-0.484998903949297" calcext:value-type="float">
            <text:p>-0.485</text:p>
          </table:table-cell>
          <table:table-cell/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026799419856" calcext:value-type="float">
            <text:p>36.903</text:p>
          </table:table-cell>
          <table:table-cell table:formula="of:=[.D74]-[.C74]" office:value-type="float" office:value="37.5026799419856" calcext:value-type="float">
            <text:p>37.502679942</text:p>
          </table:table-cell>
          <table:table-cell table:formula="of:=[.E74]-37.9461244425242" office:value-type="float" office:value="-0.443444500538597" calcext:value-type="float">
            <text:p>-0.443</text:p>
          </table:table-cell>
          <table:table-cell/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48614884348" calcext:value-type="float">
            <text:p>36.815</text:p>
          </table:table-cell>
          <table:table-cell table:formula="of:=[.D75]-[.C75]" office:value-type="float" office:value="37.4148614884348" calcext:value-type="float">
            <text:p>37.4148614884</text:p>
          </table:table-cell>
          <table:table-cell table:formula="of:=[.E75]-37.9461244425242" office:value-type="float" office:value="-0.531262954089399" calcext:value-type="float">
            <text:p>-0.531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069056641849" calcext:value-type="float">
            <text:p>36.907</text:p>
          </table:table-cell>
          <table:table-cell table:formula="of:=[.D76]-[.C76]" office:value-type="float" office:value="37.5069056641849" calcext:value-type="float">
            <text:p>37.5069056642</text:p>
          </table:table-cell>
          <table:table-cell table:formula="of:=[.E76]-37.9461244425242" office:value-type="float" office:value="-0.439218778339303" calcext:value-type="float">
            <text:p>-0.439</text:p>
          </table:table-cell>
          <table:table-cell/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69735695099" calcext:value-type="float">
            <text:p>36.797</text:p>
          </table:table-cell>
          <table:table-cell table:formula="of:=[.D77]-[.C77]" office:value-type="float" office:value="37.3969735695099" calcext:value-type="float">
            <text:p>37.3969735695</text:p>
          </table:table-cell>
          <table:table-cell table:formula="of:=[.E77]-37.9461244425242" office:value-type="float" office:value="-0.549150873014298" calcext:value-type="float">
            <text:p>-0.549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24542698651" calcext:value-type="float">
            <text:p>36.812</text:p>
          </table:table-cell>
          <table:table-cell table:formula="of:=[.D78]-[.C78]" office:value-type="float" office:value="37.4124542698651" calcext:value-type="float">
            <text:p>37.4124542699</text:p>
          </table:table-cell>
          <table:table-cell table:formula="of:=[.E78]-37.9461244425242" office:value-type="float" office:value="-0.5336701726591" calcext:value-type="float">
            <text:p>-0.534</text:p>
          </table:table-cell>
          <table:table-cell/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77948101288" calcext:value-type="float">
            <text:p>36.778</text:p>
          </table:table-cell>
          <table:table-cell table:formula="of:=[.D79]-[.C79]" office:value-type="float" office:value="37.3777948101288" calcext:value-type="float">
            <text:p>37.3777948101</text:p>
          </table:table-cell>
          <table:table-cell table:formula="of:=[.E79]-37.9461244425242" office:value-type="float" office:value="-0.568329632395397" calcext:value-type="float">
            <text:p>-0.568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80]/1000000" office:value-type="float" office:value="20" calcext:value-type="float">
            <text:p>2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867869025024" calcext:value-type="float">
            <text:p>36.987</text:p>
          </table:table-cell>
          <table:table-cell table:formula="of:=[.D80]-[.C80]" office:value-type="float" office:value="37.5867869025024" calcext:value-type="float">
            <text:p>37.5867869025</text:p>
          </table:table-cell>
          <table:table-cell table:formula="of:=[.E80]-37.9461244425242" office:value-type="float" office:value="-0.359337540021798" calcext:value-type="float">
            <text:p>-0.359</text:p>
          </table:table-cell>
          <table:table-cell/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20028892811" calcext:value-type="float">
            <text:p>36.862</text:p>
          </table:table-cell>
          <table:table-cell table:formula="of:=[.D81]-[.C81]" office:value-type="float" office:value="37.4620028892811" calcext:value-type="float">
            <text:p>37.4620028893</text:p>
          </table:table-cell>
          <table:table-cell table:formula="of:=[.E81]-37.9461244425242" office:value-type="float" office:value="-0.484121553243099" calcext:value-type="float">
            <text:p>-0.484</text:p>
          </table:table-cell>
          <table:table-cell/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76555873239" calcext:value-type="float">
            <text:p>36.828</text:p>
          </table:table-cell>
          <table:table-cell table:formula="of:=[.D82]-[.C82]" office:value-type="float" office:value="37.4276555873239" calcext:value-type="float">
            <text:p>37.4276555873</text:p>
          </table:table-cell>
          <table:table-cell table:formula="of:=[.E82]-37.9461244425242" office:value-type="float" office:value="-0.518468855200297" calcext:value-type="float">
            <text:p>-0.518</text:p>
          </table:table-cell>
          <table:table-cell/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54722589202" calcext:value-type="float">
            <text:p>36.835</text:p>
          </table:table-cell>
          <table:table-cell table:formula="of:=[.D83]-[.C83]" office:value-type="float" office:value="37.4354722589202" calcext:value-type="float">
            <text:p>37.4354722589</text:p>
          </table:table-cell>
          <table:table-cell table:formula="of:=[.E83]-37.9461244425242" office:value-type="float" office:value="-0.510652183604002" calcext:value-type="float">
            <text:p>-0.511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49422413545" calcext:value-type="float">
            <text:p>36.805</text:p>
          </table:table-cell>
          <table:table-cell table:formula="of:=[.D84]-[.C84]" office:value-type="float" office:value="37.4049422413545" calcext:value-type="float">
            <text:p>37.4049422414</text:p>
          </table:table-cell>
          <table:table-cell table:formula="of:=[.E84]-37.9461244425242" office:value-type="float" office:value="-0.541182201169697" calcext:value-type="float">
            <text:p>-0.541</text:p>
          </table:table-cell>
          <table:table-cell/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129818539443" calcext:value-type="float">
            <text:p>36.713</text:p>
          </table:table-cell>
          <table:table-cell table:formula="of:=[.D85]-[.C85]" office:value-type="float" office:value="37.3129818539443" calcext:value-type="float">
            <text:p>37.3129818539</text:p>
          </table:table-cell>
          <table:table-cell table:formula="of:=[.E85]-37.9461244425242" office:value-type="float" office:value="-0.633142588579901" calcext:value-type="float">
            <text:p>-0.633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615026204427" calcext:value-type="float">
            <text:p>36.962</text:p>
          </table:table-cell>
          <table:table-cell table:formula="of:=[.D86]-[.C86]" office:value-type="float" office:value="37.5615026204427" calcext:value-type="float">
            <text:p>37.5615026204</text:p>
          </table:table-cell>
          <table:table-cell table:formula="of:=[.E86]-37.9461244425242" office:value-type="float" office:value="-0.384621822081499" calcext:value-type="float">
            <text:p>-0.385</text:p>
          </table:table-cell>
          <table:table-cell/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25766489481" calcext:value-type="float">
            <text:p>36.873</text:p>
          </table:table-cell>
          <table:table-cell table:formula="of:=[.D87]-[.C87]" office:value-type="float" office:value="37.4725766489481" calcext:value-type="float">
            <text:p>37.4725766489</text:p>
          </table:table-cell>
          <table:table-cell table:formula="of:=[.E87]-37.9461244425242" office:value-type="float" office:value="-0.473547793576103" calcext:value-type="float">
            <text:p>-0.474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24726601215" calcext:value-type="float">
            <text:p>36.802</text:p>
          </table:table-cell>
          <table:table-cell table:formula="of:=[.D88]-[.C88]" office:value-type="float" office:value="37.4024726601215" calcext:value-type="float">
            <text:p>37.4024726601</text:p>
          </table:table-cell>
          <table:table-cell table:formula="of:=[.E88]-37.9461244425242" office:value-type="float" office:value="-0.543651782402698" calcext:value-type="float">
            <text:p>-0.544</text:p>
          </table:table-cell>
          <table:table-cell/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725891273119" calcext:value-type="float">
            <text:p>36.973</text:p>
          </table:table-cell>
          <table:table-cell table:formula="of:=[.D89]-[.C89]" office:value-type="float" office:value="37.5725891273119" calcext:value-type="float">
            <text:p>37.5725891273</text:p>
          </table:table-cell>
          <table:table-cell table:formula="of:=[.E89]-37.9461244425242" office:value-type="float" office:value="-0.373535315212301" calcext:value-type="float">
            <text:p>-0.374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3627332493" calcext:value-type="float">
            <text:p>36.801</text:p>
          </table:table-cell>
          <table:table-cell table:formula="of:=[.D90]-[.C90]" office:value-type="float" office:value="37.4013627332493" calcext:value-type="float">
            <text:p>37.4013627332</text:p>
          </table:table-cell>
          <table:table-cell table:formula="of:=[.E90]-37.9461244425242" office:value-type="float" office:value="-0.544761709274901" calcext:value-type="float">
            <text:p>-0.545</text:p>
          </table:table-cell>
          <table:table-cell/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05109106097" calcext:value-type="float">
            <text:p>36.761</text:p>
          </table:table-cell>
          <table:table-cell table:formula="of:=[.D91]-[.C91]" office:value-type="float" office:value="37.3605109106097" calcext:value-type="float">
            <text:p>37.3605109106</text:p>
          </table:table-cell>
          <table:table-cell table:formula="of:=[.E91]-37.9461244425242" office:value-type="float" office:value="-0.585613531914497" calcext:value-type="float">
            <text:p>-0.586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18672519685" calcext:value-type="float">
            <text:p>36.832</text:p>
          </table:table-cell>
          <table:table-cell table:formula="of:=[.D92]-[.C92]" office:value-type="float" office:value="37.4318672519685" calcext:value-type="float">
            <text:p>37.431867252</text:p>
          </table:table-cell>
          <table:table-cell table:formula="of:=[.E92]-37.9461244425242" office:value-type="float" office:value="-0.514257190555703" calcext:value-type="float">
            <text:p>-0.514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57600963329" calcext:value-type="float">
            <text:p>36.796</text:p>
          </table:table-cell>
          <table:table-cell table:formula="of:=[.D93]-[.C93]" office:value-type="float" office:value="37.3957600963329" calcext:value-type="float">
            <text:p>37.3957600963</text:p>
          </table:table-cell>
          <table:table-cell table:formula="of:=[.E93]-37.9461244425242" office:value-type="float" office:value="-0.550364346191302" calcext:value-type="float">
            <text:p>-0.55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72821665254" calcext:value-type="float">
            <text:p>36.747</text:p>
          </table:table-cell>
          <table:table-cell table:formula="of:=[.D94]-[.C94]" office:value-type="float" office:value="37.3472821665254" calcext:value-type="float">
            <text:p>37.3472821665</text:p>
          </table:table-cell>
          <table:table-cell table:formula="of:=[.E94]-37.9461244425242" office:value-type="float" office:value="-0.598842275998798" calcext:value-type="float">
            <text:p>-0.599</text:p>
          </table:table-cell>
          <table:table-cell/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05737404968" calcext:value-type="float">
            <text:p>36.821</text:p>
          </table:table-cell>
          <table:table-cell table:formula="of:=[.D95]-[.C95]" office:value-type="float" office:value="37.4205737404968" calcext:value-type="float">
            <text:p>37.4205737405</text:p>
          </table:table-cell>
          <table:table-cell table:formula="of:=[.E95]-37.9461244425242" office:value-type="float" office:value="-0.525550702027402" calcext:value-type="float">
            <text:p>-0.526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68981296144" calcext:value-type="float">
            <text:p>36.857</text:p>
          </table:table-cell>
          <table:table-cell table:formula="of:=[.D96]-[.C96]" office:value-type="float" office:value="37.4568981296144" calcext:value-type="float">
            <text:p>37.4568981296</text:p>
          </table:table-cell>
          <table:table-cell table:formula="of:=[.E96]-37.9461244425242" office:value-type="float" office:value="-0.4892263129098" calcext:value-type="float">
            <text:p>-0.489</text:p>
          </table:table-cell>
          <table:table-cell/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8786513302" calcext:value-type="float">
            <text:p>36.729</text:p>
          </table:table-cell>
          <table:table-cell table:formula="of:=[.D97]-[.C97]" office:value-type="float" office:value="37.328786513302" calcext:value-type="float">
            <text:p>37.3287865133</text:p>
          </table:table-cell>
          <table:table-cell table:formula="of:=[.E97]-37.9461244425242" office:value-type="float" office:value="-0.617337929222202" calcext:value-type="float">
            <text:p>-0.617</text:p>
          </table:table-cell>
          <table:table-cell/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15892337418" calcext:value-type="float">
            <text:p>36.762</text:p>
          </table:table-cell>
          <table:table-cell table:formula="of:=[.D98]-[.C98]" office:value-type="float" office:value="37.3615892337418" calcext:value-type="float">
            <text:p>37.3615892337</text:p>
          </table:table-cell>
          <table:table-cell table:formula="of:=[.E98]-37.9461244425242" office:value-type="float" office:value="-0.584535208782398" calcext:value-type="float">
            <text:p>-0.585</text:p>
          </table:table-cell>
          <table:table-cell/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09552350178" calcext:value-type="float">
            <text:p>36.781</text:p>
          </table:table-cell>
          <table:table-cell table:formula="of:=[.D99]-[.C99]" office:value-type="float" office:value="37.3809552350178" calcext:value-type="float">
            <text:p>37.380955235</text:p>
          </table:table-cell>
          <table:table-cell table:formula="of:=[.E99]-37.9461244425242" office:value-type="float" office:value="-0.565169207506401" calcext:value-type="float">
            <text:p>-0.565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14301106804" calcext:value-type="float">
            <text:p>36.871</text:p>
          </table:table-cell>
          <table:table-cell table:formula="of:=[.D100]-[.C100]" office:value-type="float" office:value="37.4714301106804" calcext:value-type="float">
            <text:p>37.4714301107</text:p>
          </table:table-cell>
          <table:table-cell table:formula="of:=[.E100]-37.9461244425242" office:value-type="float" office:value="-0.4746943318438" calcext:value-type="float">
            <text:p>-0.475</text:p>
          </table:table-cell>
          <table:table-cell/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25795881922" calcext:value-type="float">
            <text:p>36.873</text:p>
          </table:table-cell>
          <table:table-cell table:formula="of:=[.D101]-[.C101]" office:value-type="float" office:value="37.4725795881922" calcext:value-type="float">
            <text:p>37.4725795882</text:p>
          </table:table-cell>
          <table:table-cell table:formula="of:=[.E101]-37.9461244425242" office:value-type="float" office:value="-0.473544854331998" calcext:value-type="float">
            <text:p>-0.474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28764601604" calcext:value-type="float">
            <text:p>36.863</text:p>
          </table:table-cell>
          <table:table-cell table:formula="of:=[.D102]-[.C102]" office:value-type="float" office:value="37.4628764601604" calcext:value-type="float">
            <text:p>37.4628764602</text:p>
          </table:table-cell>
          <table:table-cell table:formula="of:=[.E102]-37.9461244425242" office:value-type="float" office:value="-0.4832479823638" calcext:value-type="float">
            <text:p>-0.483</text:p>
          </table:table-cell>
          <table:table-cell/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54755803507" calcext:value-type="float">
            <text:p>36.825</text:p>
          </table:table-cell>
          <table:table-cell table:formula="of:=[.D103]-[.C103]" office:value-type="float" office:value="37.4254755803507" calcext:value-type="float">
            <text:p>37.4254755804</text:p>
          </table:table-cell>
          <table:table-cell table:formula="of:=[.E103]-37.9461244425242" office:value-type="float" office:value="-0.520648862173502" calcext:value-type="float">
            <text:p>-0.521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610153131656" calcext:value-type="float">
            <text:p>36.661</text:p>
          </table:table-cell>
          <table:table-cell table:formula="of:=[.D104]-[.C104]" office:value-type="float" office:value="37.2610153131656" calcext:value-type="float">
            <text:p>37.2610153132</text:p>
          </table:table-cell>
          <table:table-cell table:formula="of:=[.E104]-37.9461244425242" office:value-type="float" office:value="-0.685109129358601" calcext:value-type="float">
            <text:p>-0.685</text:p>
          </table:table-cell>
          <table:table-cell/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17069539218" calcext:value-type="float">
            <text:p>36.832</text:p>
          </table:table-cell>
          <table:table-cell table:formula="of:=[.D105]-[.C105]" office:value-type="float" office:value="37.4317069539218" calcext:value-type="float">
            <text:p>37.4317069539</text:p>
          </table:table-cell>
          <table:table-cell table:formula="of:=[.E105]-37.9461244425242" office:value-type="float" office:value="-0.514417488602398" calcext:value-type="float">
            <text:p>-0.514</text:p>
          </table:table-cell>
          <table:table-cell/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72004865212" calcext:value-type="float">
            <text:p>36.787</text:p>
          </table:table-cell>
          <table:table-cell table:formula="of:=[.D106]-[.C106]" office:value-type="float" office:value="37.3872004865212" calcext:value-type="float">
            <text:p>37.3872004865</text:p>
          </table:table-cell>
          <table:table-cell table:formula="of:=[.E106]-37.9461244425242" office:value-type="float" office:value="-0.558923956003" calcext:value-type="float">
            <text:p>-0.559</text:p>
          </table:table-cell>
          <table:table-cell/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991439293847" calcext:value-type="float">
            <text:p>36.699</text:p>
          </table:table-cell>
          <table:table-cell table:formula="of:=[.D107]-[.C107]" office:value-type="float" office:value="37.2991439293847" calcext:value-type="float">
            <text:p>37.2991439294</text:p>
          </table:table-cell>
          <table:table-cell table:formula="of:=[.E107]-37.9461244425242" office:value-type="float" office:value="-0.646980513139503" calcext:value-type="float">
            <text:p>-0.647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94115616796" calcext:value-type="float">
            <text:p>36.819</text:p>
          </table:table-cell>
          <table:table-cell table:formula="of:=[.D108]-[.C108]" office:value-type="float" office:value="37.4194115616796" calcext:value-type="float">
            <text:p>37.4194115617</text:p>
          </table:table-cell>
          <table:table-cell table:formula="of:=[.E108]-37.9461244425242" office:value-type="float" office:value="-0.526712880844599" calcext:value-type="float">
            <text:p>-0.527</text:p>
          </table:table-cell>
          <table:table-cell/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65694452558" calcext:value-type="float">
            <text:p>36.727</text:p>
          </table:table-cell>
          <table:table-cell table:formula="of:=[.D109]-[.C109]" office:value-type="float" office:value="37.3265694452558" calcext:value-type="float">
            <text:p>37.3265694453</text:p>
          </table:table-cell>
          <table:table-cell table:formula="of:=[.E109]-37.9461244425242" office:value-type="float" office:value="-0.619554997268402" calcext:value-type="float">
            <text:p>-0.620</text:p>
          </table:table-cell>
          <table:table-cell/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73948536767" calcext:value-type="float">
            <text:p>36.567</text:p>
          </table:table-cell>
          <table:table-cell table:formula="of:=[.D110]-[.C110]" office:value-type="float" office:value="37.1673948536767" calcext:value-type="float">
            <text:p>37.1673948537</text:p>
          </table:table-cell>
          <table:table-cell table:formula="of:=[.E110]-37.9461244425242" office:value-type="float" office:value="-0.778729588847497" calcext:value-type="float">
            <text:p>-0.779</text:p>
          </table:table-cell>
          <table:table-cell/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118602712124" calcext:value-type="float">
            <text:p>36.612</text:p>
          </table:table-cell>
          <table:table-cell table:formula="of:=[.D111]-[.C111]" office:value-type="float" office:value="37.2118602712124" calcext:value-type="float">
            <text:p>37.2118602712</text:p>
          </table:table-cell>
          <table:table-cell table:formula="of:=[.E111]-37.9461244425242" office:value-type="float" office:value="-0.7342641713118" calcext:value-type="float">
            <text:p>-0.734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92165156066" calcext:value-type="float">
            <text:p>36.639</text:p>
          </table:table-cell>
          <table:table-cell table:formula="of:=[.D112]-[.C112]" office:value-type="float" office:value="37.2392165156066" calcext:value-type="float">
            <text:p>37.2392165156</text:p>
          </table:table-cell>
          <table:table-cell table:formula="of:=[.E112]-37.9461244425242" office:value-type="float" office:value="-0.706907926917602" calcext:value-type="float">
            <text:p>-0.707</text:p>
          </table:table-cell>
          <table:table-cell/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47911656317" calcext:value-type="float">
            <text:p>36.675</text:p>
          </table:table-cell>
          <table:table-cell table:formula="of:=[.D113]-[.C113]" office:value-type="float" office:value="37.2747911656317" calcext:value-type="float">
            <text:p>37.2747911656</text:p>
          </table:table-cell>
          <table:table-cell table:formula="of:=[.E113]-37.9461244425242" office:value-type="float" office:value="-0.671333276892497" calcext:value-type="float">
            <text:p>-0.671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503488574473" calcext:value-type="float">
            <text:p>36.550</text:p>
          </table:table-cell>
          <table:table-cell table:formula="of:=[.D114]-[.C114]" office:value-type="float" office:value="37.1503488574473" calcext:value-type="float">
            <text:p>37.1503488574</text:p>
          </table:table-cell>
          <table:table-cell table:formula="of:=[.E114]-37.9461244425242" office:value-type="float" office:value="-0.795775585076903" calcext:value-type="float">
            <text:p>-0.796</text:p>
          </table:table-cell>
          <table:table-cell/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94911083647" calcext:value-type="float">
            <text:p>36.789</text:p>
          </table:table-cell>
          <table:table-cell table:formula="of:=[.D115]-[.C115]" office:value-type="float" office:value="37.3894911083647" calcext:value-type="float">
            <text:p>37.3894911084</text:p>
          </table:table-cell>
          <table:table-cell table:formula="of:=[.E115]-37.9461244425242" office:value-type="float" office:value="-0.5566333341595" calcext:value-type="float">
            <text:p>-0.557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46204296563" calcext:value-type="float">
            <text:p>36.775</text:p>
          </table:table-cell>
          <table:table-cell table:formula="of:=[.D116]-[.C116]" office:value-type="float" office:value="37.3746204296563" calcext:value-type="float">
            <text:p>37.3746204297</text:p>
          </table:table-cell>
          <table:table-cell table:formula="of:=[.E116]-37.9461244425242" office:value-type="float" office:value="-0.571504012867898" calcext:value-type="float">
            <text:p>-0.572</text:p>
          </table:table-cell>
          <table:table-cell/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66435043547" calcext:value-type="float">
            <text:p>36.767</text:p>
          </table:table-cell>
          <table:table-cell table:formula="of:=[.D117]-[.C117]" office:value-type="float" office:value="37.3666435043547" calcext:value-type="float">
            <text:p>37.3666435044</text:p>
          </table:table-cell>
          <table:table-cell table:formula="of:=[.E117]-37.9461244425242" office:value-type="float" office:value="-0.579480938169503" calcext:value-type="float">
            <text:p>-0.579</text:p>
          </table:table-cell>
          <table:table-cell/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25550978014" calcext:value-type="float">
            <text:p>36.653</text:p>
          </table:table-cell>
          <table:table-cell table:formula="of:=[.D118]-[.C118]" office:value-type="float" office:value="37.2525550978014" calcext:value-type="float">
            <text:p>37.2525550978</text:p>
          </table:table-cell>
          <table:table-cell table:formula="of:=[.E118]-37.9461244425242" office:value-type="float" office:value="-0.693569344722803" calcext:value-type="float">
            <text:p>-0.694</text:p>
          </table:table-cell>
          <table:table-cell/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404486483671" calcext:value-type="float">
            <text:p>36.640</text:p>
          </table:table-cell>
          <table:table-cell table:formula="of:=[.D119]-[.C119]" office:value-type="float" office:value="37.2404486483671" calcext:value-type="float">
            <text:p>37.2404486484</text:p>
          </table:table-cell>
          <table:table-cell table:formula="of:=[.E119]-37.9461244425242" office:value-type="float" office:value="-0.705675794157102" calcext:value-type="float">
            <text:p>-0.706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20]/1000000" office:value-type="float" office:value="30" calcext:value-type="float">
            <text:p>3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97892470165" calcext:value-type="float">
            <text:p>36.660</text:p>
          </table:table-cell>
          <table:table-cell table:formula="of:=[.D120]-[.C120]" office:value-type="float" office:value="37.2597892470165" calcext:value-type="float">
            <text:p>37.259789247</text:p>
          </table:table-cell>
          <table:table-cell table:formula="of:=[.E120]-37.9461244425242" office:value-type="float" office:value="-0.686335195507702" calcext:value-type="float">
            <text:p>-0.686</text:p>
          </table:table-cell>
          <table:table-cell/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00965641397" calcext:value-type="float">
            <text:p>36.630</text:p>
          </table:table-cell>
          <table:table-cell table:formula="of:=[.D121]-[.C121]" office:value-type="float" office:value="37.2300965641397" calcext:value-type="float">
            <text:p>37.2300965641</text:p>
          </table:table-cell>
          <table:table-cell table:formula="of:=[.E121]-37.9461244425242" office:value-type="float" office:value="-0.716027878384502" calcext:value-type="float">
            <text:p>-0.716</text:p>
          </table:table-cell>
          <table:table-cell/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436839465212" calcext:value-type="float">
            <text:p>36.644</text:p>
          </table:table-cell>
          <table:table-cell table:formula="of:=[.D122]-[.C122]" office:value-type="float" office:value="37.2436839465212" calcext:value-type="float">
            <text:p>37.2436839465</text:p>
          </table:table-cell>
          <table:table-cell table:formula="of:=[.E122]-37.9461244425242" office:value-type="float" office:value="-0.702440496003" calcext:value-type="float">
            <text:p>-0.702</text:p>
          </table:table-cell>
          <table:table-cell/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82088392337" calcext:value-type="float">
            <text:p>36.568</text:p>
          </table:table-cell>
          <table:table-cell table:formula="of:=[.D123]-[.C123]" office:value-type="float" office:value="37.1682088392337" calcext:value-type="float">
            <text:p>37.1682088392</text:p>
          </table:table-cell>
          <table:table-cell table:formula="of:=[.E123]-37.9461244425242" office:value-type="float" office:value="-0.777915603290502" calcext:value-type="float">
            <text:p>-0.778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735219574364" calcext:value-type="float">
            <text:p>36.574</text:p>
          </table:table-cell>
          <table:table-cell table:formula="of:=[.D124]-[.C124]" office:value-type="float" office:value="37.1735219574364" calcext:value-type="float">
            <text:p>37.1735219574</text:p>
          </table:table-cell>
          <table:table-cell table:formula="of:=[.E124]-37.9461244425242" office:value-type="float" office:value="-0.772602485087802" calcext:value-type="float">
            <text:p>-0.773</text:p>
          </table:table-cell>
          <table:table-cell/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09371676841" calcext:value-type="float">
            <text:p>36.631</text:p>
          </table:table-cell>
          <table:table-cell table:formula="of:=[.D125]-[.C125]" office:value-type="float" office:value="37.2309371676841" calcext:value-type="float">
            <text:p>37.2309371677</text:p>
          </table:table-cell>
          <table:table-cell table:formula="of:=[.E125]-37.9461244425242" office:value-type="float" office:value="-0.715187274840098" calcext:value-type="float">
            <text:p>-0.715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18665956062" calcext:value-type="float">
            <text:p>36.742</text:p>
          </table:table-cell>
          <table:table-cell table:formula="of:=[.D126]-[.C126]" office:value-type="float" office:value="37.3418665956062" calcext:value-type="float">
            <text:p>37.3418665956</text:p>
          </table:table-cell>
          <table:table-cell table:formula="of:=[.E126]-37.9461244425242" office:value-type="float" office:value="-0.604257846918003" calcext:value-type="float">
            <text:p>-0.604</text:p>
          </table:table-cell>
          <table:table-cell/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985109091805" calcext:value-type="float">
            <text:p>36.599</text:p>
          </table:table-cell>
          <table:table-cell table:formula="of:=[.D127]-[.C127]" office:value-type="float" office:value="37.1985109091805" calcext:value-type="float">
            <text:p>37.1985109092</text:p>
          </table:table-cell>
          <table:table-cell table:formula="of:=[.E127]-37.9461244425242" office:value-type="float" office:value="-0.747613533343703" calcext:value-type="float">
            <text:p>-0.748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092897414217" calcext:value-type="float">
            <text:p>36.609</text:p>
          </table:table-cell>
          <table:table-cell table:formula="of:=[.D128]-[.C128]" office:value-type="float" office:value="37.2092897414217" calcext:value-type="float">
            <text:p>37.2092897414</text:p>
          </table:table-cell>
          <table:table-cell table:formula="of:=[.E128]-37.9461244425242" office:value-type="float" office:value="-0.736834701102502" calcext:value-type="float">
            <text:p>-0.737</text:p>
          </table:table-cell>
          <table:table-cell/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842729662032" calcext:value-type="float">
            <text:p>36.584</text:p>
          </table:table-cell>
          <table:table-cell table:formula="of:=[.D129]-[.C129]" office:value-type="float" office:value="37.1842729662032" calcext:value-type="float">
            <text:p>37.1842729662</text:p>
          </table:table-cell>
          <table:table-cell table:formula="of:=[.E129]-37.9461244425242" office:value-type="float" office:value="-0.761851476320999" calcext:value-type="float">
            <text:p>-0.762</text:p>
          </table:table-cell>
          <table:table-cell/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25755846392" calcext:value-type="float">
            <text:p>36.493</text:p>
          </table:table-cell>
          <table:table-cell table:formula="of:=[.D130]-[.C130]" office:value-type="float" office:value="37.0925755846392" calcext:value-type="float">
            <text:p>37.0925755846</text:p>
          </table:table-cell>
          <table:table-cell table:formula="of:=[.E130]-37.9461244425242" office:value-type="float" office:value="-0.853548857885002" calcext:value-type="float">
            <text:p>-0.854</text:p>
          </table:table-cell>
          <table:table-cell/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776519371786" calcext:value-type="float">
            <text:p>36.578</text:p>
          </table:table-cell>
          <table:table-cell table:formula="of:=[.D131]-[.C131]" office:value-type="float" office:value="37.1776519371786" calcext:value-type="float">
            <text:p>37.1776519372</text:p>
          </table:table-cell>
          <table:table-cell table:formula="of:=[.E131]-37.9461244425242" office:value-type="float" office:value="-0.768472505345599" calcext:value-type="float">
            <text:p>-0.768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18422619132" calcext:value-type="float">
            <text:p>36.472</text:p>
          </table:table-cell>
          <table:table-cell table:formula="of:=[.D132]-[.C132]" office:value-type="float" office:value="37.0718422619132" calcext:value-type="float">
            <text:p>37.0718422619</text:p>
          </table:table-cell>
          <table:table-cell table:formula="of:=[.E132]-37.9461244425242" office:value-type="float" office:value="-0.874282180610997" calcext:value-type="float">
            <text:p>-0.874</text:p>
          </table:table-cell>
          <table:table-cell/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153679759649" calcext:value-type="float">
            <text:p>36.515</text:p>
          </table:table-cell>
          <table:table-cell table:formula="of:=[.D133]-[.C133]" office:value-type="float" office:value="37.1153679759649" calcext:value-type="float">
            <text:p>37.115367976</text:p>
          </table:table-cell>
          <table:table-cell table:formula="of:=[.E133]-37.9461244425242" office:value-type="float" office:value="-0.830756466559301" calcext:value-type="float">
            <text:p>-0.831</text:p>
          </table:table-cell>
          <table:table-cell/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68134797472" calcext:value-type="float">
            <text:p>36.497</text:p>
          </table:table-cell>
          <table:table-cell table:formula="of:=[.D134]-[.C134]" office:value-type="float" office:value="37.0968134797472" calcext:value-type="float">
            <text:p>37.0968134797</text:p>
          </table:table-cell>
          <table:table-cell table:formula="of:=[.E134]-37.9461244425242" office:value-type="float" office:value="-0.849310962776997" calcext:value-type="float">
            <text:p>-0.849</text:p>
          </table:table-cell>
          <table:table-cell/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77101742661" calcext:value-type="float">
            <text:p>36.498</text:p>
          </table:table-cell>
          <table:table-cell table:formula="of:=[.D135]-[.C135]" office:value-type="float" office:value="37.0977101742661" calcext:value-type="float">
            <text:p>37.0977101743</text:p>
          </table:table-cell>
          <table:table-cell table:formula="of:=[.E135]-37.9461244425242" office:value-type="float" office:value="-0.848414268258097" calcext:value-type="float">
            <text:p>-0.848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05658576037" calcext:value-type="float">
            <text:p>36.651</text:p>
          </table:table-cell>
          <table:table-cell table:formula="of:=[.D136]-[.C136]" office:value-type="float" office:value="37.2505658576037" calcext:value-type="float">
            <text:p>37.2505658576</text:p>
          </table:table-cell>
          <table:table-cell table:formula="of:=[.E136]-37.9461244425242" office:value-type="float" office:value="-0.695558584920498" calcext:value-type="float">
            <text:p>-0.696</text:p>
          </table:table-cell>
          <table:table-cell/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12606661118" calcext:value-type="float">
            <text:p>36.561</text:p>
          </table:table-cell>
          <table:table-cell table:formula="of:=[.D137]-[.C137]" office:value-type="float" office:value="37.1612606661118" calcext:value-type="float">
            <text:p>37.1612606661</text:p>
          </table:table-cell>
          <table:table-cell table:formula="of:=[.E137]-37.9461244425242" office:value-type="float" office:value="-0.784863776412401" calcext:value-type="float">
            <text:p>-0.785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393033683046" calcext:value-type="float">
            <text:p>36.439</text:p>
          </table:table-cell>
          <table:table-cell table:formula="of:=[.D138]-[.C138]" office:value-type="float" office:value="37.0393033683046" calcext:value-type="float">
            <text:p>37.0393033683</text:p>
          </table:table-cell>
          <table:table-cell table:formula="of:=[.E138]-37.9461244425242" office:value-type="float" office:value="-0.9068210742196" calcext:value-type="float">
            <text:p>-0.907</text:p>
          </table:table-cell>
          <table:table-cell/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701472309999" calcext:value-type="float">
            <text:p>36.370</text:p>
          </table:table-cell>
          <table:table-cell table:formula="of:=[.D139]-[.C139]" office:value-type="float" office:value="36.9701472309999" calcext:value-type="float">
            <text:p>36.970147231</text:p>
          </table:table-cell>
          <table:table-cell table:formula="of:=[.E139]-37.9461244425242" office:value-type="float" office:value="-0.975977211524302" calcext:value-type="float">
            <text:p>-0.976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288308150735" calcext:value-type="float">
            <text:p>36.529</text:p>
          </table:table-cell>
          <table:table-cell table:formula="of:=[.D140]-[.C140]" office:value-type="float" office:value="37.1288308150735" calcext:value-type="float">
            <text:p>37.1288308151</text:p>
          </table:table-cell>
          <table:table-cell table:formula="of:=[.E140]-37.9461244425242" office:value-type="float" office:value="-0.817293627450702" calcext:value-type="float">
            <text:p>-0.817</text:p>
          </table:table-cell>
          <table:table-cell/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53215054355" calcext:value-type="float">
            <text:p>36.475</text:p>
          </table:table-cell>
          <table:table-cell table:formula="of:=[.D141]-[.C141]" office:value-type="float" office:value="37.0753215054355" calcext:value-type="float">
            <text:p>37.0753215054</text:p>
          </table:table-cell>
          <table:table-cell table:formula="of:=[.E141]-37.9461244425242" office:value-type="float" office:value="-0.870802937088698" calcext:value-type="float">
            <text:p>-0.871</text:p>
          </table:table-cell>
          <table:table-cell/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670086553941" calcext:value-type="float">
            <text:p>36.467</text:p>
          </table:table-cell>
          <table:table-cell table:formula="of:=[.D142]-[.C142]" office:value-type="float" office:value="37.0670086553941" calcext:value-type="float">
            <text:p>37.0670086554</text:p>
          </table:table-cell>
          <table:table-cell table:formula="of:=[.E142]-37.9461244425242" office:value-type="float" office:value="-0.879115787130097" calcext:value-type="float">
            <text:p>-0.879</text:p>
          </table:table-cell>
          <table:table-cell/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413242398782" calcext:value-type="float">
            <text:p>36.441</text:p>
          </table:table-cell>
          <table:table-cell table:formula="of:=[.D143]-[.C143]" office:value-type="float" office:value="37.0413242398782" calcext:value-type="float">
            <text:p>37.0413242399</text:p>
          </table:table-cell>
          <table:table-cell table:formula="of:=[.E143]-37.9461244425242" office:value-type="float" office:value="-0.904800202646001" calcext:value-type="float">
            <text:p>-0.905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475491970932" calcext:value-type="float">
            <text:p>36.448</text:p>
          </table:table-cell>
          <table:table-cell table:formula="of:=[.D144]-[.C144]" office:value-type="float" office:value="37.0475491970932" calcext:value-type="float">
            <text:p>37.0475491971</text:p>
          </table:table-cell>
          <table:table-cell table:formula="of:=[.E144]-37.9461244425242" office:value-type="float" office:value="-0.898575245430997" calcext:value-type="float">
            <text:p>-0.899</text:p>
          </table:table-cell>
          <table:table-cell/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80528123399" calcext:value-type="float">
            <text:p>36.381</text:p>
          </table:table-cell>
          <table:table-cell table:formula="of:=[.D145]-[.C145]" office:value-type="float" office:value="36.980528123399" calcext:value-type="float">
            <text:p>36.9805281234</text:p>
          </table:table-cell>
          <table:table-cell table:formula="of:=[.E145]-37.9461244425242" office:value-type="float" office:value="-0.965596319125197" calcext:value-type="float">
            <text:p>-0.966</text:p>
          </table:table-cell>
          <table:table-cell/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621602234546" calcext:value-type="float">
            <text:p>36.362</text:p>
          </table:table-cell>
          <table:table-cell table:formula="of:=[.D146]-[.C146]" office:value-type="float" office:value="36.9621602234546" calcext:value-type="float">
            <text:p>36.9621602235</text:p>
          </table:table-cell>
          <table:table-cell table:formula="of:=[.E146]-37.9461244425242" office:value-type="float" office:value="-0.983964219069598" calcext:value-type="float">
            <text:p>-0.984</text:p>
          </table:table-cell>
          <table:table-cell/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371379225463" calcext:value-type="float">
            <text:p>36.437</text:p>
          </table:table-cell>
          <table:table-cell table:formula="of:=[.D147]-[.C147]" office:value-type="float" office:value="37.0371379225463" calcext:value-type="float">
            <text:p>37.0371379225</text:p>
          </table:table-cell>
          <table:table-cell table:formula="of:=[.E147]-37.9461244425242" office:value-type="float" office:value="-0.908986519977901" calcext:value-type="float">
            <text:p>-0.909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18602808553" calcext:value-type="float">
            <text:p>36.219</text:p>
          </table:table-cell>
          <table:table-cell table:formula="of:=[.D148]-[.C148]" office:value-type="float" office:value="36.818602808553" calcext:value-type="float">
            <text:p>36.8186028086</text:p>
          </table:table-cell>
          <table:table-cell table:formula="of:=[.E148]-37.9461244425242" office:value-type="float" office:value="-1.1275216339712" calcext:value-type="float">
            <text:p>-1.128</text:p>
          </table:table-cell>
          <table:table-cell/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07360289128" calcext:value-type="float">
            <text:p>36.307</text:p>
          </table:table-cell>
          <table:table-cell table:formula="of:=[.D149]-[.C149]" office:value-type="float" office:value="36.907360289128" calcext:value-type="float">
            <text:p>36.9073602891</text:p>
          </table:table-cell>
          <table:table-cell table:formula="of:=[.E149]-37.9461244425242" office:value-type="float" office:value="-1.0387641533962" calcext:value-type="float">
            <text:p>-1.039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878298317876" calcext:value-type="float">
            <text:p>36.388</text:p>
          </table:table-cell>
          <table:table-cell table:formula="of:=[.D150]-[.C150]" office:value-type="float" office:value="36.9878298317876" calcext:value-type="float">
            <text:p>36.9878298318</text:p>
          </table:table-cell>
          <table:table-cell table:formula="of:=[.E150]-37.9461244425242" office:value-type="float" office:value="-0.958294610736601" calcext:value-type="float">
            <text:p>-0.958</text:p>
          </table:table-cell>
          <table:table-cell/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265197052035" calcext:value-type="float">
            <text:p>36.327</text:p>
          </table:table-cell>
          <table:table-cell table:formula="of:=[.D151]-[.C151]" office:value-type="float" office:value="36.9265197052035" calcext:value-type="float">
            <text:p>36.9265197052</text:p>
          </table:table-cell>
          <table:table-cell table:formula="of:=[.E151]-37.9461244425242" office:value-type="float" office:value="-1.0196047373207" calcext:value-type="float">
            <text:p>-1.020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692710119868" calcext:value-type="float">
            <text:p>36.269</text:p>
          </table:table-cell>
          <table:table-cell table:formula="of:=[.D152]-[.C152]" office:value-type="float" office:value="36.8692710119868" calcext:value-type="float">
            <text:p>36.869271012</text:p>
          </table:table-cell>
          <table:table-cell table:formula="of:=[.E152]-37.9461244425242" office:value-type="float" office:value="-1.0768534305374" calcext:value-type="float">
            <text:p>-1.077</text:p>
          </table:table-cell>
          <table:table-cell/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843954062498" calcext:value-type="float">
            <text:p>36.284</text:p>
          </table:table-cell>
          <table:table-cell table:formula="of:=[.D153]-[.C153]" office:value-type="float" office:value="36.8843954062498" calcext:value-type="float">
            <text:p>36.8843954062</text:p>
          </table:table-cell>
          <table:table-cell table:formula="of:=[.E153]-37.9461244425242" office:value-type="float" office:value="-1.0617290362744" calcext:value-type="float">
            <text:p>-1.062</text:p>
          </table:table-cell>
          <table:table-cell/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726328171072" calcext:value-type="float">
            <text:p>36.273</text:p>
          </table:table-cell>
          <table:table-cell table:formula="of:=[.D154]-[.C154]" office:value-type="float" office:value="36.8726328171072" calcext:value-type="float">
            <text:p>36.8726328171</text:p>
          </table:table-cell>
          <table:table-cell table:formula="of:=[.E154]-37.9461244425242" office:value-type="float" office:value="-1.073491625417" calcext:value-type="float">
            <text:p>-1.073</text:p>
          </table:table-cell>
          <table:table-cell/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347779666846" calcext:value-type="float">
            <text:p>36.335</text:p>
          </table:table-cell>
          <table:table-cell table:formula="of:=[.D155]-[.C155]" office:value-type="float" office:value="36.9347779666846" calcext:value-type="float">
            <text:p>36.9347779667</text:p>
          </table:table-cell>
          <table:table-cell table:formula="of:=[.E155]-37.9461244425242" office:value-type="float" office:value="-1.0113464758396" calcext:value-type="float">
            <text:p>-1.011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121864517327" calcext:value-type="float">
            <text:p>36.112</text:p>
          </table:table-cell>
          <table:table-cell table:formula="of:=[.D156]-[.C156]" office:value-type="float" office:value="36.7121864517327" calcext:value-type="float">
            <text:p>36.7121864517</text:p>
          </table:table-cell>
          <table:table-cell table:formula="of:=[.E156]-37.9461244425242" office:value-type="float" office:value="-1.2339379907915" calcext:value-type="float">
            <text:p>-1.234</text:p>
          </table:table-cell>
          <table:table-cell/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999196720636" calcext:value-type="float">
            <text:p>36.200</text:p>
          </table:table-cell>
          <table:table-cell table:formula="of:=[.D157]-[.C157]" office:value-type="float" office:value="36.7999196720636" calcext:value-type="float">
            <text:p>36.7999196721</text:p>
          </table:table-cell>
          <table:table-cell table:formula="of:=[.E157]-37.9461244425242" office:value-type="float" office:value="-1.1462047704606" calcext:value-type="float">
            <text:p>-1.146</text:p>
          </table:table-cell>
          <table:table-cell/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077246829623" calcext:value-type="float">
            <text:p>36.208</text:p>
          </table:table-cell>
          <table:table-cell table:formula="of:=[.D158]-[.C158]" office:value-type="float" office:value="36.8077246829623" calcext:value-type="float">
            <text:p>36.807724683</text:p>
          </table:table-cell>
          <table:table-cell table:formula="of:=[.E158]-37.9461244425242" office:value-type="float" office:value="-1.1383997595619" calcext:value-type="float">
            <text:p>-1.138</text:p>
          </table:table-cell>
          <table:table-cell/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650586428536" calcext:value-type="float">
            <text:p>36.165</text:p>
          </table:table-cell>
          <table:table-cell table:formula="of:=[.D159]-[.C159]" office:value-type="float" office:value="36.7650586428536" calcext:value-type="float">
            <text:p>36.7650586429</text:p>
          </table:table-cell>
          <table:table-cell table:formula="of:=[.E159]-37.9461244425242" office:value-type="float" office:value="-1.1810657996706" calcext:value-type="float">
            <text:p>-1.181</text:p>
          </table:table-cell>
          <table:table-cell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60]/1000000" office:value-type="float" office:value="40" calcext:value-type="float">
            <text:p>4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485961485984" calcext:value-type="float">
            <text:p>36.149</text:p>
          </table:table-cell>
          <table:table-cell table:formula="of:=[.D160]-[.C160]" office:value-type="float" office:value="36.7485961485984" calcext:value-type="float">
            <text:p>36.7485961486</text:p>
          </table:table-cell>
          <table:table-cell table:formula="of:=[.E160]-37.9461244425242" office:value-type="float" office:value="-1.1975282939258" calcext:value-type="float">
            <text:p>-1.198</text:p>
          </table:table-cell>
          <table:table-cell/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890208365535" calcext:value-type="float">
            <text:p>36.089</text:p>
          </table:table-cell>
          <table:table-cell table:formula="of:=[.D161]-[.C161]" office:value-type="float" office:value="36.6890208365535" calcext:value-type="float">
            <text:p>36.6890208366</text:p>
          </table:table-cell>
          <table:table-cell table:formula="of:=[.E161]-37.9461244425242" office:value-type="float" office:value="-1.2571036059707" calcext:value-type="float">
            <text:p>-1.257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821898649565" calcext:value-type="float">
            <text:p>36.082</text:p>
          </table:table-cell>
          <table:table-cell table:formula="of:=[.D162]-[.C162]" office:value-type="float" office:value="36.6821898649565" calcext:value-type="float">
            <text:p>36.682189865</text:p>
          </table:table-cell>
          <table:table-cell table:formula="of:=[.E162]-37.9461244425242" office:value-type="float" office:value="-1.2639345775677" calcext:value-type="float">
            <text:p>-1.264</text:p>
          </table:table-cell>
          <table:table-cell/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712673647988" calcext:value-type="float">
            <text:p>36.071</text:p>
          </table:table-cell>
          <table:table-cell table:formula="of:=[.D163]-[.C163]" office:value-type="float" office:value="36.6712673647988" calcext:value-type="float">
            <text:p>36.6712673648</text:p>
          </table:table-cell>
          <table:table-cell table:formula="of:=[.E163]-37.9461244425242" office:value-type="float" office:value="-1.2748570777254" calcext:value-type="float">
            <text:p>-1.275</text:p>
          </table:table-cell>
          <table:table-cell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197392607741" calcext:value-type="float">
            <text:p>35.920</text:p>
          </table:table-cell>
          <table:table-cell table:formula="of:=[.D164]-[.C164]" office:value-type="float" office:value="36.5197392607741" calcext:value-type="float">
            <text:p>36.5197392608</text:p>
          </table:table-cell>
          <table:table-cell table:formula="of:=[.E164]-37.9461244425242" office:value-type="float" office:value="-1.4263851817501" calcext:value-type="float">
            <text:p>-1.426</text:p>
          </table:table-cell>
          <table:table-cell/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5386594273" calcext:value-type="float">
            <text:p>35.954</text:p>
          </table:table-cell>
          <table:table-cell table:formula="of:=[.D165]-[.C165]" office:value-type="float" office:value="36.55386594273" calcext:value-type="float">
            <text:p>36.5538659427</text:p>
          </table:table-cell>
          <table:table-cell table:formula="of:=[.E165]-37.9461244425242" office:value-type="float" office:value="-1.3922584997942" calcext:value-type="float">
            <text:p>-1.392</text:p>
          </table:table-cell>
          <table:table-cell/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408110641064" calcext:value-type="float">
            <text:p>35.941</text:p>
          </table:table-cell>
          <table:table-cell table:formula="of:=[.D166]-[.C166]" office:value-type="float" office:value="36.5408110641064" calcext:value-type="float">
            <text:p>36.5408110641</text:p>
          </table:table-cell>
          <table:table-cell table:formula="of:=[.E166]-37.9461244425242" office:value-type="float" office:value="-1.4053133784178" calcext:value-type="float">
            <text:p>-1.405</text:p>
          </table:table-cell>
          <table:table-cell/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008014957897" calcext:value-type="float">
            <text:p>35.901</text:p>
          </table:table-cell>
          <table:table-cell table:formula="of:=[.D167]-[.C167]" office:value-type="float" office:value="36.5008014957897" calcext:value-type="float">
            <text:p>36.5008014958</text:p>
          </table:table-cell>
          <table:table-cell table:formula="of:=[.E167]-37.9461244425242" office:value-type="float" office:value="-1.4453229467345" calcext:value-type="float">
            <text:p>-1.445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732479595285" calcext:value-type="float">
            <text:p>35.732</text:p>
          </table:table-cell>
          <table:table-cell table:formula="of:=[.D168]-[.C168]" office:value-type="float" office:value="36.332479595285" calcext:value-type="float">
            <text:p>36.3324795953</text:p>
          </table:table-cell>
          <table:table-cell table:formula="of:=[.E168]-37.9461244425242" office:value-type="float" office:value="-1.6136448472392" calcext:value-type="float">
            <text:p>-1.614</text:p>
          </table:table-cell>
          <table:table-cell/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355548787981" calcext:value-type="float">
            <text:p>35.836</text:p>
          </table:table-cell>
          <table:table-cell table:formula="of:=[.D169]-[.C169]" office:value-type="float" office:value="36.4355548787981" calcext:value-type="float">
            <text:p>36.4355548788</text:p>
          </table:table-cell>
          <table:table-cell table:formula="of:=[.E169]-37.9461244425242" office:value-type="float" office:value="-1.5105695637261" calcext:value-type="float">
            <text:p>-1.511</text:p>
          </table:table-cell>
          <table:table-cell/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204830984782" calcext:value-type="float">
            <text:p>35.820</text:p>
          </table:table-cell>
          <table:table-cell table:formula="of:=[.D170]-[.C170]" office:value-type="float" office:value="36.4204830984782" calcext:value-type="float">
            <text:p>36.4204830985</text:p>
          </table:table-cell>
          <table:table-cell table:formula="of:=[.E170]-37.9461244425242" office:value-type="float" office:value="-1.525641344046" calcext:value-type="float">
            <text:p>-1.526</text:p>
          </table:table-cell>
          <table:table-cell/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33115046187" calcext:value-type="float">
            <text:p>35.833</text:p>
          </table:table-cell>
          <table:table-cell table:formula="of:=[.D171]-[.C171]" office:value-type="float" office:value="36.433115046187" calcext:value-type="float">
            <text:p>36.4331150462</text:p>
          </table:table-cell>
          <table:table-cell table:formula="of:=[.E171]-37.9461244425242" office:value-type="float" office:value="-1.5130093963372" calcext:value-type="float">
            <text:p>-1.513</text:p>
          </table:table-cell>
          <table:table-cell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045851541602" calcext:value-type="float">
            <text:p>35.605</text:p>
          </table:table-cell>
          <table:table-cell table:formula="of:=[.D172]-[.C172]" office:value-type="float" office:value="36.2045851541602" calcext:value-type="float">
            <text:p>36.2045851542</text:p>
          </table:table-cell>
          <table:table-cell table:formula="of:=[.E172]-37.9461244425242" office:value-type="float" office:value="-1.741539288364" calcext:value-type="float">
            <text:p>-1.742</text:p>
          </table:table-cell>
          <table:table-cell/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690959428171" calcext:value-type="float">
            <text:p>35.669</text:p>
          </table:table-cell>
          <table:table-cell table:formula="of:=[.D173]-[.C173]" office:value-type="float" office:value="36.2690959428171" calcext:value-type="float">
            <text:p>36.2690959428</text:p>
          </table:table-cell>
          <table:table-cell table:formula="of:=[.E173]-37.9461244425242" office:value-type="float" office:value="-1.6770284997071" calcext:value-type="float">
            <text:p>-1.677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858337694684" calcext:value-type="float">
            <text:p>35.686</text:p>
          </table:table-cell>
          <table:table-cell table:formula="of:=[.D174]-[.C174]" office:value-type="float" office:value="36.2858337694684" calcext:value-type="float">
            <text:p>36.2858337695</text:p>
          </table:table-cell>
          <table:table-cell table:formula="of:=[.E174]-37.9461244425242" office:value-type="float" office:value="-1.6602906730558" calcext:value-type="float">
            <text:p>-1.660</text:p>
          </table:table-cell>
          <table:table-cell/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5769332584437" calcext:value-type="float">
            <text:p>35.577</text:p>
          </table:table-cell>
          <table:table-cell table:formula="of:=[.D175]-[.C175]" office:value-type="float" office:value="36.1769332584437" calcext:value-type="float">
            <text:p>36.1769332584</text:p>
          </table:table-cell>
          <table:table-cell table:formula="of:=[.E175]-37.9461244425242" office:value-type="float" office:value="-1.7691911840805" calcext:value-type="float">
            <text:p>-1.769</text:p>
          </table:table-cell>
          <table:table-cell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5289942605619" calcext:value-type="float">
            <text:p>35.529</text:p>
          </table:table-cell>
          <table:table-cell table:formula="of:=[.D176]-[.C176]" office:value-type="float" office:value="36.1289942605619" calcext:value-type="float">
            <text:p>36.1289942606</text:p>
          </table:table-cell>
          <table:table-cell table:formula="of:=[.E176]-37.9461244425242" office:value-type="float" office:value="-1.8171301819623" calcext:value-type="float">
            <text:p>-1.817</text:p>
          </table:table-cell>
          <table:table-cell/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4540712410874" calcext:value-type="float">
            <text:p>35.454</text:p>
          </table:table-cell>
          <table:table-cell table:formula="of:=[.D177]-[.C177]" office:value-type="float" office:value="36.0540712410874" calcext:value-type="float">
            <text:p>36.0540712411</text:p>
          </table:table-cell>
          <table:table-cell table:formula="of:=[.E177]-37.9461244425242" office:value-type="float" office:value="-1.8920532014368" calcext:value-type="float">
            <text:p>-1.892</text:p>
          </table:table-cell>
          <table:table-cell/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850169246659" calcext:value-type="float">
            <text:p>35.385</text:p>
          </table:table-cell>
          <table:table-cell table:formula="of:=[.D178]-[.C178]" office:value-type="float" office:value="35.9850169246659" calcext:value-type="float">
            <text:p>35.9850169247</text:p>
          </table:table-cell>
          <table:table-cell table:formula="of:=[.E178]-37.9461244425242" office:value-type="float" office:value="-1.9611075178583" calcext:value-type="float">
            <text:p>-1.961</text:p>
          </table:table-cell>
          <table:table-cell/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867455259809" calcext:value-type="float">
            <text:p>35.387</text:p>
          </table:table-cell>
          <table:table-cell table:formula="of:=[.D179]-[.C179]" office:value-type="float" office:value="35.9867455259809" calcext:value-type="float">
            <text:p>35.986745526</text:p>
          </table:table-cell>
          <table:table-cell table:formula="of:=[.E179]-37.9461244425242" office:value-type="float" office:value="-1.9593789165433" calcext:value-type="float">
            <text:p>-1.959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63605592021" calcext:value-type="float">
            <text:p>35.364</text:p>
          </table:table-cell>
          <table:table-cell table:formula="of:=[.D180]-[.C180]" office:value-type="float" office:value="35.963605592021" calcext:value-type="float">
            <text:p>35.963605592</text:p>
          </table:table-cell>
          <table:table-cell table:formula="of:=[.E180]-37.9461244425242" office:value-type="float" office:value="-1.9825188505032" calcext:value-type="float">
            <text:p>-1.983</text:p>
          </table:table-cell>
          <table:table-cell/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2406673337166" calcext:value-type="float">
            <text:p>35.241</text:p>
          </table:table-cell>
          <table:table-cell table:formula="of:=[.D181]-[.C181]" office:value-type="float" office:value="35.8406673337166" calcext:value-type="float">
            <text:p>35.8406673337</text:p>
          </table:table-cell>
          <table:table-cell table:formula="of:=[.E181]-37.9461244425242" office:value-type="float" office:value="-2.1054571088076" calcext:value-type="float">
            <text:p>-2.105</text:p>
          </table:table-cell>
          <table:table-cell/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2072179699253" calcext:value-type="float">
            <text:p>35.207</text:p>
          </table:table-cell>
          <table:table-cell table:formula="of:=[.D182]-[.C182]" office:value-type="float" office:value="35.8072179699253" calcext:value-type="float">
            <text:p>35.8072179699</text:p>
          </table:table-cell>
          <table:table-cell table:formula="of:=[.E182]-37.9461244425242" office:value-type="float" office:value="-2.1389064725989" calcext:value-type="float">
            <text:p>-2.139</text:p>
          </table:table-cell>
          <table:table-cell/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9966015417302" calcext:value-type="float">
            <text:p>34.997</text:p>
          </table:table-cell>
          <table:table-cell table:formula="of:=[.D183]-[.C183]" office:value-type="float" office:value="35.5966015417302" calcext:value-type="float">
            <text:p>35.5966015417</text:p>
          </table:table-cell>
          <table:table-cell table:formula="of:=[.E183]-37.9461244425242" office:value-type="float" office:value="-2.349522900794" calcext:value-type="float">
            <text:p>-2.350</text:p>
          </table:table-cell>
          <table:table-cell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0856409378269" calcext:value-type="float">
            <text:p>35.086</text:p>
          </table:table-cell>
          <table:table-cell table:formula="of:=[.D184]-[.C184]" office:value-type="float" office:value="35.6856409378269" calcext:value-type="float">
            <text:p>35.6856409378</text:p>
          </table:table-cell>
          <table:table-cell table:formula="of:=[.E184]-37.9461244425242" office:value-type="float" office:value="-2.2604835046973" calcext:value-type="float">
            <text:p>-2.260</text:p>
          </table:table-cell>
          <table:table-cell/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849447750249" calcext:value-type="float">
            <text:p>34.885</text:p>
          </table:table-cell>
          <table:table-cell table:formula="of:=[.D185]-[.C185]" office:value-type="float" office:value="35.4849447750249" calcext:value-type="float">
            <text:p>35.484944775</text:p>
          </table:table-cell>
          <table:table-cell table:formula="of:=[.E185]-37.9461244425242" office:value-type="float" office:value="-2.4611796674993" calcext:value-type="float">
            <text:p>-2.461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17088940857" calcext:value-type="float">
            <text:p>34.817</text:p>
          </table:table-cell>
          <table:table-cell table:formula="of:=[.D186]-[.C186]" office:value-type="float" office:value="35.417088940857" calcext:value-type="float">
            <text:p>35.4170889409</text:p>
          </table:table-cell>
          <table:table-cell table:formula="of:=[.E186]-37.9461244425242" office:value-type="float" office:value="-2.5290355016672" calcext:value-type="float">
            <text:p>-2.529</text:p>
          </table:table-cell>
          <table:table-cell/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532291905729" calcext:value-type="float">
            <text:p>34.853</text:p>
          </table:table-cell>
          <table:table-cell table:formula="of:=[.D187]-[.C187]" office:value-type="float" office:value="35.4532291905729" calcext:value-type="float">
            <text:p>35.4532291906</text:p>
          </table:table-cell>
          <table:table-cell table:formula="of:=[.E187]-37.9461244425242" office:value-type="float" office:value="-2.4928952519513" calcext:value-type="float">
            <text:p>-2.493</text:p>
          </table:table-cell>
          <table:table-cell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817369751184" calcext:value-type="float">
            <text:p>34.882</text:p>
          </table:table-cell>
          <table:table-cell table:formula="of:=[.D188]-[.C188]" office:value-type="float" office:value="35.4817369751184" calcext:value-type="float">
            <text:p>35.4817369751</text:p>
          </table:table-cell>
          <table:table-cell table:formula="of:=[.E188]-37.9461244425242" office:value-type="float" office:value="-2.4643874674058" calcext:value-type="float">
            <text:p>-2.464</text:p>
          </table:table-cell>
          <table:table-cell/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7010766545927" calcext:value-type="float">
            <text:p>34.701</text:p>
          </table:table-cell>
          <table:table-cell table:formula="of:=[.D189]-[.C189]" office:value-type="float" office:value="35.3010766545927" calcext:value-type="float">
            <text:p>35.3010766546</text:p>
          </table:table-cell>
          <table:table-cell table:formula="of:=[.E189]-37.9461244425242" office:value-type="float" office:value="-2.6450477879315" calcext:value-type="float">
            <text:p>-2.645</text:p>
          </table:table-cell>
          <table:table-cell/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590838885705" calcext:value-type="float">
            <text:p>34.591</text:p>
          </table:table-cell>
          <table:table-cell table:formula="of:=[.D190]-[.C190]" office:value-type="float" office:value="35.190838885705" calcext:value-type="float">
            <text:p>35.1908388857</text:p>
          </table:table-cell>
          <table:table-cell table:formula="of:=[.E190]-37.9461244425242" office:value-type="float" office:value="-2.7552855568192" calcext:value-type="float">
            <text:p>-2.755</text:p>
          </table:table-cell>
          <table:table-cell/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4769374708078" calcext:value-type="float">
            <text:p>34.477</text:p>
          </table:table-cell>
          <table:table-cell table:formula="of:=[.D191]-[.C191]" office:value-type="float" office:value="35.0769374708078" calcext:value-type="float">
            <text:p>35.0769374708</text:p>
          </table:table-cell>
          <table:table-cell table:formula="of:=[.E191]-37.9461244425242" office:value-type="float" office:value="-2.8691869717164" calcext:value-type="float">
            <text:p>-2.869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3931070027354" calcext:value-type="float">
            <text:p>34.393</text:p>
          </table:table-cell>
          <table:table-cell table:formula="of:=[.D192]-[.C192]" office:value-type="float" office:value="34.9931070027354" calcext:value-type="float">
            <text:p>34.9931070027</text:p>
          </table:table-cell>
          <table:table-cell table:formula="of:=[.E192]-37.9461244425242" office:value-type="float" office:value="-2.9530174397888" calcext:value-type="float">
            <text:p>-2.953</text:p>
          </table:table-cell>
          <table:table-cell/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3837835867716" calcext:value-type="float">
            <text:p>34.384</text:p>
          </table:table-cell>
          <table:table-cell table:formula="of:=[.D193]-[.C193]" office:value-type="float" office:value="34.9837835867716" calcext:value-type="float">
            <text:p>34.9837835868</text:p>
          </table:table-cell>
          <table:table-cell table:formula="of:=[.E193]-37.9461244425242" office:value-type="float" office:value="-2.9623408557526" calcext:value-type="float">
            <text:p>-2.962</text:p>
          </table:table-cell>
          <table:table-cell/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2741849447322" calcext:value-type="float">
            <text:p>34.274</text:p>
          </table:table-cell>
          <table:table-cell table:formula="of:=[.D194]-[.C194]" office:value-type="float" office:value="34.8741849447322" calcext:value-type="float">
            <text:p>34.8741849447</text:p>
          </table:table-cell>
          <table:table-cell table:formula="of:=[.E194]-37.9461244425242" office:value-type="float" office:value="-3.071939497792" calcext:value-type="float">
            <text:p>-3.072</text:p>
          </table:table-cell>
          <table:table-cell/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1972584314845" calcext:value-type="float">
            <text:p>34.197</text:p>
          </table:table-cell>
          <table:table-cell table:formula="of:=[.D195]-[.C195]" office:value-type="float" office:value="34.7972584314845" calcext:value-type="float">
            <text:p>34.7972584315</text:p>
          </table:table-cell>
          <table:table-cell table:formula="of:=[.E195]-37.9461244425242" office:value-type="float" office:value="-3.1488660110397" calcext:value-type="float">
            <text:p>-3.149</text:p>
          </table:table-cell>
          <table:table-cell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959976314934" calcext:value-type="float">
            <text:p>33.960</text:p>
          </table:table-cell>
          <table:table-cell table:formula="of:=[.D196]-[.C196]" office:value-type="float" office:value="34.559976314934" calcext:value-type="float">
            <text:p>34.5599763149</text:p>
          </table:table-cell>
          <table:table-cell table:formula="of:=[.E196]-37.9461244425242" office:value-type="float" office:value="-3.3861481275902" calcext:value-type="float">
            <text:p>-3.386</text:p>
          </table:table-cell>
          <table:table-cell/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9904549678481" calcext:value-type="float">
            <text:p>33.990</text:p>
          </table:table-cell>
          <table:table-cell table:formula="of:=[.D197]-[.C197]" office:value-type="float" office:value="34.5904549678481" calcext:value-type="float">
            <text:p>34.5904549678</text:p>
          </table:table-cell>
          <table:table-cell table:formula="of:=[.E197]-37.9461244425242" office:value-type="float" office:value="-3.3556694746761" calcext:value-type="float">
            <text:p>-3.356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7144150775206" calcext:value-type="float">
            <text:p>33.714</text:p>
          </table:table-cell>
          <table:table-cell table:formula="of:=[.D198]-[.C198]" office:value-type="float" office:value="34.3144150775206" calcext:value-type="float">
            <text:p>34.3144150775</text:p>
          </table:table-cell>
          <table:table-cell table:formula="of:=[.E198]-37.9461244425242" office:value-type="float" office:value="-3.6317093650036" calcext:value-type="float">
            <text:p>-3.632</text:p>
          </table:table-cell>
          <table:table-cell/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7114336318848" calcext:value-type="float">
            <text:p>33.711</text:p>
          </table:table-cell>
          <table:table-cell table:formula="of:=[.D199]-[.C199]" office:value-type="float" office:value="34.3114336318848" calcext:value-type="float">
            <text:p>34.3114336319</text:p>
          </table:table-cell>
          <table:table-cell table:formula="of:=[.E199]-37.9461244425242" office:value-type="float" office:value="-3.6346908106394" calcext:value-type="float">
            <text:p>-3.635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6584658441092" calcext:value-type="float">
            <text:p>33.658</text:p>
          </table:table-cell>
          <table:table-cell table:formula="of:=[.D200]-[.C200]" office:value-type="float" office:value="34.2584658441092" calcext:value-type="float">
            <text:p>34.2584658441</text:p>
          </table:table-cell>
          <table:table-cell table:formula="of:=[.E200]-37.9461244425242" office:value-type="float" office:value="-3.687658598415" calcext:value-type="float">
            <text:p>-3.688</text:p>
          </table:table-cell>
          <table:table-cell/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6118139720362" calcext:value-type="float">
            <text:p>33.612</text:p>
          </table:table-cell>
          <table:table-cell table:formula="of:=[.D201]-[.C201]" office:value-type="float" office:value="34.2118139720362" calcext:value-type="float">
            <text:p>34.211813972</text:p>
          </table:table-cell>
          <table:table-cell table:formula="of:=[.E201]-37.9461244425242" office:value-type="float" office:value="-3.734310470488" calcext:value-type="float">
            <text:p>-3.734</text:p>
          </table:table-cell>
          <table:table-cell/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516047488545" calcext:value-type="float">
            <text:p>33.452</text:p>
          </table:table-cell>
          <table:table-cell table:formula="of:=[.D202]-[.C202]" office:value-type="float" office:value="34.0516047488545" calcext:value-type="float">
            <text:p>34.0516047489</text:p>
          </table:table-cell>
          <table:table-cell table:formula="of:=[.E202]-37.9461244425242" office:value-type="float" office:value="-3.8945196936697" calcext:value-type="float">
            <text:p>-3.895</text:p>
          </table:table-cell>
          <table:table-cell/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387835346057" calcext:value-type="float">
            <text:p>33.439</text:p>
          </table:table-cell>
          <table:table-cell table:formula="of:=[.D203]-[.C203]" office:value-type="float" office:value="34.0387835346057" calcext:value-type="float">
            <text:p>34.0387835346</text:p>
          </table:table-cell>
          <table:table-cell table:formula="of:=[.E203]-37.9461244425242" office:value-type="float" office:value="-3.9073409079185" calcext:value-type="float">
            <text:p>-3.907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2285805612164" calcext:value-type="float">
            <text:p>33.229</text:p>
          </table:table-cell>
          <table:table-cell table:formula="of:=[.D204]-[.C204]" office:value-type="float" office:value="33.8285805612164" calcext:value-type="float">
            <text:p>33.8285805612</text:p>
          </table:table-cell>
          <table:table-cell table:formula="of:=[.E204]-37.9461244425242" office:value-type="float" office:value="-4.1175438813078" calcext:value-type="float">
            <text:p>-4.118</text:p>
          </table:table-cell>
          <table:table-cell/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1297259475288" calcext:value-type="float">
            <text:p>33.130</text:p>
          </table:table-cell>
          <table:table-cell table:formula="of:=[.D205]-[.C205]" office:value-type="float" office:value="33.7297259475288" calcext:value-type="float">
            <text:p>33.7297259475</text:p>
          </table:table-cell>
          <table:table-cell table:formula="of:=[.E205]-37.9461244425242" office:value-type="float" office:value="-4.2163984949954" calcext:value-type="float">
            <text:p>-4.216</text:p>
          </table:table-cell>
          <table:table-cell/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0227065344171" calcext:value-type="float">
            <text:p>33.023</text:p>
          </table:table-cell>
          <table:table-cell table:formula="of:=[.D206]-[.C206]" office:value-type="float" office:value="33.6227065344171" calcext:value-type="float">
            <text:p>33.6227065344</text:p>
          </table:table-cell>
          <table:table-cell table:formula="of:=[.E206]-37.9461244425242" office:value-type="float" office:value="-4.3234179081071" calcext:value-type="float">
            <text:p>-4.323</text:p>
          </table:table-cell>
          <table:table-cell/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9091865225035" calcext:value-type="float">
            <text:p>32.909</text:p>
          </table:table-cell>
          <table:table-cell table:formula="of:=[.D207]-[.C207]" office:value-type="float" office:value="33.5091865225035" calcext:value-type="float">
            <text:p>33.5091865225</text:p>
          </table:table-cell>
          <table:table-cell table:formula="of:=[.E207]-37.9461244425242" office:value-type="float" office:value="-4.4369379200207" calcext:value-type="float">
            <text:p>-4.437</text:p>
          </table:table-cell>
          <table:table-cell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7537192539833" calcext:value-type="float">
            <text:p>32.754</text:p>
          </table:table-cell>
          <table:table-cell table:formula="of:=[.D208]-[.C208]" office:value-type="float" office:value="33.3537192539833" calcext:value-type="float">
            <text:p>33.353719254</text:p>
          </table:table-cell>
          <table:table-cell table:formula="of:=[.E208]-37.9461244425242" office:value-type="float" office:value="-4.5924051885409" calcext:value-type="float">
            <text:p>-4.592</text:p>
          </table:table-cell>
          <table:table-cell/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5844818690982" calcext:value-type="float">
            <text:p>32.584</text:p>
          </table:table-cell>
          <table:table-cell table:formula="of:=[.D209]-[.C209]" office:value-type="float" office:value="33.1844818690982" calcext:value-type="float">
            <text:p>33.1844818691</text:p>
          </table:table-cell>
          <table:table-cell table:formula="of:=[.E209]-37.9461244425242" office:value-type="float" office:value="-4.761642573426" calcext:value-type="float">
            <text:p>-4.762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442343742672" calcext:value-type="float">
            <text:p>32.442</text:p>
          </table:table-cell>
          <table:table-cell table:formula="of:=[.D210]-[.C210]" office:value-type="float" office:value="33.042343742672" calcext:value-type="float">
            <text:p>33.0423437427</text:p>
          </table:table-cell>
          <table:table-cell table:formula="of:=[.E210]-37.9461244425242" office:value-type="float" office:value="-4.9037806998522" calcext:value-type="float">
            <text:p>-4.904</text:p>
          </table:table-cell>
          <table:table-cell/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4047208277747" calcext:value-type="float">
            <text:p>32.405</text:p>
          </table:table-cell>
          <table:table-cell table:formula="of:=[.D211]-[.C211]" office:value-type="float" office:value="33.0047208277747" calcext:value-type="float">
            <text:p>33.0047208278</text:p>
          </table:table-cell>
          <table:table-cell table:formula="of:=[.E211]-37.9461244425242" office:value-type="float" office:value="-4.9414036147495" calcext:value-type="float">
            <text:p>-4.941</text:p>
          </table:table-cell>
          <table:table-cell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2689260620449" calcext:value-type="float">
            <text:p>32.269</text:p>
          </table:table-cell>
          <table:table-cell table:formula="of:=[.D212]-[.C212]" office:value-type="float" office:value="32.8689260620449" calcext:value-type="float">
            <text:p>32.868926062</text:p>
          </table:table-cell>
          <table:table-cell table:formula="of:=[.E212]-37.9461244425242" office:value-type="float" office:value="-5.0771983804793" calcext:value-type="float">
            <text:p>-5.077</text:p>
          </table:table-cell>
          <table:table-cell/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0970646095079" calcext:value-type="float">
            <text:p>32.097</text:p>
          </table:table-cell>
          <table:table-cell table:formula="of:=[.D213]-[.C213]" office:value-type="float" office:value="32.6970646095079" calcext:value-type="float">
            <text:p>32.6970646095</text:p>
          </table:table-cell>
          <table:table-cell table:formula="of:=[.E213]-37.9461244425242" office:value-type="float" office:value="-5.2490598330163" calcext:value-type="float">
            <text:p>-5.249</text:p>
          </table:table-cell>
          <table:table-cell/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9769179967701" calcext:value-type="float">
            <text:p>31.977</text:p>
          </table:table-cell>
          <table:table-cell table:formula="of:=[.D214]-[.C214]" office:value-type="float" office:value="32.5769179967701" calcext:value-type="float">
            <text:p>32.5769179968</text:p>
          </table:table-cell>
          <table:table-cell table:formula="of:=[.E214]-37.9461244425242" office:value-type="float" office:value="-5.3692064457541" calcext:value-type="float">
            <text:p>-5.369</text:p>
          </table:table-cell>
          <table:table-cell/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8811431380358" calcext:value-type="float">
            <text:p>31.881</text:p>
          </table:table-cell>
          <table:table-cell table:formula="of:=[.D215]-[.C215]" office:value-type="float" office:value="32.4811431380358" calcext:value-type="float">
            <text:p>32.481143138</text:p>
          </table:table-cell>
          <table:table-cell table:formula="of:=[.E215]-37.9461244425242" office:value-type="float" office:value="-5.4649813044884" calcext:value-type="float">
            <text:p>-5.465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6651925055374" calcext:value-type="float">
            <text:p>31.665</text:p>
          </table:table-cell>
          <table:table-cell table:formula="of:=[.D216]-[.C216]" office:value-type="float" office:value="32.2651925055374" calcext:value-type="float">
            <text:p>32.2651925055</text:p>
          </table:table-cell>
          <table:table-cell table:formula="of:=[.E216]-37.9461244425242" office:value-type="float" office:value="-5.6809319369868" calcext:value-type="float">
            <text:p>-5.681</text:p>
          </table:table-cell>
          <table:table-cell/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6412425584013" calcext:value-type="float">
            <text:p>31.641</text:p>
          </table:table-cell>
          <table:table-cell table:formula="of:=[.D217]-[.C217]" office:value-type="float" office:value="32.2412425584013" calcext:value-type="float">
            <text:p>32.2412425584</text:p>
          </table:table-cell>
          <table:table-cell table:formula="of:=[.E217]-37.9461244425242" office:value-type="float" office:value="-5.70488188412291" calcext:value-type="float">
            <text:p>-5.705</text:p>
          </table:table-cell>
          <table:table-cell/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4085207213735" calcext:value-type="float">
            <text:p>31.409</text:p>
          </table:table-cell>
          <table:table-cell table:formula="of:=[.D218]-[.C218]" office:value-type="float" office:value="32.0085207213735" calcext:value-type="float">
            <text:p>32.0085207214</text:p>
          </table:table-cell>
          <table:table-cell table:formula="of:=[.E218]-37.9461244425242" office:value-type="float" office:value="-5.9376037211507" calcext:value-type="float">
            <text:p>-5.938</text:p>
          </table:table-cell>
          <table:table-cell/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3025584453861" calcext:value-type="float">
            <text:p>31.303</text:p>
          </table:table-cell>
          <table:table-cell table:formula="of:=[.D219]-[.C219]" office:value-type="float" office:value="31.9025584453861" calcext:value-type="float">
            <text:p>31.9025584454</text:p>
          </table:table-cell>
          <table:table-cell table:formula="of:=[.E219]-37.9461244425242" office:value-type="float" office:value="-6.0435659971381" calcext:value-type="float">
            <text:p>-6.044</text:p>
          </table:table-cell>
          <table:table-cell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1195440223401" calcext:value-type="float">
            <text:p>31.120</text:p>
          </table:table-cell>
          <table:table-cell table:formula="of:=[.D220]-[.C220]" office:value-type="float" office:value="31.7195440223401" calcext:value-type="float">
            <text:p>31.7195440223</text:p>
          </table:table-cell>
          <table:table-cell table:formula="of:=[.E220]-37.9461244425242" office:value-type="float" office:value="-6.2265804201841" calcext:value-type="float">
            <text:p>-6.227</text:p>
          </table:table-cell>
          <table:table-cell/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0174115598669" calcext:value-type="float">
            <text:p>31.017</text:p>
          </table:table-cell>
          <table:table-cell table:formula="of:=[.D221]-[.C221]" office:value-type="float" office:value="31.6174115598669" calcext:value-type="float">
            <text:p>31.6174115599</text:p>
          </table:table-cell>
          <table:table-cell table:formula="of:=[.E221]-37.9461244425242" office:value-type="float" office:value="-6.3287128826573" calcext:value-type="float">
            <text:p>-6.329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7886897601091" calcext:value-type="float">
            <text:p>30.789</text:p>
          </table:table-cell>
          <table:table-cell table:formula="of:=[.D222]-[.C222]" office:value-type="float" office:value="31.3886897601091" calcext:value-type="float">
            <text:p>31.3886897601</text:p>
          </table:table-cell>
          <table:table-cell table:formula="of:=[.E222]-37.9461244425242" office:value-type="float" office:value="-6.5574346824151" calcext:value-type="float">
            <text:p>-6.557</text:p>
          </table:table-cell>
          <table:table-cell/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6770753009211" calcext:value-type="float">
            <text:p>30.677</text:p>
          </table:table-cell>
          <table:table-cell table:formula="of:=[.D223]-[.C223]" office:value-type="float" office:value="31.2770753009211" calcext:value-type="float">
            <text:p>31.2770753009</text:p>
          </table:table-cell>
          <table:table-cell table:formula="of:=[.E223]-37.9461244425242" office:value-type="float" office:value="-6.6690491416031" calcext:value-type="float">
            <text:p>-6.669</text:p>
          </table:table-cell>
          <table:table-cell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5228332897723" calcext:value-type="float">
            <text:p>30.523</text:p>
          </table:table-cell>
          <table:table-cell table:formula="of:=[.D224]-[.C224]" office:value-type="float" office:value="31.1228332897723" calcext:value-type="float">
            <text:p>31.1228332898</text:p>
          </table:table-cell>
          <table:table-cell table:formula="of:=[.E224]-37.9461244425242" office:value-type="float" office:value="-6.8232911527519" calcext:value-type="float">
            <text:p>-6.823</text:p>
          </table:table-cell>
          <table:table-cell/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339134706793" calcext:value-type="float">
            <text:p>30.339</text:p>
          </table:table-cell>
          <table:table-cell table:formula="of:=[.D225]-[.C225]" office:value-type="float" office:value="30.939134706793" calcext:value-type="float">
            <text:p>30.9391347068</text:p>
          </table:table-cell>
          <table:table-cell table:formula="of:=[.E225]-37.9461244425242" office:value-type="float" office:value="-7.0069897357312" calcext:value-type="float">
            <text:p>-7.007</text:p>
          </table:table-cell>
          <table:table-cell/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2473889958754" calcext:value-type="float">
            <text:p>30.247</text:p>
          </table:table-cell>
          <table:table-cell table:formula="of:=[.D226]-[.C226]" office:value-type="float" office:value="30.8473889958754" calcext:value-type="float">
            <text:p>30.8473889959</text:p>
          </table:table-cell>
          <table:table-cell table:formula="of:=[.E226]-37.9461244425242" office:value-type="float" office:value="-7.0987354466488" calcext:value-type="float">
            <text:p>-7.099</text:p>
          </table:table-cell>
          <table:table-cell/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0199123823766" calcext:value-type="float">
            <text:p>30.020</text:p>
          </table:table-cell>
          <table:table-cell table:formula="of:=[.D227]-[.C227]" office:value-type="float" office:value="30.6199123823766" calcext:value-type="float">
            <text:p>30.6199123824</text:p>
          </table:table-cell>
          <table:table-cell table:formula="of:=[.E227]-37.9461244425242" office:value-type="float" office:value="-7.3262120601476" calcext:value-type="float">
            <text:p>-7.326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8828026633597" calcext:value-type="float">
            <text:p>29.883</text:p>
          </table:table-cell>
          <table:table-cell table:formula="of:=[.D228]-[.C228]" office:value-type="float" office:value="30.4828026633597" calcext:value-type="float">
            <text:p>30.4828026634</text:p>
          </table:table-cell>
          <table:table-cell table:formula="of:=[.E228]-37.9461244425242" office:value-type="float" office:value="-7.4633217791645" calcext:value-type="float">
            <text:p>-7.463</text:p>
          </table:table-cell>
          <table:table-cell/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6838177276629" calcext:value-type="float">
            <text:p>29.684</text:p>
          </table:table-cell>
          <table:table-cell table:formula="of:=[.D229]-[.C229]" office:value-type="float" office:value="30.2838177276629" calcext:value-type="float">
            <text:p>30.2838177277</text:p>
          </table:table-cell>
          <table:table-cell table:formula="of:=[.E229]-37.9461244425242" office:value-type="float" office:value="-7.6623067148613" calcext:value-type="float">
            <text:p>-7.662</text:p>
          </table:table-cell>
          <table:table-cell/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5847970405768" calcext:value-type="float">
            <text:p>29.585</text:p>
          </table:table-cell>
          <table:table-cell table:formula="of:=[.D230]-[.C230]" office:value-type="float" office:value="30.1847970405768" calcext:value-type="float">
            <text:p>30.1847970406</text:p>
          </table:table-cell>
          <table:table-cell table:formula="of:=[.E230]-37.9461244425242" office:value-type="float" office:value="-7.7613274019474" calcext:value-type="float">
            <text:p>-7.761</text:p>
          </table:table-cell>
          <table:table-cell/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4056760271538" calcext:value-type="float">
            <text:p>29.406</text:p>
          </table:table-cell>
          <table:table-cell table:formula="of:=[.D231]-[.C231]" office:value-type="float" office:value="30.0056760271538" calcext:value-type="float">
            <text:p>30.0056760272</text:p>
          </table:table-cell>
          <table:table-cell table:formula="of:=[.E231]-37.9461244425242" office:value-type="float" office:value="-7.9404484153704" calcext:value-type="float">
            <text:p>-7.940</text:p>
          </table:table-cell>
          <table:table-cell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2613730974411" calcext:value-type="float">
            <text:p>29.261</text:p>
          </table:table-cell>
          <table:table-cell table:formula="of:=[.D232]-[.C232]" office:value-type="float" office:value="29.8613730974411" calcext:value-type="float">
            <text:p>29.8613730974</text:p>
          </table:table-cell>
          <table:table-cell table:formula="of:=[.E232]-37.9461244425242" office:value-type="float" office:value="-8.0847513450831" calcext:value-type="float">
            <text:p>-8.085</text:p>
          </table:table-cell>
          <table:table-cell/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1612950556248" calcext:value-type="float">
            <text:p>29.161</text:p>
          </table:table-cell>
          <table:table-cell table:formula="of:=[.D233]-[.C233]" office:value-type="float" office:value="29.7612950556248" calcext:value-type="float">
            <text:p>29.7612950556</text:p>
          </table:table-cell>
          <table:table-cell table:formula="of:=[.E233]-37.9461244425242" office:value-type="float" office:value="-8.1848293868994" calcext:value-type="float">
            <text:p>-8.185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9849290279189" calcext:value-type="float">
            <text:p>28.985</text:p>
          </table:table-cell>
          <table:table-cell table:formula="of:=[.D234]-[.C234]" office:value-type="float" office:value="29.5849290279189" calcext:value-type="float">
            <text:p>29.5849290279</text:p>
          </table:table-cell>
          <table:table-cell table:formula="of:=[.E234]-37.9461244425242" office:value-type="float" office:value="-8.3611954146053" calcext:value-type="float">
            <text:p>-8.361</text:p>
          </table:table-cell>
          <table:table-cell/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761247831085" calcext:value-type="float">
            <text:p>28.761</text:p>
          </table:table-cell>
          <table:table-cell table:formula="of:=[.D235]-[.C235]" office:value-type="float" office:value="29.361247831085" calcext:value-type="float">
            <text:p>29.3612478311</text:p>
          </table:table-cell>
          <table:table-cell table:formula="of:=[.E235]-37.9461244425242" office:value-type="float" office:value="-8.5848766114392" calcext:value-type="float">
            <text:p>-8.585</text:p>
          </table:table-cell>
          <table:table-cell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6606453362883" calcext:value-type="float">
            <text:p>28.661</text:p>
          </table:table-cell>
          <table:table-cell table:formula="of:=[.D236]-[.C236]" office:value-type="float" office:value="29.2606453362883" calcext:value-type="float">
            <text:p>29.2606453363</text:p>
          </table:table-cell>
          <table:table-cell table:formula="of:=[.E236]-37.9461244425242" office:value-type="float" office:value="-8.6854791062359" calcext:value-type="float">
            <text:p>-8.685</text:p>
          </table:table-cell>
          <table:table-cell/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4379315342369" calcext:value-type="float">
            <text:p>28.438</text:p>
          </table:table-cell>
          <table:table-cell table:formula="of:=[.D237]-[.C237]" office:value-type="float" office:value="29.0379315342369" calcext:value-type="float">
            <text:p>29.0379315342</text:p>
          </table:table-cell>
          <table:table-cell table:formula="of:=[.E237]-37.9461244425242" office:value-type="float" office:value="-8.9081929082873" calcext:value-type="float">
            <text:p>-8.908</text:p>
          </table:table-cell>
          <table:table-cell/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2600204059228" calcext:value-type="float">
            <text:p>28.260</text:p>
          </table:table-cell>
          <table:table-cell table:formula="of:=[.D238]-[.C238]" office:value-type="float" office:value="28.8600204059228" calcext:value-type="float">
            <text:p>28.8600204059</text:p>
          </table:table-cell>
          <table:table-cell table:formula="of:=[.E238]-37.9461244425242" office:value-type="float" office:value="-9.0861040366014" calcext:value-type="float">
            <text:p>-9.086</text:p>
          </table:table-cell>
          <table:table-cell/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0752640034196" calcext:value-type="float">
            <text:p>28.075</text:p>
          </table:table-cell>
          <table:table-cell table:formula="of:=[.D239]-[.C239]" office:value-type="float" office:value="28.6752640034196" calcext:value-type="float">
            <text:p>28.6752640034</text:p>
          </table:table-cell>
          <table:table-cell table:formula="of:=[.E239]-37.9461244425242" office:value-type="float" office:value="-9.2708604391046" calcext:value-type="float">
            <text:p>-9.271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9385062366975" calcext:value-type="float">
            <text:p>27.939</text:p>
          </table:table-cell>
          <table:table-cell table:formula="of:=[.D240]-[.C240]" office:value-type="float" office:value="28.5385062366975" calcext:value-type="float">
            <text:p>28.5385062367</text:p>
          </table:table-cell>
          <table:table-cell table:formula="of:=[.E240]-37.9461244425242" office:value-type="float" office:value="-9.4076182058267" calcext:value-type="float">
            <text:p>-9.408</text:p>
          </table:table-cell>
          <table:table-cell/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7470249145031" calcext:value-type="float">
            <text:p>27.747</text:p>
          </table:table-cell>
          <table:table-cell table:formula="of:=[.D241]-[.C241]" office:value-type="float" office:value="28.3470249145031" calcext:value-type="float">
            <text:p>28.3470249145</text:p>
          </table:table-cell>
          <table:table-cell table:formula="of:=[.E241]-37.9461244425242" office:value-type="float" office:value="-9.5990995280211" calcext:value-type="float">
            <text:p>-9.599</text:p>
          </table:table-cell>
          <table:table-cell/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6964890269963" calcext:value-type="float">
            <text:p>27.696</text:p>
          </table:table-cell>
          <table:table-cell table:formula="of:=[.D242]-[.C242]" office:value-type="float" office:value="28.2964890269963" calcext:value-type="float">
            <text:p>28.296489027</text:p>
          </table:table-cell>
          <table:table-cell table:formula="of:=[.E242]-37.9461244425242" office:value-type="float" office:value="-9.6496354155279" calcext:value-type="float">
            <text:p>-9.650</text:p>
          </table:table-cell>
          <table:table-cell/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4528406472764" calcext:value-type="float">
            <text:p>27.453</text:p>
          </table:table-cell>
          <table:table-cell table:formula="of:=[.D243]-[.C243]" office:value-type="float" office:value="28.0528406472764" calcext:value-type="float">
            <text:p>28.0528406473</text:p>
          </table:table-cell>
          <table:table-cell table:formula="of:=[.E243]-37.9461244425242" office:value-type="float" office:value="-9.8932837952478" calcext:value-type="float">
            <text:p>-9.893</text:p>
          </table:table-cell>
          <table:table-cell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3172434887366" calcext:value-type="float">
            <text:p>27.317</text:p>
          </table:table-cell>
          <table:table-cell table:formula="of:=[.D244]-[.C244]" office:value-type="float" office:value="27.9172434887366" calcext:value-type="float">
            <text:p>27.9172434887</text:p>
          </table:table-cell>
          <table:table-cell table:formula="of:=[.E244]-37.9461244425242" office:value-type="float" office:value="-10.0288809537876" calcext:value-type="float">
            <text:p>-10.029</text:p>
          </table:table-cell>
          <table:table-cell/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1175556096427" calcext:value-type="float">
            <text:p>27.118</text:p>
          </table:table-cell>
          <table:table-cell table:formula="of:=[.D245]-[.C245]" office:value-type="float" office:value="27.7175556096427" calcext:value-type="float">
            <text:p>27.7175556096</text:p>
          </table:table-cell>
          <table:table-cell table:formula="of:=[.E245]-37.9461244425242" office:value-type="float" office:value="-10.2285688328815" calcext:value-type="float">
            <text:p>-10.229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9815495886794" calcext:value-type="float">
            <text:p>26.982</text:p>
          </table:table-cell>
          <table:table-cell table:formula="of:=[.D246]-[.C246]" office:value-type="float" office:value="27.5815495886794" calcext:value-type="float">
            <text:p>27.5815495887</text:p>
          </table:table-cell>
          <table:table-cell table:formula="of:=[.E246]-37.9461244425242" office:value-type="float" office:value="-10.3645748538448" calcext:value-type="float">
            <text:p>-10.365</text:p>
          </table:table-cell>
          <table:table-cell/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8819786019998" calcext:value-type="float">
            <text:p>26.882</text:p>
          </table:table-cell>
          <table:table-cell table:formula="of:=[.D247]-[.C247]" office:value-type="float" office:value="27.4819786019998" calcext:value-type="float">
            <text:p>27.481978602</text:p>
          </table:table-cell>
          <table:table-cell table:formula="of:=[.E247]-37.9461244425242" office:value-type="float" office:value="-10.4641458405244" calcext:value-type="float">
            <text:p>-10.464</text:p>
          </table:table-cell>
          <table:table-cell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6551565987774" calcext:value-type="float">
            <text:p>26.655</text:p>
          </table:table-cell>
          <table:table-cell table:formula="of:=[.D248]-[.C248]" office:value-type="float" office:value="27.2551565987774" calcext:value-type="float">
            <text:p>27.2551565988</text:p>
          </table:table-cell>
          <table:table-cell table:formula="of:=[.E248]-37.9461244425242" office:value-type="float" office:value="-10.6909678437468" calcext:value-type="float">
            <text:p>-10.691</text:p>
          </table:table-cell>
          <table:table-cell/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4942152849935" calcext:value-type="float">
            <text:p>26.494</text:p>
          </table:table-cell>
          <table:table-cell table:formula="of:=[.D249]-[.C249]" office:value-type="float" office:value="27.0942152849935" calcext:value-type="float">
            <text:p>27.094215285</text:p>
          </table:table-cell>
          <table:table-cell table:formula="of:=[.E249]-37.9461244425242" office:value-type="float" office:value="-10.8519091575307" calcext:value-type="float">
            <text:p>-10.852</text:p>
          </table:table-cell>
          <table:table-cell/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3201723394726" calcext:value-type="float">
            <text:p>26.320</text:p>
          </table:table-cell>
          <table:table-cell table:formula="of:=[.D250]-[.C250]" office:value-type="float" office:value="26.9201723394726" calcext:value-type="float">
            <text:p>26.9201723395</text:p>
          </table:table-cell>
          <table:table-cell table:formula="of:=[.E250]-37.9461244425242" office:value-type="float" office:value="-11.0259521030516" calcext:value-type="float">
            <text:p>-11.026</text:p>
          </table:table-cell>
          <table:table-cell/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170514306922" calcext:value-type="float">
            <text:p>26.171</text:p>
          </table:table-cell>
          <table:table-cell table:formula="of:=[.D251]-[.C251]" office:value-type="float" office:value="26.770514306922" calcext:value-type="float">
            <text:p>26.7705143069</text:p>
          </table:table-cell>
          <table:table-cell table:formula="of:=[.E251]-37.9461244425242" office:value-type="float" office:value="-11.1756101356022" calcext:value-type="float">
            <text:p>-11.176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9601752074196" calcext:value-type="float">
            <text:p>25.960</text:p>
          </table:table-cell>
          <table:table-cell table:formula="of:=[.D252]-[.C252]" office:value-type="float" office:value="26.5601752074196" calcext:value-type="float">
            <text:p>26.5601752074</text:p>
          </table:table-cell>
          <table:table-cell table:formula="of:=[.E252]-37.9461244425242" office:value-type="float" office:value="-11.3859492351046" calcext:value-type="float">
            <text:p>-11.386</text:p>
          </table:table-cell>
          <table:table-cell/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753500638553" calcext:value-type="float">
            <text:p>25.754</text:p>
          </table:table-cell>
          <table:table-cell table:formula="of:=[.D253]-[.C253]" office:value-type="float" office:value="26.353500638553" calcext:value-type="float">
            <text:p>26.3535006386</text:p>
          </table:table-cell>
          <table:table-cell table:formula="of:=[.E253]-37.9461244425242" office:value-type="float" office:value="-11.5926238039712" calcext:value-type="float">
            <text:p>-11.593</text:p>
          </table:table-cell>
          <table:table-cell/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6810132159122" calcext:value-type="float">
            <text:p>25.681</text:p>
          </table:table-cell>
          <table:table-cell table:formula="of:=[.D254]-[.C254]" office:value-type="float" office:value="26.2810132159122" calcext:value-type="float">
            <text:p>26.2810132159</text:p>
          </table:table-cell>
          <table:table-cell table:formula="of:=[.E254]-37.9461244425242" office:value-type="float" office:value="-11.665111226612" calcext:value-type="float">
            <text:p>-11.665</text:p>
          </table:table-cell>
          <table:table-cell/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5164183371575" calcext:value-type="float">
            <text:p>25.516</text:p>
          </table:table-cell>
          <table:table-cell table:formula="of:=[.D255]-[.C255]" office:value-type="float" office:value="26.1164183371575" calcext:value-type="float">
            <text:p>26.1164183372</text:p>
          </table:table-cell>
          <table:table-cell table:formula="of:=[.E255]-37.9461244425242" office:value-type="float" office:value="-11.8297061053667" calcext:value-type="float">
            <text:p>-11.830</text:p>
          </table:table-cell>
          <table:table-cell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3217163431776" calcext:value-type="float">
            <text:p>25.322</text:p>
          </table:table-cell>
          <table:table-cell table:formula="of:=[.D256]-[.C256]" office:value-type="float" office:value="25.9217163431776" calcext:value-type="float">
            <text:p>25.9217163432</text:p>
          </table:table-cell>
          <table:table-cell table:formula="of:=[.E256]-37.9461244425242" office:value-type="float" office:value="-12.0244080993466" calcext:value-type="float">
            <text:p>-12.024</text:p>
          </table:table-cell>
          <table:table-cell/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1660945541539" calcext:value-type="float">
            <text:p>25.166</text:p>
          </table:table-cell>
          <table:table-cell table:formula="of:=[.D257]-[.C257]" office:value-type="float" office:value="25.7660945541539" calcext:value-type="float">
            <text:p>25.7660945542</text:p>
          </table:table-cell>
          <table:table-cell table:formula="of:=[.E257]-37.9461244425242" office:value-type="float" office:value="-12.1800298883703" calcext:value-type="float">
            <text:p>-12.180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9878980905532" calcext:value-type="float">
            <text:p>24.988</text:p>
          </table:table-cell>
          <table:table-cell table:formula="of:=[.D258]-[.C258]" office:value-type="float" office:value="25.5878980905532" calcext:value-type="float">
            <text:p>25.5878980906</text:p>
          </table:table-cell>
          <table:table-cell table:formula="of:=[.E258]-37.9461244425242" office:value-type="float" office:value="-12.358226351971" calcext:value-type="float">
            <text:p>-12.358</text:p>
          </table:table-cell>
          <table:table-cell/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8187385533279" calcext:value-type="float">
            <text:p>24.819</text:p>
          </table:table-cell>
          <table:table-cell table:formula="of:=[.D259]-[.C259]" office:value-type="float" office:value="25.4187385533279" calcext:value-type="float">
            <text:p>25.4187385533</text:p>
          </table:table-cell>
          <table:table-cell table:formula="of:=[.E259]-37.9461244425242" office:value-type="float" office:value="-12.5273858891963" calcext:value-type="float">
            <text:p>-12.527</text:p>
          </table:table-cell>
          <table:table-cell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6560573660548" calcext:value-type="float">
            <text:p>24.656</text:p>
          </table:table-cell>
          <table:table-cell table:formula="of:=[.D260]-[.C260]" office:value-type="float" office:value="25.2560573660548" calcext:value-type="float">
            <text:p>25.2560573661</text:p>
          </table:table-cell>
          <table:table-cell table:formula="of:=[.E260]-37.9461244425242" office:value-type="float" office:value="-12.6900670764694" calcext:value-type="float">
            <text:p>-12.690</text:p>
          </table:table-cell>
          <table:table-cell/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5310343666726" calcext:value-type="float">
            <text:p>24.531</text:p>
          </table:table-cell>
          <table:table-cell table:formula="of:=[.D261]-[.C261]" office:value-type="float" office:value="25.1310343666726" calcext:value-type="float">
            <text:p>25.1310343667</text:p>
          </table:table-cell>
          <table:table-cell table:formula="of:=[.E261]-37.9461244425242" office:value-type="float" office:value="-12.8150900758516" calcext:value-type="float">
            <text:p>-12.815</text:p>
          </table:table-cell>
          <table:table-cell/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3301645731846" calcext:value-type="float">
            <text:p>24.330</text:p>
          </table:table-cell>
          <table:table-cell table:formula="of:=[.D262]-[.C262]" office:value-type="float" office:value="24.9301645731846" calcext:value-type="float">
            <text:p>24.9301645732</text:p>
          </table:table-cell>
          <table:table-cell table:formula="of:=[.E262]-37.9461244425242" office:value-type="float" office:value="-13.0159598693396" calcext:value-type="float">
            <text:p>-13.016</text:p>
          </table:table-cell>
          <table:table-cell/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1922786214315" calcext:value-type="float">
            <text:p>24.192</text:p>
          </table:table-cell>
          <table:table-cell table:formula="of:=[.D263]-[.C263]" office:value-type="float" office:value="24.7922786214315" calcext:value-type="float">
            <text:p>24.7922786214</text:p>
          </table:table-cell>
          <table:table-cell table:formula="of:=[.E263]-37.9461244425242" office:value-type="float" office:value="-13.1538458210927" calcext:value-type="float">
            <text:p>-13.154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0087289621966" calcext:value-type="float">
            <text:p>24.009</text:p>
          </table:table-cell>
          <table:table-cell table:formula="of:=[.D264]-[.C264]" office:value-type="float" office:value="24.6087289621966" calcext:value-type="float">
            <text:p>24.6087289622</text:p>
          </table:table-cell>
          <table:table-cell table:formula="of:=[.E264]-37.9461244425242" office:value-type="float" office:value="-13.3373954803276" calcext:value-type="float">
            <text:p>-13.337</text:p>
          </table:table-cell>
          <table:table-cell/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8510569542771" calcext:value-type="float">
            <text:p>23.851</text:p>
          </table:table-cell>
          <table:table-cell table:formula="of:=[.D265]-[.C265]" office:value-type="float" office:value="24.4510569542771" calcext:value-type="float">
            <text:p>24.4510569543</text:p>
          </table:table-cell>
          <table:table-cell table:formula="of:=[.E265]-37.9461244425242" office:value-type="float" office:value="-13.4950674882471" calcext:value-type="float">
            <text:p>-13.495</text:p>
          </table:table-cell>
          <table:table-cell/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3.6140771886258" calcext:value-type="float">
            <text:p>23.614</text:p>
          </table:table-cell>
          <table:table-cell table:formula="of:=[.D266]-[.C266]" office:value-type="float" office:value="24.2140771886258" calcext:value-type="float">
            <text:p>24.2140771886</text:p>
          </table:table-cell>
          <table:table-cell table:formula="of:=[.E266]-37.9461244425242" office:value-type="float" office:value="-13.7320472538984" calcext:value-type="float">
            <text:p>-13.732</text:p>
          </table:table-cell>
          <table:table-cell/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543492291705" calcext:value-type="float">
            <text:p>23.543</text:p>
          </table:table-cell>
          <table:table-cell table:formula="of:=[.D267]-[.C267]" office:value-type="float" office:value="24.143492291705" calcext:value-type="float">
            <text:p>24.1434922917</text:p>
          </table:table-cell>
          <table:table-cell table:formula="of:=[.E267]-37.9461244425242" office:value-type="float" office:value="-13.8026321508192" calcext:value-type="float">
            <text:p>-13.803</text:p>
          </table:table-cell>
          <table:table-cell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3.3475655784941" calcext:value-type="float">
            <text:p>23.348</text:p>
          </table:table-cell>
          <table:table-cell table:formula="of:=[.D268]-[.C268]" office:value-type="float" office:value="23.9475655784941" calcext:value-type="float">
            <text:p>23.9475655785</text:p>
          </table:table-cell>
          <table:table-cell table:formula="of:=[.E268]-37.9461244425242" office:value-type="float" office:value="-13.9985588640301" calcext:value-type="float">
            <text:p>-13.999</text:p>
          </table:table-cell>
          <table:table-cell/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2183164027776" calcext:value-type="float">
            <text:p>23.218</text:p>
          </table:table-cell>
          <table:table-cell table:formula="of:=[.D269]-[.C269]" office:value-type="float" office:value="23.8183164027776" calcext:value-type="float">
            <text:p>23.8183164028</text:p>
          </table:table-cell>
          <table:table-cell table:formula="of:=[.E269]-37.9461244425242" office:value-type="float" office:value="-14.1278080397466" calcext:value-type="float">
            <text:p>-14.128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9509719274751" calcext:value-type="float">
            <text:p>22.951</text:p>
          </table:table-cell>
          <table:table-cell table:formula="of:=[.D270]-[.C270]" office:value-type="float" office:value="23.5509719274751" calcext:value-type="float">
            <text:p>23.5509719275</text:p>
          </table:table-cell>
          <table:table-cell table:formula="of:=[.E270]-37.9461244425242" office:value-type="float" office:value="-14.3951525150491" calcext:value-type="float">
            <text:p>-14.395</text:p>
          </table:table-cell>
          <table:table-cell/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8296345303958" calcext:value-type="float">
            <text:p>22.830</text:p>
          </table:table-cell>
          <table:table-cell table:formula="of:=[.D271]-[.C271]" office:value-type="float" office:value="23.4296345303958" calcext:value-type="float">
            <text:p>23.4296345304</text:p>
          </table:table-cell>
          <table:table-cell table:formula="of:=[.E271]-37.9461244425242" office:value-type="float" office:value="-14.5164899121284" calcext:value-type="float">
            <text:p>-14.516</text:p>
          </table:table-cell>
          <table:table-cell/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710978726098" calcext:value-type="float">
            <text:p>22.711</text:p>
          </table:table-cell>
          <table:table-cell table:formula="of:=[.D272]-[.C272]" office:value-type="float" office:value="23.310978726098" calcext:value-type="float">
            <text:p>23.3109787261</text:p>
          </table:table-cell>
          <table:table-cell table:formula="of:=[.E272]-37.9461244425242" office:value-type="float" office:value="-14.6351457164262" calcext:value-type="float">
            <text:p>-14.635</text:p>
          </table:table-cell>
          <table:table-cell/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5831389333967" calcext:value-type="float">
            <text:p>22.583</text:p>
          </table:table-cell>
          <table:table-cell table:formula="of:=[.D273]-[.C273]" office:value-type="float" office:value="23.1831389333967" calcext:value-type="float">
            <text:p>23.1831389334</text:p>
          </table:table-cell>
          <table:table-cell table:formula="of:=[.E273]-37.9461244425242" office:value-type="float" office:value="-14.7629855091275" calcext:value-type="float">
            <text:p>-14.763</text:p>
          </table:table-cell>
          <table:table-cell/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3622205234917" calcext:value-type="float">
            <text:p>22.362</text:p>
          </table:table-cell>
          <table:table-cell table:formula="of:=[.D274]-[.C274]" office:value-type="float" office:value="22.9622205234917" calcext:value-type="float">
            <text:p>22.9622205235</text:p>
          </table:table-cell>
          <table:table-cell table:formula="of:=[.E274]-37.9461244425242" office:value-type="float" office:value="-14.9839039190325" calcext:value-type="float">
            <text:p>-14.984</text:p>
          </table:table-cell>
          <table:table-cell/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2230547079535" calcext:value-type="float">
            <text:p>22.223</text:p>
          </table:table-cell>
          <table:table-cell table:formula="of:=[.D275]-[.C275]" office:value-type="float" office:value="22.8230547079535" calcext:value-type="float">
            <text:p>22.823054708</text:p>
          </table:table-cell>
          <table:table-cell table:formula="of:=[.E275]-37.9461244425242" office:value-type="float" office:value="-15.1230697345707" calcext:value-type="float">
            <text:p>-15.123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1083747636462" calcext:value-type="float">
            <text:p>22.108</text:p>
          </table:table-cell>
          <table:table-cell table:formula="of:=[.D276]-[.C276]" office:value-type="float" office:value="22.7083747636462" calcext:value-type="float">
            <text:p>22.7083747636</text:p>
          </table:table-cell>
          <table:table-cell table:formula="of:=[.E276]-37.9461244425242" office:value-type="float" office:value="-15.237749678878" calcext:value-type="float">
            <text:p>-15.238</text:p>
          </table:table-cell>
          <table:table-cell/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9297764954993" calcext:value-type="float">
            <text:p>21.930</text:p>
          </table:table-cell>
          <table:table-cell table:formula="of:=[.D277]-[.C277]" office:value-type="float" office:value="22.5297764954993" calcext:value-type="float">
            <text:p>22.5297764955</text:p>
          </table:table-cell>
          <table:table-cell table:formula="of:=[.E277]-37.9461244425242" office:value-type="float" office:value="-15.4163479470249" calcext:value-type="float">
            <text:p>-15.416</text:p>
          </table:table-cell>
          <table:table-cell/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7289825679958" calcext:value-type="float">
            <text:p>21.729</text:p>
          </table:table-cell>
          <table:table-cell table:formula="of:=[.D278]-[.C278]" office:value-type="float" office:value="22.3289825679958" calcext:value-type="float">
            <text:p>22.328982568</text:p>
          </table:table-cell>
          <table:table-cell table:formula="of:=[.E278]-37.9461244425242" office:value-type="float" office:value="-15.6171418745284" calcext:value-type="float">
            <text:p>-15.617</text:p>
          </table:table-cell>
          <table:table-cell/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6580417889277" calcext:value-type="float">
            <text:p>21.658</text:p>
          </table:table-cell>
          <table:table-cell table:formula="of:=[.D279]-[.C279]" office:value-type="float" office:value="22.2580417889277" calcext:value-type="float">
            <text:p>22.2580417889</text:p>
          </table:table-cell>
          <table:table-cell table:formula="of:=[.E279]-37.9461244425242" office:value-type="float" office:value="-15.6880826535965" calcext:value-type="float">
            <text:p>-15.688</text:p>
          </table:table-cell>
          <table:table-cell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445058049855" calcext:value-type="float">
            <text:p>21.445</text:p>
          </table:table-cell>
          <table:table-cell table:formula="of:=[.D280]-[.C280]" office:value-type="float" office:value="22.045058049855" calcext:value-type="float">
            <text:p>22.0450580499</text:p>
          </table:table-cell>
          <table:table-cell table:formula="of:=[.E280]-37.9461244425242" office:value-type="float" office:value="-15.9010663926692" calcext:value-type="float">
            <text:p>-15.901</text:p>
          </table:table-cell>
          <table:table-cell/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2954272009159" calcext:value-type="float">
            <text:p>21.295</text:p>
          </table:table-cell>
          <table:table-cell table:formula="of:=[.D281]-[.C281]" office:value-type="float" office:value="21.8954272009159" calcext:value-type="float">
            <text:p>21.8954272009</text:p>
          </table:table-cell>
          <table:table-cell table:formula="of:=[.E281]-37.9461244425242" office:value-type="float" office:value="-16.0506972416083" calcext:value-type="float">
            <text:p>-16.051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063181467258" calcext:value-type="float">
            <text:p>21.063</text:p>
          </table:table-cell>
          <table:table-cell table:formula="of:=[.D282]-[.C282]" office:value-type="float" office:value="21.663181467258" calcext:value-type="float">
            <text:p>21.6631814673</text:p>
          </table:table-cell>
          <table:table-cell table:formula="of:=[.E282]-37.9461244425242" office:value-type="float" office:value="-16.2829429752662" calcext:value-type="float">
            <text:p>-16.283</text:p>
          </table:table-cell>
          <table:table-cell/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9726379162406" calcext:value-type="float">
            <text:p>20.973</text:p>
          </table:table-cell>
          <table:table-cell table:formula="of:=[.D283]-[.C283]" office:value-type="float" office:value="21.5726379162406" calcext:value-type="float">
            <text:p>21.5726379162</text:p>
          </table:table-cell>
          <table:table-cell table:formula="of:=[.E283]-37.9461244425242" office:value-type="float" office:value="-16.3734865262836" calcext:value-type="float">
            <text:p>-16.373</text:p>
          </table:table-cell>
          <table:table-cell/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8507382208771" calcext:value-type="float">
            <text:p>20.851</text:p>
          </table:table-cell>
          <table:table-cell table:formula="of:=[.D284]-[.C284]" office:value-type="float" office:value="21.4507382208771" calcext:value-type="float">
            <text:p>21.4507382209</text:p>
          </table:table-cell>
          <table:table-cell table:formula="of:=[.E284]-37.9461244425242" office:value-type="float" office:value="-16.4953862216471" calcext:value-type="float">
            <text:p>-16.495</text:p>
          </table:table-cell>
          <table:table-cell/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6571023486402" calcext:value-type="float">
            <text:p>20.657</text:p>
          </table:table-cell>
          <table:table-cell table:formula="of:=[.D285]-[.C285]" office:value-type="float" office:value="21.2571023486402" calcext:value-type="float">
            <text:p>21.2571023486</text:p>
          </table:table-cell>
          <table:table-cell table:formula="of:=[.E285]-37.9461244425242" office:value-type="float" office:value="-16.689022093884" calcext:value-type="float">
            <text:p>-16.689</text:p>
          </table:table-cell>
          <table:table-cell/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4461926929333" calcext:value-type="float">
            <text:p>20.446</text:p>
          </table:table-cell>
          <table:table-cell table:formula="of:=[.D286]-[.C286]" office:value-type="float" office:value="21.0461926929333" calcext:value-type="float">
            <text:p>21.0461926929</text:p>
          </table:table-cell>
          <table:table-cell table:formula="of:=[.E286]-37.9461244425242" office:value-type="float" office:value="-16.8999317495909" calcext:value-type="float">
            <text:p>-16.900</text:p>
          </table:table-cell>
          <table:table-cell/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3526405381848" calcext:value-type="float">
            <text:p>20.353</text:p>
          </table:table-cell>
          <table:table-cell table:formula="of:=[.D287]-[.C287]" office:value-type="float" office:value="20.9526405381848" calcext:value-type="float">
            <text:p>20.9526405382</text:p>
          </table:table-cell>
          <table:table-cell table:formula="of:=[.E287]-37.9461244425242" office:value-type="float" office:value="-16.9934839043394" calcext:value-type="float">
            <text:p>-16.993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1692880177746" calcext:value-type="float">
            <text:p>20.169</text:p>
          </table:table-cell>
          <table:table-cell table:formula="of:=[.D288]-[.C288]" office:value-type="float" office:value="20.7692880177746" calcext:value-type="float">
            <text:p>20.7692880178</text:p>
          </table:table-cell>
          <table:table-cell table:formula="of:=[.E288]-37.9461244425242" office:value-type="float" office:value="-17.1768364247496" calcext:value-type="float">
            <text:p>-17.177</text:p>
          </table:table-cell>
          <table:table-cell/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0027503372875" calcext:value-type="float">
            <text:p>20.003</text:p>
          </table:table-cell>
          <table:table-cell table:formula="of:=[.D289]-[.C289]" office:value-type="float" office:value="20.6027503372875" calcext:value-type="float">
            <text:p>20.6027503373</text:p>
          </table:table-cell>
          <table:table-cell table:formula="of:=[.E289]-37.9461244425242" office:value-type="float" office:value="-17.3433741052367" calcext:value-type="float">
            <text:p>-17.343</text:p>
          </table:table-cell>
          <table:table-cell/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8406826101832" calcext:value-type="float">
            <text:p>19.841</text:p>
          </table:table-cell>
          <table:table-cell table:formula="of:=[.D290]-[.C290]" office:value-type="float" office:value="20.4406826101832" calcext:value-type="float">
            <text:p>20.4406826102</text:p>
          </table:table-cell>
          <table:table-cell table:formula="of:=[.E290]-37.9461244425242" office:value-type="float" office:value="-17.505441832341" calcext:value-type="float">
            <text:p>-17.505</text:p>
          </table:table-cell>
          <table:table-cell/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7085389275198" calcext:value-type="float">
            <text:p>19.709</text:p>
          </table:table-cell>
          <table:table-cell table:formula="of:=[.D291]-[.C291]" office:value-type="float" office:value="20.3085389275198" calcext:value-type="float">
            <text:p>20.3085389275</text:p>
          </table:table-cell>
          <table:table-cell table:formula="of:=[.E291]-37.9461244425242" office:value-type="float" office:value="-17.6375855150044" calcext:value-type="float">
            <text:p>-17.638</text:p>
          </table:table-cell>
          <table:table-cell/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5188408951273" calcext:value-type="float">
            <text:p>19.519</text:p>
          </table:table-cell>
          <table:table-cell table:formula="of:=[.D292]-[.C292]" office:value-type="float" office:value="20.1188408951273" calcext:value-type="float">
            <text:p>20.1188408951</text:p>
          </table:table-cell>
          <table:table-cell table:formula="of:=[.E292]-37.9461244425242" office:value-type="float" office:value="-17.8272835473969" calcext:value-type="float">
            <text:p>-17.827</text:p>
          </table:table-cell>
          <table:table-cell/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4671339850692" calcext:value-type="float">
            <text:p>19.467</text:p>
          </table:table-cell>
          <table:table-cell table:formula="of:=[.D293]-[.C293]" office:value-type="float" office:value="20.0671339850692" calcext:value-type="float">
            <text:p>20.0671339851</text:p>
          </table:table-cell>
          <table:table-cell table:formula="of:=[.E293]-37.9461244425242" office:value-type="float" office:value="-17.878990457455" calcext:value-type="float">
            <text:p>-17.879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2880908027469" calcext:value-type="float">
            <text:p>19.288</text:p>
          </table:table-cell>
          <table:table-cell table:formula="of:=[.D294]-[.C294]" office:value-type="float" office:value="19.8880908027469" calcext:value-type="float">
            <text:p>19.8880908027</text:p>
          </table:table-cell>
          <table:table-cell table:formula="of:=[.E294]-37.9461244425242" office:value-type="float" office:value="-18.0580336397773" calcext:value-type="float">
            <text:p>-18.058</text:p>
          </table:table-cell>
          <table:table-cell/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0821644724573" calcext:value-type="float">
            <text:p>19.082</text:p>
          </table:table-cell>
          <table:table-cell table:formula="of:=[.D295]-[.C295]" office:value-type="float" office:value="19.6821644724573" calcext:value-type="float">
            <text:p>19.6821644725</text:p>
          </table:table-cell>
          <table:table-cell table:formula="of:=[.E295]-37.9461244425242" office:value-type="float" office:value="-18.2639599700669" calcext:value-type="float">
            <text:p>-18.264</text:p>
          </table:table-cell>
          <table:table-cell/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0073025350959" calcext:value-type="float">
            <text:p>19.007</text:p>
          </table:table-cell>
          <table:table-cell table:formula="of:=[.D296]-[.C296]" office:value-type="float" office:value="19.6073025350959" calcext:value-type="float">
            <text:p>19.6073025351</text:p>
          </table:table-cell>
          <table:table-cell table:formula="of:=[.E296]-37.9461244425242" office:value-type="float" office:value="-18.3388219074283" calcext:value-type="float">
            <text:p>-18.339</text:p>
          </table:table-cell>
          <table:table-cell/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764322533242" calcext:value-type="float">
            <text:p>18.764</text:p>
          </table:table-cell>
          <table:table-cell table:formula="of:=[.D297]-[.C297]" office:value-type="float" office:value="19.364322533242" calcext:value-type="float">
            <text:p>19.3643225332</text:p>
          </table:table-cell>
          <table:table-cell table:formula="of:=[.E297]-37.9461244425242" office:value-type="float" office:value="-18.5818019092822" calcext:value-type="float">
            <text:p>-18.582</text:p>
          </table:table-cell>
          <table:table-cell/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6296046661002" calcext:value-type="float">
            <text:p>18.630</text:p>
          </table:table-cell>
          <table:table-cell table:formula="of:=[.D298]-[.C298]" office:value-type="float" office:value="19.2296046661002" calcext:value-type="float">
            <text:p>19.2296046661</text:p>
          </table:table-cell>
          <table:table-cell table:formula="of:=[.E298]-37.9461244425242" office:value-type="float" office:value="-18.716519776424" calcext:value-type="float">
            <text:p>-18.717</text:p>
          </table:table-cell>
          <table:table-cell/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4760640287915" calcext:value-type="float">
            <text:p>18.476</text:p>
          </table:table-cell>
          <table:table-cell table:formula="of:=[.D299]-[.C299]" office:value-type="float" office:value="19.0760640287915" calcext:value-type="float">
            <text:p>19.0760640288</text:p>
          </table:table-cell>
          <table:table-cell table:formula="of:=[.E299]-37.9461244425242" office:value-type="float" office:value="-18.8700604137327" calcext:value-type="float">
            <text:p>-18.870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3669002729428" calcext:value-type="float">
            <text:p>18.367</text:p>
          </table:table-cell>
          <table:table-cell table:formula="of:=[.D300]-[.C300]" office:value-type="float" office:value="18.9669002729428" calcext:value-type="float">
            <text:p>18.9669002729</text:p>
          </table:table-cell>
          <table:table-cell table:formula="of:=[.E300]-37.9461244425242" office:value-type="float" office:value="-18.9792241695814" calcext:value-type="float">
            <text:p>-18.979</text:p>
          </table:table-cell>
          <table:table-cell/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19800528892" calcext:value-type="float">
            <text:p>18.198</text:p>
          </table:table-cell>
          <table:table-cell table:formula="of:=[.D301]-[.C301]" office:value-type="float" office:value="18.79800528892" calcext:value-type="float">
            <text:p>18.7980052889</text:p>
          </table:table-cell>
          <table:table-cell table:formula="of:=[.E301]-37.9461244425242" office:value-type="float" office:value="-19.1481191536042" calcext:value-type="float">
            <text:p>-19.148</text:p>
          </table:table-cell>
          <table:table-cell/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0411711967103" calcext:value-type="float">
            <text:p>18.041</text:p>
          </table:table-cell>
          <table:table-cell table:formula="of:=[.D302]-[.C302]" office:value-type="float" office:value="18.6411711967103" calcext:value-type="float">
            <text:p>18.6411711967</text:p>
          </table:table-cell>
          <table:table-cell table:formula="of:=[.E302]-37.9461244425242" office:value-type="float" office:value="-19.3049532458139" calcext:value-type="float">
            <text:p>-19.305</text:p>
          </table:table-cell>
          <table:table-cell/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9086552616767" calcext:value-type="float">
            <text:p>17.909</text:p>
          </table:table-cell>
          <table:table-cell table:formula="of:=[.D303]-[.C303]" office:value-type="float" office:value="18.5086552616767" calcext:value-type="float">
            <text:p>18.5086552617</text:p>
          </table:table-cell>
          <table:table-cell table:formula="of:=[.E303]-37.9461244425242" office:value-type="float" office:value="-19.4374691808475" calcext:value-type="float">
            <text:p>-19.437</text:p>
          </table:table-cell>
          <table:table-cell/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8421762361974" calcext:value-type="float">
            <text:p>17.842</text:p>
          </table:table-cell>
          <table:table-cell table:formula="of:=[.D304]-[.C304]" office:value-type="float" office:value="18.4421762361974" calcext:value-type="float">
            <text:p>18.4421762362</text:p>
          </table:table-cell>
          <table:table-cell table:formula="of:=[.E304]-37.9461244425242" office:value-type="float" office:value="-19.5039482063268" calcext:value-type="float">
            <text:p>-19.504</text:p>
          </table:table-cell>
          <table:table-cell/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6300950612883" calcext:value-type="float">
            <text:p>17.630</text:p>
          </table:table-cell>
          <table:table-cell table:formula="of:=[.D305]-[.C305]" office:value-type="float" office:value="18.2300950612883" calcext:value-type="float">
            <text:p>18.2300950613</text:p>
          </table:table-cell>
          <table:table-cell table:formula="of:=[.E305]-37.9461244425242" office:value-type="float" office:value="-19.7160293812359" calcext:value-type="float">
            <text:p>-19.716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4918351548289" calcext:value-type="float">
            <text:p>17.492</text:p>
          </table:table-cell>
          <table:table-cell table:formula="of:=[.D306]-[.C306]" office:value-type="float" office:value="18.0918351548289" calcext:value-type="float">
            <text:p>18.0918351548</text:p>
          </table:table-cell>
          <table:table-cell table:formula="of:=[.E306]-37.9461244425242" office:value-type="float" office:value="-19.8542892876953" calcext:value-type="float">
            <text:p>-19.854</text:p>
          </table:table-cell>
          <table:table-cell/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3442589308824" calcext:value-type="float">
            <text:p>17.344</text:p>
          </table:table-cell>
          <table:table-cell table:formula="of:=[.D307]-[.C307]" office:value-type="float" office:value="17.9442589308824" calcext:value-type="float">
            <text:p>17.9442589309</text:p>
          </table:table-cell>
          <table:table-cell table:formula="of:=[.E307]-37.9461244425242" office:value-type="float" office:value="-20.0018655116418" calcext:value-type="float">
            <text:p>-20.002</text:p>
          </table:table-cell>
          <table:table-cell/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1863644101395" calcext:value-type="float">
            <text:p>17.186</text:p>
          </table:table-cell>
          <table:table-cell table:formula="of:=[.D308]-[.C308]" office:value-type="float" office:value="17.7863644101395" calcext:value-type="float">
            <text:p>17.7863644101</text:p>
          </table:table-cell>
          <table:table-cell table:formula="of:=[.E308]-37.9461244425242" office:value-type="float" office:value="-20.1597600323847" calcext:value-type="float">
            <text:p>-20.160</text:p>
          </table:table-cell>
          <table:table-cell/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0722440491522" calcext:value-type="float">
            <text:p>17.072</text:p>
          </table:table-cell>
          <table:table-cell table:formula="of:=[.D309]-[.C309]" office:value-type="float" office:value="17.6722440491522" calcext:value-type="float">
            <text:p>17.6722440492</text:p>
          </table:table-cell>
          <table:table-cell table:formula="of:=[.E309]-37.9461244425242" office:value-type="float" office:value="-20.273880393372" calcext:value-type="float">
            <text:p>-20.274</text:p>
          </table:table-cell>
          <table:table-cell/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9397892319563" calcext:value-type="float">
            <text:p>16.940</text:p>
          </table:table-cell>
          <table:table-cell table:formula="of:=[.D310]-[.C310]" office:value-type="float" office:value="17.5397892319563" calcext:value-type="float">
            <text:p>17.539789232</text:p>
          </table:table-cell>
          <table:table-cell table:formula="of:=[.E310]-37.9461244425242" office:value-type="float" office:value="-20.4063352105679" calcext:value-type="float">
            <text:p>-20.406</text:p>
          </table:table-cell>
          <table:table-cell/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7534386775243" calcext:value-type="float">
            <text:p>16.753</text:p>
          </table:table-cell>
          <table:table-cell table:formula="of:=[.D311]-[.C311]" office:value-type="float" office:value="17.3534386775243" calcext:value-type="float">
            <text:p>17.3534386775</text:p>
          </table:table-cell>
          <table:table-cell table:formula="of:=[.E311]-37.9461244425242" office:value-type="float" office:value="-20.5926857649999" calcext:value-type="float">
            <text:p>-20.593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61745101906" calcext:value-type="float">
            <text:p>16.617</text:p>
          </table:table-cell>
          <table:table-cell table:formula="of:=[.D312]-[.C312]" office:value-type="float" office:value="17.21745101906" calcext:value-type="float">
            <text:p>17.2174510191</text:p>
          </table:table-cell>
          <table:table-cell table:formula="of:=[.E312]-37.9461244425242" office:value-type="float" office:value="-20.7286734234642" calcext:value-type="float">
            <text:p>-20.729</text:p>
          </table:table-cell>
          <table:table-cell/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4479630332022" calcext:value-type="float">
            <text:p>16.448</text:p>
          </table:table-cell>
          <table:table-cell table:formula="of:=[.D313]-[.C313]" office:value-type="float" office:value="17.0479630332022" calcext:value-type="float">
            <text:p>17.0479630332</text:p>
          </table:table-cell>
          <table:table-cell table:formula="of:=[.E313]-37.9461244425242" office:value-type="float" office:value="-20.898161409322" calcext:value-type="float">
            <text:p>-20.898</text:p>
          </table:table-cell>
          <table:table-cell/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2495912694556" calcext:value-type="float">
            <text:p>16.250</text:p>
          </table:table-cell>
          <table:table-cell table:formula="of:=[.D314]-[.C314]" office:value-type="float" office:value="16.8495912694556" calcext:value-type="float">
            <text:p>16.8495912695</text:p>
          </table:table-cell>
          <table:table-cell table:formula="of:=[.E314]-37.9461244425242" office:value-type="float" office:value="-21.0965331730686" calcext:value-type="float">
            <text:p>-21.097</text:p>
          </table:table-cell>
          <table:table-cell/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180903515396" calcext:value-type="float">
            <text:p>16.181</text:p>
          </table:table-cell>
          <table:table-cell table:formula="of:=[.D315]-[.C315]" office:value-type="float" office:value="16.780903515396" calcext:value-type="float">
            <text:p>16.7809035154</text:p>
          </table:table-cell>
          <table:table-cell table:formula="of:=[.E315]-37.9461244425242" office:value-type="float" office:value="-21.1652209271282" calcext:value-type="float">
            <text:p>-21.165</text:p>
          </table:table-cell>
          <table:table-cell/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0133508745254" calcext:value-type="float">
            <text:p>16.013</text:p>
          </table:table-cell>
          <table:table-cell table:formula="of:=[.D316]-[.C316]" office:value-type="float" office:value="16.6133508745254" calcext:value-type="float">
            <text:p>16.6133508745</text:p>
          </table:table-cell>
          <table:table-cell table:formula="of:=[.E316]-37.9461244425242" office:value-type="float" office:value="-21.3327735679988" calcext:value-type="float">
            <text:p>-21.333</text:p>
          </table:table-cell>
          <table:table-cell/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9190031261236" calcext:value-type="float">
            <text:p>15.919</text:p>
          </table:table-cell>
          <table:table-cell table:formula="of:=[.D317]-[.C317]" office:value-type="float" office:value="16.5190031261236" calcext:value-type="float">
            <text:p>16.5190031261</text:p>
          </table:table-cell>
          <table:table-cell table:formula="of:=[.E317]-37.9461244425242" office:value-type="float" office:value="-21.4271213164006" calcext:value-type="float">
            <text:p>-21.427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7307827350926" calcext:value-type="float">
            <text:p>15.731</text:p>
          </table:table-cell>
          <table:table-cell table:formula="of:=[.D318]-[.C318]" office:value-type="float" office:value="16.3307827350926" calcext:value-type="float">
            <text:p>16.3307827351</text:p>
          </table:table-cell>
          <table:table-cell table:formula="of:=[.E318]-37.9461244425242" office:value-type="float" office:value="-21.6153417074316" calcext:value-type="float">
            <text:p>-21.615</text:p>
          </table:table-cell>
          <table:table-cell/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595645395574" calcext:value-type="float">
            <text:p>15.596</text:p>
          </table:table-cell>
          <table:table-cell table:formula="of:=[.D319]-[.C319]" office:value-type="float" office:value="16.195645395574" calcext:value-type="float">
            <text:p>16.1956453956</text:p>
          </table:table-cell>
          <table:table-cell table:formula="of:=[.E319]-37.9461244425242" office:value-type="float" office:value="-21.7504790469502" calcext:value-type="float">
            <text:p>-21.750</text:p>
          </table:table-cell>
          <table:table-cell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4929228472188" calcext:value-type="float">
            <text:p>15.493</text:p>
          </table:table-cell>
          <table:table-cell table:formula="of:=[.D320]-[.C320]" office:value-type="float" office:value="16.0929228472188" calcext:value-type="float">
            <text:p>16.0929228472</text:p>
          </table:table-cell>
          <table:table-cell table:formula="of:=[.E320]-37.9461244425242" office:value-type="float" office:value="-21.8532015953054" calcext:value-type="float">
            <text:p>-21.853</text:p>
          </table:table-cell>
          <table:table-cell/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3631492951852" calcext:value-type="float">
            <text:p>15.363</text:p>
          </table:table-cell>
          <table:table-cell table:formula="of:=[.D321]-[.C321]" office:value-type="float" office:value="15.9631492951852" calcext:value-type="float">
            <text:p>15.9631492952</text:p>
          </table:table-cell>
          <table:table-cell table:formula="of:=[.E321]-37.9461244425242" office:value-type="float" office:value="-21.982975147339" calcext:value-type="float">
            <text:p>-21.983</text:p>
          </table:table-cell>
          <table:table-cell/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2025046823604" calcext:value-type="float">
            <text:p>15.203</text:p>
          </table:table-cell>
          <table:table-cell table:formula="of:=[.D322]-[.C322]" office:value-type="float" office:value="15.8025046823604" calcext:value-type="float">
            <text:p>15.8025046824</text:p>
          </table:table-cell>
          <table:table-cell table:formula="of:=[.E322]-37.9461244425242" office:value-type="float" office:value="-22.1436197601638" calcext:value-type="float">
            <text:p>-22.144</text:p>
          </table:table-cell>
          <table:table-cell/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0661351856569" calcext:value-type="float">
            <text:p>15.066</text:p>
          </table:table-cell>
          <table:table-cell table:formula="of:=[.D323]-[.C323]" office:value-type="float" office:value="15.6661351856569" calcext:value-type="float">
            <text:p>15.6661351857</text:p>
          </table:table-cell>
          <table:table-cell table:formula="of:=[.E323]-37.9461244425242" office:value-type="float" office:value="-22.2799892568673" calcext:value-type="float">
            <text:p>-22.280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9340663260199" calcext:value-type="float">
            <text:p>14.934</text:p>
          </table:table-cell>
          <table:table-cell table:formula="of:=[.D324]-[.C324]" office:value-type="float" office:value="15.5340663260199" calcext:value-type="float">
            <text:p>15.534066326</text:p>
          </table:table-cell>
          <table:table-cell table:formula="of:=[.E324]-37.9461244425242" office:value-type="float" office:value="-22.4120581165043" calcext:value-type="float">
            <text:p>-22.412</text:p>
          </table:table-cell>
          <table:table-cell/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7716541896347" calcext:value-type="float">
            <text:p>14.772</text:p>
          </table:table-cell>
          <table:table-cell table:formula="of:=[.D325]-[.C325]" office:value-type="float" office:value="15.3716541896347" calcext:value-type="float">
            <text:p>15.3716541896</text:p>
          </table:table-cell>
          <table:table-cell table:formula="of:=[.E325]-37.9461244425242" office:value-type="float" office:value="-22.5744702528895" calcext:value-type="float">
            <text:p>-22.574</text:p>
          </table:table-cell>
          <table:table-cell/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631232021379" calcext:value-type="float">
            <text:p>14.631</text:p>
          </table:table-cell>
          <table:table-cell table:formula="of:=[.D326]-[.C326]" office:value-type="float" office:value="15.231232021379" calcext:value-type="float">
            <text:p>15.2312320214</text:p>
          </table:table-cell>
          <table:table-cell table:formula="of:=[.E326]-37.9461244425242" office:value-type="float" office:value="-22.7148924211452" calcext:value-type="float">
            <text:p>-22.715</text:p>
          </table:table-cell>
          <table:table-cell/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490968484403" calcext:value-type="float">
            <text:p>14.491</text:p>
          </table:table-cell>
          <table:table-cell table:formula="of:=[.D327]-[.C327]" office:value-type="float" office:value="15.090968484403" calcext:value-type="float">
            <text:p>15.0909684844</text:p>
          </table:table-cell>
          <table:table-cell table:formula="of:=[.E327]-37.9461244425242" office:value-type="float" office:value="-22.8551559581212" calcext:value-type="float">
            <text:p>-22.855</text:p>
          </table:table-cell>
          <table:table-cell/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3709516653489" calcext:value-type="float">
            <text:p>14.371</text:p>
          </table:table-cell>
          <table:table-cell table:formula="of:=[.D328]-[.C328]" office:value-type="float" office:value="14.9709516653489" calcext:value-type="float">
            <text:p>14.9709516653</text:p>
          </table:table-cell>
          <table:table-cell table:formula="of:=[.E328]-37.9461244425242" office:value-type="float" office:value="-22.9751727771753" calcext:value-type="float">
            <text:p>-22.975</text:p>
          </table:table-cell>
          <table:table-cell/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2207790798035" calcext:value-type="float">
            <text:p>14.221</text:p>
          </table:table-cell>
          <table:table-cell table:formula="of:=[.D329]-[.C329]" office:value-type="float" office:value="14.8207790798035" calcext:value-type="float">
            <text:p>14.8207790798</text:p>
          </table:table-cell>
          <table:table-cell table:formula="of:=[.E329]-37.9461244425242" office:value-type="float" office:value="-23.1253453627207" calcext:value-type="float">
            <text:p>-23.125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0640741488037" calcext:value-type="float">
            <text:p>14.064</text:p>
          </table:table-cell>
          <table:table-cell table:formula="of:=[.D330]-[.C330]" office:value-type="float" office:value="14.6640741488037" calcext:value-type="float">
            <text:p>14.6640741488</text:p>
          </table:table-cell>
          <table:table-cell table:formula="of:=[.E330]-37.9461244425242" office:value-type="float" office:value="-23.2820502937205" calcext:value-type="float">
            <text:p>-23.282</text:p>
          </table:table-cell>
          <table:table-cell/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9350287417133" calcext:value-type="float">
            <text:p>13.935</text:p>
          </table:table-cell>
          <table:table-cell table:formula="of:=[.D331]-[.C331]" office:value-type="float" office:value="14.5350287417133" calcext:value-type="float">
            <text:p>14.5350287417</text:p>
          </table:table-cell>
          <table:table-cell table:formula="of:=[.E331]-37.9461244425242" office:value-type="float" office:value="-23.4110957008109" calcext:value-type="float">
            <text:p>-23.411</text:p>
          </table:table-cell>
          <table:table-cell/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8271227090695" calcext:value-type="float">
            <text:p>13.827</text:p>
          </table:table-cell>
          <table:table-cell table:formula="of:=[.D332]-[.C332]" office:value-type="float" office:value="14.4271227090695" calcext:value-type="float">
            <text:p>14.4271227091</text:p>
          </table:table-cell>
          <table:table-cell table:formula="of:=[.E332]-37.9461244425242" office:value-type="float" office:value="-23.5190017334547" calcext:value-type="float">
            <text:p>-23.519</text:p>
          </table:table-cell>
          <table:table-cell/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7166555941635" calcext:value-type="float">
            <text:p>13.717</text:p>
          </table:table-cell>
          <table:table-cell table:formula="of:=[.D333]-[.C333]" office:value-type="float" office:value="14.3166555941635" calcext:value-type="float">
            <text:p>14.3166555942</text:p>
          </table:table-cell>
          <table:table-cell table:formula="of:=[.E333]-37.9461244425242" office:value-type="float" office:value="-23.6294688483607" calcext:value-type="float">
            <text:p>-23.629</text:p>
          </table:table-cell>
          <table:table-cell/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5843227294247" calcext:value-type="float">
            <text:p>13.584</text:p>
          </table:table-cell>
          <table:table-cell table:formula="of:=[.D334]-[.C334]" office:value-type="float" office:value="14.1843227294247" calcext:value-type="float">
            <text:p>14.1843227294</text:p>
          </table:table-cell>
          <table:table-cell table:formula="of:=[.E334]-37.9461244425242" office:value-type="float" office:value="-23.7618017130995" calcext:value-type="float">
            <text:p>-23.762</text:p>
          </table:table-cell>
          <table:table-cell/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4754020035762" calcext:value-type="float">
            <text:p>13.475</text:p>
          </table:table-cell>
          <table:table-cell table:formula="of:=[.D335]-[.C335]" office:value-type="float" office:value="14.0754020035762" calcext:value-type="float">
            <text:p>14.0754020036</text:p>
          </table:table-cell>
          <table:table-cell table:formula="of:=[.E335]-37.9461244425242" office:value-type="float" office:value="-23.870722438948" calcext:value-type="float">
            <text:p>-23.871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2084013707901" calcext:value-type="float">
            <text:p>13.208</text:p>
          </table:table-cell>
          <table:table-cell table:formula="of:=[.D336]-[.C336]" office:value-type="float" office:value="13.8084013707901" calcext:value-type="float">
            <text:p>13.8084013708</text:p>
          </table:table-cell>
          <table:table-cell table:formula="of:=[.E336]-37.9461244425242" office:value-type="float" office:value="-24.1377230717341" calcext:value-type="float">
            <text:p>-24.138</text:p>
          </table:table-cell>
          <table:table-cell/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1658211640641" calcext:value-type="float">
            <text:p>13.166</text:p>
          </table:table-cell>
          <table:table-cell table:formula="of:=[.D337]-[.C337]" office:value-type="float" office:value="13.7658211640641" calcext:value-type="float">
            <text:p>13.7658211641</text:p>
          </table:table-cell>
          <table:table-cell table:formula="of:=[.E337]-37.9461244425242" office:value-type="float" office:value="-24.1803032784601" calcext:value-type="float">
            <text:p>-24.180</text:p>
          </table:table-cell>
          <table:table-cell/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0402114888995" calcext:value-type="float">
            <text:p>13.040</text:p>
          </table:table-cell>
          <table:table-cell table:formula="of:=[.D338]-[.C338]" office:value-type="float" office:value="13.6402114888995" calcext:value-type="float">
            <text:p>13.6402114889</text:p>
          </table:table-cell>
          <table:table-cell table:formula="of:=[.E338]-37.9461244425242" office:value-type="float" office:value="-24.3059129536247" calcext:value-type="float">
            <text:p>-24.306</text:p>
          </table:table-cell>
          <table:table-cell/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9536547341622" calcext:value-type="float">
            <text:p>12.954</text:p>
          </table:table-cell>
          <table:table-cell table:formula="of:=[.D339]-[.C339]" office:value-type="float" office:value="13.5536547341622" calcext:value-type="float">
            <text:p>13.5536547342</text:p>
          </table:table-cell>
          <table:table-cell table:formula="of:=[.E339]-37.9461244425242" office:value-type="float" office:value="-24.392469708362" calcext:value-type="float">
            <text:p>-24.392</text:p>
          </table:table-cell>
          <table:table-cell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7223792451193" calcext:value-type="float">
            <text:p>12.722</text:p>
          </table:table-cell>
          <table:table-cell table:formula="of:=[.D340]-[.C340]" office:value-type="float" office:value="13.3223792451193" calcext:value-type="float">
            <text:p>13.3223792451</text:p>
          </table:table-cell>
          <table:table-cell table:formula="of:=[.E340]-37.9461244425242" office:value-type="float" office:value="-24.6237451974049" calcext:value-type="float">
            <text:p>-24.624</text:p>
          </table:table-cell>
          <table:table-cell/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6972055860855" calcext:value-type="float">
            <text:p>12.697</text:p>
          </table:table-cell>
          <table:table-cell table:formula="of:=[.D341]-[.C341]" office:value-type="float" office:value="13.2972055860855" calcext:value-type="float">
            <text:p>13.2972055861</text:p>
          </table:table-cell>
          <table:table-cell table:formula="of:=[.E341]-37.9461244425242" office:value-type="float" office:value="-24.6489188564387" calcext:value-type="float">
            <text:p>-24.649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5330460966487" calcext:value-type="float">
            <text:p>12.533</text:p>
          </table:table-cell>
          <table:table-cell table:formula="of:=[.D342]-[.C342]" office:value-type="float" office:value="13.1330460966487" calcext:value-type="float">
            <text:p>13.1330460966</text:p>
          </table:table-cell>
          <table:table-cell table:formula="of:=[.E342]-37.9461244425242" office:value-type="float" office:value="-24.8130783458755" calcext:value-type="float">
            <text:p>-24.813</text:p>
          </table:table-cell>
          <table:table-cell/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4505331589824" calcext:value-type="float">
            <text:p>12.451</text:p>
          </table:table-cell>
          <table:table-cell table:formula="of:=[.D343]-[.C343]" office:value-type="float" office:value="13.0505331589824" calcext:value-type="float">
            <text:p>13.050533159</text:p>
          </table:table-cell>
          <table:table-cell table:formula="of:=[.E343]-37.9461244425242" office:value-type="float" office:value="-24.8955912835418" calcext:value-type="float">
            <text:p>-24.896</text:p>
          </table:table-cell>
          <table:table-cell/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3039981335988" calcext:value-type="float">
            <text:p>12.304</text:p>
          </table:table-cell>
          <table:table-cell table:formula="of:=[.D344]-[.C344]" office:value-type="float" office:value="12.9039981335988" calcext:value-type="float">
            <text:p>12.9039981336</text:p>
          </table:table-cell>
          <table:table-cell table:formula="of:=[.E344]-37.9461244425242" office:value-type="float" office:value="-25.0421263089254" calcext:value-type="float">
            <text:p>-25.042</text:p>
          </table:table-cell>
          <table:table-cell/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1295856117185" calcext:value-type="float">
            <text:p>12.130</text:p>
          </table:table-cell>
          <table:table-cell table:formula="of:=[.D345]-[.C345]" office:value-type="float" office:value="12.7295856117185" calcext:value-type="float">
            <text:p>12.7295856117</text:p>
          </table:table-cell>
          <table:table-cell table:formula="of:=[.E345]-37.9461244425242" office:value-type="float" office:value="-25.2165388308057" calcext:value-type="float">
            <text:p>-25.217</text:p>
          </table:table-cell>
          <table:table-cell/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9848979983081" calcext:value-type="float">
            <text:p>11.985</text:p>
          </table:table-cell>
          <table:table-cell table:formula="of:=[.D346]-[.C346]" office:value-type="float" office:value="12.5848979983081" calcext:value-type="float">
            <text:p>12.5848979983</text:p>
          </table:table-cell>
          <table:table-cell table:formula="of:=[.E346]-37.9461244425242" office:value-type="float" office:value="-25.3612264442161" calcext:value-type="float">
            <text:p>-25.361</text:p>
          </table:table-cell>
          <table:table-cell/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8789262094788" calcext:value-type="float">
            <text:p>11.879</text:p>
          </table:table-cell>
          <table:table-cell table:formula="of:=[.D347]-[.C347]" office:value-type="float" office:value="12.4789262094788" calcext:value-type="float">
            <text:p>12.4789262095</text:p>
          </table:table-cell>
          <table:table-cell table:formula="of:=[.E347]-37.9461244425242" office:value-type="float" office:value="-25.4671982330454" calcext:value-type="float">
            <text:p>-25.467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6992419694527" calcext:value-type="float">
            <text:p>11.699</text:p>
          </table:table-cell>
          <table:table-cell table:formula="of:=[.D348]-[.C348]" office:value-type="float" office:value="12.2992419694527" calcext:value-type="float">
            <text:p>12.2992419695</text:p>
          </table:table-cell>
          <table:table-cell table:formula="of:=[.E348]-37.9461244425242" office:value-type="float" office:value="-25.6468824730715" calcext:value-type="float">
            <text:p>-25.647</text:p>
          </table:table-cell>
          <table:table-cell/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6223721129014" calcext:value-type="float">
            <text:p>11.622</text:p>
          </table:table-cell>
          <table:table-cell table:formula="of:=[.D349]-[.C349]" office:value-type="float" office:value="12.2223721129014" calcext:value-type="float">
            <text:p>12.2223721129</text:p>
          </table:table-cell>
          <table:table-cell table:formula="of:=[.E349]-37.9461244425242" office:value-type="float" office:value="-25.7237523296228" calcext:value-type="float">
            <text:p>-25.724</text:p>
          </table:table-cell>
          <table:table-cell/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4802095402945" calcext:value-type="float">
            <text:p>11.480</text:p>
          </table:table-cell>
          <table:table-cell table:formula="of:=[.D350]-[.C350]" office:value-type="float" office:value="12.0802095402945" calcext:value-type="float">
            <text:p>12.0802095403</text:p>
          </table:table-cell>
          <table:table-cell table:formula="of:=[.E350]-37.9461244425242" office:value-type="float" office:value="-25.8659149022297" calcext:value-type="float">
            <text:p>-25.866</text:p>
          </table:table-cell>
          <table:table-cell/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3801171362842" calcext:value-type="float">
            <text:p>11.380</text:p>
          </table:table-cell>
          <table:table-cell table:formula="of:=[.D351]-[.C351]" office:value-type="float" office:value="11.9801171362842" calcext:value-type="float">
            <text:p>11.9801171363</text:p>
          </table:table-cell>
          <table:table-cell table:formula="of:=[.E351]-37.9461244425242" office:value-type="float" office:value="-25.96600730624" calcext:value-type="float">
            <text:p>-25.966</text:p>
          </table:table-cell>
          <table:table-cell/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2193289030053" calcext:value-type="float">
            <text:p>11.219</text:p>
          </table:table-cell>
          <table:table-cell table:formula="of:=[.D352]-[.C352]" office:value-type="float" office:value="11.8193289030053" calcext:value-type="float">
            <text:p>11.819328903</text:p>
          </table:table-cell>
          <table:table-cell table:formula="of:=[.E352]-37.9461244425242" office:value-type="float" office:value="-26.1267955395189" calcext:value-type="float">
            <text:p>-26.127</text:p>
          </table:table-cell>
          <table:table-cell/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1320115965106" calcext:value-type="float">
            <text:p>11.132</text:p>
          </table:table-cell>
          <table:table-cell table:formula="of:=[.D353]-[.C353]" office:value-type="float" office:value="11.7320115965106" calcext:value-type="float">
            <text:p>11.7320115965</text:p>
          </table:table-cell>
          <table:table-cell table:formula="of:=[.E353]-37.9461244425242" office:value-type="float" office:value="-26.2141128460136" calcext:value-type="float">
            <text:p>-26.214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9280326254665" calcext:value-type="float">
            <text:p>10.928</text:p>
          </table:table-cell>
          <table:table-cell table:formula="of:=[.D354]-[.C354]" office:value-type="float" office:value="11.5280326254665" calcext:value-type="float">
            <text:p>11.5280326255</text:p>
          </table:table-cell>
          <table:table-cell table:formula="of:=[.E354]-37.9461244425242" office:value-type="float" office:value="-26.4180918170577" calcext:value-type="float">
            <text:p>-26.418</text:p>
          </table:table-cell>
          <table:table-cell/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8719666298256" calcext:value-type="float">
            <text:p>10.872</text:p>
          </table:table-cell>
          <table:table-cell table:formula="of:=[.D355]-[.C355]" office:value-type="float" office:value="11.4719666298256" calcext:value-type="float">
            <text:p>11.4719666298</text:p>
          </table:table-cell>
          <table:table-cell table:formula="of:=[.E355]-37.9461244425242" office:value-type="float" office:value="-26.4741578126986" calcext:value-type="float">
            <text:p>-26.474</text:p>
          </table:table-cell>
          <table:table-cell/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742935715091" calcext:value-type="float">
            <text:p>10.743</text:p>
          </table:table-cell>
          <table:table-cell table:formula="of:=[.D356]-[.C356]" office:value-type="float" office:value="11.342935715091" calcext:value-type="float">
            <text:p>11.3429357151</text:p>
          </table:table-cell>
          <table:table-cell table:formula="of:=[.E356]-37.9461244425242" office:value-type="float" office:value="-26.6031887274332" calcext:value-type="float">
            <text:p>-26.603</text:p>
          </table:table-cell>
          <table:table-cell/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628180683349" calcext:value-type="float">
            <text:p>10.628</text:p>
          </table:table-cell>
          <table:table-cell table:formula="of:=[.D357]-[.C357]" office:value-type="float" office:value="11.228180683349" calcext:value-type="float">
            <text:p>11.2281806833</text:p>
          </table:table-cell>
          <table:table-cell table:formula="of:=[.E357]-37.9461244425242" office:value-type="float" office:value="-26.7179437591752" calcext:value-type="float">
            <text:p>-26.718</text:p>
          </table:table-cell>
          <table:table-cell/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4618186895132" calcext:value-type="float">
            <text:p>10.462</text:p>
          </table:table-cell>
          <table:table-cell table:formula="of:=[.D358]-[.C358]" office:value-type="float" office:value="11.0618186895132" calcext:value-type="float">
            <text:p>11.0618186895</text:p>
          </table:table-cell>
          <table:table-cell table:formula="of:=[.E358]-37.9461244425242" office:value-type="float" office:value="-26.884305753011" calcext:value-type="float">
            <text:p>-26.884</text:p>
          </table:table-cell>
          <table:table-cell/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3256478640268" calcext:value-type="float">
            <text:p>10.326</text:p>
          </table:table-cell>
          <table:table-cell table:formula="of:=[.D359]-[.C359]" office:value-type="float" office:value="10.9256478640268" calcext:value-type="float">
            <text:p>10.925647864</text:p>
          </table:table-cell>
          <table:table-cell table:formula="of:=[.E359]-37.9461244425242" office:value-type="float" office:value="-27.0204765784974" calcext:value-type="float">
            <text:p>-27.020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2252231909324" calcext:value-type="float">
            <text:p>10.225</text:p>
          </table:table-cell>
          <table:table-cell table:formula="of:=[.D360]-[.C360]" office:value-type="float" office:value="10.8252231909324" calcext:value-type="float">
            <text:p>10.8252231909</text:p>
          </table:table-cell>
          <table:table-cell table:formula="of:=[.E360]-37.9461244425242" office:value-type="float" office:value="-27.1209012515918" calcext:value-type="float">
            <text:p>-27.121</text:p>
          </table:table-cell>
          <table:table-cell/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1265138509213" calcext:value-type="float">
            <text:p>10.127</text:p>
          </table:table-cell>
          <table:table-cell table:formula="of:=[.D361]-[.C361]" office:value-type="float" office:value="10.7265138509213" calcext:value-type="float">
            <text:p>10.7265138509</text:p>
          </table:table-cell>
          <table:table-cell table:formula="of:=[.E361]-37.9461244425242" office:value-type="float" office:value="-27.2196105916029" calcext:value-type="float">
            <text:p>-27.220</text:p>
          </table:table-cell>
          <table:table-cell/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99119426827389" calcext:value-type="float">
            <text:p>9.991</text:p>
          </table:table-cell>
          <table:table-cell table:formula="of:=[.D362]-[.C362]" office:value-type="float" office:value="10.5911942682739" calcext:value-type="float">
            <text:p>10.5911942683</text:p>
          </table:table-cell>
          <table:table-cell table:formula="of:=[.E362]-37.9461244425242" office:value-type="float" office:value="-27.3549301742503" calcext:value-type="float">
            <text:p>-27.355</text:p>
          </table:table-cell>
          <table:table-cell/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9.91480157856151" calcext:value-type="float">
            <text:p>9.915</text:p>
          </table:table-cell>
          <table:table-cell table:formula="of:=[.D363]-[.C363]" office:value-type="float" office:value="10.5148015785615" calcext:value-type="float">
            <text:p>10.5148015786</text:p>
          </table:table-cell>
          <table:table-cell table:formula="of:=[.E363]-37.9461244425242" office:value-type="float" office:value="-27.4313228639627" calcext:value-type="float">
            <text:p>-27.431</text:p>
          </table:table-cell>
          <table:table-cell/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9.79386420676389" calcext:value-type="float">
            <text:p>9.794</text:p>
          </table:table-cell>
          <table:table-cell table:formula="of:=[.D364]-[.C364]" office:value-type="float" office:value="10.3938642067639" calcext:value-type="float">
            <text:p>10.3938642068</text:p>
          </table:table-cell>
          <table:table-cell table:formula="of:=[.E364]-37.9461244425242" office:value-type="float" office:value="-27.5522602357603" calcext:value-type="float">
            <text:p>-27.552</text:p>
          </table:table-cell>
          <table:table-cell/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9.5865641417344" calcext:value-type="float">
            <text:p>9.587</text:p>
          </table:table-cell>
          <table:table-cell table:formula="of:=[.D365]-[.C365]" office:value-type="float" office:value="10.1865641417344" calcext:value-type="float">
            <text:p>10.1865641417</text:p>
          </table:table-cell>
          <table:table-cell table:formula="of:=[.E365]-37.9461244425242" office:value-type="float" office:value="-27.7595603007898" calcext:value-type="float">
            <text:p>-27.760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54437811132794" calcext:value-type="float">
            <text:p>9.544</text:p>
          </table:table-cell>
          <table:table-cell table:formula="of:=[.D366]-[.C366]" office:value-type="float" office:value="10.1443781113279" calcext:value-type="float">
            <text:p>10.1443781113</text:p>
          </table:table-cell>
          <table:table-cell table:formula="of:=[.E366]-37.9461244425242" office:value-type="float" office:value="-27.8017463311963" calcext:value-type="float">
            <text:p>-27.802</text:p>
          </table:table-cell>
          <table:table-cell/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9.39659018371785" calcext:value-type="float">
            <text:p>9.397</text:p>
          </table:table-cell>
          <table:table-cell table:formula="of:=[.D367]-[.C367]" office:value-type="float" office:value="9.99659018371785" calcext:value-type="float">
            <text:p>9.9965901837</text:p>
          </table:table-cell>
          <table:table-cell table:formula="of:=[.E367]-37.9461244425242" office:value-type="float" office:value="-27.9495342588064" calcext:value-type="float">
            <text:p>-27.950</text:p>
          </table:table-cell>
          <table:table-cell/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9.31257917972269" calcext:value-type="float">
            <text:p>9.313</text:p>
          </table:table-cell>
          <table:table-cell table:formula="of:=[.D368]-[.C368]" office:value-type="float" office:value="9.91257917972269" calcext:value-type="float">
            <text:p>9.9125791797</text:p>
          </table:table-cell>
          <table:table-cell table:formula="of:=[.E368]-37.9461244425242" office:value-type="float" office:value="-28.0335452628015" calcext:value-type="float">
            <text:p>-28.034</text:p>
          </table:table-cell>
          <table:table-cell/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9.15177516613657" calcext:value-type="float">
            <text:p>9.152</text:p>
          </table:table-cell>
          <table:table-cell table:formula="of:=[.D369]-[.C369]" office:value-type="float" office:value="9.75177516613657" calcext:value-type="float">
            <text:p>9.7517751661</text:p>
          </table:table-cell>
          <table:table-cell table:formula="of:=[.E369]-37.9461244425242" office:value-type="float" office:value="-28.1943492763876" calcext:value-type="float">
            <text:p>-28.194</text:p>
          </table:table-cell>
          <table:table-cell/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07307951186003" calcext:value-type="float">
            <text:p>9.073</text:p>
          </table:table-cell>
          <table:table-cell table:formula="of:=[.D370]-[.C370]" office:value-type="float" office:value="9.67307951186003" calcext:value-type="float">
            <text:p>9.6730795119</text:p>
          </table:table-cell>
          <table:table-cell table:formula="of:=[.E370]-37.9461244425242" office:value-type="float" office:value="-28.2730449306642" calcext:value-type="float">
            <text:p>-28.273</text:p>
          </table:table-cell>
          <table:table-cell/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8.93133535562811" calcext:value-type="float">
            <text:p>8.931</text:p>
          </table:table-cell>
          <table:table-cell table:formula="of:=[.D371]-[.C371]" office:value-type="float" office:value="9.53133535562811" calcext:value-type="float">
            <text:p>9.5313353556</text:p>
          </table:table-cell>
          <table:table-cell table:formula="of:=[.E371]-37.9461244425242" office:value-type="float" office:value="-28.4147890868961" calcext:value-type="float">
            <text:p>-28.415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8.83585789419484" calcext:value-type="float">
            <text:p>8.836</text:p>
          </table:table-cell>
          <table:table-cell table:formula="of:=[.D372]-[.C372]" office:value-type="float" office:value="9.43585789419484" calcext:value-type="float">
            <text:p>9.4358578942</text:p>
          </table:table-cell>
          <table:table-cell table:formula="of:=[.E372]-37.9461244425242" office:value-type="float" office:value="-28.5102665483294" calcext:value-type="float">
            <text:p>-28.510</text:p>
          </table:table-cell>
          <table:table-cell/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8.69927935450433" calcext:value-type="float">
            <text:p>8.699</text:p>
          </table:table-cell>
          <table:table-cell table:formula="of:=[.D373]-[.C373]" office:value-type="float" office:value="9.29927935450433" calcext:value-type="float">
            <text:p>9.2992793545</text:p>
          </table:table-cell>
          <table:table-cell table:formula="of:=[.E373]-37.9461244425242" office:value-type="float" office:value="-28.6468450880199" calcext:value-type="float">
            <text:p>-28.647</text:p>
          </table:table-cell>
          <table:table-cell/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8.51011873937895" calcext:value-type="float">
            <text:p>8.510</text:p>
          </table:table-cell>
          <table:table-cell table:formula="of:=[.D374]-[.C374]" office:value-type="float" office:value="9.11011873937895" calcext:value-type="float">
            <text:p>9.1101187394</text:p>
          </table:table-cell>
          <table:table-cell table:formula="of:=[.E374]-37.9461244425242" office:value-type="float" office:value="-28.8360057031453" calcext:value-type="float">
            <text:p>-28.836</text:p>
          </table:table-cell>
          <table:table-cell/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8.47481505525692" calcext:value-type="float">
            <text:p>8.475</text:p>
          </table:table-cell>
          <table:table-cell table:formula="of:=[.D375]-[.C375]" office:value-type="float" office:value="9.07481505525692" calcext:value-type="float">
            <text:p>9.0748150553</text:p>
          </table:table-cell>
          <table:table-cell table:formula="of:=[.E375]-37.9461244425242" office:value-type="float" office:value="-28.8713093872673" calcext:value-type="float">
            <text:p>-28.871</text:p>
          </table:table-cell>
          <table:table-cell/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8.38283965792916" calcext:value-type="float">
            <text:p>8.383</text:p>
          </table:table-cell>
          <table:table-cell table:formula="of:=[.D376]-[.C376]" office:value-type="float" office:value="8.98283965792916" calcext:value-type="float">
            <text:p>8.9828396579</text:p>
          </table:table-cell>
          <table:table-cell table:formula="of:=[.E376]-37.9461244425242" office:value-type="float" office:value="-28.963284784595" calcext:value-type="float">
            <text:p>-28.963</text:p>
          </table:table-cell>
          <table:table-cell/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8.12659258318798" calcext:value-type="float">
            <text:p>8.127</text:p>
          </table:table-cell>
          <table:table-cell table:formula="of:=[.D377]-[.C377]" office:value-type="float" office:value="8.72659258318798" calcext:value-type="float">
            <text:p>8.7265925832</text:p>
          </table:table-cell>
          <table:table-cell table:formula="of:=[.E377]-37.9461244425242" office:value-type="float" office:value="-29.2195318593362" calcext:value-type="float">
            <text:p>-29.220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8.09641312485301" calcext:value-type="float">
            <text:p>8.096</text:p>
          </table:table-cell>
          <table:table-cell table:formula="of:=[.D378]-[.C378]" office:value-type="float" office:value="8.69641312485301" calcext:value-type="float">
            <text:p>8.6964131249</text:p>
          </table:table-cell>
          <table:table-cell table:formula="of:=[.E378]-37.9461244425242" office:value-type="float" office:value="-29.2497113176712" calcext:value-type="float">
            <text:p>-29.250</text:p>
          </table:table-cell>
          <table:table-cell/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98073545027589" calcext:value-type="float">
            <text:p>7.981</text:p>
          </table:table-cell>
          <table:table-cell table:formula="of:=[.D379]-[.C379]" office:value-type="float" office:value="8.58073545027589" calcext:value-type="float">
            <text:p>8.5807354503</text:p>
          </table:table-cell>
          <table:table-cell table:formula="of:=[.E379]-37.9461244425242" office:value-type="float" office:value="-29.3653889922483" calcext:value-type="float">
            <text:p>-29.365</text:p>
          </table:table-cell>
          <table:table-cell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7.88969479727238" calcext:value-type="float">
            <text:p>7.890</text:p>
          </table:table-cell>
          <table:table-cell table:formula="of:=[.D380]-[.C380]" office:value-type="float" office:value="8.48969479727238" calcext:value-type="float">
            <text:p>8.4896947973</text:p>
          </table:table-cell>
          <table:table-cell table:formula="of:=[.E380]-37.9461244425242" office:value-type="float" office:value="-29.4564296452518" calcext:value-type="float">
            <text:p>-29.456</text:p>
          </table:table-cell>
          <table:table-cell/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7.71515259398043" calcext:value-type="float">
            <text:p>7.715</text:p>
          </table:table-cell>
          <table:table-cell table:formula="of:=[.D381]-[.C381]" office:value-type="float" office:value="8.31515259398043" calcext:value-type="float">
            <text:p>8.315152594</text:p>
          </table:table-cell>
          <table:table-cell table:formula="of:=[.E381]-37.9461244425242" office:value-type="float" office:value="-29.6309718485438" calcext:value-type="float">
            <text:p>-29.631</text:p>
          </table:table-cell>
          <table:table-cell/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7.5963541447979" calcext:value-type="float">
            <text:p>7.596</text:p>
          </table:table-cell>
          <table:table-cell table:formula="of:=[.D382]-[.C382]" office:value-type="float" office:value="8.1963541447979" calcext:value-type="float">
            <text:p>8.1963541448</text:p>
          </table:table-cell>
          <table:table-cell table:formula="of:=[.E382]-37.9461244425242" office:value-type="float" office:value="-29.7497702977263" calcext:value-type="float">
            <text:p>-29.750</text:p>
          </table:table-cell>
          <table:table-cell/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48508424622989" calcext:value-type="float">
            <text:p>7.485</text:p>
          </table:table-cell>
          <table:table-cell table:formula="of:=[.D383]-[.C383]" office:value-type="float" office:value="8.08508424622989" calcext:value-type="float">
            <text:p>8.0850842462</text:p>
          </table:table-cell>
          <table:table-cell table:formula="of:=[.E383]-37.9461244425242" office:value-type="float" office:value="-29.8610401962943" calcext:value-type="float">
            <text:p>-29.861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7.37653086902722" calcext:value-type="float">
            <text:p>7.377</text:p>
          </table:table-cell>
          <table:table-cell table:formula="of:=[.D384]-[.C384]" office:value-type="float" office:value="7.97653086902722" calcext:value-type="float">
            <text:p>7.976530869</text:p>
          </table:table-cell>
          <table:table-cell table:formula="of:=[.E384]-37.9461244425242" office:value-type="float" office:value="-29.969593573497" calcext:value-type="float">
            <text:p>-29.970</text:p>
          </table:table-cell>
          <table:table-cell/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7.2969013649243" calcext:value-type="float">
            <text:p>7.297</text:p>
          </table:table-cell>
          <table:table-cell table:formula="of:=[.D385]-[.C385]" office:value-type="float" office:value="7.8969013649243" calcext:value-type="float">
            <text:p>7.8969013649</text:p>
          </table:table-cell>
          <table:table-cell table:formula="of:=[.E385]-37.9461244425242" office:value-type="float" office:value="-30.0492230775999" calcext:value-type="float">
            <text:p>-30.049</text:p>
          </table:table-cell>
          <table:table-cell/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7.2309535994342" calcext:value-type="float">
            <text:p>7.231</text:p>
          </table:table-cell>
          <table:table-cell table:formula="of:=[.D386]-[.C386]" office:value-type="float" office:value="7.8309535994342" calcext:value-type="float">
            <text:p>7.8309535994</text:p>
          </table:table-cell>
          <table:table-cell table:formula="of:=[.E386]-37.9461244425242" office:value-type="float" office:value="-30.11517084309" calcext:value-type="float">
            <text:p>-30.115</text:p>
          </table:table-cell>
          <table:table-cell/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07161343139395" calcext:value-type="float">
            <text:p>7.072</text:p>
          </table:table-cell>
          <table:table-cell table:formula="of:=[.D387]-[.C387]" office:value-type="float" office:value="7.67161343139395" calcext:value-type="float">
            <text:p>7.6716134314</text:p>
          </table:table-cell>
          <table:table-cell table:formula="of:=[.E387]-37.9461244425242" office:value-type="float" office:value="-30.2745110111303" calcext:value-type="float">
            <text:p>-30.275</text:p>
          </table:table-cell>
          <table:table-cell/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94178495765274" calcext:value-type="float">
            <text:p>6.942</text:p>
          </table:table-cell>
          <table:table-cell table:formula="of:=[.D388]-[.C388]" office:value-type="float" office:value="7.54178495765274" calcext:value-type="float">
            <text:p>7.5417849577</text:p>
          </table:table-cell>
          <table:table-cell table:formula="of:=[.E388]-37.9461244425242" office:value-type="float" office:value="-30.4043394848715" calcext:value-type="float">
            <text:p>-30.404</text:p>
          </table:table-cell>
          <table:table-cell/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6.8432667437904" calcext:value-type="float">
            <text:p>6.843</text:p>
          </table:table-cell>
          <table:table-cell table:formula="of:=[.D389]-[.C389]" office:value-type="float" office:value="7.4432667437904" calcext:value-type="float">
            <text:p>7.4432667438</text:p>
          </table:table-cell>
          <table:table-cell table:formula="of:=[.E389]-37.9461244425242" office:value-type="float" office:value="-30.5028576987338" calcext:value-type="float">
            <text:p>-30.503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6.70178373136399" calcext:value-type="float">
            <text:p>6.702</text:p>
          </table:table-cell>
          <table:table-cell table:formula="of:=[.D390]-[.C390]" office:value-type="float" office:value="7.30178373136399" calcext:value-type="float">
            <text:p>7.3017837314</text:p>
          </table:table-cell>
          <table:table-cell table:formula="of:=[.E390]-37.9461244425242" office:value-type="float" office:value="-30.6443407111602" calcext:value-type="float">
            <text:p>-30.644</text:p>
          </table:table-cell>
          <table:table-cell/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6.59306458490079" calcext:value-type="float">
            <text:p>6.593</text:p>
          </table:table-cell>
          <table:table-cell table:formula="of:=[.D391]-[.C391]" office:value-type="float" office:value="7.19306458490079" calcext:value-type="float">
            <text:p>7.1930645849</text:p>
          </table:table-cell>
          <table:table-cell table:formula="of:=[.E391]-37.9461244425242" office:value-type="float" office:value="-30.7530598576234" calcext:value-type="float">
            <text:p>-30.753</text:p>
          </table:table-cell>
          <table:table-cell/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51045668040974" calcext:value-type="float">
            <text:p>6.510</text:p>
          </table:table-cell>
          <table:table-cell table:formula="of:=[.D392]-[.C392]" office:value-type="float" office:value="7.11045668040974" calcext:value-type="float">
            <text:p>7.1104566804</text:p>
          </table:table-cell>
          <table:table-cell table:formula="of:=[.E392]-37.9461244425242" office:value-type="float" office:value="-30.8356677621145" calcext:value-type="float">
            <text:p>-30.836</text:p>
          </table:table-cell>
          <table:table-cell/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6.45305767907252" calcext:value-type="float">
            <text:p>6.453</text:p>
          </table:table-cell>
          <table:table-cell table:formula="of:=[.D393]-[.C393]" office:value-type="float" office:value="7.05305767907252" calcext:value-type="float">
            <text:p>7.0530576791</text:p>
          </table:table-cell>
          <table:table-cell table:formula="of:=[.E393]-37.9461244425242" office:value-type="float" office:value="-30.8930667634517" calcext:value-type="float">
            <text:p>-30.893</text:p>
          </table:table-cell>
          <table:table-cell/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6.27489468886797" calcext:value-type="float">
            <text:p>6.275</text:p>
          </table:table-cell>
          <table:table-cell table:formula="of:=[.D394]-[.C394]" office:value-type="float" office:value="6.87489468886797" calcext:value-type="float">
            <text:p>6.8748946889</text:p>
          </table:table-cell>
          <table:table-cell table:formula="of:=[.E394]-37.9461244425242" office:value-type="float" office:value="-31.0712297536562" calcext:value-type="float">
            <text:p>-31.071</text:p>
          </table:table-cell>
          <table:table-cell/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6.20502161776452" calcext:value-type="float">
            <text:p>6.205</text:p>
          </table:table-cell>
          <table:table-cell table:formula="of:=[.D395]-[.C395]" office:value-type="float" office:value="6.80502161776452" calcext:value-type="float">
            <text:p>6.8050216178</text:p>
          </table:table-cell>
          <table:table-cell table:formula="of:=[.E395]-37.9461244425242" office:value-type="float" office:value="-31.1411028247597" calcext:value-type="float">
            <text:p>-31.141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05275826789085" calcext:value-type="float">
            <text:p>6.053</text:p>
          </table:table-cell>
          <table:table-cell table:formula="of:=[.D396]-[.C396]" office:value-type="float" office:value="6.65275826789085" calcext:value-type="float">
            <text:p>6.6527582679</text:p>
          </table:table-cell>
          <table:table-cell table:formula="of:=[.E396]-37.9461244425242" office:value-type="float" office:value="-31.2933661746333" calcext:value-type="float">
            <text:p>-31.293</text:p>
          </table:table-cell>
          <table:table-cell/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95637900751997" calcext:value-type="float">
            <text:p>5.956</text:p>
          </table:table-cell>
          <table:table-cell table:formula="of:=[.D397]-[.C397]" office:value-type="float" office:value="6.55637900751997" calcext:value-type="float">
            <text:p>6.5563790075</text:p>
          </table:table-cell>
          <table:table-cell table:formula="of:=[.E397]-37.9461244425242" office:value-type="float" office:value="-31.3897454350042" calcext:value-type="float">
            <text:p>-31.390</text:p>
          </table:table-cell>
          <table:table-cell/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5.80631323218043" calcext:value-type="float">
            <text:p>5.806</text:p>
          </table:table-cell>
          <table:table-cell table:formula="of:=[.D398]-[.C398]" office:value-type="float" office:value="6.40631323218043" calcext:value-type="float">
            <text:p>6.4063132322</text:p>
          </table:table-cell>
          <table:table-cell table:formula="of:=[.E398]-37.9461244425242" office:value-type="float" office:value="-31.5398112103438" calcext:value-type="float">
            <text:p>-31.540</text:p>
          </table:table-cell>
          <table:table-cell/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5.70518292945724" calcext:value-type="float">
            <text:p>5.705</text:p>
          </table:table-cell>
          <table:table-cell table:formula="of:=[.D399]-[.C399]" office:value-type="float" office:value="6.30518292945724" calcext:value-type="float">
            <text:p>6.3051829295</text:p>
          </table:table-cell>
          <table:table-cell table:formula="of:=[.E399]-37.9461244425242" office:value-type="float" office:value="-31.640941513067" calcext:value-type="float">
            <text:p>-31.641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5.66393894966532" calcext:value-type="float">
            <text:p>5.664</text:p>
          </table:table-cell>
          <table:table-cell table:formula="of:=[.D400]-[.C400]" office:value-type="float" office:value="6.26393894966532" calcext:value-type="float">
            <text:p>6.2639389497</text:p>
          </table:table-cell>
          <table:table-cell table:formula="of:=[.E400]-37.9461244425242" office:value-type="float" office:value="-31.6821854928589" calcext:value-type="float">
            <text:p>-31.682</text:p>
          </table:table-cell>
          <table:table-cell/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54220519650068" calcext:value-type="float">
            <text:p>5.542</text:p>
          </table:table-cell>
          <table:table-cell table:formula="of:=[.D401]-[.C401]" office:value-type="float" office:value="6.14220519650068" calcext:value-type="float">
            <text:p>6.1422051965</text:p>
          </table:table-cell>
          <table:table-cell table:formula="of:=[.E401]-37.9461244425242" office:value-type="float" office:value="-31.8039192460235" calcext:value-type="float">
            <text:p>-31.804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5.35767293494113" calcext:value-type="float">
            <text:p>5.358</text:p>
          </table:table-cell>
          <table:table-cell table:formula="of:=[.D402]-[.C402]" office:value-type="float" office:value="5.95767293494113" calcext:value-type="float">
            <text:p>5.9576729349</text:p>
          </table:table-cell>
          <table:table-cell table:formula="of:=[.E402]-37.9461244425242" office:value-type="float" office:value="-31.9884515075831" calcext:value-type="float">
            <text:p>-31.988</text:p>
          </table:table-cell>
          <table:table-cell/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5.27922207884373" calcext:value-type="float">
            <text:p>5.279</text:p>
          </table:table-cell>
          <table:table-cell table:formula="of:=[.D403]-[.C403]" office:value-type="float" office:value="5.87922207884373" calcext:value-type="float">
            <text:p>5.8792220788</text:p>
          </table:table-cell>
          <table:table-cell table:formula="of:=[.E403]-37.9461244425242" office:value-type="float" office:value="-32.0669023636805" calcext:value-type="float">
            <text:p>-32.067</text:p>
          </table:table-cell>
          <table:table-cell/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5.21060050804215" calcext:value-type="float">
            <text:p>5.211</text:p>
          </table:table-cell>
          <table:table-cell table:formula="of:=[.D404]-[.C404]" office:value-type="float" office:value="5.81060050804215" calcext:value-type="float">
            <text:p>5.810600508</text:p>
          </table:table-cell>
          <table:table-cell table:formula="of:=[.E404]-37.9461244425242" office:value-type="float" office:value="-32.135523934482" calcext:value-type="float">
            <text:p>-32.136</text:p>
          </table:table-cell>
          <table:table-cell/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03583302563167" calcext:value-type="float">
            <text:p>5.036</text:p>
          </table:table-cell>
          <table:table-cell table:formula="of:=[.D405]-[.C405]" office:value-type="float" office:value="5.63583302563167" calcext:value-type="float">
            <text:p>5.6358330256</text:p>
          </table:table-cell>
          <table:table-cell table:formula="of:=[.E405]-37.9461244425242" office:value-type="float" office:value="-32.3102914168925" calcext:value-type="float">
            <text:p>-32.310</text:p>
          </table:table-cell>
          <table:table-cell/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88656212454756" calcext:value-type="float">
            <text:p>4.887</text:p>
          </table:table-cell>
          <table:table-cell table:formula="of:=[.D406]-[.C406]" office:value-type="float" office:value="5.48656212454756" calcext:value-type="float">
            <text:p>5.4865621245</text:p>
          </table:table-cell>
          <table:table-cell table:formula="of:=[.E406]-37.9461244425242" office:value-type="float" office:value="-32.4595623179766" calcext:value-type="float">
            <text:p>-32.460</text:p>
          </table:table-cell>
          <table:table-cell/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4.8970586228182" calcext:value-type="float">
            <text:p>4.897</text:p>
          </table:table-cell>
          <table:table-cell table:formula="of:=[.D407]-[.C407]" office:value-type="float" office:value="5.4970586228182" calcext:value-type="float">
            <text:p>5.4970586228</text:p>
          </table:table-cell>
          <table:table-cell table:formula="of:=[.E407]-37.9461244425242" office:value-type="float" office:value="-32.449065819706" calcext:value-type="float">
            <text:p>-32.449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4.70459093569123" calcext:value-type="float">
            <text:p>4.705</text:p>
          </table:table-cell>
          <table:table-cell table:formula="of:=[.D408]-[.C408]" office:value-type="float" office:value="5.30459093569123" calcext:value-type="float">
            <text:p>5.3045909357</text:p>
          </table:table-cell>
          <table:table-cell table:formula="of:=[.E408]-37.9461244425242" office:value-type="float" office:value="-32.641533506833" calcext:value-type="float">
            <text:p>-32.642</text:p>
          </table:table-cell>
          <table:table-cell/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4.67116988293277" calcext:value-type="float">
            <text:p>4.671</text:p>
          </table:table-cell>
          <table:table-cell table:formula="of:=[.D409]-[.C409]" office:value-type="float" office:value="5.27116988293277" calcext:value-type="float">
            <text:p>5.2711698829</text:p>
          </table:table-cell>
          <table:table-cell table:formula="of:=[.E409]-37.9461244425242" office:value-type="float" office:value="-32.6749545595914" calcext:value-type="float">
            <text:p>-32.675</text:p>
          </table:table-cell>
          <table:table-cell/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51143620928276" calcext:value-type="float">
            <text:p>4.511</text:p>
          </table:table-cell>
          <table:table-cell table:formula="of:=[.D410]-[.C410]" office:value-type="float" office:value="5.11143620928276" calcext:value-type="float">
            <text:p>5.1114362093</text:p>
          </table:table-cell>
          <table:table-cell table:formula="of:=[.E410]-37.9461244425242" office:value-type="float" office:value="-32.8346882332414" calcext:value-type="float">
            <text:p>-32.835</text:p>
          </table:table-cell>
          <table:table-cell/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4.39055495342659" calcext:value-type="float">
            <text:p>4.391</text:p>
          </table:table-cell>
          <table:table-cell table:formula="of:=[.D411]-[.C411]" office:value-type="float" office:value="4.99055495342659" calcext:value-type="float">
            <text:p>4.9905549534</text:p>
          </table:table-cell>
          <table:table-cell table:formula="of:=[.E411]-37.9461244425242" office:value-type="float" office:value="-32.9555694890976" calcext:value-type="float">
            <text:p>-32.956</text:p>
          </table:table-cell>
          <table:table-cell/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4.26909134581806" calcext:value-type="float">
            <text:p>4.269</text:p>
          </table:table-cell>
          <table:table-cell table:formula="of:=[.D412]-[.C412]" office:value-type="float" office:value="4.86909134581806" calcext:value-type="float">
            <text:p>4.8690913458</text:p>
          </table:table-cell>
          <table:table-cell table:formula="of:=[.E412]-37.9461244425242" office:value-type="float" office:value="-33.0770330967061" calcext:value-type="float">
            <text:p>-33.077</text:p>
          </table:table-cell>
          <table:table-cell/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4.1707499946695" calcext:value-type="float">
            <text:p>4.171</text:p>
          </table:table-cell>
          <table:table-cell table:formula="of:=[.D413]-[.C413]" office:value-type="float" office:value="4.7707499946695" calcext:value-type="float">
            <text:p>4.7707499947</text:p>
          </table:table-cell>
          <table:table-cell table:formula="of:=[.E413]-37.9461244425242" office:value-type="float" office:value="-33.1753744478547" calcext:value-type="float">
            <text:p>-33.175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08099169729625" calcext:value-type="float">
            <text:p>4.081</text:p>
          </table:table-cell>
          <table:table-cell table:formula="of:=[.D414]-[.C414]" office:value-type="float" office:value="4.68099169729625" calcext:value-type="float">
            <text:p>4.6809916973</text:p>
          </table:table-cell>
          <table:table-cell table:formula="of:=[.E414]-37.9461244425242" office:value-type="float" office:value="-33.2651327452279" calcext:value-type="float">
            <text:p>-33.265</text:p>
          </table:table-cell>
          <table:table-cell/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94455493138055" calcext:value-type="float">
            <text:p>3.945</text:p>
          </table:table-cell>
          <table:table-cell table:formula="of:=[.D415]-[.C415]" office:value-type="float" office:value="4.54455493138055" calcext:value-type="float">
            <text:p>4.5445549314</text:p>
          </table:table-cell>
          <table:table-cell table:formula="of:=[.E415]-37.9461244425242" office:value-type="float" office:value="-33.4015695111436" calcext:value-type="float">
            <text:p>-33.402</text:p>
          </table:table-cell>
          <table:table-cell/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87478157364169" calcext:value-type="float">
            <text:p>3.875</text:p>
          </table:table-cell>
          <table:table-cell table:formula="of:=[.D416]-[.C416]" office:value-type="float" office:value="4.47478157364169" calcext:value-type="float">
            <text:p>4.4747815736</text:p>
          </table:table-cell>
          <table:table-cell table:formula="of:=[.E416]-37.9461244425242" office:value-type="float" office:value="-33.4713428688825" calcext:value-type="float">
            <text:p>-33.471</text:p>
          </table:table-cell>
          <table:table-cell/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.76566688327119" calcext:value-type="float">
            <text:p>3.766</text:p>
          </table:table-cell>
          <table:table-cell table:formula="of:=[.D417]-[.C417]" office:value-type="float" office:value="4.36566688327119" calcext:value-type="float">
            <text:p>4.3656668833</text:p>
          </table:table-cell>
          <table:table-cell table:formula="of:=[.E417]-37.9461244425242" office:value-type="float" office:value="-33.580457559253" calcext:value-type="float">
            <text:p>-33.580</text:p>
          </table:table-cell>
          <table:table-cell/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.72948131930067" calcext:value-type="float">
            <text:p>3.729</text:p>
          </table:table-cell>
          <table:table-cell table:formula="of:=[.D418]-[.C418]" office:value-type="float" office:value="4.32948131930067" calcext:value-type="float">
            <text:p>4.3294813193</text:p>
          </table:table-cell>
          <table:table-cell table:formula="of:=[.E418]-37.9461244425242" office:value-type="float" office:value="-33.6166431232235" calcext:value-type="float">
            <text:p>-33.617</text:p>
          </table:table-cell>
          <table:table-cell/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55646944032091" calcext:value-type="float">
            <text:p>3.556</text:p>
          </table:table-cell>
          <table:table-cell table:formula="of:=[.D419]-[.C419]" office:value-type="float" office:value="4.15646944032091" calcext:value-type="float">
            <text:p>4.1564694403</text:p>
          </table:table-cell>
          <table:table-cell table:formula="of:=[.E419]-37.9461244425242" office:value-type="float" office:value="-33.7896550022033" calcext:value-type="float">
            <text:p>-33.790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40531675802823" calcext:value-type="float">
            <text:p>3.405</text:p>
          </table:table-cell>
          <table:table-cell table:formula="of:=[.D420]-[.C420]" office:value-type="float" office:value="4.00531675802823" calcext:value-type="float">
            <text:p>4.005316758</text:p>
          </table:table-cell>
          <table:table-cell table:formula="of:=[.E420]-37.9461244425242" office:value-type="float" office:value="-33.940807684496" calcext:value-type="float">
            <text:p>-33.941</text:p>
          </table:table-cell>
          <table:table-cell/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.37592772189542" calcext:value-type="float">
            <text:p>3.376</text:p>
          </table:table-cell>
          <table:table-cell table:formula="of:=[.D421]-[.C421]" office:value-type="float" office:value="3.97592772189542" calcext:value-type="float">
            <text:p>3.9759277219</text:p>
          </table:table-cell>
          <table:table-cell table:formula="of:=[.E421]-37.9461244425242" office:value-type="float" office:value="-33.9701967206288" calcext:value-type="float">
            <text:p>-33.970</text:p>
          </table:table-cell>
          <table:table-cell/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.20000193005662" calcext:value-type="float">
            <text:p>3.200</text:p>
          </table:table-cell>
          <table:table-cell table:formula="of:=[.D422]-[.C422]" office:value-type="float" office:value="3.80000193005662" calcext:value-type="float">
            <text:p>3.8000019301</text:p>
          </table:table-cell>
          <table:table-cell table:formula="of:=[.E422]-37.9461244425242" office:value-type="float" office:value="-34.1461225124676" calcext:value-type="float">
            <text:p>-34.146</text:p>
          </table:table-cell>
          <table:table-cell/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18408415826849" calcext:value-type="float">
            <text:p>3.184</text:p>
          </table:table-cell>
          <table:table-cell table:formula="of:=[.D423]-[.C423]" office:value-type="float" office:value="3.78408415826849" calcext:value-type="float">
            <text:p>3.7840841583</text:p>
          </table:table-cell>
          <table:table-cell table:formula="of:=[.E423]-37.9461244425242" office:value-type="float" office:value="-34.1620402842557" calcext:value-type="float">
            <text:p>-34.162</text:p>
          </table:table-cell>
          <table:table-cell/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0249363562552" calcext:value-type="float">
            <text:p>3.025</text:p>
          </table:table-cell>
          <table:table-cell table:formula="of:=[.D424]-[.C424]" office:value-type="float" office:value="3.6249363562552" calcext:value-type="float">
            <text:p>3.6249363563</text:p>
          </table:table-cell>
          <table:table-cell table:formula="of:=[.E424]-37.9461244425242" office:value-type="float" office:value="-34.321188086269" calcext:value-type="float">
            <text:p>-34.321</text:p>
          </table:table-cell>
          <table:table-cell/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97049362520978" calcext:value-type="float">
            <text:p>2.970</text:p>
          </table:table-cell>
          <table:table-cell table:formula="of:=[.D425]-[.C425]" office:value-type="float" office:value="3.57049362520978" calcext:value-type="float">
            <text:p>3.5704936252</text:p>
          </table:table-cell>
          <table:table-cell table:formula="of:=[.E425]-37.9461244425242" office:value-type="float" office:value="-34.3756308173144" calcext:value-type="float">
            <text:p>-34.376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77332023810657" calcext:value-type="float">
            <text:p>2.773</text:p>
          </table:table-cell>
          <table:table-cell table:formula="of:=[.D426]-[.C426]" office:value-type="float" office:value="3.37332023810657" calcext:value-type="float">
            <text:p>3.3733202381</text:p>
          </table:table-cell>
          <table:table-cell table:formula="of:=[.E426]-37.9461244425242" office:value-type="float" office:value="-34.5728042044176" calcext:value-type="float">
            <text:p>-34.573</text:p>
          </table:table-cell>
          <table:table-cell/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.75144541259006" calcext:value-type="float">
            <text:p>2.751</text:p>
          </table:table-cell>
          <table:table-cell table:formula="of:=[.D427]-[.C427]" office:value-type="float" office:value="3.35144541259006" calcext:value-type="float">
            <text:p>3.3514454126</text:p>
          </table:table-cell>
          <table:table-cell table:formula="of:=[.E427]-37.9461244425242" office:value-type="float" office:value="-34.5946790299341" calcext:value-type="float">
            <text:p>-34.595</text:p>
          </table:table-cell>
          <table:table-cell/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.59585485802451" calcext:value-type="float">
            <text:p>2.596</text:p>
          </table:table-cell>
          <table:table-cell table:formula="of:=[.D428]-[.C428]" office:value-type="float" office:value="3.19585485802451" calcext:value-type="float">
            <text:p>3.195854858</text:p>
          </table:table-cell>
          <table:table-cell table:formula="of:=[.E428]-37.9461244425242" office:value-type="float" office:value="-34.7502695844997" calcext:value-type="float">
            <text:p>-34.750</text:p>
          </table:table-cell>
          <table:table-cell/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50208871156058" calcext:value-type="float">
            <text:p>2.502</text:p>
          </table:table-cell>
          <table:table-cell table:formula="of:=[.D429]-[.C429]" office:value-type="float" office:value="3.10208871156058" calcext:value-type="float">
            <text:p>3.1020887116</text:p>
          </table:table-cell>
          <table:table-cell table:formula="of:=[.E429]-37.9461244425242" office:value-type="float" office:value="-34.8440357309636" calcext:value-type="float">
            <text:p>-34.844</text:p>
          </table:table-cell>
          <table:table-cell/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41331199997101" calcext:value-type="float">
            <text:p>2.413</text:p>
          </table:table-cell>
          <table:table-cell table:formula="of:=[.D430]-[.C430]" office:value-type="float" office:value="3.01331199997101" calcext:value-type="float">
            <text:p>3.013312</text:p>
          </table:table-cell>
          <table:table-cell table:formula="of:=[.E430]-37.9461244425242" office:value-type="float" office:value="-34.9328124425532" calcext:value-type="float">
            <text:p>-34.933</text:p>
          </table:table-cell>
          <table:table-cell/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.27207872536626" calcext:value-type="float">
            <text:p>2.272</text:p>
          </table:table-cell>
          <table:table-cell table:formula="of:=[.D431]-[.C431]" office:value-type="float" office:value="2.87207872536626" calcext:value-type="float">
            <text:p>2.8720787254</text:p>
          </table:table-cell>
          <table:table-cell table:formula="of:=[.E431]-37.9461244425242" office:value-type="float" office:value="-35.0740457171579" calcext:value-type="float">
            <text:p>-35.074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.26617191662352" calcext:value-type="float">
            <text:p>2.266</text:p>
          </table:table-cell>
          <table:table-cell table:formula="of:=[.D432]-[.C432]" office:value-type="float" office:value="2.86617191662352" calcext:value-type="float">
            <text:p>2.8661719166</text:p>
          </table:table-cell>
          <table:table-cell table:formula="of:=[.E432]-37.9461244425242" office:value-type="float" office:value="-35.0799525259007" calcext:value-type="float">
            <text:p>-35.080</text:p>
          </table:table-cell>
          <table:table-cell/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13541996430166" calcext:value-type="float">
            <text:p>2.135</text:p>
          </table:table-cell>
          <table:table-cell table:formula="of:=[.D433]-[.C433]" office:value-type="float" office:value="2.73541996430166" calcext:value-type="float">
            <text:p>2.7354199643</text:p>
          </table:table-cell>
          <table:table-cell table:formula="of:=[.E433]-37.9461244425242" office:value-type="float" office:value="-35.2107044782225" calcext:value-type="float">
            <text:p>-35.211</text:p>
          </table:table-cell>
          <table:table-cell/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01514527742857" calcext:value-type="float">
            <text:p>2.015</text:p>
          </table:table-cell>
          <table:table-cell table:formula="of:=[.D434]-[.C434]" office:value-type="float" office:value="2.61514527742857" calcext:value-type="float">
            <text:p>2.6151452774</text:p>
          </table:table-cell>
          <table:table-cell table:formula="of:=[.E434]-37.9461244425242" office:value-type="float" office:value="-35.3309791650956" calcext:value-type="float">
            <text:p>-35.331</text:p>
          </table:table-cell>
          <table:table-cell/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83785109876506" calcext:value-type="float">
            <text:p>1.838</text:p>
          </table:table-cell>
          <table:table-cell table:formula="of:=[.D435]-[.C435]" office:value-type="float" office:value="2.43785109876506" calcext:value-type="float">
            <text:p>2.4378510988</text:p>
          </table:table-cell>
          <table:table-cell table:formula="of:=[.E435]-37.9461244425242" office:value-type="float" office:value="-35.5082733437591" calcext:value-type="float">
            <text:p>-35.508</text:p>
          </table:table-cell>
          <table:table-cell/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.75959954006701" calcext:value-type="float">
            <text:p>1.760</text:p>
          </table:table-cell>
          <table:table-cell table:formula="of:=[.D436]-[.C436]" office:value-type="float" office:value="2.35959954006701" calcext:value-type="float">
            <text:p>2.3595995401</text:p>
          </table:table-cell>
          <table:table-cell table:formula="of:=[.E436]-37.9461244425242" office:value-type="float" office:value="-35.5865249024572" calcext:value-type="float">
            <text:p>-35.587</text:p>
          </table:table-cell>
          <table:table-cell/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.67206321235741" calcext:value-type="float">
            <text:p>1.672</text:p>
          </table:table-cell>
          <table:table-cell table:formula="of:=[.D437]-[.C437]" office:value-type="float" office:value="2.27206321235741" calcext:value-type="float">
            <text:p>2.2720632124</text:p>
          </table:table-cell>
          <table:table-cell table:formula="of:=[.E437]-37.9461244425242" office:value-type="float" office:value="-35.6740612301668" calcext:value-type="float">
            <text:p>-35.674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.634221078268" calcext:value-type="float">
            <text:p>1.634</text:p>
          </table:table-cell>
          <table:table-cell table:formula="of:=[.D438]-[.C438]" office:value-type="float" office:value="2.234221078268" calcext:value-type="float">
            <text:p>2.2342210783</text:p>
          </table:table-cell>
          <table:table-cell table:formula="of:=[.E438]-37.9461244425242" office:value-type="float" office:value="-35.7119033642562" calcext:value-type="float">
            <text:p>-35.712</text:p>
          </table:table-cell>
          <table:table-cell/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48101015655091" calcext:value-type="float">
            <text:p>1.481</text:p>
          </table:table-cell>
          <table:table-cell table:formula="of:=[.D439]-[.C439]" office:value-type="float" office:value="2.08101015655091" calcext:value-type="float">
            <text:p>2.0810101566</text:p>
          </table:table-cell>
          <table:table-cell table:formula="of:=[.E439]-37.9461244425242" office:value-type="float" office:value="-35.8651142859733" calcext:value-type="float">
            <text:p>-35.865</text:p>
          </table:table-cell>
          <table:table-cell/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.39183564451818" calcext:value-type="float">
            <text:p>1.392</text:p>
          </table:table-cell>
          <table:table-cell table:formula="of:=[.D440]-[.C440]" office:value-type="float" office:value="1.99183564451818" calcext:value-type="float">
            <text:p>1.9918356445</text:p>
          </table:table-cell>
          <table:table-cell table:formula="of:=[.E440]-37.9461244425242" office:value-type="float" office:value="-35.954288798006" calcext:value-type="float">
            <text:p>-35.954</text:p>
          </table:table-cell>
          <table:table-cell/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.28426177204525" calcext:value-type="float">
            <text:p>1.284</text:p>
          </table:table-cell>
          <table:table-cell table:formula="of:=[.D441]-[.C441]" office:value-type="float" office:value="1.88426177204525" calcext:value-type="float">
            <text:p>1.884261772</text:p>
          </table:table-cell>
          <table:table-cell table:formula="of:=[.E441]-37.9461244425242" office:value-type="float" office:value="-36.0618626704789" calcext:value-type="float">
            <text:p>-36.062</text:p>
          </table:table-cell>
          <table:table-cell/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.15106102310527" calcext:value-type="float">
            <text:p>1.151</text:p>
          </table:table-cell>
          <table:table-cell table:formula="of:=[.D442]-[.C442]" office:value-type="float" office:value="1.75106102310527" calcext:value-type="float">
            <text:p>1.7510610231</text:p>
          </table:table-cell>
          <table:table-cell table:formula="of:=[.E442]-37.9461244425242" office:value-type="float" office:value="-36.1950634194189" calcext:value-type="float">
            <text:p>-36.195</text:p>
          </table:table-cell>
          <table:table-cell/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11021579196033" calcext:value-type="float">
            <text:p>1.110</text:p>
          </table:table-cell>
          <table:table-cell table:formula="of:=[.D443]-[.C443]" office:value-type="float" office:value="1.71021579196033" calcext:value-type="float">
            <text:p>1.710215792</text:p>
          </table:table-cell>
          <table:table-cell table:formula="of:=[.E443]-37.9461244425242" office:value-type="float" office:value="-36.2359086505639" calcext:value-type="float">
            <text:p>-36.236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918244872310011" calcext:value-type="float">
            <text:p>0.918</text:p>
          </table:table-cell>
          <table:table-cell table:formula="of:=[.D444]-[.C444]" office:value-type="float" office:value="1.51824487231001" calcext:value-type="float">
            <text:p>1.5182448723</text:p>
          </table:table-cell>
          <table:table-cell table:formula="of:=[.E444]-37.9461244425242" office:value-type="float" office:value="-36.4278795702142" calcext:value-type="float">
            <text:p>-36.428</text:p>
          </table:table-cell>
          <table:table-cell/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908824188985214" calcext:value-type="float">
            <text:p>0.909</text:p>
          </table:table-cell>
          <table:table-cell table:formula="of:=[.D445]-[.C445]" office:value-type="float" office:value="1.50882418898521" calcext:value-type="float">
            <text:p>1.508824189</text:p>
          </table:table-cell>
          <table:table-cell table:formula="of:=[.E445]-37.9461244425242" office:value-type="float" office:value="-36.437300253539" calcext:value-type="float">
            <text:p>-36.437</text:p>
          </table:table-cell>
          <table:table-cell/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0.790265838300594" calcext:value-type="float">
            <text:p>0.790</text:p>
          </table:table-cell>
          <table:table-cell table:formula="of:=[.D446]-[.C446]" office:value-type="float" office:value="1.39026583830059" calcext:value-type="float">
            <text:p>1.3902658383</text:p>
          </table:table-cell>
          <table:table-cell table:formula="of:=[.E446]-37.9461244425242" office:value-type="float" office:value="-36.5558586042236" calcext:value-type="float">
            <text:p>-36.556</text:p>
          </table:table-cell>
          <table:table-cell/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0.673278721193431" calcext:value-type="float">
            <text:p>0.673</text:p>
          </table:table-cell>
          <table:table-cell table:formula="of:=[.D447]-[.C447]" office:value-type="float" office:value="1.27327872119343" calcext:value-type="float">
            <text:p>1.2732787212</text:p>
          </table:table-cell>
          <table:table-cell table:formula="of:=[.E447]-37.9461244425242" office:value-type="float" office:value="-36.6728457213308" calcext:value-type="float">
            <text:p>-36.673</text:p>
          </table:table-cell>
          <table:table-cell/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606507483955808" calcext:value-type="float">
            <text:p>0.607</text:p>
          </table:table-cell>
          <table:table-cell table:formula="of:=[.D448]-[.C448]" office:value-type="float" office:value="1.20650748395581" calcext:value-type="float">
            <text:p>1.206507484</text:p>
          </table:table-cell>
          <table:table-cell table:formula="of:=[.E448]-37.9461244425242" office:value-type="float" office:value="-36.7396169585684" calcext:value-type="float">
            <text:p>-36.740</text:p>
          </table:table-cell>
          <table:table-cell/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446556240495607" calcext:value-type="float">
            <text:p>0.447</text:p>
          </table:table-cell>
          <table:table-cell table:formula="of:=[.D449]-[.C449]" office:value-type="float" office:value="1.04655624049561" calcext:value-type="float">
            <text:p>1.0465562405</text:p>
          </table:table-cell>
          <table:table-cell table:formula="of:=[.E449]-37.9461244425242" office:value-type="float" office:value="-36.8995682020286" calcext:value-type="float">
            <text:p>-36.900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0.351148072488003" calcext:value-type="float">
            <text:p>0.351</text:p>
          </table:table-cell>
          <table:table-cell table:formula="of:=[.D450]-[.C450]" office:value-type="float" office:value="0.951148072488003" calcext:value-type="float">
            <text:p>0.9511480725</text:p>
          </table:table-cell>
          <table:table-cell table:formula="of:=[.E450]-37.9461244425242" office:value-type="float" office:value="-36.9949763700362" calcext:value-type="float">
            <text:p>-36.995</text:p>
          </table:table-cell>
          <table:table-cell/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0.257234940575366" calcext:value-type="float">
            <text:p>0.257</text:p>
          </table:table-cell>
          <table:table-cell table:formula="of:=[.D451]-[.C451]" office:value-type="float" office:value="0.857234940575366" calcext:value-type="float">
            <text:p>0.8572349406</text:p>
          </table:table-cell>
          <table:table-cell table:formula="of:=[.E451]-37.9461244425242" office:value-type="float" office:value="-37.0888895019488" calcext:value-type="float">
            <text:p>-37.089</text:p>
          </table:table-cell>
          <table:table-cell/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161234504109512" calcext:value-type="float">
            <text:p>0.161</text:p>
          </table:table-cell>
          <table:table-cell table:formula="of:=[.D452]-[.C452]" office:value-type="float" office:value="0.761234504109512" calcext:value-type="float">
            <text:p>0.7612345041</text:p>
          </table:table-cell>
          <table:table-cell table:formula="of:=[.E452]-37.9461244425242" office:value-type="float" office:value="-37.1848899384147" calcext:value-type="float">
            <text:p>-37.185</text:p>
          </table:table-cell>
          <table:table-cell/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0566063514913219" calcext:value-type="float">
            <text:p>0.057</text:p>
          </table:table-cell>
          <table:table-cell table:formula="of:=[.D453]-[.C453]" office:value-type="float" office:value="0.656606351491322" calcext:value-type="float">
            <text:p>0.6566063515</text:p>
          </table:table-cell>
          <table:table-cell table:formula="of:=[.E453]-37.9461244425242" office:value-type="float" office:value="-37.2895180910329" calcext:value-type="float">
            <text:p>-37.290</text:p>
          </table:table-cell>
          <table:table-cell/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0186552269247291" calcext:value-type="float">
            <text:p>-0.019</text:p>
          </table:table-cell>
          <table:table-cell table:formula="of:=[.D454]-[.C454]" office:value-type="float" office:value="0.581344773075271" calcext:value-type="float">
            <text:p>0.5813447731</text:p>
          </table:table-cell>
          <table:table-cell table:formula="of:=[.E454]-37.9461244425242" office:value-type="float" office:value="-37.3647796694489" calcext:value-type="float">
            <text:p>-37.365</text:p>
          </table:table-cell>
          <table:table-cell/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126362876528251" calcext:value-type="float">
            <text:p>-0.126</text:p>
          </table:table-cell>
          <table:table-cell table:formula="of:=[.D455]-[.C455]" office:value-type="float" office:value="0.473637123471749" calcext:value-type="float">
            <text:p>0.4736371235</text:p>
          </table:table-cell>
          <table:table-cell table:formula="of:=[.E455]-37.9461244425242" office:value-type="float" office:value="-37.4724873190525" calcext:value-type="float">
            <text:p>-37.472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250712471909714" calcext:value-type="float">
            <text:p>-0.251</text:p>
          </table:table-cell>
          <table:table-cell table:formula="of:=[.D456]-[.C456]" office:value-type="float" office:value="0.349287528090286" calcext:value-type="float">
            <text:p>0.3492875281</text:p>
          </table:table-cell>
          <table:table-cell table:formula="of:=[.E456]-37.9461244425242" office:value-type="float" office:value="-37.5968369144339" calcext:value-type="float">
            <text:p>-37.597</text:p>
          </table:table-cell>
          <table:table-cell/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314453076199188" calcext:value-type="float">
            <text:p>-0.314</text:p>
          </table:table-cell>
          <table:table-cell table:formula="of:=[.D457]-[.C457]" office:value-type="float" office:value="0.285546923800812" calcext:value-type="float">
            <text:p>0.2855469238</text:p>
          </table:table-cell>
          <table:table-cell table:formula="of:=[.E457]-37.9461244425242" office:value-type="float" office:value="-37.6605775187234" calcext:value-type="float">
            <text:p>-37.661</text:p>
          </table:table-cell>
          <table:table-cell/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436626752334366" calcext:value-type="float">
            <text:p>-0.437</text:p>
          </table:table-cell>
          <table:table-cell table:formula="of:=[.D458]-[.C458]" office:value-type="float" office:value="0.163373247665634" calcext:value-type="float">
            <text:p>0.1633732477</text:p>
          </table:table-cell>
          <table:table-cell table:formula="of:=[.E458]-37.9461244425242" office:value-type="float" office:value="-37.7827511948586" calcext:value-type="float">
            <text:p>-37.783</text:p>
          </table:table-cell>
          <table:table-cell/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517230047626039" calcext:value-type="float">
            <text:p>-0.517</text:p>
          </table:table-cell>
          <table:table-cell table:formula="of:=[.D459]-[.C459]" office:value-type="float" office:value="0.082769952373961" calcext:value-type="float">
            <text:p>0.0827699524</text:p>
          </table:table-cell>
          <table:table-cell table:formula="of:=[.E459]-37.9461244425242" office:value-type="float" office:value="-37.8633544901502" calcext:value-type="float">
            <text:p>-37.863</text:p>
          </table:table-cell>
          <table:table-cell/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635380556020567" calcext:value-type="float">
            <text:p>-0.635</text:p>
          </table:table-cell>
          <table:table-cell table:formula="of:=[.D460]-[.C460]" office:value-type="float" office:value="-0.035380556020567" calcext:value-type="float">
            <text:p>-0.035380556</text:p>
          </table:table-cell>
          <table:table-cell table:formula="of:=[.E460]-37.9461244425242" office:value-type="float" office:value="-37.9815049985448" calcext:value-type="float">
            <text:p>-37.982</text:p>
          </table:table-cell>
          <table:table-cell/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775138121662873" calcext:value-type="float">
            <text:p>-0.775</text:p>
          </table:table-cell>
          <table:table-cell table:formula="of:=[.D461]-[.C461]" office:value-type="float" office:value="-0.175138121662873" calcext:value-type="float">
            <text:p>-0.1751381217</text:p>
          </table:table-cell>
          <table:table-cell table:formula="of:=[.E461]-37.9461244425242" office:value-type="float" office:value="-38.1212625641871" calcext:value-type="float">
            <text:p>-38.121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873840459176648" calcext:value-type="float">
            <text:p>-0.874</text:p>
          </table:table-cell>
          <table:table-cell table:formula="of:=[.D462]-[.C462]" office:value-type="float" office:value="-0.273840459176648" calcext:value-type="float">
            <text:p>-0.2738404592</text:p>
          </table:table-cell>
          <table:table-cell table:formula="of:=[.E462]-37.9461244425242" office:value-type="float" office:value="-38.2199649017008" calcext:value-type="float">
            <text:p>-38.220</text:p>
          </table:table-cell>
          <table:table-cell/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985315584357891" calcext:value-type="float">
            <text:p>-0.985</text:p>
          </table:table-cell>
          <table:table-cell table:formula="of:=[.D463]-[.C463]" office:value-type="float" office:value="-0.385315584357891" calcext:value-type="float">
            <text:p>-0.3853155844</text:p>
          </table:table-cell>
          <table:table-cell table:formula="of:=[.E463]-37.9461244425242" office:value-type="float" office:value="-38.3314400268821" calcext:value-type="float">
            <text:p>-38.331</text:p>
          </table:table-cell>
          <table:table-cell/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08219480946994" calcext:value-type="float">
            <text:p>-1.082</text:p>
          </table:table-cell>
          <table:table-cell table:formula="of:=[.D464]-[.C464]" office:value-type="float" office:value="-0.48219480946994" calcext:value-type="float">
            <text:p>-0.4821948095</text:p>
          </table:table-cell>
          <table:table-cell table:formula="of:=[.E464]-37.9461244425242" office:value-type="float" office:value="-38.4283192519941" calcext:value-type="float">
            <text:p>-38.428</text:p>
          </table:table-cell>
          <table:table-cell/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13803770496959" calcext:value-type="float">
            <text:p>-1.138</text:p>
          </table:table-cell>
          <table:table-cell table:formula="of:=[.D465]-[.C465]" office:value-type="float" office:value="-0.53803770496959" calcext:value-type="float">
            <text:p>-0.538037705</text:p>
          </table:table-cell>
          <table:table-cell table:formula="of:=[.E465]-37.9461244425242" office:value-type="float" office:value="-38.4841621474938" calcext:value-type="float">
            <text:p>-38.484</text:p>
          </table:table-cell>
          <table:table-cell/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14192924126186" calcext:value-type="float">
            <text:p>-1.142</text:p>
          </table:table-cell>
          <table:table-cell table:formula="of:=[.D466]-[.C466]" office:value-type="float" office:value="-0.54192924126186" calcext:value-type="float">
            <text:p>-0.5419292413</text:p>
          </table:table-cell>
          <table:table-cell table:formula="of:=[.E466]-37.9461244425242" office:value-type="float" office:value="-38.4880536837861" calcext:value-type="float">
            <text:p>-38.488</text:p>
          </table:table-cell>
          <table:table-cell/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32993602741385" calcext:value-type="float">
            <text:p>-1.330</text:p>
          </table:table-cell>
          <table:table-cell table:formula="of:=[.D467]-[.C467]" office:value-type="float" office:value="-0.72993602741385" calcext:value-type="float">
            <text:p>-0.7299360274</text:p>
          </table:table-cell>
          <table:table-cell table:formula="of:=[.E467]-37.9461244425242" office:value-type="float" office:value="-38.6760604699381" calcext:value-type="float">
            <text:p>-38.676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45358684325505" calcext:value-type="float">
            <text:p>-1.454</text:p>
          </table:table-cell>
          <table:table-cell table:formula="of:=[.D468]-[.C468]" office:value-type="float" office:value="-0.85358684325505" calcext:value-type="float">
            <text:p>-0.8535868433</text:p>
          </table:table-cell>
          <table:table-cell table:formula="of:=[.E468]-37.9461244425242" office:value-type="float" office:value="-38.7997112857793" calcext:value-type="float">
            <text:p>-38.800</text:p>
          </table:table-cell>
          <table:table-cell/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62690905384736" calcext:value-type="float">
            <text:p>-1.627</text:p>
          </table:table-cell>
          <table:table-cell table:formula="of:=[.D469]-[.C469]" office:value-type="float" office:value="-1.02690905384736" calcext:value-type="float">
            <text:p>-1.0269090538</text:p>
          </table:table-cell>
          <table:table-cell table:formula="of:=[.E469]-37.9461244425242" office:value-type="float" office:value="-38.9730334963716" calcext:value-type="float">
            <text:p>-38.973</text:p>
          </table:table-cell>
          <table:table-cell/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7137098373518" calcext:value-type="float">
            <text:p>-1.714</text:p>
          </table:table-cell>
          <table:table-cell table:formula="of:=[.D470]-[.C470]" office:value-type="float" office:value="-1.1137098373518" calcext:value-type="float">
            <text:p>-1.1137098374</text:p>
          </table:table-cell>
          <table:table-cell table:formula="of:=[.E470]-37.9461244425242" office:value-type="float" office:value="-39.059834279876" calcext:value-type="float">
            <text:p>-39.060</text:p>
          </table:table-cell>
          <table:table-cell/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77190105232616" calcext:value-type="float">
            <text:p>-1.772</text:p>
          </table:table-cell>
          <table:table-cell table:formula="of:=[.D471]-[.C471]" office:value-type="float" office:value="-1.17190105232616" calcext:value-type="float">
            <text:p>-1.1719010523</text:p>
          </table:table-cell>
          <table:table-cell table:formula="of:=[.E471]-37.9461244425242" office:value-type="float" office:value="-39.1180254948504" calcext:value-type="float">
            <text:p>-39.118</text:p>
          </table:table-cell>
          <table:table-cell/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8340039318723" calcext:value-type="float">
            <text:p>-1.834</text:p>
          </table:table-cell>
          <table:table-cell table:formula="of:=[.D472]-[.C472]" office:value-type="float" office:value="-1.2340039318723" calcext:value-type="float">
            <text:p>-1.2340039319</text:p>
          </table:table-cell>
          <table:table-cell table:formula="of:=[.E472]-37.9461244425242" office:value-type="float" office:value="-39.1801283743965" calcext:value-type="float">
            <text:p>-39.180</text:p>
          </table:table-cell>
          <table:table-cell/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88439948619808" calcext:value-type="float">
            <text:p>-1.884</text:p>
          </table:table-cell>
          <table:table-cell table:formula="of:=[.D473]-[.C473]" office:value-type="float" office:value="-1.28439948619808" calcext:value-type="float">
            <text:p>-1.2843994862</text:p>
          </table:table-cell>
          <table:table-cell table:formula="of:=[.E473]-37.9461244425242" office:value-type="float" office:value="-39.2305239287223" calcext:value-type="float">
            <text:p>-39.231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0275817830597" calcext:value-type="float">
            <text:p>-2.028</text:p>
          </table:table-cell>
          <table:table-cell table:formula="of:=[.D474]-[.C474]" office:value-type="float" office:value="-1.4275817830597" calcext:value-type="float">
            <text:p>-1.4275817831</text:p>
          </table:table-cell>
          <table:table-cell table:formula="of:=[.E474]-37.9461244425242" office:value-type="float" office:value="-39.3737062255839" calcext:value-type="float">
            <text:p>-39.374</text:p>
          </table:table-cell>
          <table:table-cell/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13070169291583" calcext:value-type="float">
            <text:p>-2.131</text:p>
          </table:table-cell>
          <table:table-cell table:formula="of:=[.D475]-[.C475]" office:value-type="float" office:value="-1.53070169291583" calcext:value-type="float">
            <text:p>-1.5307016929</text:p>
          </table:table-cell>
          <table:table-cell table:formula="of:=[.E475]-37.9461244425242" office:value-type="float" office:value="-39.47682613544" calcext:value-type="float">
            <text:p>-39.477</text:p>
          </table:table-cell>
          <table:table-cell/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25651170831967" calcext:value-type="float">
            <text:p>-2.257</text:p>
          </table:table-cell>
          <table:table-cell table:formula="of:=[.D476]-[.C476]" office:value-type="float" office:value="-1.65651170831967" calcext:value-type="float">
            <text:p>-1.6565117083</text:p>
          </table:table-cell>
          <table:table-cell table:formula="of:=[.E476]-37.9461244425242" office:value-type="float" office:value="-39.6026361508439" calcext:value-type="float">
            <text:p>-39.603</text:p>
          </table:table-cell>
          <table:table-cell/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33344489866845" calcext:value-type="float">
            <text:p>-2.333</text:p>
          </table:table-cell>
          <table:table-cell table:formula="of:=[.D477]-[.C477]" office:value-type="float" office:value="-1.73344489866845" calcext:value-type="float">
            <text:p>-1.7334448987</text:p>
          </table:table-cell>
          <table:table-cell table:formula="of:=[.E477]-37.9461244425242" office:value-type="float" office:value="-39.6795693411927" calcext:value-type="float">
            <text:p>-39.680</text:p>
          </table:table-cell>
          <table:table-cell/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43899898361295" calcext:value-type="float">
            <text:p>-2.439</text:p>
          </table:table-cell>
          <table:table-cell table:formula="of:=[.D478]-[.C478]" office:value-type="float" office:value="-1.83899898361295" calcext:value-type="float">
            <text:p>-1.8389989836</text:p>
          </table:table-cell>
          <table:table-cell table:formula="of:=[.E478]-37.9461244425242" office:value-type="float" office:value="-39.7851234261372" calcext:value-type="float">
            <text:p>-39.785</text:p>
          </table:table-cell>
          <table:table-cell/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59133691507225" calcext:value-type="float">
            <text:p>-2.591</text:p>
          </table:table-cell>
          <table:table-cell table:formula="of:=[.D479]-[.C479]" office:value-type="float" office:value="-1.99133691507225" calcext:value-type="float">
            <text:p>-1.9913369151</text:p>
          </table:table-cell>
          <table:table-cell table:formula="of:=[.E479]-37.9461244425242" office:value-type="float" office:value="-39.9374613575965" calcext:value-type="float">
            <text:p>-39.937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58984907874438" calcext:value-type="float">
            <text:p>-2.590</text:p>
          </table:table-cell>
          <table:table-cell table:formula="of:=[.D480]-[.C480]" office:value-type="float" office:value="-1.98984907874438" calcext:value-type="float">
            <text:p>-1.9898490787</text:p>
          </table:table-cell>
          <table:table-cell table:formula="of:=[.E480]-37.9461244425242" office:value-type="float" office:value="-39.9359735212686" calcext:value-type="float">
            <text:p>-39.936</text:p>
          </table:table-cell>
          <table:table-cell/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75673371282663" calcext:value-type="float">
            <text:p>-2.757</text:p>
          </table:table-cell>
          <table:table-cell table:formula="of:=[.D481]-[.C481]" office:value-type="float" office:value="-2.15673371282663" calcext:value-type="float">
            <text:p>-2.1567337128</text:p>
          </table:table-cell>
          <table:table-cell table:formula="of:=[.E481]-37.9461244425242" office:value-type="float" office:value="-40.1028581553508" calcext:value-type="float">
            <text:p>-40.103</text:p>
          </table:table-cell>
          <table:table-cell/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88503452146942" calcext:value-type="float">
            <text:p>-2.885</text:p>
          </table:table-cell>
          <table:table-cell table:formula="of:=[.D482]-[.C482]" office:value-type="float" office:value="-2.28503452146942" calcext:value-type="float">
            <text:p>-2.2850345215</text:p>
          </table:table-cell>
          <table:table-cell table:formula="of:=[.E482]-37.9461244425242" office:value-type="float" office:value="-40.2311589639936" calcext:value-type="float">
            <text:p>-40.231</text:p>
          </table:table-cell>
          <table:table-cell/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97001810459456" calcext:value-type="float">
            <text:p>-2.970</text:p>
          </table:table-cell>
          <table:table-cell table:formula="of:=[.D483]-[.C483]" office:value-type="float" office:value="-2.37001810459456" calcext:value-type="float">
            <text:p>-2.3700181046</text:p>
          </table:table-cell>
          <table:table-cell table:formula="of:=[.E483]-37.9461244425242" office:value-type="float" office:value="-40.3161425471188" calcext:value-type="float">
            <text:p>-40.316</text:p>
          </table:table-cell>
          <table:table-cell/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03317905597153" calcext:value-type="float">
            <text:p>-3.033</text:p>
          </table:table-cell>
          <table:table-cell table:formula="of:=[.D484]-[.C484]" office:value-type="float" office:value="-2.43317905597153" calcext:value-type="float">
            <text:p>-2.433179056</text:p>
          </table:table-cell>
          <table:table-cell table:formula="of:=[.E484]-37.9461244425242" office:value-type="float" office:value="-40.3793034984957" calcext:value-type="float">
            <text:p>-40.379</text:p>
          </table:table-cell>
          <table:table-cell/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12848069075087" calcext:value-type="float">
            <text:p>-3.128</text:p>
          </table:table-cell>
          <table:table-cell table:formula="of:=[.D485]-[.C485]" office:value-type="float" office:value="-2.52848069075087" calcext:value-type="float">
            <text:p>-2.5284806908</text:p>
          </table:table-cell>
          <table:table-cell table:formula="of:=[.E485]-37.9461244425242" office:value-type="float" office:value="-40.4746051332751" calcext:value-type="float">
            <text:p>-40.475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3248705762849" calcext:value-type="float">
            <text:p>-3.325</text:p>
          </table:table-cell>
          <table:table-cell table:formula="of:=[.D486]-[.C486]" office:value-type="float" office:value="-2.7248705762849" calcext:value-type="float">
            <text:p>-2.7248705763</text:p>
          </table:table-cell>
          <table:table-cell table:formula="of:=[.E486]-37.9461244425242" office:value-type="float" office:value="-40.6709950188091" calcext:value-type="float">
            <text:p>-40.671</text:p>
          </table:table-cell>
          <table:table-cell/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3500726234953" calcext:value-type="float">
            <text:p>-3.350</text:p>
          </table:table-cell>
          <table:table-cell table:formula="of:=[.D487]-[.C487]" office:value-type="float" office:value="-2.7500726234953" calcext:value-type="float">
            <text:p>-2.7500726235</text:p>
          </table:table-cell>
          <table:table-cell table:formula="of:=[.E487]-37.9461244425242" office:value-type="float" office:value="-40.6961970660195" calcext:value-type="float">
            <text:p>-40.696</text:p>
          </table:table-cell>
          <table:table-cell/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42048981971603" calcext:value-type="float">
            <text:p>-3.420</text:p>
          </table:table-cell>
          <table:table-cell table:formula="of:=[.D488]-[.C488]" office:value-type="float" office:value="-2.82048981971603" calcext:value-type="float">
            <text:p>-2.8204898197</text:p>
          </table:table-cell>
          <table:table-cell table:formula="of:=[.E488]-37.9461244425242" office:value-type="float" office:value="-40.7666142622402" calcext:value-type="float">
            <text:p>-40.767</text:p>
          </table:table-cell>
          <table:table-cell/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55654814082998" calcext:value-type="float">
            <text:p>-3.557</text:p>
          </table:table-cell>
          <table:table-cell table:formula="of:=[.D489]-[.C489]" office:value-type="float" office:value="-2.95654814082998" calcext:value-type="float">
            <text:p>-2.9565481408</text:p>
          </table:table-cell>
          <table:table-cell table:formula="of:=[.E489]-37.9461244425242" office:value-type="float" office:value="-40.9026725833542" calcext:value-type="float">
            <text:p>-40.903</text:p>
          </table:table-cell>
          <table:table-cell/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65905490761777" calcext:value-type="float">
            <text:p>-3.659</text:p>
          </table:table-cell>
          <table:table-cell table:formula="of:=[.D490]-[.C490]" office:value-type="float" office:value="-3.05905490761777" calcext:value-type="float">
            <text:p>-3.0590549076</text:p>
          </table:table-cell>
          <table:table-cell table:formula="of:=[.E490]-37.9461244425242" office:value-type="float" office:value="-41.005179350142" calcext:value-type="float">
            <text:p>-41.005</text:p>
          </table:table-cell>
          <table:table-cell/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71132721631393" calcext:value-type="float">
            <text:p>-3.711</text:p>
          </table:table-cell>
          <table:table-cell table:formula="of:=[.D491]-[.C491]" office:value-type="float" office:value="-3.11132721631393" calcext:value-type="float">
            <text:p>-3.1113272163</text:p>
          </table:table-cell>
          <table:table-cell table:formula="of:=[.E491]-37.9461244425242" office:value-type="float" office:value="-41.0574516588381" calcext:value-type="float">
            <text:p>-41.057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86052959807005" calcext:value-type="float">
            <text:p>-3.861</text:p>
          </table:table-cell>
          <table:table-cell table:formula="of:=[.D492]-[.C492]" office:value-type="float" office:value="-3.26052959807005" calcext:value-type="float">
            <text:p>-3.2605295981</text:p>
          </table:table-cell>
          <table:table-cell table:formula="of:=[.E492]-37.9461244425242" office:value-type="float" office:value="-41.2066540405943" calcext:value-type="float">
            <text:p>-41.207</text:p>
          </table:table-cell>
          <table:table-cell/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9798592333855" calcext:value-type="float">
            <text:p>-3.980</text:p>
          </table:table-cell>
          <table:table-cell table:formula="of:=[.D493]-[.C493]" office:value-type="float" office:value="-3.3798592333855" calcext:value-type="float">
            <text:p>-3.3798592334</text:p>
          </table:table-cell>
          <table:table-cell table:formula="of:=[.E493]-37.9461244425242" office:value-type="float" office:value="-41.3259836759097" calcext:value-type="float">
            <text:p>-41.326</text:p>
          </table:table-cell>
          <table:table-cell/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10035709858321" calcext:value-type="float">
            <text:p>-4.100</text:p>
          </table:table-cell>
          <table:table-cell table:formula="of:=[.D494]-[.C494]" office:value-type="float" office:value="-3.50035709858321" calcext:value-type="float">
            <text:p>-3.5003570986</text:p>
          </table:table-cell>
          <table:table-cell table:formula="of:=[.E494]-37.9461244425242" office:value-type="float" office:value="-41.4464815411074" calcext:value-type="float">
            <text:p>-41.446</text:p>
          </table:table-cell>
          <table:table-cell/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15812837364908" calcext:value-type="float">
            <text:p>-4.158</text:p>
          </table:table-cell>
          <table:table-cell table:formula="of:=[.D495]-[.C495]" office:value-type="float" office:value="-3.55812837364908" calcext:value-type="float">
            <text:p>-3.5581283736</text:p>
          </table:table-cell>
          <table:table-cell table:formula="of:=[.E495]-37.9461244425242" office:value-type="float" office:value="-41.5042528161733" calcext:value-type="float">
            <text:p>-41.504</text:p>
          </table:table-cell>
          <table:table-cell/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23039102302477" calcext:value-type="float">
            <text:p>-4.230</text:p>
          </table:table-cell>
          <table:table-cell table:formula="of:=[.D496]-[.C496]" office:value-type="float" office:value="-3.63039102302477" calcext:value-type="float">
            <text:p>-3.630391023</text:p>
          </table:table-cell>
          <table:table-cell table:formula="of:=[.E496]-37.9461244425242" office:value-type="float" office:value="-41.576515465549" calcext:value-type="float">
            <text:p>-41.577</text:p>
          </table:table-cell>
          <table:table-cell/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40383640553107" calcext:value-type="float">
            <text:p>-4.404</text:p>
          </table:table-cell>
          <table:table-cell table:formula="of:=[.D497]-[.C497]" office:value-type="float" office:value="-3.80383640553107" calcext:value-type="float">
            <text:p>-3.8038364055</text:p>
          </table:table-cell>
          <table:table-cell table:formula="of:=[.E497]-37.9461244425242" office:value-type="float" office:value="-41.7499608480553" calcext:value-type="float">
            <text:p>-41.750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55346462878483" calcext:value-type="float">
            <text:p>-4.553</text:p>
          </table:table-cell>
          <table:table-cell table:formula="of:=[.D498]-[.C498]" office:value-type="float" office:value="-3.95346462878483" calcext:value-type="float">
            <text:p>-3.9534646288</text:p>
          </table:table-cell>
          <table:table-cell table:formula="of:=[.E498]-37.9461244425242" office:value-type="float" office:value="-41.899589071309" calcext:value-type="float">
            <text:p>-41.900</text:p>
          </table:table-cell>
          <table:table-cell/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52451780019646" calcext:value-type="float">
            <text:p>-4.525</text:p>
          </table:table-cell>
          <table:table-cell table:formula="of:=[.D499]-[.C499]" office:value-type="float" office:value="-3.92451780019646" calcext:value-type="float">
            <text:p>-3.9245178002</text:p>
          </table:table-cell>
          <table:table-cell table:formula="of:=[.E499]-37.9461244425242" office:value-type="float" office:value="-41.8706422427207" calcext:value-type="float">
            <text:p>-41.871</text:p>
          </table:table-cell>
          <table:table-cell/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66799963146035" calcext:value-type="float">
            <text:p>-4.668</text:p>
          </table:table-cell>
          <table:table-cell table:formula="of:=[.D500]-[.C500]" office:value-type="float" office:value="-4.06799963146035" calcext:value-type="float">
            <text:p>-4.0679996315</text:p>
          </table:table-cell>
          <table:table-cell table:formula="of:=[.E500]-37.9461244425242" office:value-type="float" office:value="-42.0141240739846" calcext:value-type="float">
            <text:p>-42.014</text:p>
          </table:table-cell>
          <table:table-cell/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74729010690036" calcext:value-type="float">
            <text:p>-4.747</text:p>
          </table:table-cell>
          <table:table-cell table:formula="of:=[.D501]-[.C501]" office:value-type="float" office:value="-4.14729010690036" calcext:value-type="float">
            <text:p>-4.1472901069</text:p>
          </table:table-cell>
          <table:table-cell table:formula="of:=[.E501]-37.9461244425242" office:value-type="float" office:value="-42.0934145494246" calcext:value-type="float">
            <text:p>-42.093</text:p>
          </table:table-cell>
          <table:table-cell/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92193094204169" calcext:value-type="float">
            <text:p>-4.922</text:p>
          </table:table-cell>
          <table:table-cell table:formula="of:=[.D502]-[.C502]" office:value-type="float" office:value="-4.32193094204169" calcext:value-type="float">
            <text:p>-4.321930942</text:p>
          </table:table-cell>
          <table:table-cell table:formula="of:=[.E502]-37.9461244425242" office:value-type="float" office:value="-42.2680553845659" calcext:value-type="float">
            <text:p>-42.268</text:p>
          </table:table-cell>
          <table:table-cell/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98755303192253" calcext:value-type="float">
            <text:p>-4.988</text:p>
          </table:table-cell>
          <table:table-cell table:formula="of:=[.D503]-[.C503]" office:value-type="float" office:value="-4.38755303192253" calcext:value-type="float">
            <text:p>-4.3875530319</text:p>
          </table:table-cell>
          <table:table-cell table:formula="of:=[.E503]-37.9461244425242" office:value-type="float" office:value="-42.3336774744467" calcext:value-type="float">
            <text:p>-42.334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01009102324311" calcext:value-type="float">
            <text:p>-5.010</text:p>
          </table:table-cell>
          <table:table-cell table:formula="of:=[.D504]-[.C504]" office:value-type="float" office:value="-4.41009102324311" calcext:value-type="float">
            <text:p>-4.4100910232</text:p>
          </table:table-cell>
          <table:table-cell table:formula="of:=[.E504]-37.9461244425242" office:value-type="float" office:value="-42.3562154657673" calcext:value-type="float">
            <text:p>-42.356</text:p>
          </table:table-cell>
          <table:table-cell/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14076474317974" calcext:value-type="float">
            <text:p>-5.141</text:p>
          </table:table-cell>
          <table:table-cell table:formula="of:=[.D505]-[.C505]" office:value-type="float" office:value="-4.54076474317974" calcext:value-type="float">
            <text:p>-4.5407647432</text:p>
          </table:table-cell>
          <table:table-cell table:formula="of:=[.E505]-37.9461244425242" office:value-type="float" office:value="-42.4868891857039" calcext:value-type="float">
            <text:p>-42.487</text:p>
          </table:table-cell>
          <table:table-cell/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30462192597745" calcext:value-type="float">
            <text:p>-5.305</text:p>
          </table:table-cell>
          <table:table-cell table:formula="of:=[.D506]-[.C506]" office:value-type="float" office:value="-4.70462192597745" calcext:value-type="float">
            <text:p>-4.704621926</text:p>
          </table:table-cell>
          <table:table-cell table:formula="of:=[.E506]-37.9461244425242" office:value-type="float" office:value="-42.6507463685017" calcext:value-type="float">
            <text:p>-42.651</text:p>
          </table:table-cell>
          <table:table-cell/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3865798391656" calcext:value-type="float">
            <text:p>-5.387</text:p>
          </table:table-cell>
          <table:table-cell table:formula="of:=[.D507]-[.C507]" office:value-type="float" office:value="-4.7865798391656" calcext:value-type="float">
            <text:p>-4.7865798392</text:p>
          </table:table-cell>
          <table:table-cell table:formula="of:=[.E507]-37.9461244425242" office:value-type="float" office:value="-42.7327042816898" calcext:value-type="float">
            <text:p>-42.733</text:p>
          </table:table-cell>
          <table:table-cell/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46947468458498" calcext:value-type="float">
            <text:p>-5.469</text:p>
          </table:table-cell>
          <table:table-cell table:formula="of:=[.D508]-[.C508]" office:value-type="float" office:value="-4.86947468458498" calcext:value-type="float">
            <text:p>-4.8694746846</text:p>
          </table:table-cell>
          <table:table-cell table:formula="of:=[.E508]-37.9461244425242" office:value-type="float" office:value="-42.8155991271092" calcext:value-type="float">
            <text:p>-42.816</text:p>
          </table:table-cell>
          <table:table-cell/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5787588696551" calcext:value-type="float">
            <text:p>-5.579</text:p>
          </table:table-cell>
          <table:table-cell table:formula="of:=[.D509]-[.C509]" office:value-type="float" office:value="-4.9787588696551" calcext:value-type="float">
            <text:p>-4.9787588697</text:p>
          </table:table-cell>
          <table:table-cell table:formula="of:=[.E509]-37.9461244425242" office:value-type="float" office:value="-42.9248833121793" calcext:value-type="float">
            <text:p>-42.925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64117423322064" calcext:value-type="float">
            <text:p>-5.641</text:p>
          </table:table-cell>
          <table:table-cell table:formula="of:=[.D510]-[.C510]" office:value-type="float" office:value="-5.04117423322064" calcext:value-type="float">
            <text:p>-5.0411742332</text:p>
          </table:table-cell>
          <table:table-cell table:formula="of:=[.E510]-37.9461244425242" office:value-type="float" office:value="-42.9872986757448" calcext:value-type="float">
            <text:p>-42.987</text:p>
          </table:table-cell>
          <table:table-cell/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73791529110348" calcext:value-type="float">
            <text:p>-5.738</text:p>
          </table:table-cell>
          <table:table-cell table:formula="of:=[.D511]-[.C511]" office:value-type="float" office:value="-5.13791529110348" calcext:value-type="float">
            <text:p>-5.1379152911</text:p>
          </table:table-cell>
          <table:table-cell table:formula="of:=[.E511]-37.9461244425242" office:value-type="float" office:value="-43.0840397336277" calcext:value-type="float">
            <text:p>-43.084</text:p>
          </table:table-cell>
          <table:table-cell/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91610541836318" calcext:value-type="float">
            <text:p>-5.916</text:p>
          </table:table-cell>
          <table:table-cell table:formula="of:=[.D512]-[.C512]" office:value-type="float" office:value="-5.31610541836318" calcext:value-type="float">
            <text:p>-5.3161054184</text:p>
          </table:table-cell>
          <table:table-cell table:formula="of:=[.E512]-37.9461244425242" office:value-type="float" office:value="-43.2622298608874" calcext:value-type="float">
            <text:p>-43.262</text:p>
          </table:table-cell>
          <table:table-cell/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01111651839192" calcext:value-type="float">
            <text:p>-6.011</text:p>
          </table:table-cell>
          <table:table-cell table:formula="of:=[.D513]-[.C513]" office:value-type="float" office:value="-5.41111651839192" calcext:value-type="float">
            <text:p>-5.4111165184</text:p>
          </table:table-cell>
          <table:table-cell table:formula="of:=[.E513]-37.9461244425242" office:value-type="float" office:value="-43.3572409609161" calcext:value-type="float">
            <text:p>-43.357</text:p>
          </table:table-cell>
          <table:table-cell/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10925315390496" calcext:value-type="float">
            <text:p>-6.109</text:p>
          </table:table-cell>
          <table:table-cell table:formula="of:=[.D514]-[.C514]" office:value-type="float" office:value="-5.50925315390496" calcext:value-type="float">
            <text:p>-5.5092531539</text:p>
          </table:table-cell>
          <table:table-cell table:formula="of:=[.E514]-37.9461244425242" office:value-type="float" office:value="-43.4553775964292" calcext:value-type="float">
            <text:p>-43.455</text:p>
          </table:table-cell>
          <table:table-cell/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14869248256937" calcext:value-type="float">
            <text:p>-6.149</text:p>
          </table:table-cell>
          <table:table-cell table:formula="of:=[.D515]-[.C515]" office:value-type="float" office:value="-5.54869248256937" calcext:value-type="float">
            <text:p>-5.5486924826</text:p>
          </table:table-cell>
          <table:table-cell table:formula="of:=[.E515]-37.9461244425242" office:value-type="float" office:value="-43.4948169250936" calcext:value-type="float">
            <text:p>-43.495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30093829953268" calcext:value-type="float">
            <text:p>-6.301</text:p>
          </table:table-cell>
          <table:table-cell table:formula="of:=[.D516]-[.C516]" office:value-type="float" office:value="-5.70093829953268" calcext:value-type="float">
            <text:p>-5.7009382995</text:p>
          </table:table-cell>
          <table:table-cell table:formula="of:=[.E516]-37.9461244425242" office:value-type="float" office:value="-43.6470627420569" calcext:value-type="float">
            <text:p>-43.647</text:p>
          </table:table-cell>
          <table:table-cell/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37025758613943" calcext:value-type="float">
            <text:p>-6.370</text:p>
          </table:table-cell>
          <table:table-cell table:formula="of:=[.D517]-[.C517]" office:value-type="float" office:value="-5.77025758613943" calcext:value-type="float">
            <text:p>-5.7702575861</text:p>
          </table:table-cell>
          <table:table-cell table:formula="of:=[.E517]-37.9461244425242" office:value-type="float" office:value="-43.7163820286636" calcext:value-type="float">
            <text:p>-43.716</text:p>
          </table:table-cell>
          <table:table-cell/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53500491549606" calcext:value-type="float">
            <text:p>-6.535</text:p>
          </table:table-cell>
          <table:table-cell table:formula="of:=[.D518]-[.C518]" office:value-type="float" office:value="-5.93500491549606" calcext:value-type="float">
            <text:p>-5.9350049155</text:p>
          </table:table-cell>
          <table:table-cell table:formula="of:=[.E518]-37.9461244425242" office:value-type="float" office:value="-43.8811293580203" calcext:value-type="float">
            <text:p>-43.881</text:p>
          </table:table-cell>
          <table:table-cell/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58459949892345" calcext:value-type="float">
            <text:p>-6.585</text:p>
          </table:table-cell>
          <table:table-cell table:formula="of:=[.D519]-[.C519]" office:value-type="float" office:value="-5.98459949892345" calcext:value-type="float">
            <text:p>-5.9845994989</text:p>
          </table:table-cell>
          <table:table-cell table:formula="of:=[.E519]-37.9461244425242" office:value-type="float" office:value="-43.9307239414477" calcext:value-type="float">
            <text:p>-43.931</text:p>
          </table:table-cell>
          <table:table-cell/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66014629211498" calcext:value-type="float">
            <text:p>-6.660</text:p>
          </table:table-cell>
          <table:table-cell table:formula="of:=[.D520]-[.C520]" office:value-type="float" office:value="-6.06014629211498" calcext:value-type="float">
            <text:p>-6.0601462921</text:p>
          </table:table-cell>
          <table:table-cell table:formula="of:=[.E520]-37.9461244425242" office:value-type="float" office:value="-44.0062707346392" calcext:value-type="float">
            <text:p>-44.006</text:p>
          </table:table-cell>
          <table:table-cell/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80647808737046" calcext:value-type="float">
            <text:p>-6.806</text:p>
          </table:table-cell>
          <table:table-cell table:formula="of:=[.D521]-[.C521]" office:value-type="float" office:value="-6.20647808737046" calcext:value-type="float">
            <text:p>-6.2064780874</text:p>
          </table:table-cell>
          <table:table-cell table:formula="of:=[.E521]-37.9461244425242" office:value-type="float" office:value="-44.1526025298947" calcext:value-type="float">
            <text:p>-44.153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91846837927459" calcext:value-type="float">
            <text:p>-6.918</text:p>
          </table:table-cell>
          <table:table-cell table:formula="of:=[.D522]-[.C522]" office:value-type="float" office:value="-6.31846837927459" calcext:value-type="float">
            <text:p>-6.3184683793</text:p>
          </table:table-cell>
          <table:table-cell table:formula="of:=[.E522]-37.9461244425242" office:value-type="float" office:value="-44.2645928217988" calcext:value-type="float">
            <text:p>-44.265</text:p>
          </table:table-cell>
          <table:table-cell/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11972958640303" calcext:value-type="float">
            <text:p>-7.120</text:p>
          </table:table-cell>
          <table:table-cell table:formula="of:=[.D523]-[.C523]" office:value-type="float" office:value="-6.51972958640303" calcext:value-type="float">
            <text:p>-6.5197295864</text:p>
          </table:table-cell>
          <table:table-cell table:formula="of:=[.E523]-37.9461244425242" office:value-type="float" office:value="-44.4658540289272" calcext:value-type="float">
            <text:p>-44.466</text:p>
          </table:table-cell>
          <table:table-cell/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15283377800138" calcext:value-type="float">
            <text:p>-7.153</text:p>
          </table:table-cell>
          <table:table-cell table:formula="of:=[.D524]-[.C524]" office:value-type="float" office:value="-6.55283377800138" calcext:value-type="float">
            <text:p>-6.552833778</text:p>
          </table:table-cell>
          <table:table-cell table:formula="of:=[.E524]-37.9461244425242" office:value-type="float" office:value="-44.4989582205256" calcext:value-type="float">
            <text:p>-44.499</text:p>
          </table:table-cell>
          <table:table-cell/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22818397082895" calcext:value-type="float">
            <text:p>-7.228</text:p>
          </table:table-cell>
          <table:table-cell table:formula="of:=[.D525]-[.C525]" office:value-type="float" office:value="-6.62818397082895" calcext:value-type="float">
            <text:p>-6.6281839708</text:p>
          </table:table-cell>
          <table:table-cell table:formula="of:=[.E525]-37.9461244425242" office:value-type="float" office:value="-44.5743084133532" calcext:value-type="float">
            <text:p>-44.574</text:p>
          </table:table-cell>
          <table:table-cell/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40410250864671" calcext:value-type="float">
            <text:p>-7.404</text:p>
          </table:table-cell>
          <table:table-cell table:formula="of:=[.D526]-[.C526]" office:value-type="float" office:value="-6.80410250864671" calcext:value-type="float">
            <text:p>-6.8041025086</text:p>
          </table:table-cell>
          <table:table-cell table:formula="of:=[.E526]-37.9461244425242" office:value-type="float" office:value="-44.7502269511709" calcext:value-type="float">
            <text:p>-44.750</text:p>
          </table:table-cell>
          <table:table-cell/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51557544161006" calcext:value-type="float">
            <text:p>-7.516</text:p>
          </table:table-cell>
          <table:table-cell table:formula="of:=[.D527]-[.C527]" office:value-type="float" office:value="-6.91557544161006" calcext:value-type="float">
            <text:p>-6.9155754416</text:p>
          </table:table-cell>
          <table:table-cell table:formula="of:=[.E527]-37.9461244425242" office:value-type="float" office:value="-44.8616998841343" calcext:value-type="float">
            <text:p>-44.862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58368598915437" calcext:value-type="float">
            <text:p>-7.584</text:p>
          </table:table-cell>
          <table:table-cell table:formula="of:=[.D528]-[.C528]" office:value-type="float" office:value="-6.98368598915437" calcext:value-type="float">
            <text:p>-6.9836859892</text:p>
          </table:table-cell>
          <table:table-cell table:formula="of:=[.E528]-37.9461244425242" office:value-type="float" office:value="-44.9298104316786" calcext:value-type="float">
            <text:p>-44.930</text:p>
          </table:table-cell>
          <table:table-cell/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71718193660711" calcext:value-type="float">
            <text:p>-7.717</text:p>
          </table:table-cell>
          <table:table-cell table:formula="of:=[.D529]-[.C529]" office:value-type="float" office:value="-7.11718193660711" calcext:value-type="float">
            <text:p>-7.1171819366</text:p>
          </table:table-cell>
          <table:table-cell table:formula="of:=[.E529]-37.9461244425242" office:value-type="float" office:value="-45.0633063791313" calcext:value-type="float">
            <text:p>-45.063</text:p>
          </table:table-cell>
          <table:table-cell/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74556111093602" calcext:value-type="float">
            <text:p>-7.746</text:p>
          </table:table-cell>
          <table:table-cell table:formula="of:=[.D530]-[.C530]" office:value-type="float" office:value="-7.14556111093602" calcext:value-type="float">
            <text:p>-7.1455611109</text:p>
          </table:table-cell>
          <table:table-cell table:formula="of:=[.E530]-37.9461244425242" office:value-type="float" office:value="-45.0916855534602" calcext:value-type="float">
            <text:p>-45.092</text:p>
          </table:table-cell>
          <table:table-cell/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84956421616426" calcext:value-type="float">
            <text:p>-7.850</text:p>
          </table:table-cell>
          <table:table-cell table:formula="of:=[.D531]-[.C531]" office:value-type="float" office:value="-7.24956421616426" calcext:value-type="float">
            <text:p>-7.2495642162</text:p>
          </table:table-cell>
          <table:table-cell table:formula="of:=[.E531]-37.9461244425242" office:value-type="float" office:value="-45.1956886586885" calcext:value-type="float">
            <text:p>-45.196</text:p>
          </table:table-cell>
          <table:table-cell/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06065626693116" calcext:value-type="float">
            <text:p>-8.061</text:p>
          </table:table-cell>
          <table:table-cell table:formula="of:=[.D532]-[.C532]" office:value-type="float" office:value="-7.46065626693116" calcext:value-type="float">
            <text:p>-7.4606562669</text:p>
          </table:table-cell>
          <table:table-cell table:formula="of:=[.E532]-37.9461244425242" office:value-type="float" office:value="-45.4067807094554" calcext:value-type="float">
            <text:p>-45.407</text:p>
          </table:table-cell>
          <table:table-cell/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1425747641504" calcext:value-type="float">
            <text:p>-8.143</text:p>
          </table:table-cell>
          <table:table-cell table:formula="of:=[.D533]-[.C533]" office:value-type="float" office:value="-7.5425747641504" calcext:value-type="float">
            <text:p>-7.5425747642</text:p>
          </table:table-cell>
          <table:table-cell table:formula="of:=[.E533]-37.9461244425242" office:value-type="float" office:value="-45.4886992066746" calcext:value-type="float">
            <text:p>-45.489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20329000770585" calcext:value-type="float">
            <text:p>-8.203</text:p>
          </table:table-cell>
          <table:table-cell table:formula="of:=[.D534]-[.C534]" office:value-type="float" office:value="-7.60329000770585" calcext:value-type="float">
            <text:p>-7.6032900077</text:p>
          </table:table-cell>
          <table:table-cell table:formula="of:=[.E534]-37.9461244425242" office:value-type="float" office:value="-45.5494144502301" calcext:value-type="float">
            <text:p>-45.549</text:p>
          </table:table-cell>
          <table:table-cell/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35863113781897" calcext:value-type="float">
            <text:p>-8.359</text:p>
          </table:table-cell>
          <table:table-cell table:formula="of:=[.D535]-[.C535]" office:value-type="float" office:value="-7.75863113781897" calcext:value-type="float">
            <text:p>-7.7586311378</text:p>
          </table:table-cell>
          <table:table-cell table:formula="of:=[.E535]-37.9461244425242" office:value-type="float" office:value="-45.7047555803432" calcext:value-type="float">
            <text:p>-45.705</text:p>
          </table:table-cell>
          <table:table-cell/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45245970381686" calcext:value-type="float">
            <text:p>-8.452</text:p>
          </table:table-cell>
          <table:table-cell table:formula="of:=[.D536]-[.C536]" office:value-type="float" office:value="-7.85245970381686" calcext:value-type="float">
            <text:p>-7.8524597038</text:p>
          </table:table-cell>
          <table:table-cell table:formula="of:=[.E536]-37.9461244425242" office:value-type="float" office:value="-45.7985841463411" calcext:value-type="float">
            <text:p>-45.799</text:p>
          </table:table-cell>
          <table:table-cell/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45092037621825" calcext:value-type="float">
            <text:p>-8.451</text:p>
          </table:table-cell>
          <table:table-cell table:formula="of:=[.D537]-[.C537]" office:value-type="float" office:value="-7.85092037621825" calcext:value-type="float">
            <text:p>-7.8509203762</text:p>
          </table:table-cell>
          <table:table-cell table:formula="of:=[.E537]-37.9461244425242" office:value-type="float" office:value="-45.7970448187425" calcext:value-type="float">
            <text:p>-45.797</text:p>
          </table:table-cell>
          <table:table-cell/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64081235840431" calcext:value-type="float">
            <text:p>-8.641</text:p>
          </table:table-cell>
          <table:table-cell table:formula="of:=[.D538]-[.C538]" office:value-type="float" office:value="-8.04081235840431" calcext:value-type="float">
            <text:p>-8.0408123584</text:p>
          </table:table-cell>
          <table:table-cell table:formula="of:=[.E538]-37.9461244425242" office:value-type="float" office:value="-45.9869368009285" calcext:value-type="float">
            <text:p>-45.987</text:p>
          </table:table-cell>
          <table:table-cell/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78701131575886" calcext:value-type="float">
            <text:p>-8.787</text:p>
          </table:table-cell>
          <table:table-cell table:formula="of:=[.D539]-[.C539]" office:value-type="float" office:value="-8.18701131575886" calcext:value-type="float">
            <text:p>-8.1870113158</text:p>
          </table:table-cell>
          <table:table-cell table:formula="of:=[.E539]-37.9461244425242" office:value-type="float" office:value="-46.1331357582831" calcext:value-type="float">
            <text:p>-46.133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93597928268345" calcext:value-type="float">
            <text:p>-8.936</text:p>
          </table:table-cell>
          <table:table-cell table:formula="of:=[.D540]-[.C540]" office:value-type="float" office:value="-8.33597928268345" calcext:value-type="float">
            <text:p>-8.3359792827</text:p>
          </table:table-cell>
          <table:table-cell table:formula="of:=[.E540]-37.9461244425242" office:value-type="float" office:value="-46.2821037252076" calcext:value-type="float">
            <text:p>-46.282</text:p>
          </table:table-cell>
          <table:table-cell/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0298608661726" calcext:value-type="float">
            <text:p>-9.030</text:p>
          </table:table-cell>
          <table:table-cell table:formula="of:=[.D541]-[.C541]" office:value-type="float" office:value="-8.4298608661726" calcext:value-type="float">
            <text:p>-8.4298608662</text:p>
          </table:table-cell>
          <table:table-cell table:formula="of:=[.E541]-37.9461244425242" office:value-type="float" office:value="-46.3759853086968" calcext:value-type="float">
            <text:p>-46.376</text:p>
          </table:table-cell>
          <table:table-cell/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12350958682593" calcext:value-type="float">
            <text:p>-9.124</text:p>
          </table:table-cell>
          <table:table-cell table:formula="of:=[.D542]-[.C542]" office:value-type="float" office:value="-8.52350958682593" calcext:value-type="float">
            <text:p>-8.5235095868</text:p>
          </table:table-cell>
          <table:table-cell table:formula="of:=[.E542]-37.9461244425242" office:value-type="float" office:value="-46.4696340293501" calcext:value-type="float">
            <text:p>-46.470</text:p>
          </table:table-cell>
          <table:table-cell/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21873288381455" calcext:value-type="float">
            <text:p>-9.219</text:p>
          </table:table-cell>
          <table:table-cell table:formula="of:=[.D543]-[.C543]" office:value-type="float" office:value="-8.61873288381455" calcext:value-type="float">
            <text:p>-8.6187328838</text:p>
          </table:table-cell>
          <table:table-cell table:formula="of:=[.E543]-37.9461244425242" office:value-type="float" office:value="-46.5648573263388" calcext:value-type="float">
            <text:p>-46.565</text:p>
          </table:table-cell>
          <table:table-cell/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35143474056287" calcext:value-type="float">
            <text:p>-9.351</text:p>
          </table:table-cell>
          <table:table-cell table:formula="of:=[.D544]-[.C544]" office:value-type="float" office:value="-8.75143474056287" calcext:value-type="float">
            <text:p>-8.7514347406</text:p>
          </table:table-cell>
          <table:table-cell table:formula="of:=[.E544]-37.9461244425242" office:value-type="float" office:value="-46.6975591830871" calcext:value-type="float">
            <text:p>-46.698</text:p>
          </table:table-cell>
          <table:table-cell/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53750294454261" calcext:value-type="float">
            <text:p>-9.538</text:p>
          </table:table-cell>
          <table:table-cell table:formula="of:=[.D545]-[.C545]" office:value-type="float" office:value="-8.93750294454261" calcext:value-type="float">
            <text:p>-8.9375029445</text:p>
          </table:table-cell>
          <table:table-cell table:formula="of:=[.E545]-37.9461244425242" office:value-type="float" office:value="-46.8836273870668" calcext:value-type="float">
            <text:p>-46.884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58613365630018" calcext:value-type="float">
            <text:p>-9.586</text:p>
          </table:table-cell>
          <table:table-cell table:formula="of:=[.D546]-[.C546]" office:value-type="float" office:value="-8.98613365630018" calcext:value-type="float">
            <text:p>-8.9861336563</text:p>
          </table:table-cell>
          <table:table-cell table:formula="of:=[.E546]-37.9461244425242" office:value-type="float" office:value="-46.9322580988244" calcext:value-type="float">
            <text:p>-46.932</text:p>
          </table:table-cell>
          <table:table-cell/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83976942387675" calcext:value-type="float">
            <text:p>-9.840</text:p>
          </table:table-cell>
          <table:table-cell table:formula="of:=[.D547]-[.C547]" office:value-type="float" office:value="-9.23976942387675" calcext:value-type="float">
            <text:p>-9.2397694239</text:p>
          </table:table-cell>
          <table:table-cell table:formula="of:=[.E547]-37.9461244425242" office:value-type="float" office:value="-47.185893866401" calcext:value-type="float">
            <text:p>-47.186</text:p>
          </table:table-cell>
          <table:table-cell/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8004116409532" calcext:value-type="float">
            <text:p>-9.800</text:p>
          </table:table-cell>
          <table:table-cell table:formula="of:=[.D548]-[.C548]" office:value-type="float" office:value="-9.2004116409532" calcext:value-type="float">
            <text:p>-9.200411641</text:p>
          </table:table-cell>
          <table:table-cell table:formula="of:=[.E548]-37.9461244425242" office:value-type="float" office:value="-47.1465360834774" calcext:value-type="float">
            <text:p>-47.147</text:p>
          </table:table-cell>
          <table:table-cell/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99477641942448" calcext:value-type="float">
            <text:p>-9.995</text:p>
          </table:table-cell>
          <table:table-cell table:formula="of:=[.D549]-[.C549]" office:value-type="float" office:value="-9.39477641942448" calcext:value-type="float">
            <text:p>-9.3947764194</text:p>
          </table:table-cell>
          <table:table-cell table:formula="of:=[.E549]-37.9461244425242" office:value-type="float" office:value="-47.3409008619487" calcext:value-type="float">
            <text:p>-47.341</text:p>
          </table:table-cell>
          <table:table-cell/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1080323325445" calcext:value-type="float">
            <text:p>-10.108</text:p>
          </table:table-cell>
          <table:table-cell table:formula="of:=[.D550]-[.C550]" office:value-type="float" office:value="-9.5080323325445" calcext:value-type="float">
            <text:p>-9.5080323325</text:p>
          </table:table-cell>
          <table:table-cell table:formula="of:=[.E550]-37.9461244425242" office:value-type="float" office:value="-47.4541567750687" calcext:value-type="float">
            <text:p>-47.454</text:p>
          </table:table-cell>
          <table:table-cell/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2021341413039" calcext:value-type="float">
            <text:p>-10.202</text:p>
          </table:table-cell>
          <table:table-cell table:formula="of:=[.D551]-[.C551]" office:value-type="float" office:value="-9.6021341413039" calcext:value-type="float">
            <text:p>-9.6021341413</text:p>
          </table:table-cell>
          <table:table-cell table:formula="of:=[.E551]-37.9461244425242" office:value-type="float" office:value="-47.5482585838281" calcext:value-type="float">
            <text:p>-47.548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2579537160367" calcext:value-type="float">
            <text:p>-10.258</text:p>
          </table:table-cell>
          <table:table-cell table:formula="of:=[.D552]-[.C552]" office:value-type="float" office:value="-9.6579537160367" calcext:value-type="float">
            <text:p>-9.657953716</text:p>
          </table:table-cell>
          <table:table-cell table:formula="of:=[.E552]-37.9461244425242" office:value-type="float" office:value="-47.6040781585609" calcext:value-type="float">
            <text:p>-47.604</text:p>
          </table:table-cell>
          <table:table-cell/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3814409609516" calcext:value-type="float">
            <text:p>-10.381</text:p>
          </table:table-cell>
          <table:table-cell table:formula="of:=[.D553]-[.C553]" office:value-type="float" office:value="-9.7814409609516" calcext:value-type="float">
            <text:p>-9.781440961</text:p>
          </table:table-cell>
          <table:table-cell table:formula="of:=[.E553]-37.9461244425242" office:value-type="float" office:value="-47.7275654034758" calcext:value-type="float">
            <text:p>-47.728</text:p>
          </table:table-cell>
          <table:table-cell/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5763947329615" calcext:value-type="float">
            <text:p>-10.576</text:p>
          </table:table-cell>
          <table:table-cell table:formula="of:=[.D554]-[.C554]" office:value-type="float" office:value="-9.9763947329615" calcext:value-type="float">
            <text:p>-9.976394733</text:p>
          </table:table-cell>
          <table:table-cell table:formula="of:=[.E554]-37.9461244425242" office:value-type="float" office:value="-47.9225191754857" calcext:value-type="float">
            <text:p>-47.923</text:p>
          </table:table-cell>
          <table:table-cell/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6175734516963" calcext:value-type="float">
            <text:p>-10.618</text:p>
          </table:table-cell>
          <table:table-cell table:formula="of:=[.D555]-[.C555]" office:value-type="float" office:value="-10.0175734516963" calcext:value-type="float">
            <text:p>-10.0175734517</text:p>
          </table:table-cell>
          <table:table-cell table:formula="of:=[.E555]-37.9461244425242" office:value-type="float" office:value="-47.9636978942205" calcext:value-type="float">
            <text:p>-47.964</text:p>
          </table:table-cell>
          <table:table-cell/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8643441874932" calcext:value-type="float">
            <text:p>-10.864</text:p>
          </table:table-cell>
          <table:table-cell table:formula="of:=[.D556]-[.C556]" office:value-type="float" office:value="-10.2643441874932" calcext:value-type="float">
            <text:p>-10.2643441875</text:p>
          </table:table-cell>
          <table:table-cell table:formula="of:=[.E556]-37.9461244425242" office:value-type="float" office:value="-48.2104686300174" calcext:value-type="float">
            <text:p>-48.210</text:p>
          </table:table-cell>
          <table:table-cell/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8891472356251" calcext:value-type="float">
            <text:p>-10.889</text:p>
          </table:table-cell>
          <table:table-cell table:formula="of:=[.D557]-[.C557]" office:value-type="float" office:value="-10.2891472356251" calcext:value-type="float">
            <text:p>-10.2891472356</text:p>
          </table:table-cell>
          <table:table-cell table:formula="of:=[.E557]-37.9461244425242" office:value-type="float" office:value="-48.2352716781493" calcext:value-type="float">
            <text:p>-48.235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0554891227798" calcext:value-type="float">
            <text:p>-11.055</text:p>
          </table:table-cell>
          <table:table-cell table:formula="of:=[.D558]-[.C558]" office:value-type="float" office:value="-10.4554891227798" calcext:value-type="float">
            <text:p>-10.4554891228</text:p>
          </table:table-cell>
          <table:table-cell table:formula="of:=[.E558]-37.9461244425242" office:value-type="float" office:value="-48.401613565304" calcext:value-type="float">
            <text:p>-48.402</text:p>
          </table:table-cell>
          <table:table-cell/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1065582214652" calcext:value-type="float">
            <text:p>-11.107</text:p>
          </table:table-cell>
          <table:table-cell table:formula="of:=[.D559]-[.C559]" office:value-type="float" office:value="-10.5065582214652" calcext:value-type="float">
            <text:p>-10.5065582215</text:p>
          </table:table-cell>
          <table:table-cell table:formula="of:=[.E559]-37.9461244425242" office:value-type="float" office:value="-48.4526826639894" calcext:value-type="float">
            <text:p>-48.453</text:p>
          </table:table-cell>
          <table:table-cell/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2607286127928" calcext:value-type="float">
            <text:p>-11.261</text:p>
          </table:table-cell>
          <table:table-cell table:formula="of:=[.D560]-[.C560]" office:value-type="float" office:value="-10.6607286127928" calcext:value-type="float">
            <text:p>-10.6607286128</text:p>
          </table:table-cell>
          <table:table-cell table:formula="of:=[.E560]-37.9461244425242" office:value-type="float" office:value="-48.606853055317" calcext:value-type="float">
            <text:p>-48.607</text:p>
          </table:table-cell>
          <table:table-cell/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4492738895738" calcext:value-type="float">
            <text:p>-11.449</text:p>
          </table:table-cell>
          <table:table-cell table:formula="of:=[.D561]-[.C561]" office:value-type="float" office:value="-10.8492738895738" calcext:value-type="float">
            <text:p>-10.8492738896</text:p>
          </table:table-cell>
          <table:table-cell table:formula="of:=[.E561]-37.9461244425242" office:value-type="float" office:value="-48.795398332098" calcext:value-type="float">
            <text:p>-48.795</text:p>
          </table:table-cell>
          <table:table-cell/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5893057350847" calcext:value-type="float">
            <text:p>-11.589</text:p>
          </table:table-cell>
          <table:table-cell table:formula="of:=[.D562]-[.C562]" office:value-type="float" office:value="-10.9893057350847" calcext:value-type="float">
            <text:p>-10.9893057351</text:p>
          </table:table-cell>
          <table:table-cell table:formula="of:=[.E562]-37.9461244425242" office:value-type="float" office:value="-48.9354301776089" calcext:value-type="float">
            <text:p>-48.935</text:p>
          </table:table-cell>
          <table:table-cell/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6024697225734" calcext:value-type="float">
            <text:p>-11.602</text:p>
          </table:table-cell>
          <table:table-cell table:formula="of:=[.D563]-[.C563]" office:value-type="float" office:value="-11.0024697225734" calcext:value-type="float">
            <text:p>-11.0024697226</text:p>
          </table:table-cell>
          <table:table-cell table:formula="of:=[.E563]-37.9461244425242" office:value-type="float" office:value="-48.9485941650976" calcext:value-type="float">
            <text:p>-48.949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820142832369" calcext:value-type="float">
            <text:p>-11.820</text:p>
          </table:table-cell>
          <table:table-cell table:formula="of:=[.D564]-[.C564]" office:value-type="float" office:value="-11.220142832369" calcext:value-type="float">
            <text:p>-11.2201428324</text:p>
          </table:table-cell>
          <table:table-cell table:formula="of:=[.E564]-37.9461244425242" office:value-type="float" office:value="-49.1662672748932" calcext:value-type="float">
            <text:p>-49.166</text:p>
          </table:table-cell>
          <table:table-cell/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9448486028626" calcext:value-type="float">
            <text:p>-11.945</text:p>
          </table:table-cell>
          <table:table-cell table:formula="of:=[.D565]-[.C565]" office:value-type="float" office:value="-11.3448486028626" calcext:value-type="float">
            <text:p>-11.3448486029</text:p>
          </table:table-cell>
          <table:table-cell table:formula="of:=[.E565]-37.9461244425242" office:value-type="float" office:value="-49.2909730453868" calcext:value-type="float">
            <text:p>-49.291</text:p>
          </table:table-cell>
          <table:table-cell/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0783583347632" calcext:value-type="float">
            <text:p>-12.078</text:p>
          </table:table-cell>
          <table:table-cell table:formula="of:=[.D566]-[.C566]" office:value-type="float" office:value="-11.4783583347632" calcext:value-type="float">
            <text:p>-11.4783583348</text:p>
          </table:table-cell>
          <table:table-cell table:formula="of:=[.E566]-37.9461244425242" office:value-type="float" office:value="-49.4244827772874" calcext:value-type="float">
            <text:p>-49.424</text:p>
          </table:table-cell>
          <table:table-cell/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0178262228243" calcext:value-type="float">
            <text:p>-12.018</text:p>
          </table:table-cell>
          <table:table-cell table:formula="of:=[.D567]-[.C567]" office:value-type="float" office:value="-11.4178262228243" calcext:value-type="float">
            <text:p>-11.4178262228</text:p>
          </table:table-cell>
          <table:table-cell table:formula="of:=[.E567]-37.9461244425242" office:value-type="float" office:value="-49.3639506653485" calcext:value-type="float">
            <text:p>-49.364</text:p>
          </table:table-cell>
          <table:table-cell/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2715398896282" calcext:value-type="float">
            <text:p>-12.272</text:p>
          </table:table-cell>
          <table:table-cell table:formula="of:=[.D568]-[.C568]" office:value-type="float" office:value="-11.6715398896282" calcext:value-type="float">
            <text:p>-11.6715398896</text:p>
          </table:table-cell>
          <table:table-cell table:formula="of:=[.E568]-37.9461244425242" office:value-type="float" office:value="-49.6176643321524" calcext:value-type="float">
            <text:p>-49.618</text:p>
          </table:table-cell>
          <table:table-cell/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4142189396468" calcext:value-type="float">
            <text:p>-12.414</text:p>
          </table:table-cell>
          <table:table-cell table:formula="of:=[.D569]-[.C569]" office:value-type="float" office:value="-11.8142189396468" calcext:value-type="float">
            <text:p>-11.8142189396</text:p>
          </table:table-cell>
          <table:table-cell table:formula="of:=[.E569]-37.9461244425242" office:value-type="float" office:value="-49.760343382171" calcext:value-type="float">
            <text:p>-49.760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5103054625118" calcext:value-type="float">
            <text:p>-12.510</text:p>
          </table:table-cell>
          <table:table-cell table:formula="of:=[.D570]-[.C570]" office:value-type="float" office:value="-11.9103054625118" calcext:value-type="float">
            <text:p>-11.9103054625</text:p>
          </table:table-cell>
          <table:table-cell table:formula="of:=[.E570]-37.9461244425242" office:value-type="float" office:value="-49.856429905036" calcext:value-type="float">
            <text:p>-49.856</text:p>
          </table:table-cell>
          <table:table-cell/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7284298838432" calcext:value-type="float">
            <text:p>-12.728</text:p>
          </table:table-cell>
          <table:table-cell table:formula="of:=[.D571]-[.C571]" office:value-type="float" office:value="-12.1284298838432" calcext:value-type="float">
            <text:p>-12.1284298838</text:p>
          </table:table-cell>
          <table:table-cell table:formula="of:=[.E571]-37.9461244425242" office:value-type="float" office:value="-50.0745543263674" calcext:value-type="float">
            <text:p>-50.075</text:p>
          </table:table-cell>
          <table:table-cell/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8422620567557" calcext:value-type="float">
            <text:p>-12.842</text:p>
          </table:table-cell>
          <table:table-cell table:formula="of:=[.D572]-[.C572]" office:value-type="float" office:value="-12.2422620567557" calcext:value-type="float">
            <text:p>-12.2422620568</text:p>
          </table:table-cell>
          <table:table-cell table:formula="of:=[.E572]-37.9461244425242" office:value-type="float" office:value="-50.1883864992799" calcext:value-type="float">
            <text:p>-50.188</text:p>
          </table:table-cell>
          <table:table-cell/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8638477186075" calcext:value-type="float">
            <text:p>-12.864</text:p>
          </table:table-cell>
          <table:table-cell table:formula="of:=[.D573]-[.C573]" office:value-type="float" office:value="-12.2638477186075" calcext:value-type="float">
            <text:p>-12.2638477186</text:p>
          </table:table-cell>
          <table:table-cell table:formula="of:=[.E573]-37.9461244425242" office:value-type="float" office:value="-50.2099721611317" calcext:value-type="float">
            <text:p>-50.210</text:p>
          </table:table-cell>
          <table:table-cell/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1109269581862" calcext:value-type="float">
            <text:p>-13.111</text:p>
          </table:table-cell>
          <table:table-cell table:formula="of:=[.D574]-[.C574]" office:value-type="float" office:value="-12.5109269581862" calcext:value-type="float">
            <text:p>-12.5109269582</text:p>
          </table:table-cell>
          <table:table-cell table:formula="of:=[.E574]-37.9461244425242" office:value-type="float" office:value="-50.4570514007104" calcext:value-type="float">
            <text:p>-50.457</text:p>
          </table:table-cell>
          <table:table-cell/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19557494737" calcext:value-type="float">
            <text:p>-13.196</text:p>
          </table:table-cell>
          <table:table-cell table:formula="of:=[.D575]-[.C575]" office:value-type="float" office:value="-12.59557494737" calcext:value-type="float">
            <text:p>-12.5955749474</text:p>
          </table:table-cell>
          <table:table-cell table:formula="of:=[.E575]-37.9461244425242" office:value-type="float" office:value="-50.5416993898942" calcext:value-type="float">
            <text:p>-50.542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4494186134686" calcext:value-type="float">
            <text:p>-13.449</text:p>
          </table:table-cell>
          <table:table-cell table:formula="of:=[.D576]-[.C576]" office:value-type="float" office:value="-12.8494186134686" calcext:value-type="float">
            <text:p>-12.8494186135</text:p>
          </table:table-cell>
          <table:table-cell table:formula="of:=[.E576]-37.9461244425242" office:value-type="float" office:value="-50.7955430559928" calcext:value-type="float">
            <text:p>-50.796</text:p>
          </table:table-cell>
          <table:table-cell/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4625329526386" calcext:value-type="float">
            <text:p>-13.463</text:p>
          </table:table-cell>
          <table:table-cell table:formula="of:=[.D577]-[.C577]" office:value-type="float" office:value="-12.8625329526386" calcext:value-type="float">
            <text:p>-12.8625329526</text:p>
          </table:table-cell>
          <table:table-cell table:formula="of:=[.E577]-37.9461244425242" office:value-type="float" office:value="-50.8086573951628" calcext:value-type="float">
            <text:p>-50.809</text:p>
          </table:table-cell>
          <table:table-cell/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5866789436531" calcext:value-type="float">
            <text:p>-13.587</text:p>
          </table:table-cell>
          <table:table-cell table:formula="of:=[.D578]-[.C578]" office:value-type="float" office:value="-12.9866789436531" calcext:value-type="float">
            <text:p>-12.9866789437</text:p>
          </table:table-cell>
          <table:table-cell table:formula="of:=[.E578]-37.9461244425242" office:value-type="float" office:value="-50.9328033861773" calcext:value-type="float">
            <text:p>-50.933</text:p>
          </table:table-cell>
          <table:table-cell/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8689860876705" calcext:value-type="float">
            <text:p>-13.869</text:p>
          </table:table-cell>
          <table:table-cell table:formula="of:=[.D579]-[.C579]" office:value-type="float" office:value="-13.2689860876705" calcext:value-type="float">
            <text:p>-13.2689860877</text:p>
          </table:table-cell>
          <table:table-cell table:formula="of:=[.E579]-37.9461244425242" office:value-type="float" office:value="-51.2151105301947" calcext:value-type="float">
            <text:p>-51.215</text:p>
          </table:table-cell>
          <table:table-cell/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9369808168004" calcext:value-type="float">
            <text:p>-13.937</text:p>
          </table:table-cell>
          <table:table-cell table:formula="of:=[.D580]-[.C580]" office:value-type="float" office:value="-13.3369808168004" calcext:value-type="float">
            <text:p>-13.3369808168</text:p>
          </table:table-cell>
          <table:table-cell table:formula="of:=[.E580]-37.9461244425242" office:value-type="float" office:value="-51.2831052593246" calcext:value-type="float">
            <text:p>-51.283</text:p>
          </table:table-cell>
          <table:table-cell/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9962943339593" calcext:value-type="float">
            <text:p>-13.996</text:p>
          </table:table-cell>
          <table:table-cell table:formula="of:=[.D581]-[.C581]" office:value-type="float" office:value="-13.3962943339593" calcext:value-type="float">
            <text:p>-13.396294334</text:p>
          </table:table-cell>
          <table:table-cell table:formula="of:=[.E581]-37.9461244425242" office:value-type="float" office:value="-51.3424187764835" calcext:value-type="float">
            <text:p>-51.342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3017315010449" calcext:value-type="float">
            <text:p>-14.302</text:p>
          </table:table-cell>
          <table:table-cell table:formula="of:=[.D582]-[.C582]" office:value-type="float" office:value="-13.7017315010449" calcext:value-type="float">
            <text:p>-13.701731501</text:p>
          </table:table-cell>
          <table:table-cell table:formula="of:=[.E582]-37.9461244425242" office:value-type="float" office:value="-51.6478559435691" calcext:value-type="float">
            <text:p>-51.648</text:p>
          </table:table-cell>
          <table:table-cell/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3984493586073" calcext:value-type="float">
            <text:p>-14.398</text:p>
          </table:table-cell>
          <table:table-cell table:formula="of:=[.D583]-[.C583]" office:value-type="float" office:value="-13.7984493586073" calcext:value-type="float">
            <text:p>-13.7984493586</text:p>
          </table:table-cell>
          <table:table-cell table:formula="of:=[.E583]-37.9461244425242" office:value-type="float" office:value="-51.7445738011315" calcext:value-type="float">
            <text:p>-51.745</text:p>
          </table:table-cell>
          <table:table-cell/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4383612506891" calcext:value-type="float">
            <text:p>-14.438</text:p>
          </table:table-cell>
          <table:table-cell table:formula="of:=[.D584]-[.C584]" office:value-type="float" office:value="-13.8383612506891" calcext:value-type="float">
            <text:p>-13.8383612507</text:p>
          </table:table-cell>
          <table:table-cell table:formula="of:=[.E584]-37.9461244425242" office:value-type="float" office:value="-51.7844856932133" calcext:value-type="float">
            <text:p>-51.784</text:p>
          </table:table-cell>
          <table:table-cell/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6540908018053" calcext:value-type="float">
            <text:p>-14.654</text:p>
          </table:table-cell>
          <table:table-cell table:formula="of:=[.D585]-[.C585]" office:value-type="float" office:value="-14.0540908018053" calcext:value-type="float">
            <text:p>-14.0540908018</text:p>
          </table:table-cell>
          <table:table-cell table:formula="of:=[.E585]-37.9461244425242" office:value-type="float" office:value="-52.0002152443295" calcext:value-type="float">
            <text:p>-52.000</text:p>
          </table:table-cell>
          <table:table-cell/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7061090236247" calcext:value-type="float">
            <text:p>-14.706</text:p>
          </table:table-cell>
          <table:table-cell table:formula="of:=[.D586]-[.C586]" office:value-type="float" office:value="-14.1061090236247" calcext:value-type="float">
            <text:p>-14.1061090236</text:p>
          </table:table-cell>
          <table:table-cell table:formula="of:=[.E586]-37.9461244425242" office:value-type="float" office:value="-52.0522334661489" calcext:value-type="float">
            <text:p>-52.052</text:p>
          </table:table-cell>
          <table:table-cell/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9212798137827" calcext:value-type="float">
            <text:p>-14.921</text:p>
          </table:table-cell>
          <table:table-cell table:formula="of:=[.D587]-[.C587]" office:value-type="float" office:value="-14.3212798137827" calcext:value-type="float">
            <text:p>-14.3212798138</text:p>
          </table:table-cell>
          <table:table-cell table:formula="of:=[.E587]-37.9461244425242" office:value-type="float" office:value="-52.2674042563069" calcext:value-type="float">
            <text:p>-52.267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1711536465783" calcext:value-type="float">
            <text:p>-15.171</text:p>
          </table:table-cell>
          <table:table-cell table:formula="of:=[.D588]-[.C588]" office:value-type="float" office:value="-14.5711536465783" calcext:value-type="float">
            <text:p>-14.5711536466</text:p>
          </table:table-cell>
          <table:table-cell table:formula="of:=[.E588]-37.9461244425242" office:value-type="float" office:value="-52.5172780891025" calcext:value-type="float">
            <text:p>-52.517</text:p>
          </table:table-cell>
          <table:table-cell/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2680252753646" calcext:value-type="float">
            <text:p>-15.268</text:p>
          </table:table-cell>
          <table:table-cell table:formula="of:=[.D589]-[.C589]" office:value-type="float" office:value="-14.6680252753646" calcext:value-type="float">
            <text:p>-14.6680252754</text:p>
          </table:table-cell>
          <table:table-cell table:formula="of:=[.E589]-37.9461244425242" office:value-type="float" office:value="-52.6141497178888" calcext:value-type="float">
            <text:p>-52.614</text:p>
          </table:table-cell>
          <table:table-cell/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5360821701019" calcext:value-type="float">
            <text:p>-15.536</text:p>
          </table:table-cell>
          <table:table-cell table:formula="of:=[.D590]-[.C590]" office:value-type="float" office:value="-14.9360821701019" calcext:value-type="float">
            <text:p>-14.9360821701</text:p>
          </table:table-cell>
          <table:table-cell table:formula="of:=[.E590]-37.9461244425242" office:value-type="float" office:value="-52.8822066126261" calcext:value-type="float">
            <text:p>-52.882</text:p>
          </table:table-cell>
          <table:table-cell/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5676119993194" calcext:value-type="float">
            <text:p>-15.568</text:p>
          </table:table-cell>
          <table:table-cell table:formula="of:=[.D591]-[.C591]" office:value-type="float" office:value="-14.9676119993194" calcext:value-type="float">
            <text:p>-14.9676119993</text:p>
          </table:table-cell>
          <table:table-cell table:formula="of:=[.E591]-37.9461244425242" office:value-type="float" office:value="-52.9137364418436" calcext:value-type="float">
            <text:p>-52.914</text:p>
          </table:table-cell>
          <table:table-cell/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7626575043023" calcext:value-type="float">
            <text:p>-15.763</text:p>
          </table:table-cell>
          <table:table-cell table:formula="of:=[.D592]-[.C592]" office:value-type="float" office:value="-15.1626575043023" calcext:value-type="float">
            <text:p>-15.1626575043</text:p>
          </table:table-cell>
          <table:table-cell table:formula="of:=[.E592]-37.9461244425242" office:value-type="float" office:value="-53.1087819468265" calcext:value-type="float">
            <text:p>-53.109</text:p>
          </table:table-cell>
          <table:table-cell/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811090110305" calcext:value-type="float">
            <text:p>-15.811</text:p>
          </table:table-cell>
          <table:table-cell table:formula="of:=[.D593]-[.C593]" office:value-type="float" office:value="-15.211090110305" calcext:value-type="float">
            <text:p>-15.2110901103</text:p>
          </table:table-cell>
          <table:table-cell table:formula="of:=[.E593]-37.9461244425242" office:value-type="float" office:value="-53.1572145528292" calcext:value-type="float">
            <text:p>-53.157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9720412719531" calcext:value-type="float">
            <text:p>-15.972</text:p>
          </table:table-cell>
          <table:table-cell table:formula="of:=[.D594]-[.C594]" office:value-type="float" office:value="-15.3720412719531" calcext:value-type="float">
            <text:p>-15.372041272</text:p>
          </table:table-cell>
          <table:table-cell table:formula="of:=[.E594]-37.9461244425242" office:value-type="float" office:value="-53.3181657144773" calcext:value-type="float">
            <text:p>-53.318</text:p>
          </table:table-cell>
          <table:table-cell/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560152160277" calcext:value-type="float">
            <text:p>-16.356</text:p>
          </table:table-cell>
          <table:table-cell table:formula="of:=[.D595]-[.C595]" office:value-type="float" office:value="-15.7560152160277" calcext:value-type="float">
            <text:p>-15.756015216</text:p>
          </table:table-cell>
          <table:table-cell table:formula="of:=[.E595]-37.9461244425242" office:value-type="float" office:value="-53.7021396585519" calcext:value-type="float">
            <text:p>-53.702</text:p>
          </table:table-cell>
          <table:table-cell/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578342690664" calcext:value-type="float">
            <text:p>-16.358</text:p>
          </table:table-cell>
          <table:table-cell table:formula="of:=[.D596]-[.C596]" office:value-type="float" office:value="-15.7578342690664" calcext:value-type="float">
            <text:p>-15.7578342691</text:p>
          </table:table-cell>
          <table:table-cell table:formula="of:=[.E596]-37.9461244425242" office:value-type="float" office:value="-53.7039587115906" calcext:value-type="float">
            <text:p>-53.704</text:p>
          </table:table-cell>
          <table:table-cell/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910347834862" calcext:value-type="float">
            <text:p>-16.391</text:p>
          </table:table-cell>
          <table:table-cell table:formula="of:=[.D597]-[.C597]" office:value-type="float" office:value="-15.7910347834862" calcext:value-type="float">
            <text:p>-15.7910347835</text:p>
          </table:table-cell>
          <table:table-cell table:formula="of:=[.E597]-37.9461244425242" office:value-type="float" office:value="-53.7371592260104" calcext:value-type="float">
            <text:p>-53.737</text:p>
          </table:table-cell>
          <table:table-cell/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6976998382463" calcext:value-type="float">
            <text:p>-16.698</text:p>
          </table:table-cell>
          <table:table-cell table:formula="of:=[.D598]-[.C598]" office:value-type="float" office:value="-16.0976998382463" calcext:value-type="float">
            <text:p>-16.0976998382</text:p>
          </table:table-cell>
          <table:table-cell table:formula="of:=[.E598]-37.9461244425242" office:value-type="float" office:value="-54.0438242807705" calcext:value-type="float">
            <text:p>-54.044</text:p>
          </table:table-cell>
          <table:table-cell/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8394692957645" calcext:value-type="float">
            <text:p>-16.839</text:p>
          </table:table-cell>
          <table:table-cell table:formula="of:=[.D599]-[.C599]" office:value-type="float" office:value="-16.2394692957645" calcext:value-type="float">
            <text:p>-16.2394692958</text:p>
          </table:table-cell>
          <table:table-cell table:formula="of:=[.E599]-37.9461244425242" office:value-type="float" office:value="-54.1855937382887" calcext:value-type="float">
            <text:p>-54.186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9980407064364" calcext:value-type="float">
            <text:p>-16.998</text:p>
          </table:table-cell>
          <table:table-cell table:formula="of:=[.D600]-[.C600]" office:value-type="float" office:value="-16.3980407064364" calcext:value-type="float">
            <text:p>-16.3980407064</text:p>
          </table:table-cell>
          <table:table-cell table:formula="of:=[.E600]-37.9461244425242" office:value-type="float" office:value="-54.3441651489606" calcext:value-type="float">
            <text:p>-54.344</text:p>
          </table:table-cell>
          <table:table-cell/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7.1055088635623" calcext:value-type="float">
            <text:p>-17.106</text:p>
          </table:table-cell>
          <table:table-cell table:formula="of:=[.D601]-[.C601]" office:value-type="float" office:value="-16.5055088635623" calcext:value-type="float">
            <text:p>-16.5055088636</text:p>
          </table:table-cell>
          <table:table-cell table:formula="of:=[.E601]-37.9461244425242" office:value-type="float" office:value="-54.4516333060865" calcext:value-type="float">
            <text:p>-54.452</text:p>
          </table:table-cell>
          <table:table-cell/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7.4612013486552" calcext:value-type="float">
            <text:p>-17.461</text:p>
          </table:table-cell>
          <table:table-cell table:formula="of:=[.D602]-[.C602]" office:value-type="float" office:value="-16.8612013486552" calcext:value-type="float">
            <text:p>-16.8612013487</text:p>
          </table:table-cell>
          <table:table-cell table:formula="of:=[.E602]-37.9461244425242" office:value-type="float" office:value="-54.8073257911794" calcext:value-type="float">
            <text:p>-54.807</text:p>
          </table:table-cell>
          <table:table-cell/>
        </table:table-row>
        <table:table-row table:style-name="ro1" table:number-rows-repeated="10479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CTIVE_BALUN_SN003_S21_original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29 June 2020 21:08:18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66052064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3324751323048" calcext:value-type="float">
            <text:p>-24.332475132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7.10662095181483" calcext:value-type="float">
            <text:p>7.10662095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.1578741053717" calcext:value-type="float">
            <text:p>18.157874105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4.1351506164373" calcext:value-type="float">
            <text:p>24.135150616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705703925952" calcext:value-type="float">
            <text:p>28.70570392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0.0313227688859" calcext:value-type="float">
            <text:p>30.03132276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4160837213919" calcext:value-type="float">
            <text:p>30.416083721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8844361389533" calcext:value-type="float">
            <text:p>30.884436139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1.3640950628798" calcext:value-type="float">
            <text:p>31.364095062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9629358490925" calcext:value-type="float">
            <text:p>31.962935849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380338165588" calcext:value-type="float">
            <text:p>32.380338165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85606198384" calcext:value-type="float">
            <text:p>33.085606198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4891806694412" calcext:value-type="float">
            <text:p>33.489180669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8758417947463" calcext:value-type="float">
            <text:p>33.875841794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200731110118" calcext:value-type="float">
            <text:p>34.200731110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5722459961948" calcext:value-type="float">
            <text:p>34.572245996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9206675709817" calcext:value-type="float">
            <text:p>34.92066757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5.0633215933337" calcext:value-type="float">
            <text:p>35.063321593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1452913831248" calcext:value-type="float">
            <text:p>35.145291383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4677602906978" calcext:value-type="float">
            <text:p>35.467760290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5.6134493853174" calcext:value-type="float">
            <text:p>35.613449385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915811780425" calcext:value-type="float">
            <text:p>35.915811780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7531441348311" calcext:value-type="float">
            <text:p>35.7531441348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9617253852512" calcext:value-type="float">
            <text:p>35.961725385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9790830346145" calcext:value-type="float">
            <text:p>35.979083034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1345275616913" calcext:value-type="float">
            <text:p>36.1345275617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.0006402897407" calcext:value-type="float">
            <text:p>36.0006402897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6.3436759803194" calcext:value-type="float">
            <text:p>36.343675980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2151756119631" calcext:value-type="float">
            <text:p>36.21517561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6.3232760341987" calcext:value-type="float">
            <text:p>36.323276034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6.4006428350387" calcext:value-type="float">
            <text:p>36.40064283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6.4781031041945" calcext:value-type="float">
            <text:p>36.478103104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5224615151608" calcext:value-type="float">
            <text:p>36.522461515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6174037402026" calcext:value-type="float">
            <text:p>36.617403740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5829515361652" calcext:value-type="float">
            <text:p>36.5829515362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6718049844579" calcext:value-type="float">
            <text:p>36.671804984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518033069503" calcext:value-type="float">
            <text:p>36.5180330695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5962854435655" calcext:value-type="float">
            <text:p>36.59628544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65841323032" calcext:value-type="float">
            <text:p>36.658413230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7004036879593" calcext:value-type="float">
            <text:p>36.70040368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6574097305478" calcext:value-type="float">
            <text:p>36.657409730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6734734038601" calcext:value-type="float">
            <text:p>36.673473403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7445307393074" calcext:value-type="float">
            <text:p>36.744530739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6.6896812445881" calcext:value-type="float">
            <text:p>36.6896812446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7090130588663" calcext:value-type="float">
            <text:p>36.709013058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7387238478261" calcext:value-type="float">
            <text:p>36.738723847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7312098623278" calcext:value-type="float">
            <text:p>36.7312098623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6265778939355" calcext:value-type="float">
            <text:p>36.626577893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7503979702131" calcext:value-type="float">
            <text:p>36.750397970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7358020639267" calcext:value-type="float">
            <text:p>36.735802063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8017057219684" calcext:value-type="float">
            <text:p>36.80170572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8584030103309" calcext:value-type="float">
            <text:p>36.8584030103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801116427355" calcext:value-type="float">
            <text:p>36.8011164274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728169980005" calcext:value-type="float">
            <text:p>36.7281699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7718436138461" calcext:value-type="float">
            <text:p>36.771843613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6.7913068606452" calcext:value-type="float">
            <text:p>36.791306860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8330480256742" calcext:value-type="float">
            <text:p>36.8330480257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8165346337566" calcext:value-type="float">
            <text:p>36.816534633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8586592285577" calcext:value-type="float">
            <text:p>36.858659228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8093455990615" calcext:value-type="float">
            <text:p>36.809345599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7444575985407" calcext:value-type="float">
            <text:p>36.744457598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7788582438996" calcext:value-type="float">
            <text:p>36.778858243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7891446298854" calcext:value-type="float">
            <text:p>36.789144629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883896610763" calcext:value-type="float">
            <text:p>36.8838966108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8443584939174" calcext:value-type="float">
            <text:p>36.844358493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7036681408775" calcext:value-type="float">
            <text:p>36.7036681409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0018181998154" calcext:value-type="float">
            <text:p>37.001818199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8550730125354" calcext:value-type="float">
            <text:p>36.855073012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7678566406976" calcext:value-type="float">
            <text:p>36.767856640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8949894103017" calcext:value-type="float">
            <text:p>36.894989410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9288312899614" calcext:value-type="float">
            <text:p>36.9288312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8611255385749" calcext:value-type="float">
            <text:p>36.861125538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9026799419856" calcext:value-type="float">
            <text:p>36.90267994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8148614884348" calcext:value-type="float">
            <text:p>36.814861488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9069056641849" calcext:value-type="float">
            <text:p>36.906905664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7969735695099" calcext:value-type="float">
            <text:p>36.796973569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8124542698651" calcext:value-type="float">
            <text:p>36.812454269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7777948101288" calcext:value-type="float">
            <text:p>36.777794810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9867869025024" calcext:value-type="float">
            <text:p>36.986786902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8620028892811" calcext:value-type="float">
            <text:p>36.862002889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8276555873239" calcext:value-type="float">
            <text:p>36.8276555873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8354722589202" calcext:value-type="float">
            <text:p>36.835472258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8049422413545" calcext:value-type="float">
            <text:p>36.804942241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7129818539443" calcext:value-type="float">
            <text:p>36.712981853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9615026204427" calcext:value-type="float">
            <text:p>36.9615026204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8725766489481" calcext:value-type="float">
            <text:p>36.872576648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8024726601215" calcext:value-type="float">
            <text:p>36.802472660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9725891273119" calcext:value-type="float">
            <text:p>36.972589127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8013627332493" calcext:value-type="float">
            <text:p>36.8013627332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7605109106097" calcext:value-type="float">
            <text:p>36.760510910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8318672519685" calcext:value-type="float">
            <text:p>36.83186725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7957600963329" calcext:value-type="float">
            <text:p>36.7957600963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7472821665254" calcext:value-type="float">
            <text:p>36.747282166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8205737404968" calcext:value-type="float">
            <text:p>36.820573740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8568981296144" calcext:value-type="float">
            <text:p>36.856898129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728786513302" calcext:value-type="float">
            <text:p>36.728786513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7615892337418" calcext:value-type="float">
            <text:p>36.761589233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7809552350178" calcext:value-type="float">
            <text:p>36.78095523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8714301106804" calcext:value-type="float">
            <text:p>36.8714301107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8725795881922" calcext:value-type="float">
            <text:p>36.872579588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8628764601604" calcext:value-type="float">
            <text:p>36.862876460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8254755803507" calcext:value-type="float">
            <text:p>36.825475580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6610153131656" calcext:value-type="float">
            <text:p>36.661015313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8317069539218" calcext:value-type="float">
            <text:p>36.831706953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7872004865212" calcext:value-type="float">
            <text:p>36.787200486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6991439293847" calcext:value-type="float">
            <text:p>36.699143929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8194115616796" calcext:value-type="float">
            <text:p>36.819411561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7265694452558" calcext:value-type="float">
            <text:p>36.726569445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5673948536767" calcext:value-type="float">
            <text:p>36.567394853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6118602712124" calcext:value-type="float">
            <text:p>36.611860271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6392165156066" calcext:value-type="float">
            <text:p>36.639216515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6747911656317" calcext:value-type="float">
            <text:p>36.6747911656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5503488574473" calcext:value-type="float">
            <text:p>36.550348857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7894911083647" calcext:value-type="float">
            <text:p>36.789491108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7746204296563" calcext:value-type="float">
            <text:p>36.7746204297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7666435043547" calcext:value-type="float">
            <text:p>36.766643504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6525550978014" calcext:value-type="float">
            <text:p>36.652555097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6404486483671" calcext:value-type="float">
            <text:p>36.6404486484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6597892470165" calcext:value-type="float">
            <text:p>36.65978924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6300965641397" calcext:value-type="float">
            <text:p>36.630096564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6436839465212" calcext:value-type="float">
            <text:p>36.643683946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5682088392337" calcext:value-type="float">
            <text:p>36.568208839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5735219574364" calcext:value-type="float">
            <text:p>36.573521957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6309371676841" calcext:value-type="float">
            <text:p>36.630937167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7418665956062" calcext:value-type="float">
            <text:p>36.741866595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5985109091805" calcext:value-type="float">
            <text:p>36.598510909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6092897414217" calcext:value-type="float">
            <text:p>36.609289741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5842729662032" calcext:value-type="float">
            <text:p>36.584272966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4925755846392" calcext:value-type="float">
            <text:p>36.492575584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5776519371786" calcext:value-type="float">
            <text:p>36.577651937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4718422619132" calcext:value-type="float">
            <text:p>36.471842261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5153679759649" calcext:value-type="float">
            <text:p>36.51536797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4968134797472" calcext:value-type="float">
            <text:p>36.4968134797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4977101742661" calcext:value-type="float">
            <text:p>36.4977101743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6505658576037" calcext:value-type="float">
            <text:p>36.650565857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5612606661118" calcext:value-type="float">
            <text:p>36.5612606661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4393033683046" calcext:value-type="float">
            <text:p>36.439303368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3701472309999" calcext:value-type="float">
            <text:p>36.37014723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5288308150735" calcext:value-type="float">
            <text:p>36.528830815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4753215054355" calcext:value-type="float">
            <text:p>36.475321505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6.4670086553941" calcext:value-type="float">
            <text:p>36.467008655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6.4413242398782" calcext:value-type="float">
            <text:p>36.441324239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4475491970932" calcext:value-type="float">
            <text:p>36.4475491971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380528123399" calcext:value-type="float">
            <text:p>36.3805281234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6.3621602234546" calcext:value-type="float">
            <text:p>36.362160223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4371379225463" calcext:value-type="float">
            <text:p>36.437137922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218602808553" calcext:value-type="float">
            <text:p>36.218602808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307360289128" calcext:value-type="float">
            <text:p>36.307360289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.3878298317876" calcext:value-type="float">
            <text:p>36.387829831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3265197052035" calcext:value-type="float">
            <text:p>36.326519705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6.2692710119868" calcext:value-type="float">
            <text:p>36.26927101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6.2843954062498" calcext:value-type="float">
            <text:p>36.284395406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2726328171072" calcext:value-type="float">
            <text:p>36.272632817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3347779666846" calcext:value-type="float">
            <text:p>36.334777966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6.1121864517327" calcext:value-type="float">
            <text:p>36.112186451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6.1999196720636" calcext:value-type="float">
            <text:p>36.199919672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6.2077246829623" calcext:value-type="float">
            <text:p>36.207724683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6.1650586428536" calcext:value-type="float">
            <text:p>36.165058642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6.1485961485984" calcext:value-type="float">
            <text:p>36.148596148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6.0890208365535" calcext:value-type="float">
            <text:p>36.089020836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6.0821898649565" calcext:value-type="float">
            <text:p>36.08218986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6.0712673647988" calcext:value-type="float">
            <text:p>36.071267364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9197392607741" calcext:value-type="float">
            <text:p>35.919739260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95386594273" calcext:value-type="float">
            <text:p>35.953865942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9408110641064" calcext:value-type="float">
            <text:p>35.940811064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9008014957897" calcext:value-type="float">
            <text:p>35.900801495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732479595285" calcext:value-type="float">
            <text:p>35.732479595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8355548787981" calcext:value-type="float">
            <text:p>35.835554878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8204830984782" calcext:value-type="float">
            <text:p>35.820483098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833115046187" calcext:value-type="float">
            <text:p>35.833115046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6045851541602" calcext:value-type="float">
            <text:p>35.604585154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6690959428171" calcext:value-type="float">
            <text:p>35.669095942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6858337694684" calcext:value-type="float">
            <text:p>35.685833769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5.5769332584437" calcext:value-type="float">
            <text:p>35.576933258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5289942605619" calcext:value-type="float">
            <text:p>35.5289942606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4540712410874" calcext:value-type="float">
            <text:p>35.454071241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3850169246659" calcext:value-type="float">
            <text:p>35.385016924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3867455259809" calcext:value-type="float">
            <text:p>35.38674552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363605592021" calcext:value-type="float">
            <text:p>35.36360559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5.2406673337166" calcext:value-type="float">
            <text:p>35.240667333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2072179699253" calcext:value-type="float">
            <text:p>35.207217969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4.9966015417302" calcext:value-type="float">
            <text:p>34.996601541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5.0856409378269" calcext:value-type="float">
            <text:p>35.085640937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8849447750249" calcext:value-type="float">
            <text:p>34.88494477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817088940857" calcext:value-type="float">
            <text:p>34.817088940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8532291905729" calcext:value-type="float">
            <text:p>34.853229190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8817369751184" calcext:value-type="float">
            <text:p>34.881736975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4.7010766545927" calcext:value-type="float">
            <text:p>34.7010766546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590838885705" calcext:value-type="float">
            <text:p>34.590838885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4769374708078" calcext:value-type="float">
            <text:p>34.476937470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4.3931070027354" calcext:value-type="float">
            <text:p>34.393107002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4.3837835867716" calcext:value-type="float">
            <text:p>34.383783586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4.2741849447322" calcext:value-type="float">
            <text:p>34.274184944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4.1972584314845" calcext:value-type="float">
            <text:p>34.197258431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959976314934" calcext:value-type="float">
            <text:p>33.959976314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9904549678481" calcext:value-type="float">
            <text:p>33.990454967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7144150775206" calcext:value-type="float">
            <text:p>33.714415077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7114336318848" calcext:value-type="float">
            <text:p>33.711433631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6584658441092" calcext:value-type="float">
            <text:p>33.6584658441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6118139720362" calcext:value-type="float">
            <text:p>33.61181397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4516047488545" calcext:value-type="float">
            <text:p>33.451604748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3.4387835346057" calcext:value-type="float">
            <text:p>33.438783534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3.2285805612164" calcext:value-type="float">
            <text:p>33.228580561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3.1297259475288" calcext:value-type="float">
            <text:p>33.129725947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3.0227065344171" calcext:value-type="float">
            <text:p>33.022706534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9091865225035" calcext:value-type="float">
            <text:p>32.909186522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7537192539833" calcext:value-type="float">
            <text:p>32.75371925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5844818690982" calcext:value-type="float">
            <text:p>32.584481869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442343742672" calcext:value-type="float">
            <text:p>32.442343742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4047208277747" calcext:value-type="float">
            <text:p>32.404720827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2.2689260620449" calcext:value-type="float">
            <text:p>32.26892606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2.0970646095079" calcext:value-type="float">
            <text:p>32.097064609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9769179967701" calcext:value-type="float">
            <text:p>31.976917996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8811431380358" calcext:value-type="float">
            <text:p>31.88114313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6651925055374" calcext:value-type="float">
            <text:p>31.665192505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6412425584013" calcext:value-type="float">
            <text:p>31.641242558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4085207213735" calcext:value-type="float">
            <text:p>31.408520721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3025584453861" calcext:value-type="float">
            <text:p>31.302558445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1.1195440223401" calcext:value-type="float">
            <text:p>31.1195440223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1.0174115598669" calcext:value-type="float">
            <text:p>31.017411559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7886897601091" calcext:value-type="float">
            <text:p>30.788689760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6770753009211" calcext:value-type="float">
            <text:p>30.6770753009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5228332897723" calcext:value-type="float">
            <text:p>30.522833289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339134706793" calcext:value-type="float">
            <text:p>30.3391347068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0.2473889958754" calcext:value-type="float">
            <text:p>30.247388995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0199123823766" calcext:value-type="float">
            <text:p>30.019912382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8828026633597" calcext:value-type="float">
            <text:p>29.882802663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6838177276629" calcext:value-type="float">
            <text:p>29.683817727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5847970405768" calcext:value-type="float">
            <text:p>29.584797040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4056760271538" calcext:value-type="float">
            <text:p>29.4056760272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9.2613730974411" calcext:value-type="float">
            <text:p>29.2613730974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9.1612950556248" calcext:value-type="float">
            <text:p>29.161295055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9849290279189" calcext:value-type="float">
            <text:p>28.984929027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761247831085" calcext:value-type="float">
            <text:p>28.761247831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6606453362883" calcext:value-type="float">
            <text:p>28.660645336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4379315342369" calcext:value-type="float">
            <text:p>28.437931534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8.2600204059228" calcext:value-type="float">
            <text:p>28.260020405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8.0752640034196" calcext:value-type="float">
            <text:p>28.075264003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9385062366975" calcext:value-type="float">
            <text:p>27.938506236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7470249145031" calcext:value-type="float">
            <text:p>27.7470249145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6964890269963" calcext:value-type="float">
            <text:p>27.69648902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4528406472764" calcext:value-type="float">
            <text:p>27.4528406473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3172434887366" calcext:value-type="float">
            <text:p>27.317243488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1175556096427" calcext:value-type="float">
            <text:p>27.117555609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9815495886794" calcext:value-type="float">
            <text:p>26.981549588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8819786019998" calcext:value-type="float">
            <text:p>26.88197860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6.6551565987774" calcext:value-type="float">
            <text:p>26.655156598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4942152849935" calcext:value-type="float">
            <text:p>26.49421528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6.3201723394726" calcext:value-type="float">
            <text:p>26.3201723395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170514306922" calcext:value-type="float">
            <text:p>26.170514306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9601752074196" calcext:value-type="float">
            <text:p>25.960175207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753500638553" calcext:value-type="float">
            <text:p>25.753500638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6810132159122" calcext:value-type="float">
            <text:p>25.681013215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5164183371575" calcext:value-type="float">
            <text:p>25.516418337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3217163431776" calcext:value-type="float">
            <text:p>25.321716343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5.1660945541539" calcext:value-type="float">
            <text:p>25.166094554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9878980905532" calcext:value-type="float">
            <text:p>24.987898090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8187385533279" calcext:value-type="float">
            <text:p>24.81873855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6560573660548" calcext:value-type="float">
            <text:p>24.6560573661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5310343666726" calcext:value-type="float">
            <text:p>24.5310343667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3301645731846" calcext:value-type="float">
            <text:p>24.330164573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1922786214315" calcext:value-type="float">
            <text:p>24.192278621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4.0087289621966" calcext:value-type="float">
            <text:p>24.0087289622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8510569542771" calcext:value-type="float">
            <text:p>23.851056954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6140771886258" calcext:value-type="float">
            <text:p>23.614077188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543492291705" calcext:value-type="float">
            <text:p>23.543492291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3475655784941" calcext:value-type="float">
            <text:p>23.347565578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2183164027776" calcext:value-type="float">
            <text:p>23.218316402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9509719274751" calcext:value-type="float">
            <text:p>22.950971927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8296345303958" calcext:value-type="float">
            <text:p>22.829634530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710978726098" calcext:value-type="float">
            <text:p>22.710978726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5831389333967" calcext:value-type="float">
            <text:p>22.583138933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2.3622205234917" calcext:value-type="float">
            <text:p>22.362220523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2.2230547079535" calcext:value-type="float">
            <text:p>22.22305470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1083747636462" calcext:value-type="float">
            <text:p>22.1083747636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9297764954993" calcext:value-type="float">
            <text:p>21.929776495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7289825679958" calcext:value-type="float">
            <text:p>21.72898256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6580417889277" calcext:value-type="float">
            <text:p>21.6580417889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1.445058049855" calcext:value-type="float">
            <text:p>21.445058049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2954272009159" calcext:value-type="float">
            <text:p>21.295427200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063181467258" calcext:value-type="float">
            <text:p>21.063181467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0.9726379162406" calcext:value-type="float">
            <text:p>20.972637916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8507382208771" calcext:value-type="float">
            <text:p>20.850738220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0.6571023486402" calcext:value-type="float">
            <text:p>20.65710234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4461926929333" calcext:value-type="float">
            <text:p>20.446192692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0.3526405381848" calcext:value-type="float">
            <text:p>20.352640538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0.1692880177746" calcext:value-type="float">
            <text:p>20.169288017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0.0027503372875" calcext:value-type="float">
            <text:p>20.002750337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8406826101832" calcext:value-type="float">
            <text:p>19.8406826102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7085389275198" calcext:value-type="float">
            <text:p>19.708538927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5188408951273" calcext:value-type="float">
            <text:p>19.5188408951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671339850692" calcext:value-type="float">
            <text:p>19.467133985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2880908027469" calcext:value-type="float">
            <text:p>19.2880908027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0821644724573" calcext:value-type="float">
            <text:p>19.082164472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0073025350959" calcext:value-type="float">
            <text:p>19.007302535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764322533242" calcext:value-type="float">
            <text:p>18.764322533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6296046661002" calcext:value-type="float">
            <text:p>18.629604666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4760640287915" calcext:value-type="float">
            <text:p>18.476064028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8.3669002729428" calcext:value-type="float">
            <text:p>18.366900272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8.19800528892" calcext:value-type="float">
            <text:p>18.198005288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8.0411711967103" calcext:value-type="float">
            <text:p>18.041171196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9086552616767" calcext:value-type="float">
            <text:p>17.908655261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8421762361974" calcext:value-type="float">
            <text:p>17.842176236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6300950612883" calcext:value-type="float">
            <text:p>17.630095061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4918351548289" calcext:value-type="float">
            <text:p>17.491835154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3442589308824" calcext:value-type="float">
            <text:p>17.344258930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7.1863644101395" calcext:value-type="float">
            <text:p>17.186364410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7.0722440491522" calcext:value-type="float">
            <text:p>17.072244049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9397892319563" calcext:value-type="float">
            <text:p>16.93978923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7534386775243" calcext:value-type="float">
            <text:p>16.753438677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61745101906" calcext:value-type="float">
            <text:p>16.617451019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4479630332022" calcext:value-type="float">
            <text:p>16.447963033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2495912694556" calcext:value-type="float">
            <text:p>16.249591269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6.180903515396" calcext:value-type="float">
            <text:p>16.180903515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0133508745254" calcext:value-type="float">
            <text:p>16.0133508745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9190031261236" calcext:value-type="float">
            <text:p>15.919003126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7307827350926" calcext:value-type="float">
            <text:p>15.730782735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595645395574" calcext:value-type="float">
            <text:p>15.5956453956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4929228472188" calcext:value-type="float">
            <text:p>15.49292284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3631492951852" calcext:value-type="float">
            <text:p>15.3631492952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2025046823604" calcext:value-type="float">
            <text:p>15.202504682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0661351856569" calcext:value-type="float">
            <text:p>15.066135185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4.9340663260199" calcext:value-type="float">
            <text:p>14.93406632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7716541896347" calcext:value-type="float">
            <text:p>14.771654189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631232021379" calcext:value-type="float">
            <text:p>14.631232021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490968484403" calcext:value-type="float">
            <text:p>14.4909684844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4.3709516653489" calcext:value-type="float">
            <text:p>14.370951665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2207790798035" calcext:value-type="float">
            <text:p>14.2207790798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4.0640741488037" calcext:value-type="float">
            <text:p>14.064074148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3.9350287417133" calcext:value-type="float">
            <text:p>13.9350287417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3.8271227090695" calcext:value-type="float">
            <text:p>13.827122709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7166555941635" calcext:value-type="float">
            <text:p>13.716655594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5843227294247" calcext:value-type="float">
            <text:p>13.5843227294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4754020035762" calcext:value-type="float">
            <text:p>13.475402003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2084013707901" calcext:value-type="float">
            <text:p>13.208401370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3.1658211640641" calcext:value-type="float">
            <text:p>13.165821164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3.0402114888995" calcext:value-type="float">
            <text:p>13.040211488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9536547341622" calcext:value-type="float">
            <text:p>12.9536547342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7223792451193" calcext:value-type="float">
            <text:p>12.7223792451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6972055860855" calcext:value-type="float">
            <text:p>12.6972055861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5330460966487" calcext:value-type="float">
            <text:p>12.533046096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4505331589824" calcext:value-type="float">
            <text:p>12.45053315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3039981335988" calcext:value-type="float">
            <text:p>12.3039981336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1295856117185" calcext:value-type="float">
            <text:p>12.129585611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9848979983081" calcext:value-type="float">
            <text:p>11.984897998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1.8789262094788" calcext:value-type="float">
            <text:p>11.878926209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6992419694527" calcext:value-type="float">
            <text:p>11.699241969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6223721129014" calcext:value-type="float">
            <text:p>11.622372112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4802095402945" calcext:value-type="float">
            <text:p>11.480209540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3801171362842" calcext:value-type="float">
            <text:p>11.380117136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2193289030053" calcext:value-type="float">
            <text:p>11.219328903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1.1320115965106" calcext:value-type="float">
            <text:p>11.132011596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0.9280326254665" calcext:value-type="float">
            <text:p>10.928032625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8719666298256" calcext:value-type="float">
            <text:p>10.871966629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742935715091" calcext:value-type="float">
            <text:p>10.742935715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628180683349" calcext:value-type="float">
            <text:p>10.628180683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4618186895132" calcext:value-type="float">
            <text:p>10.461818689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3256478640268" calcext:value-type="float">
            <text:p>10.325647864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2252231909324" calcext:value-type="float">
            <text:p>10.225223190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10.1265138509213" calcext:value-type="float">
            <text:p>10.126513850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99119426827389" calcext:value-type="float">
            <text:p>9.9911942683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91480157856151" calcext:value-type="float">
            <text:p>9.914801578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79386420676389" calcext:value-type="float">
            <text:p>9.793864206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5865641417344" calcext:value-type="float">
            <text:p>9.586564141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54437811132794" calcext:value-type="float">
            <text:p>9.544378111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39659018371785" calcext:value-type="float">
            <text:p>9.396590183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31257917972269" calcext:value-type="float">
            <text:p>9.312579179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9.15177516613657" calcext:value-type="float">
            <text:p>9.1517751661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9.07307951186003" calcext:value-type="float">
            <text:p>9.0730795119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8.93133535562811" calcext:value-type="float">
            <text:p>8.931335355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83585789419484" calcext:value-type="float">
            <text:p>8.835857894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69927935450433" calcext:value-type="float">
            <text:p>8.699279354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51011873937895" calcext:value-type="float">
            <text:p>8.510118739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47481505525692" calcext:value-type="float">
            <text:p>8.474815055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38283965792916" calcext:value-type="float">
            <text:p>8.382839657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8.12659258318798" calcext:value-type="float">
            <text:p>8.1265925832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09641312485301" calcext:value-type="float">
            <text:p>8.096413124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98073545027589" calcext:value-type="float">
            <text:p>7.9807354503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88969479727238" calcext:value-type="float">
            <text:p>7.889694797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71515259398043" calcext:value-type="float">
            <text:p>7.71515259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5963541447979" calcext:value-type="float">
            <text:p>7.596354144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7.48508424622989" calcext:value-type="float">
            <text:p>7.485084246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37653086902722" calcext:value-type="float">
            <text:p>7.37653086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2969013649243" calcext:value-type="float">
            <text:p>7.296901364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2309535994342" calcext:value-type="float">
            <text:p>7.230953599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07161343139395" calcext:value-type="float">
            <text:p>7.071613431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6.94178495765274" calcext:value-type="float">
            <text:p>6.941784957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8432667437904" calcext:value-type="float">
            <text:p>6.843266743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70178373136399" calcext:value-type="float">
            <text:p>6.701783731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59306458490079" calcext:value-type="float">
            <text:p>6.593064584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51045668040974" calcext:value-type="float">
            <text:p>6.5104566804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45305767907252" calcext:value-type="float">
            <text:p>6.453057679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27489468886797" calcext:value-type="float">
            <text:p>6.274894688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20502161776452" calcext:value-type="float">
            <text:p>6.205021617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6.05275826789085" calcext:value-type="float">
            <text:p>6.052758267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95637900751997" calcext:value-type="float">
            <text:p>5.956379007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80631323218043" calcext:value-type="float">
            <text:p>5.806313232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70518292945724" calcext:value-type="float">
            <text:p>5.705182929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66393894966532" calcext:value-type="float">
            <text:p>5.663938949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54220519650068" calcext:value-type="float">
            <text:p>5.5422051965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35767293494113" calcext:value-type="float">
            <text:p>5.357672934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27922207884373" calcext:value-type="float">
            <text:p>5.279222078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5.21060050804215" calcext:value-type="float">
            <text:p>5.210600508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03583302563167" calcext:value-type="float">
            <text:p>5.035833025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88656212454756" calcext:value-type="float">
            <text:p>4.886562124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8970586228182" calcext:value-type="float">
            <text:p>4.897058622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70459093569123" calcext:value-type="float">
            <text:p>4.7045909357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67116988293277" calcext:value-type="float">
            <text:p>4.671169882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51143620928276" calcext:value-type="float">
            <text:p>4.511436209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39055495342659" calcext:value-type="float">
            <text:p>4.390554953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26909134581806" calcext:value-type="float">
            <text:p>4.2690913458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1707499946695" calcext:value-type="float">
            <text:p>4.1707499947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4.08099169729625" calcext:value-type="float">
            <text:p>4.080991697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94455493138055" calcext:value-type="float">
            <text:p>3.944554931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87478157364169" calcext:value-type="float">
            <text:p>3.874781573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76566688327119" calcext:value-type="float">
            <text:p>3.765666883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72948131930067" calcext:value-type="float">
            <text:p>3.729481319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55646944032091" calcext:value-type="float">
            <text:p>3.556469440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40531675802823" calcext:value-type="float">
            <text:p>3.40531675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37592772189542" calcext:value-type="float">
            <text:p>3.3759277219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20000193005662" calcext:value-type="float">
            <text:p>3.200001930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18408415826849" calcext:value-type="float">
            <text:p>3.184084158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3.0249363562552" calcext:value-type="float">
            <text:p>3.0249363563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97049362520978" calcext:value-type="float">
            <text:p>2.970493625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77332023810657" calcext:value-type="float">
            <text:p>2.773320238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75144541259006" calcext:value-type="float">
            <text:p>2.751445412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9585485802451" calcext:value-type="float">
            <text:p>2.59585485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0208871156058" calcext:value-type="float">
            <text:p>2.502088711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1331199997101" calcext:value-type="float">
            <text:p>2.41331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27207872536626" calcext:value-type="float">
            <text:p>2.272078725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26617191662352" calcext:value-type="float">
            <text:p>2.266171916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13541996430166" calcext:value-type="float">
            <text:p>2.1354199643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01514527742857" calcext:value-type="float">
            <text:p>2.015145277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83785109876506" calcext:value-type="float">
            <text:p>1.8378510988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75959954006701" calcext:value-type="float">
            <text:p>1.759599540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67206321235741" calcext:value-type="float">
            <text:p>1.672063212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634221078268" calcext:value-type="float">
            <text:p>1.634221078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8101015655091" calcext:value-type="float">
            <text:p>1.481010156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39183564451818" calcext:value-type="float">
            <text:p>1.391835644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28426177204525" calcext:value-type="float">
            <text:p>1.284261772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15106102310527" calcext:value-type="float">
            <text:p>1.151061023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11021579196033" calcext:value-type="float">
            <text:p>1.110215792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918244872310011" calcext:value-type="float">
            <text:p>0.918244872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908824188985214" calcext:value-type="float">
            <text:p>0.90882418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790265838300594" calcext:value-type="float">
            <text:p>0.7902658383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673278721193431" calcext:value-type="float">
            <text:p>0.673278721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606507483955808" calcext:value-type="float">
            <text:p>0.606507484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446556240495607" calcext:value-type="float">
            <text:p>0.446556240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351148072488003" calcext:value-type="float">
            <text:p>0.351148072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57234940575366" calcext:value-type="float">
            <text:p>0.257234940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0.161234504109512" calcext:value-type="float">
            <text:p>0.161234504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0.0566063514913219" calcext:value-type="float">
            <text:p>0.056606351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0186552269247291" calcext:value-type="float">
            <text:p>-0.018655226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126362876528251" calcext:value-type="float">
            <text:p>-0.1263628765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0.250712471909714" calcext:value-type="float">
            <text:p>-0.250712471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314453076199188" calcext:value-type="float">
            <text:p>-0.314453076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436626752334366" calcext:value-type="float">
            <text:p>-0.4366267523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517230047626039" calcext:value-type="float">
            <text:p>-0.517230047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635380556020567" calcext:value-type="float">
            <text:p>-0.63538055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775138121662873" calcext:value-type="float">
            <text:p>-0.775138121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73840459176648" calcext:value-type="float">
            <text:p>-0.873840459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985315584357891" calcext:value-type="float">
            <text:p>-0.985315584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.08219480946994" calcext:value-type="float">
            <text:p>-1.082194809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13803770496959" calcext:value-type="float">
            <text:p>-1.13803770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14192924126186" calcext:value-type="float">
            <text:p>-1.141929241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32993602741385" calcext:value-type="float">
            <text:p>-1.329936027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45358684325505" calcext:value-type="float">
            <text:p>-1.4535868433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62690905384736" calcext:value-type="float">
            <text:p>-1.626909053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7137098373518" calcext:value-type="float">
            <text:p>-1.713709837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77190105232616" calcext:value-type="float">
            <text:p>-1.771901052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.8340039318723" calcext:value-type="float">
            <text:p>-1.8340039319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88439948619808" calcext:value-type="float">
            <text:p>-1.884399486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2.0275817830597" calcext:value-type="float">
            <text:p>-2.027581783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13070169291583" calcext:value-type="float">
            <text:p>-2.130701692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25651170831967" calcext:value-type="float">
            <text:p>-2.2565117083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33344489866845" calcext:value-type="float">
            <text:p>-2.3334448987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43899898361295" calcext:value-type="float">
            <text:p>-2.438998983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59133691507225" calcext:value-type="float">
            <text:p>-2.5913369151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2.58984907874438" calcext:value-type="float">
            <text:p>-2.5898490787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75673371282663" calcext:value-type="float">
            <text:p>-2.7567337128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88503452146942" calcext:value-type="float">
            <text:p>-2.885034521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97001810459456" calcext:value-type="float">
            <text:p>-2.970018104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03317905597153" calcext:value-type="float">
            <text:p>-3.03317905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12848069075087" calcext:value-type="float">
            <text:p>-3.128480690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3248705762849" calcext:value-type="float">
            <text:p>-3.3248705763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3500726234953" calcext:value-type="float">
            <text:p>-3.350072623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42048981971603" calcext:value-type="float">
            <text:p>-3.420489819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55654814082998" calcext:value-type="float">
            <text:p>-3.556548140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65905490761777" calcext:value-type="float">
            <text:p>-3.659054907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71132721631393" calcext:value-type="float">
            <text:p>-3.7113272163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86052959807005" calcext:value-type="float">
            <text:p>-3.860529598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9798592333855" calcext:value-type="float">
            <text:p>-3.979859233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10035709858321" calcext:value-type="float">
            <text:p>-4.100357098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.15812837364908" calcext:value-type="float">
            <text:p>-4.158128373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4.23039102302477" calcext:value-type="float">
            <text:p>-4.23039102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40383640553107" calcext:value-type="float">
            <text:p>-4.403836405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55346462878483" calcext:value-type="float">
            <text:p>-4.5534646288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52451780019646" calcext:value-type="float">
            <text:p>-4.524517800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66799963146035" calcext:value-type="float">
            <text:p>-4.667999631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.74729010690036" calcext:value-type="float">
            <text:p>-4.747290106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.92193094204169" calcext:value-type="float">
            <text:p>-4.92193094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98755303192253" calcext:value-type="float">
            <text:p>-4.987553031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01009102324311" calcext:value-type="float">
            <text:p>-5.0100910232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14076474317974" calcext:value-type="float">
            <text:p>-5.1407647432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30462192597745" calcext:value-type="float">
            <text:p>-5.304621926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3865798391656" calcext:value-type="float">
            <text:p>-5.386579839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46947468458498" calcext:value-type="float">
            <text:p>-5.469474684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5787588696551" calcext:value-type="float">
            <text:p>-5.5787588697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64117423322064" calcext:value-type="float">
            <text:p>-5.6411742332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73791529110348" calcext:value-type="float">
            <text:p>-5.7379152911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91610541836318" calcext:value-type="float">
            <text:p>-5.9161054184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01111651839192" calcext:value-type="float">
            <text:p>-6.011116518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10925315390496" calcext:value-type="float">
            <text:p>-6.109253153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14869248256937" calcext:value-type="float">
            <text:p>-6.148692482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30093829953268" calcext:value-type="float">
            <text:p>-6.3009382995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37025758613943" calcext:value-type="float">
            <text:p>-6.370257586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53500491549606" calcext:value-type="float">
            <text:p>-6.535004915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58459949892345" calcext:value-type="float">
            <text:p>-6.584599498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66014629211498" calcext:value-type="float">
            <text:p>-6.660146292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6.80647808737046" calcext:value-type="float">
            <text:p>-6.8064780874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91846837927459" calcext:value-type="float">
            <text:p>-6.918468379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11972958640303" calcext:value-type="float">
            <text:p>-7.119729586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15283377800138" calcext:value-type="float">
            <text:p>-7.152833778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22818397082895" calcext:value-type="float">
            <text:p>-7.228183970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40410250864671" calcext:value-type="float">
            <text:p>-7.404102508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51557544161006" calcext:value-type="float">
            <text:p>-7.515575441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58368598915437" calcext:value-type="float">
            <text:p>-7.583685989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71718193660711" calcext:value-type="float">
            <text:p>-7.717181936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7.74556111093602" calcext:value-type="float">
            <text:p>-7.745561110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84956421616426" calcext:value-type="float">
            <text:p>-7.8495642162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06065626693116" calcext:value-type="float">
            <text:p>-8.060656266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8.1425747641504" calcext:value-type="float">
            <text:p>-8.142574764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20329000770585" calcext:value-type="float">
            <text:p>-8.2032900077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35863113781897" calcext:value-type="float">
            <text:p>-8.358631137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45245970381686" calcext:value-type="float">
            <text:p>-8.452459703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45092037621825" calcext:value-type="float">
            <text:p>-8.450920376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64081235840431" calcext:value-type="float">
            <text:p>-8.640812358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8.78701131575886" calcext:value-type="float">
            <text:p>-8.787011315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8.93597928268345" calcext:value-type="float">
            <text:p>-8.9359792827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0298608661726" calcext:value-type="float">
            <text:p>-9.029860866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12350958682593" calcext:value-type="float">
            <text:p>-9.123509586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21873288381455" calcext:value-type="float">
            <text:p>-9.2187328838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35143474056287" calcext:value-type="float">
            <text:p>-9.351434740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53750294454261" calcext:value-type="float">
            <text:p>-9.5375029445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58613365630018" calcext:value-type="float">
            <text:p>-9.586133656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83976942387675" calcext:value-type="float">
            <text:p>-9.839769423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9.8004116409532" calcext:value-type="float">
            <text:p>-9.80041164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9.99477641942448" calcext:value-type="float">
            <text:p>-9.994776419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1080323325445" calcext:value-type="float">
            <text:p>-10.108032332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2021341413039" calcext:value-type="float">
            <text:p>-10.2021341413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0.2579537160367" calcext:value-type="float">
            <text:p>-10.257953716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3814409609516" calcext:value-type="float">
            <text:p>-10.38144096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5763947329615" calcext:value-type="float">
            <text:p>-10.57639473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0.6175734516963" calcext:value-type="float">
            <text:p>-10.6175734517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0.8643441874932" calcext:value-type="float">
            <text:p>-10.8643441875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0.8891472356251" calcext:value-type="float">
            <text:p>-10.8891472356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1.0554891227798" calcext:value-type="float">
            <text:p>-11.055489122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1065582214652" calcext:value-type="float">
            <text:p>-11.106558221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2607286127928" calcext:value-type="float">
            <text:p>-11.2607286128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4492738895738" calcext:value-type="float">
            <text:p>-11.4492738896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1.5893057350847" calcext:value-type="float">
            <text:p>-11.5893057351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6024697225734" calcext:value-type="float">
            <text:p>-11.602469722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1.820142832369" calcext:value-type="float">
            <text:p>-11.820142832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1.9448486028626" calcext:value-type="float">
            <text:p>-11.944848602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2.0783583347632" calcext:value-type="float">
            <text:p>-12.0783583348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2.0178262228243" calcext:value-type="float">
            <text:p>-12.017826222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2.2715398896282" calcext:value-type="float">
            <text:p>-12.271539889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4142189396468" calcext:value-type="float">
            <text:p>-12.414218939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2.5103054625118" calcext:value-type="float">
            <text:p>-12.510305462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7284298838432" calcext:value-type="float">
            <text:p>-12.728429883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8422620567557" calcext:value-type="float">
            <text:p>-12.842262056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2.8638477186075" calcext:value-type="float">
            <text:p>-12.8638477186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3.1109269581862" calcext:value-type="float">
            <text:p>-13.110926958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19557494737" calcext:value-type="float">
            <text:p>-13.195574947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3.4494186134686" calcext:value-type="float">
            <text:p>-13.449418613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.4625329526386" calcext:value-type="float">
            <text:p>-13.462532952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5866789436531" calcext:value-type="float">
            <text:p>-13.586678943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.8689860876705" calcext:value-type="float">
            <text:p>-13.8689860877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9369808168004" calcext:value-type="float">
            <text:p>-13.9369808168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3.9962943339593" calcext:value-type="float">
            <text:p>-13.996294334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3017315010449" calcext:value-type="float">
            <text:p>-14.301731501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3984493586073" calcext:value-type="float">
            <text:p>-14.398449358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4.4383612506891" calcext:value-type="float">
            <text:p>-14.438361250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6540908018053" calcext:value-type="float">
            <text:p>-14.654090801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4.7061090236247" calcext:value-type="float">
            <text:p>-14.706109023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4.9212798137827" calcext:value-type="float">
            <text:p>-14.921279813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1711536465783" calcext:value-type="float">
            <text:p>-15.171153646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2680252753646" calcext:value-type="float">
            <text:p>-15.268025275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5.5360821701019" calcext:value-type="float">
            <text:p>-15.536082170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5676119993194" calcext:value-type="float">
            <text:p>-15.5676119993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5.7626575043023" calcext:value-type="float">
            <text:p>-15.7626575043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5.811090110305" calcext:value-type="float">
            <text:p>-15.811090110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5.9720412719531" calcext:value-type="float">
            <text:p>-15.97204127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6.3560152160277" calcext:value-type="float">
            <text:p>-16.35601521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3578342690664" calcext:value-type="float">
            <text:p>-16.357834269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6.3910347834862" calcext:value-type="float">
            <text:p>-16.391034783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6.6976998382463" calcext:value-type="float">
            <text:p>-16.697699838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6.8394692957645" calcext:value-type="float">
            <text:p>-16.839469295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6.9980407064364" calcext:value-type="float">
            <text:p>-16.998040706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7.1055088635623" calcext:value-type="float">
            <text:p>-17.105508863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7.4612013486552" calcext:value-type="float">
            <text:p>-17.461201348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 style:data-style-name="N2" text:time-value="01:57:02.866073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02:42:21.134961458</dc:date>
    <meta:editing-duration>PT49M12S</meta:editing-duration>
    <meta:editing-cycles>5</meta:editing-cycles>
    <meta:generator>LibreOffice/5.1.6.2$Linux_X86_64 LibreOffice_project/10m0$Build-2</meta:generator>
    <meta:document-statistic meta:table-count="2" meta:cell-count="48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08cm" svg:height="12.91cm" xlink:href=".." xlink:type="simple" chart:class="chart:scatter" chart:style-name="ch1">
        <chart:plot-area chart:style-name="ch2" table:cell-range-address="ACTIVE_BALUN_SN003_S21.B1:ACTIVE_BALUN_SN003_S21.B602 ACTIVE_BALUN_SN003_S21.E1:ACTIVE_BALUN_SN003_S21.E602" chart:data-source-has-labels="row" svg:x="0.402cm" svg:y="0.258cm" svg:width="19.304cm" svg:height="12.394cm">
          <chartooo:coordinate-region svg:x="1.129cm" svg:y="0.457cm" svg:width="18.059cm" svg:height="11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CTIVE_BALUN_SN003_S21.E2:ACTIVE_BALUN_SN003_S21.E602" chart:label-cell-address="ACTIVE_BALUN_SN003_S21.E1:ACTIVE_BALUN_SN003_S21.E1" chart:class="chart:scatter">
            <chart:domain table:cell-range-address="ACTIVE_BALUN_SN003_S21.B2:ACTIVE_BALUN_SN003_S21.B602"/>
            <chart:data-point chart:repeated="6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rrected S21 [dB]</text:p>
                <draw:g>
                  <svg:desc>ACTIVE_BALUN_SN003_S21.E1:ACTIVE_BALUN_SN003_S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23.7324751323048">
                <text:p>-23.7324751323048</text:p>
                <draw:g>
                  <svg:desc>ACTIVE_BALUN_SN003_S21.E2:ACTIVE_BALUN_SN003_S21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7.70662095181483">
                <text:p>7.70662095181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.7578741053717">
                <text:p>18.7578741053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4.7351506164373">
                <text:p>24.7351506164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9.305703925952">
                <text:p>29.305703925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0.6313227688859">
                <text:p>30.6313227688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1.0160837213919">
                <text:p>31.0160837213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1.4844361389533">
                <text:p>31.4844361389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1.9640950628798">
                <text:p>31.9640950628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2.5629358490925">
                <text:p>32.562935849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2.980338165588">
                <text:p>32.980338165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3.685606198384">
                <text:p>33.68560619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34.0891806694412">
                <text:p>34.0891806694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34.4758417947463">
                <text:p>34.4758417947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4.800731110118">
                <text:p>34.800731110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35.1722459961948">
                <text:p>35.1722459961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35.5206675709817">
                <text:p>35.5206675709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35.6633215933337">
                <text:p>35.6633215933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.7452913831248">
                <text:p>35.7452913831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6.0677602906978">
                <text:p>36.0677602906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36.2134493853174">
                <text:p>36.2134493853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36.515811780425">
                <text:p>36.515811780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6.3531441348311">
                <text:p>36.3531441348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36.5617253852512">
                <text:p>36.5617253852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6.5790830346145">
                <text:p>36.579083034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36.7345275616913">
                <text:p>36.7345275616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6.6006402897407">
                <text:p>36.600640289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36.9436759803194">
                <text:p>36.9436759803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6.8151756119631">
                <text:p>36.8151756119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36.9232760341987">
                <text:p>36.9232760341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7.0006428350387">
                <text:p>37.0006428350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37.0781031041945">
                <text:p>37.0781031041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37.1224615151608">
                <text:p>37.1224615151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37.2174037402026">
                <text:p>37.2174037402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7.1829515361652">
                <text:p>37.1829515361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37.2718049844579">
                <text:p>37.2718049844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37.118033069503">
                <text:p>37.118033069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37.1962854435655">
                <text:p>37.1962854435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7.25841323032">
                <text:p>37.25841323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37.3004036879593">
                <text:p>37.3004036879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37.2574097305478">
                <text:p>37.2574097305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37.2734734038601">
                <text:p>37.2734734038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7.3445307393074">
                <text:p>37.3445307393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37.2896812445881">
                <text:p>37.2896812445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37.3090130588663">
                <text:p>37.3090130588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37.3387238478261">
                <text:p>37.3387238478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7.3312098623278">
                <text:p>37.3312098623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37.2265778939355">
                <text:p>37.2265778939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37.3503979702131">
                <text:p>37.350397970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37.3358020639267">
                <text:p>37.3358020639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37.4017057219684">
                <text:p>37.4017057219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37.4584030103309">
                <text:p>37.4584030103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37.401116427355">
                <text:p>37.401116427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37.328169980005">
                <text:p>37.32816998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7.3718436138461">
                <text:p>37.3718436138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37.3913068606452">
                <text:p>37.3913068606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37.4330480256742">
                <text:p>37.4330480256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37.4165346337566">
                <text:p>37.4165346337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7.4586592285577">
                <text:p>37.4586592285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37.4093455990615">
                <text:p>37.4093455990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37.3444575985407">
                <text:p>37.3444575985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37.3788582438996">
                <text:p>37.3788582438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37.3891446298854">
                <text:p>37.3891446298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37.483896610763">
                <text:p>37.483896610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37.4443584939174">
                <text:p>37.4443584939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37.3036681408775">
                <text:p>37.3036681408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7.6018181998154">
                <text:p>37.6018181998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37.4550730125354">
                <text:p>37.4550730125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37.3678566406976">
                <text:p>37.3678566406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37.4949894103017">
                <text:p>37.4949894103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37.5288312899614">
                <text:p>37.5288312899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37.4611255385749">
                <text:p>37.4611255385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37.5026799419856">
                <text:p>37.5026799419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37.4148614884348">
                <text:p>37.4148614884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7.5069056641849">
                <text:p>37.5069056641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37.3969735695099">
                <text:p>37.3969735695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37.4124542698651">
                <text:p>37.4124542698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37.3777948101288">
                <text:p>37.3777948101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37.5867869025024">
                <text:p>37.5867869025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37.4620028892811">
                <text:p>37.4620028892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37.4276555873239">
                <text:p>37.4276555873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37.4354722589202">
                <text:p>37.4354722589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7.4049422413545">
                <text:p>37.4049422413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37.3129818539443">
                <text:p>37.3129818539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37.5615026204427">
                <text:p>37.5615026204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37.4725766489481">
                <text:p>37.4725766489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37.4024726601215">
                <text:p>37.4024726601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37.5725891273119">
                <text:p>37.5725891273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37.4013627332493">
                <text:p>37.4013627332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37.3605109106097">
                <text:p>37.3605109106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37.4318672519685">
                <text:p>37.4318672519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37.3957600963329">
                <text:p>37.3957600963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37.3472821665254">
                <text:p>37.3472821665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37.4205737404968">
                <text:p>37.4205737404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37.4568981296144">
                <text:p>37.4568981296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37.328786513302">
                <text:p>37.328786513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37.3615892337418">
                <text:p>37.3615892337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37.3809552350178">
                <text:p>37.38095523501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37.4714301106804">
                <text:p>37.4714301106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37.4725795881922">
                <text:p>37.472579588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37.4628764601604">
                <text:p>37.4628764601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37.4254755803507">
                <text:p>37.4254755803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7.2610153131656">
                <text:p>37.2610153131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37.4317069539218">
                <text:p>37.4317069539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37.3872004865212">
                <text:p>37.3872004865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37.2991439293847">
                <text:p>37.29914392938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37.4194115616796">
                <text:p>37.419411561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37.3265694452558">
                <text:p>37.3265694452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37.1673948536767">
                <text:p>37.16739485367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37.2118602712124">
                <text:p>37.2118602712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37.2392165156066">
                <text:p>37.23921651560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37.2747911656317">
                <text:p>37.2747911656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37.1503488574473">
                <text:p>37.1503488574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37.3894911083647">
                <text:p>37.3894911083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37.3746204296563">
                <text:p>37.3746204296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37.3666435043547">
                <text:p>37.3666435043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37.2525550978014">
                <text:p>37.2525550978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37.2404486483671">
                <text:p>37.240448648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37.2597892470165">
                <text:p>37.2597892470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37.2300965641397">
                <text:p>37.23009656413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37.2436839465212">
                <text:p>37.2436839465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37.1682088392337">
                <text:p>37.16820883923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7.1735219574364">
                <text:p>37.1735219574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37.2309371676841">
                <text:p>37.23093716768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37.3418665956062">
                <text:p>37.3418665956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37.1985109091805">
                <text:p>37.1985109091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37.2092897414217">
                <text:p>37.2092897414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37.1842729662032">
                <text:p>37.1842729662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37.0925755846392">
                <text:p>37.0925755846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37.1776519371786">
                <text:p>37.1776519371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7.0718422619132">
                <text:p>37.0718422619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37.1153679759649">
                <text:p>37.11536797596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37.0968134797472">
                <text:p>37.0968134797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37.0977101742661">
                <text:p>37.0977101742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37.2505658576037">
                <text:p>37.2505658576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37.1612606661118">
                <text:p>37.1612606661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37.0393033683046">
                <text:p>37.0393033683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36.9701472309999">
                <text:p>36.970147230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37.1288308150735">
                <text:p>37.12883081507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37.0753215054355">
                <text:p>37.0753215054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37.0670086553941">
                <text:p>37.0670086553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37.0413242398782">
                <text:p>37.0413242398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37.0475491970932">
                <text:p>37.04754919709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36.980528123399">
                <text:p>36.980528123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36.9621602234546">
                <text:p>36.96216022345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37.0371379225463">
                <text:p>37.03713792254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36.818602808553">
                <text:p>36.818602808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36.907360289128">
                <text:p>36.907360289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36.9878298317876">
                <text:p>36.9878298317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36.9265197052035">
                <text:p>36.9265197052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36.8692710119868">
                <text:p>36.8692710119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36.8843954062498">
                <text:p>36.8843954062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36.8726328171072">
                <text:p>36.87263281710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36.9347779666846">
                <text:p>36.9347779666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6.7121864517327">
                <text:p>36.7121864517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36.7999196720636">
                <text:p>36.7999196720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36.8077246829623">
                <text:p>36.8077246829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36.7650586428536">
                <text:p>36.76505864285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36.7485961485984">
                <text:p>36.7485961485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36.6890208365535">
                <text:p>36.68902083655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36.6821898649565">
                <text:p>36.6821898649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36.6712673647988">
                <text:p>36.67126736479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36.5197392607741">
                <text:p>36.5197392607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36.55386594273">
                <text:p>36.55386594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36.5408110641064">
                <text:p>36.5408110641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36.5008014957897">
                <text:p>36.5008014957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36.332479595285">
                <text:p>36.332479595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36.4355548787981">
                <text:p>36.4355548787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36.4204830984782">
                <text:p>36.4204830984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36.433115046187">
                <text:p>36.433115046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36.2045851541602">
                <text:p>36.204585154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36.2690959428171">
                <text:p>36.2690959428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36.2858337694684">
                <text:p>36.2858337694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36.1769332584437">
                <text:p>36.17693325844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36.1289942605619">
                <text:p>36.1289942605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36.0540712410874">
                <text:p>36.05407124108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35.9850169246659">
                <text:p>35.98501692466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35.9867455259809">
                <text:p>35.9867455259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35.963605592021">
                <text:p>35.963605592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35.8406673337166">
                <text:p>35.84066733371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35.8072179699253">
                <text:p>35.8072179699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35.5966015417302">
                <text:p>35.59660154173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35.6856409378269">
                <text:p>35.6856409378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35.4849447750249">
                <text:p>35.48494477502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35.417088940857">
                <text:p>35.417088940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35.4532291905729">
                <text:p>35.4532291905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35.4817369751184">
                <text:p>35.48173697511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35.3010766545927">
                <text:p>35.30107665459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35.190838885705">
                <text:p>35.190838885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35.0769374708078">
                <text:p>35.07693747080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34.9931070027354">
                <text:p>34.9931070027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34.9837835867716">
                <text:p>34.9837835867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34.8741849447322">
                <text:p>34.8741849447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34.7972584314845">
                <text:p>34.7972584314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34.559976314934">
                <text:p>34.5599763149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34.5904549678481">
                <text:p>34.59045496784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34.3144150775206">
                <text:p>34.3144150775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34.3114336318848">
                <text:p>34.31143363188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34.2584658441092">
                <text:p>34.2584658441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34.2118139720362">
                <text:p>34.2118139720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34.0516047488545">
                <text:p>34.05160474885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34.0387835346057">
                <text:p>34.0387835346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33.8285805612164">
                <text:p>33.8285805612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33.7297259475288">
                <text:p>33.7297259475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33.6227065344171">
                <text:p>33.6227065344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3.5091865225035">
                <text:p>33.5091865225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33.3537192539833">
                <text:p>33.3537192539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33.1844818690982">
                <text:p>33.1844818690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33.042343742672">
                <text:p>33.0423437426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3.0047208277747">
                <text:p>33.00472082777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32.8689260620449">
                <text:p>32.86892606204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2.6970646095079">
                <text:p>32.6970646095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2.5769179967701">
                <text:p>32.57691799677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2.4811431380358">
                <text:p>32.4811431380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2.2651925055374">
                <text:p>32.2651925055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32.2412425584013">
                <text:p>32.24124255840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32.0085207213735">
                <text:p>32.0085207213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31.9025584453861">
                <text:p>31.90255844538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1.7195440223401">
                <text:p>31.71954402234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1.6174115598669">
                <text:p>31.6174115598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1.3886897601091">
                <text:p>31.3886897601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1.2770753009211">
                <text:p>31.27707530092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1.1228332897723">
                <text:p>31.12283328977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30.939134706793">
                <text:p>30.939134706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0.8473889958754">
                <text:p>30.8473889958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0.6199123823766">
                <text:p>30.61991238237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0.4828026633597">
                <text:p>30.48280266335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30.2838177276629">
                <text:p>30.28381772766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30.1847970405768">
                <text:p>30.1847970405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30.0056760271538">
                <text:p>30.00567602715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29.8613730974411">
                <text:p>29.86137309744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29.7612950556248">
                <text:p>29.7612950556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29.5849290279189">
                <text:p>29.58492902791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29.361247831085">
                <text:p>29.361247831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29.2606453362883">
                <text:p>29.2606453362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29.0379315342369">
                <text:p>29.03793153423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28.8600204059228">
                <text:p>28.86002040592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28.6752640034196">
                <text:p>28.6752640034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28.5385062366975">
                <text:p>28.5385062366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28.3470249145031">
                <text:p>28.34702491450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28.2964890269963">
                <text:p>28.2964890269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28.0528406472764">
                <text:p>28.05284064727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27.9172434887366">
                <text:p>27.91724348873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27.7175556096427">
                <text:p>27.71755560964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27.5815495886794">
                <text:p>27.58154958867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27.4819786019998">
                <text:p>27.481978601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27.2551565987774">
                <text:p>27.25515659877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27.0942152849935">
                <text:p>27.0942152849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26.9201723394726">
                <text:p>26.92017233947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26.770514306922">
                <text:p>26.7705143069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26.5601752074196">
                <text:p>26.56017520741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26.353500638553">
                <text:p>26.3535006385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26.2810132159122">
                <text:p>26.2810132159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26.1164183371575">
                <text:p>26.1164183371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25.9217163431776">
                <text:p>25.9217163431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25.7660945541539">
                <text:p>25.76609455415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25.5878980905532">
                <text:p>25.5878980905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25.4187385533279">
                <text:p>25.41873855332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25.2560573660548">
                <text:p>25.25605736605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25.1310343666726">
                <text:p>25.13103436667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24.9301645731846">
                <text:p>24.930164573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24.7922786214315">
                <text:p>24.79227862143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24.6087289621966">
                <text:p>24.60872896219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24.4510569542771">
                <text:p>24.4510569542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24.2140771886258">
                <text:p>24.214077188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24.143492291705">
                <text:p>24.1434922917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23.9475655784941">
                <text:p>23.94756557849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23.8183164027776">
                <text:p>23.8183164027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23.5509719274751">
                <text:p>23.55097192747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23.4296345303958">
                <text:p>23.4296345303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23.310978726098">
                <text:p>23.3109787260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23.1831389333967">
                <text:p>23.1831389333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22.9622205234917">
                <text:p>22.96222052349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22.8230547079535">
                <text:p>22.82305470795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22.7083747636462">
                <text:p>22.70837476364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22.5297764954993">
                <text:p>22.52977649549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22.3289825679958">
                <text:p>22.32898256799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22.2580417889277">
                <text:p>22.25804178892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22.045058049855">
                <text:p>22.0450580498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21.8954272009159">
                <text:p>21.8954272009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21.663181467258">
                <text:p>21.663181467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21.5726379162406">
                <text:p>21.57263791624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21.4507382208771">
                <text:p>21.45073822087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21.2571023486402">
                <text:p>21.25710234864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21.0461926929333">
                <text:p>21.0461926929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20.9526405381848">
                <text:p>20.95264053818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20.7692880177746">
                <text:p>20.76928801777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20.6027503372875">
                <text:p>20.6027503372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20.4406826101832">
                <text:p>20.44068261018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20.3085389275198">
                <text:p>20.30853892751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20.1188408951273">
                <text:p>20.11884089512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20.0671339850692">
                <text:p>20.06713398506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19.8880908027469">
                <text:p>19.8880908027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19.6821644724573">
                <text:p>19.68216447245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19.6073025350959">
                <text:p>19.6073025350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19.364322533242">
                <text:p>19.364322533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19.2296046661002">
                <text:p>19.2296046661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19.0760640287915">
                <text:p>19.07606402879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18.9669002729428">
                <text:p>18.96690027294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18.79800528892">
                <text:p>18.798005288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18.6411711967103">
                <text:p>18.6411711967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18.5086552616767">
                <text:p>18.5086552616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18.4421762361974">
                <text:p>18.4421762361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18.2300950612883">
                <text:p>18.23009506128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18.0918351548289">
                <text:p>18.09183515482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17.9442589308824">
                <text:p>17.94425893088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17.7863644101395">
                <text:p>17.78636441013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17.6722440491522">
                <text:p>17.67224404915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17.5397892319563">
                <text:p>17.53978923195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17.3534386775243">
                <text:p>17.3534386775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17.21745101906">
                <text:p>17.217451019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17.0479630332022">
                <text:p>17.04796303320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16.8495912694556">
                <text:p>16.8495912694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16.780903515396">
                <text:p>16.7809035153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16.6133508745254">
                <text:p>16.6133508745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16.5190031261236">
                <text:p>16.5190031261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16.3307827350926">
                <text:p>16.33078273509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16.195645395574">
                <text:p>16.1956453955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6.0929228472188">
                <text:p>16.0929228472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15.9631492951852">
                <text:p>15.96314929518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15.8025046823604">
                <text:p>15.80250468236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15.6661351856569">
                <text:p>15.66613518565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15.5340663260199">
                <text:p>15.53406632601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15.3716541896347">
                <text:p>15.37165418963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15.231232021379">
                <text:p>15.2312320213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15.090968484403">
                <text:p>15.0909684844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14.9709516653489">
                <text:p>14.97095166534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14.8207790798035">
                <text:p>14.82077907980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14.6640741488037">
                <text:p>14.6640741488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14.5350287417133">
                <text:p>14.5350287417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14.4271227090695">
                <text:p>14.42712270906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14.3166555941635">
                <text:p>14.31665559416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14.1843227294247">
                <text:p>14.18432272942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14.0754020035762">
                <text:p>14.0754020035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13.8084013707901">
                <text:p>13.80840137079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13.7658211640641">
                <text:p>13.76582116406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13.6402114888995">
                <text:p>13.64021148889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13.5536547341622">
                <text:p>13.55365473416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13.3223792451193">
                <text:p>13.3223792451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13.2972055860855">
                <text:p>13.2972055860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13.1330460966487">
                <text:p>13.13304609664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13.0505331589824">
                <text:p>13.05053315898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12.9039981335988">
                <text:p>12.9039981335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12.7295856117185">
                <text:p>12.72958561171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12.5848979983081">
                <text:p>12.58489799830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12.4789262094788">
                <text:p>12.4789262094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12.2992419694527">
                <text:p>12.29924196945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12.2223721129014">
                <text:p>12.2223721129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12.0802095402945">
                <text:p>12.08020954029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11.9801171362842">
                <text:p>11.98011713628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11.8193289030053">
                <text:p>11.81932890300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11.7320115965106">
                <text:p>11.73201159651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11.5280326254665">
                <text:p>11.52803262546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11.4719666298256">
                <text:p>11.47196662982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11.342935715091">
                <text:p>11.342935715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11.228180683349">
                <text:p>11.2281806833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11.0618186895132">
                <text:p>11.06181868951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10.9256478640268">
                <text:p>10.92564786402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0.8252231909324">
                <text:p>10.8252231909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10.7265138509213">
                <text:p>10.72651385092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10.5911942682739">
                <text:p>10.59119426827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10.5148015785615">
                <text:p>10.51480157856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10.3938642067639">
                <text:p>10.3938642067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10.1865641417344">
                <text:p>10.1865641417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10.1443781113279">
                <text:p>10.14437811132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9.99659018371785">
                <text:p>9.996590183717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9.91257917972269">
                <text:p>9.912579179722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9.75177516613657">
                <text:p>9.751775166136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9.67307951186003">
                <text:p>9.67307951186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9.53133535562811">
                <text:p>9.53133535562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9.43585789419484">
                <text:p>9.435857894194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9.29927935450433">
                <text:p>9.299279354504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9.11011873937895">
                <text:p>9.110118739378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9.07481505525692">
                <text:p>9.074815055256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8.98283965792916">
                <text:p>8.982839657929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8.72659258318798">
                <text:p>8.726592583187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8.69641312485301">
                <text:p>8.69641312485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8.58073545027589">
                <text:p>8.58073545027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8.48969479727238">
                <text:p>8.489694797272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8.31515259398043">
                <text:p>8.31515259398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8.1963541447979">
                <text:p>8.19635414479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8.08508424622989">
                <text:p>8.085084246229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7.97653086902722">
                <text:p>7.976530869027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7.8969013649243">
                <text:p>7.89690136492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7.8309535994342">
                <text:p>7.83095359943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7.67161343139395">
                <text:p>7.671613431393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7.54178495765274">
                <text:p>7.541784957652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7.4432667437904">
                <text:p>7.4432667437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7.30178373136399">
                <text:p>7.30178373136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7.19306458490079">
                <text:p>7.193064584900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7.11045668040974">
                <text:p>7.11045668040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7.05305767907252">
                <text:p>7.053057679072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6.87489468886797">
                <text:p>6.87489468886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6.80502161776452">
                <text:p>6.805021617764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6.65275826789085">
                <text:p>6.652758267890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6.55637900751997">
                <text:p>6.556379007519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6.40631323218043">
                <text:p>6.406313232180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6.30518292945724">
                <text:p>6.305182929457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6.26393894966532">
                <text:p>6.263938949665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6.14220519650068">
                <text:p>6.142205196500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5.95767293494113">
                <text:p>5.957672934941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5.87922207884373">
                <text:p>5.879222078843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5.81060050804215">
                <text:p>5.810600508042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5.63583302563167">
                <text:p>5.63583302563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5.48656212454756">
                <text:p>5.48656212454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5.4970586228182">
                <text:p>5.49705862281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5.30459093569123">
                <text:p>5.30459093569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5.27116988293277">
                <text:p>5.271169882932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5.11143620928276">
                <text:p>5.11143620928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4.99055495342659">
                <text:p>4.990554953426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4.86909134581806">
                <text:p>4.869091345818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4.7707499946695">
                <text:p>4.77074999466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4.68099169729625">
                <text:p>4.68099169729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4.54455493138055">
                <text:p>4.54455493138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4.47478157364169">
                <text:p>4.474781573641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4.36566688327119">
                <text:p>4.365666883271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4.32948131930067">
                <text:p>4.329481319300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4.15646944032091">
                <text:p>4.156469440320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4.00531675802823">
                <text:p>4.005316758028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3.97592772189542">
                <text:p>3.975927721895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3.80000193005662">
                <text:p>3.800001930056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3.78408415826849">
                <text:p>3.784084158268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3.6249363562552">
                <text:p>3.62493635625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3.57049362520978">
                <text:p>3.570493625209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3.37332023810657">
                <text:p>3.373320238106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3.35144541259006">
                <text:p>3.351445412590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3.19585485802451">
                <text:p>3.195854858024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3.10208871156058">
                <text:p>3.102088711560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3.01331199997101">
                <text:p>3.01331199997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87207872536626">
                <text:p>2.872078725366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86617191662352">
                <text:p>2.866171916623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73541996430166">
                <text:p>2.73541996430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61514527742857">
                <text:p>2.615145277428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43785109876506">
                <text:p>2.437851098765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35959954006701">
                <text:p>2.35959954006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27206321235741">
                <text:p>2.27206321235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234221078268">
                <text:p>2.2342210782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08101015655091">
                <text:p>2.081010156550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1.99183564451818">
                <text:p>1.991835644518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1.88426177204525">
                <text:p>1.88426177204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1.75106102310527">
                <text:p>1.751061023105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1.71021579196033">
                <text:p>1.710215791960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1.51824487231001">
                <text:p>1.518244872310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1.50882418898521">
                <text:p>1.508824188985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1.39026583830059">
                <text:p>1.390265838300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1.27327872119343">
                <text:p>1.273278721193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1.20650748395581">
                <text:p>1.20650748395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1.04655624049561">
                <text:p>1.046556240495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0.951148072488003">
                <text:p>0.951148072488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0.857234940575366">
                <text:p>0.8572349405753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0.761234504109512">
                <text:p>0.761234504109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0.656606351491322">
                <text:p>0.6566063514913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0.581344773075271">
                <text:p>0.5813447730752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0.473637123471749">
                <text:p>0.4736371234717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0.349287528090286">
                <text:p>0.3492875280902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0.285546923800812">
                <text:p>0.2855469238008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0.163373247665634">
                <text:p>0.1633732476656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0.082769952373961">
                <text:p>0.0827699523739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0.035380556020567">
                <text:p>-0.0353805560205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0.175138121662873">
                <text:p>-0.175138121662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0.273840459176648">
                <text:p>-0.273840459176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0.385315584357891">
                <text:p>-0.3853155843578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0.48219480946994">
                <text:p>-0.482194809469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0.53803770496959">
                <text:p>-0.53803770496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0.54192924126186">
                <text:p>-0.541929241261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0.72993602741385">
                <text:p>-0.72993602741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0.85358684325505">
                <text:p>-0.853586843255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1.02690905384736">
                <text:p>-1.026909053847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1.1137098373518">
                <text:p>-1.11370983735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1.17190105232616">
                <text:p>-1.171901052326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1.2340039318723">
                <text:p>-1.23400393187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1.28439948619808">
                <text:p>-1.284399486198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1.4275817830597">
                <text:p>-1.42758178305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1.53070169291583">
                <text:p>-1.53070169291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1.65651170831967">
                <text:p>-1.656511708319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1.73344489866845">
                <text:p>-1.73344489866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1.83899898361295">
                <text:p>-1.838998983612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1.99133691507225">
                <text:p>-1.991336915072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1.98984907874438">
                <text:p>-1.989849078744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2.15673371282663">
                <text:p>-2.156733712826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2.28503452146942">
                <text:p>-2.285034521469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2.37001810459456">
                <text:p>-2.370018104594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2.43317905597153">
                <text:p>-2.433179055971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2.52848069075087">
                <text:p>-2.528480690750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2.7248705762849">
                <text:p>-2.7248705762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2.7500726234953">
                <text:p>-2.75007262349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2.82048981971603">
                <text:p>-2.820489819716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2.95654814082998">
                <text:p>-2.95654814082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3.05905490761777">
                <text:p>-3.059054907617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3.11132721631393">
                <text:p>-3.111327216313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3.26052959807005">
                <text:p>-3.26052959807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3.3798592333855">
                <text:p>-3.37985923338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3.50035709858321">
                <text:p>-3.500357098583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3.55812837364908">
                <text:p>-3.558128373649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3.63039102302477">
                <text:p>-3.630391023024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3.80383640553107">
                <text:p>-3.803836405531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3.95346462878483">
                <text:p>-3.953464628784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3.92451780019646">
                <text:p>-3.924517800196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.06799963146035">
                <text:p>-4.067999631460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.14729010690036">
                <text:p>-4.147290106900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.32193094204169">
                <text:p>-4.321930942041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.38755303192253">
                <text:p>-4.38755303192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.41009102324311">
                <text:p>-4.410091023243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.54076474317974">
                <text:p>-4.540764743179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.70462192597745">
                <text:p>-4.704621925977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.7865798391656">
                <text:p>-4.78657983916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.86947468458498">
                <text:p>-4.869474684584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.9787588696551">
                <text:p>-4.97875886965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5.04117423322064">
                <text:p>-5.041174233220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5.13791529110348">
                <text:p>-5.137915291103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5.31610541836318">
                <text:p>-5.316105418363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5.41111651839192">
                <text:p>-5.411116518391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5.50925315390496">
                <text:p>-5.509253153904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5.54869248256937">
                <text:p>-5.548692482569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5.70093829953268">
                <text:p>-5.700938299532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5.77025758613943">
                <text:p>-5.770257586139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5.93500491549606">
                <text:p>-5.93500491549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5.98459949892345">
                <text:p>-5.984599498923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6.06014629211498">
                <text:p>-6.060146292114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6.20647808737046">
                <text:p>-6.206478087370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6.31846837927459">
                <text:p>-6.318468379274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6.51972958640303">
                <text:p>-6.519729586403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6.55283377800138">
                <text:p>-6.552833778001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6.62818397082895">
                <text:p>-6.628183970828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6.80410250864671">
                <text:p>-6.804102508646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6.91557544161006">
                <text:p>-6.915575441610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6.98368598915437">
                <text:p>-6.983685989154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7.11718193660711">
                <text:p>-7.117181936607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7.14556111093602">
                <text:p>-7.14556111093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7.24956421616426">
                <text:p>-7.249564216164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7.46065626693116">
                <text:p>-7.46065626693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7.5425747641504">
                <text:p>-7.5425747641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7.60329000770585">
                <text:p>-7.603290007705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7.75863113781897">
                <text:p>-7.758631137818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7.85245970381686">
                <text:p>-7.85245970381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7.85092037621825">
                <text:p>-7.85092037621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8.04081235840431">
                <text:p>-8.040812358404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8.18701131575886">
                <text:p>-8.187011315758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8.33597928268345">
                <text:p>-8.335979282683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8.4298608661726">
                <text:p>-8.42986086617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8.52350958682593">
                <text:p>-8.523509586825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8.61873288381455">
                <text:p>-8.61873288381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8.75143474056287">
                <text:p>-8.751434740562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8.93750294454261">
                <text:p>-8.937502944542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8.98613365630018">
                <text:p>-8.986133656300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9.23976942387675">
                <text:p>-9.239769423876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9.2004116409532">
                <text:p>-9.20041164095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9.39477641942448">
                <text:p>-9.394776419424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9.5080323325445">
                <text:p>-9.50803233254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9.6021341413039">
                <text:p>-9.60213414130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9.6579537160367">
                <text:p>-9.65795371603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9.7814409609516">
                <text:p>-9.78144096095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9.9763947329615">
                <text:p>-9.9763947329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10.0175734516963">
                <text:p>-10.0175734516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10.2643441874932">
                <text:p>-10.26434418749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10.2891472356251">
                <text:p>-10.2891472356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10.4554891227798">
                <text:p>-10.45548912277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10.5065582214652">
                <text:p>-10.50655822146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10.6607286127928">
                <text:p>-10.6607286127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10.8492738895738">
                <text:p>-10.84927388957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10.9893057350847">
                <text:p>-10.98930573508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11.0024697225734">
                <text:p>-11.00246972257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11.220142832369">
                <text:p>-11.2201428323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11.3448486028626">
                <text:p>-11.34484860286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11.4783583347632">
                <text:p>-11.47835833476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11.4178262228243">
                <text:p>-11.41782622282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11.6715398896282">
                <text:p>-11.67153988962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11.8142189396468">
                <text:p>-11.81421893964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11.9103054625118">
                <text:p>-11.91030546251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12.1284298838432">
                <text:p>-12.12842988384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12.2422620567557">
                <text:p>-12.24226205675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12.2638477186075">
                <text:p>-12.26384771860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12.5109269581862">
                <text:p>-12.51092695818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12.59557494737">
                <text:p>-12.595574947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12.8494186134686">
                <text:p>-12.84941861346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12.8625329526386">
                <text:p>-12.86253295263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12.9866789436531">
                <text:p>-12.9866789436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13.2689860876705">
                <text:p>-13.26898608767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13.3369808168004">
                <text:p>-13.33698081680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13.3962943339593">
                <text:p>-13.39629433395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13.7017315010449">
                <text:p>-13.70173150104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13.7984493586073">
                <text:p>-13.79844935860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13.8383612506891">
                <text:p>-13.83836125068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14.0540908018053">
                <text:p>-14.05409080180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14.1061090236247">
                <text:p>-14.10610902362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14.3212798137827">
                <text:p>-14.32127981378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14.5711536465783">
                <text:p>-14.5711536465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14.6680252753646">
                <text:p>-14.66802527536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14.9360821701019">
                <text:p>-14.9360821701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14.9676119993194">
                <text:p>-14.96761199931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15.1626575043023">
                <text:p>-15.1626575043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15.211090110305">
                <text:p>-15.2110901103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15.3720412719531">
                <text:p>-15.37204127195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15.7560152160277">
                <text:p>-15.75601521602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15.7578342690664">
                <text:p>-15.75783426906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15.7910347834862">
                <text:p>-15.79103478348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16.0976998382463">
                <text:p>-16.09769983824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16.2394692957645">
                <text:p>-16.23946929576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16.3980407064364">
                <text:p>-16.39804070643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16.5055088635623">
                <text:p>-16.50550886356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16.8612013486552">
                <text:p>-16.8612013486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-7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122">
      <style:chart-properties chart:display-label="true" chart:tick-marks-major-inner="true" chart:tick-marks-major-outer="true" chart:tick-marks-minor-inner="true" chart:tick-marks-minor-outer="true" chart:logarithmic="false" chart:minimum="-70" chart:maximum="10" chart:origin="-7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="solid" draw:fill-color="#ffffff" draw:textarea-horizontal-align="left" draw:textarea-vertical-align="middle" fo:min-height="1.633cm"/>
    </style:style>
    <style:style style:name="gr2" style:family="graphic">
      <style:graphic-properties draw:fill="none" draw:fill-color="#ffffff" draw:textarea-horizontal-align="left" draw:textarea-vertical-align="middle" fo:min-height="2.178cm"/>
    </style:style>
    <style:style style:name="gr3" style:family="graphic">
      <style:graphic-properties draw:fill="none" draw:fill-color="#ffffff" fo:min-height="0.736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P2" style:family="paragraph">
      <loext:graphic-properties draw:fill="solid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P3" style:family="paragraph">
      <loext:graphic-properties draw:fill="none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P4" style:family="paragraph">
      <loext:graphic-properties draw:fill="none" draw:fill-color="#ffffff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2" style:family="text">
      <style:text-properties fo:font-family="'Liberation Sans'" style:font-style-name="Regular" style:font-family-generic="swiss" style:font-pitch="variable" fo:font-size="10pt" style:font-size-asian="24pt" style:font-size-complex="24pt"/>
    </style:style>
  </office:automatic-styles>
  <office:body>
    <office:chart>
      <chart:chart svg:width="28.714cm" svg:height="14.716cm" xlink:href=".." xlink:type="simple" chart:class="chart:scatter" chart:style-name="ch1">
        <chart:title svg:x="9.492cm" svg:y="0.429cm" chart:style-name="ch2">
          <text:p>Active HF Dipole Balun Normalized S21</text:p>
        </chart:title>
        <chart:subtitle svg:x="9.952cm" svg:y="0.998cm" chart:style-name="ch3">
          <text:p>Bandpass Filter Response</text:p>
        </chart:subtitle>
        <chart:plot-area chart:style-name="ch4" table:cell-range-address="ACTIVE_BALUN_SN003_S21.B2:ACTIVE_BALUN_SN003_S21.B602 ACTIVE_BALUN_SN003_S21.F1:ACTIVE_BALUN_SN003_S21.F602" chart:data-source-has-labels="row" svg:x="2.386cm" svg:y="1.771cm" svg:width="25.808cm" svg:height="11.9cm">
          <chartooo:coordinate-region svg:x="4.066cm" svg:y="1.997cm" svg:width="23.332cm" svg:height="10.948cm"/>
          <chart:axis chart:dimension="x" chart:name="primary-x" chart:style-name="ch5">
            <chart:title svg:x="12.427cm" svg:y="13.766cm" chart:style-name="ch6">
              <text:p>Frequency [MHz]</text:p>
            </chart:title>
          </chart:axis>
          <chart:axis chart:dimension="y" chart:name="primary-y" chart:style-name="ch7">
            <chart:title svg:x="0cm" svg:y="9.941cm" chart:style-name="ch8">
              <text:p>Normalized S21 [dB]</text:p>
            </chart:title>
            <chart:grid chart:style-name="ch9" chart:class="major"/>
          </chart:axis>
          <chart:series chart:style-name="ch10" chart:values-cell-range-address="ACTIVE_BALUN_SN003_S21.F2:ACTIVE_BALUN_SN003_S21.F602" chart:label-cell-address="ACTIVE_BALUN_SN003_S21.F1:ACTIVE_BALUN_SN003_S21.F1" chart:class="chart:scatter">
            <chart:domain table:cell-range-address="ACTIVE_BALUN_SN003_S21.B2:ACTIVE_BALUN_SN003_S21.B602"/>
            <chart:data-point chart:repeated="14"/>
            <chart:data-point chart:style-name="ch11"/>
            <chart:data-point chart:repeated="586"/>
          </chart:series>
          <chart:wall chart:style-name="ch12"/>
          <chart:floor chart:style-name="ch13"/>
        </chart:plot-area>
        <draw:caption draw:style-name="gr1" draw:text-style-name="P1" svg:width="3.369cm" svg:height="1.633cm" svg:x="18.055cm" svg:y="5.962cm" draw:caption-point-x="-0.439cm" draw:caption-point-y="1.214cm">
          <text:p><text:span text:style-name="T1">98 [MHz],</text:span></text:p>
          <text:p><text:span text:style-name="T1">-30.49 </text:span><text:span text:style-name="T1">[dB]</text:span></text:p>
        </draw:caption>
        <draw:caption draw:style-name="gr1" draw:text-style-name="P2" svg:width="3.202cm" svg:height="1.633cm" svg:x="10.691cm" svg:y="2.323cm" draw:caption-point-x="3.443cm" draw:caption-point-y="1.741cm">
          <text:p><text:span text:style-name="T1">49 </text:span><text:span text:style-name="T1">[MHz],</text:span></text:p>
          <text:p><text:span text:style-name="T1">-3.04 </text:span><text:span text:style-name="T1">[dB]</text:span></text:p>
        </draw:caption>
        <draw:caption draw:style-name="gr1" draw:text-style-name="P1" svg:width="2.711cm" svg:height="1.633cm" svg:x="6.192cm" svg:y="4.997cm" draw:caption-point-x="-0.521cm" draw:caption-point-y="0.362cm">
          <text:p><text:span text:style-name="T2">3.75 [MHz],</text:span></text:p>
          <text:p><text:span text:style-name="T2">-3.13 [dB]</text:span></text:p>
        </draw:caption>
        <draw:caption draw:style-name="gr2" draw:text-style-name="P3" svg:width="2.711cm" svg:height="2.178cm" svg:x="5.151cm" svg:y="5.705cm" draw:caption-point-x="-0.716cm" draw:caption-point-y="1.605cm">
          <text:p><text:span text:style-name="T2">0.75 [</text:span><text:span text:style-name="T2">MHz],</text:span></text:p>
          <text:p><text:span text:style-name="T2">-29.90 [dB]</text:span></text:p>
        </draw:caption>
        <draw:caption draw:style-name="gr3" draw:text-style-name="P4" svg:width="1.661cm" svg:height="0.736cm" svg:x="6.126cm" svg:y="4.191cm" draw:caption-point-x="-2.111cm" draw:caption-point-y="-0.583cm">
          <text:p/>
        </draw:caption>
        <draw:caption draw:style-name="gr3" draw:text-style-name="P4" svg:width="1.661cm" svg:height="0.736cm" svg:x="8.619cm" svg:y="4.155cm" draw:caption-point-x="3.408cm" draw:caption-point-y="-0.432cm">
          <text:p/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ized S21 [dB]</text:p>
                <draw:g>
                  <svg:desc>ACTIVE_BALUN_SN003_S21.F1:ACTIVE_BALUN_SN003_S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61.678599574829">
                <text:p>-61.678599574829</text:p>
                <draw:g>
                  <svg:desc>ACTIVE_BALUN_SN003_S21.F2:ACTIVE_BALUN_SN003_S21.F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-30.2395034907094">
                <text:p>-30.2395034907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9.1882503371525">
                <text:p>-19.1882503371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13.2109738260869">
                <text:p>-13.2109738260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8.6404205165722">
                <text:p>-8.6404205165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7.3148016736383">
                <text:p>-7.314801673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6.9300407211323">
                <text:p>-6.9300407211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-6.4616883035709">
                <text:p>-6.461688303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-5.9820293796444">
                <text:p>-5.9820293796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-5.3831885934317">
                <text:p>-5.3831885934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4.9657862769362">
                <text:p>-4.9657862769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-4.2605182441402">
                <text:p>-4.2605182441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-3.856943773083">
                <text:p>-3.856943773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-3.4702826477779">
                <text:p>-3.470282647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3.1453933324062">
                <text:p>-3.1453933324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-2.7738784463294">
                <text:p>-2.773878446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2.4254568715425">
                <text:p>-2.4254568715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-2.2828028491905">
                <text:p>-2.2828028491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2.2008330593994">
                <text:p>-2.2008330593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-1.8783641518264">
                <text:p>-1.8783641518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-1.7326750572068">
                <text:p>-1.7326750572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-1.4303126620992">
                <text:p>-1.4303126620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.5929803076931">
                <text:p>-1.5929803076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-1.384399057273">
                <text:p>-1.38439905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-1.3670414079097">
                <text:p>-1.3670414079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-1.2115968808329">
                <text:p>-1.2115968808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1.3454841527835">
                <text:p>-1.345484152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-1.0024484622048">
                <text:p>-1.0024484622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-1.1309488305611">
                <text:p>-1.1309488305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-1.0228484083255">
                <text:p>-1.0228484083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-0.945481607485498">
                <text:p>-0.945481607485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-0.868021338329697">
                <text:p>-0.868021338329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-0.823662927363401">
                <text:p>-0.823662927363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-0.728720702321603">
                <text:p>-0.728720702321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-0.763172906359003">
                <text:p>-0.763172906359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-0.6743194580663">
                <text:p>-0.6743194580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-0.828091373021202">
                <text:p>-0.828091373021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-0.749838998958701">
                <text:p>-0.74983899895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687711212204199">
                <text:p>-0.687711212204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-0.645720754564898">
                <text:p>-0.64572075456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-0.688714711976402">
                <text:p>-0.688714711976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-0.6726510386641">
                <text:p>-0.6726510386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0.6015937032168">
                <text:p>-0.6015937032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-0.656443197936099">
                <text:p>-0.656443197936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-0.637111383657903">
                <text:p>-0.637111383657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-0.607400594698099">
                <text:p>-0.607400594698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-0.614914580196398">
                <text:p>-0.614914580196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-0.719546548588703">
                <text:p>-0.719546548588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-0.5957264723111">
                <text:p>-0.5957264723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-0.610322378597502">
                <text:p>-0.610322378597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-0.544418720555797">
                <text:p>-0.544418720555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-0.487721432193297">
                <text:p>-0.487721432193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545008015169202">
                <text:p>-0.545008015169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-0.617954462519201">
                <text:p>-0.617954462519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-0.574280828678099">
                <text:p>-0.574280828678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-0.554817581879">
                <text:p>-0.554817581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-0.513076416849998">
                <text:p>-0.513076416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-0.529589808767597">
                <text:p>-0.529589808767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-0.487465213966502">
                <text:p>-0.487465213966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-0.536778843462699">
                <text:p>-0.536778843462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-0.601666843983502">
                <text:p>-0.601666843983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-0.567266198624601">
                <text:p>-0.567266198624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-0.556979812638801">
                <text:p>-0.556979812638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-0.462227831761197">
                <text:p>-0.462227831761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-0.501765948606803">
                <text:p>-0.501765948606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-0.642456301646703">
                <text:p>-0.642456301646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-0.344306242708797">
                <text:p>-0.3443062427087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-0.491051429988801">
                <text:p>-0.491051429988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-0.578267801826598">
                <text:p>-0.578267801826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-0.451135032222503">
                <text:p>-0.451135032222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-0.417293152562799">
                <text:p>-0.417293152562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-0.484998903949297">
                <text:p>-0.484998903949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-0.443444500538597">
                <text:p>-0.443444500538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-0.531262954089399">
                <text:p>-0.531262954089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-0.439218778339303">
                <text:p>-0.439218778339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-0.549150873014298">
                <text:p>-0.549150873014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-0.5336701726591">
                <text:p>-0.5336701726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-0.568329632395397">
                <text:p>-0.568329632395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-0.359337540021798">
                <text:p>-0.359337540021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-0.484121553243099">
                <text:p>-0.4841215532430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-0.518468855200297">
                <text:p>-0.518468855200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-0.510652183604002">
                <text:p>-0.510652183604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-0.541182201169697">
                <text:p>-0.541182201169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-0.633142588579901">
                <text:p>-0.6331425885799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-0.384621822081499">
                <text:p>-0.384621822081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-0.473547793576103">
                <text:p>-0.473547793576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-0.543651782402698">
                <text:p>-0.543651782402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-0.373535315212301">
                <text:p>-0.373535315212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-0.544761709274901">
                <text:p>-0.544761709274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-0.585613531914497">
                <text:p>-0.585613531914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-0.514257190555703">
                <text:p>-0.514257190555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-0.550364346191302">
                <text:p>-0.550364346191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-0.598842275998798">
                <text:p>-0.598842275998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-0.525550702027402">
                <text:p>-0.525550702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-0.4892263129098">
                <text:p>-0.4892263129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-0.617337929222202">
                <text:p>-0.617337929222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-0.584535208782398">
                <text:p>-0.584535208782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-0.565169207506401">
                <text:p>-0.565169207506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-0.4746943318438">
                <text:p>-0.474694331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-0.473544854331998">
                <text:p>-0.473544854331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-0.4832479823638">
                <text:p>-0.4832479823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-0.520648862173502">
                <text:p>-0.520648862173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-0.685109129358601">
                <text:p>-0.685109129358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-0.514417488602398">
                <text:p>-0.514417488602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-0.558923956003">
                <text:p>-0.558923956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-0.646980513139503">
                <text:p>-0.646980513139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-0.526712880844599">
                <text:p>-0.526712880844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-0.619554997268402">
                <text:p>-0.619554997268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-0.778729588847497">
                <text:p>-0.778729588847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-0.7342641713118">
                <text:p>-0.7342641713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-0.706907926917602">
                <text:p>-0.706907926917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-0.671333276892497">
                <text:p>-0.671333276892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-0.795775585076903">
                <text:p>-0.795775585076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-0.5566333341595">
                <text:p>-0.55663333415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-0.571504012867898">
                <text:p>-0.571504012867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-0.579480938169503">
                <text:p>-0.579480938169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-0.693569344722803">
                <text:p>-0.693569344722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-0.705675794157102">
                <text:p>-0.705675794157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0.686335195507702">
                <text:p>-0.686335195507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-0.716027878384502">
                <text:p>-0.71602787838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-0.702440496003">
                <text:p>-0.702440496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-0.777915603290502">
                <text:p>-0.7779156032905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-0.772602485087802">
                <text:p>-0.7726024850878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-0.715187274840098">
                <text:p>-0.715187274840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-0.604257846918003">
                <text:p>-0.6042578469180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-0.747613533343703">
                <text:p>-0.747613533343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-0.736834701102502">
                <text:p>-0.736834701102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-0.761851476320999">
                <text:p>-0.761851476320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-0.853548857885002">
                <text:p>-0.853548857885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-0.768472505345599">
                <text:p>-0.768472505345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-0.874282180610997">
                <text:p>-0.874282180610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-0.830756466559301">
                <text:p>-0.830756466559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-0.849310962776997">
                <text:p>-0.849310962776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-0.848414268258097">
                <text:p>-0.848414268258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-0.695558584920498">
                <text:p>-0.695558584920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-0.784863776412401">
                <text:p>-0.7848637764124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-0.9068210742196">
                <text:p>-0.9068210742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-0.975977211524302">
                <text:p>-0.9759772115243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-0.817293627450702">
                <text:p>-0.817293627450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-0.870802937088698">
                <text:p>-0.8708029370886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-0.879115787130097">
                <text:p>-0.8791157871300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-0.904800202646001">
                <text:p>-0.904800202646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0.898575245430997">
                <text:p>-0.898575245430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-0.965596319125197">
                <text:p>-0.965596319125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-0.983964219069598">
                <text:p>-0.983964219069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-0.908986519977901">
                <text:p>-0.908986519977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-1.1275216339712">
                <text:p>-1.1275216339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-1.0387641533962">
                <text:p>-1.0387641533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-0.958294610736601">
                <text:p>-0.958294610736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-1.0196047373207">
                <text:p>-1.01960473732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-1.0768534305374">
                <text:p>-1.07685343053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-1.0617290362744">
                <text:p>-1.0617290362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-1.073491625417">
                <text:p>-1.073491625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-1.0113464758396">
                <text:p>-1.0113464758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-1.2339379907915">
                <text:p>-1.23393799079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-1.1462047704606">
                <text:p>-1.1462047704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-1.1383997595619">
                <text:p>-1.13839975956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-1.1810657996706">
                <text:p>-1.18106579967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-1.1975282939258">
                <text:p>-1.1975282939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-1.2571036059707">
                <text:p>-1.2571036059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-1.2639345775677">
                <text:p>-1.2639345775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-1.2748570777254">
                <text:p>-1.2748570777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-1.4263851817501">
                <text:p>-1.4263851817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-1.3922584997942">
                <text:p>-1.39225849979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-1.4053133784178">
                <text:p>-1.40531337841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-1.4453229467345">
                <text:p>-1.4453229467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-1.6136448472392">
                <text:p>-1.6136448472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-1.5105695637261">
                <text:p>-1.5105695637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-1.525641344046">
                <text:p>-1.525641344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-1.5130093963372">
                <text:p>-1.5130093963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-1.741539288364">
                <text:p>-1.7415392883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-1.6770284997071">
                <text:p>-1.6770284997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-1.6602906730558">
                <text:p>-1.66029067305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-1.7691911840805">
                <text:p>-1.7691911840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-1.8171301819623">
                <text:p>-1.81713018196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-1.8920532014368">
                <text:p>-1.8920532014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-1.9611075178583">
                <text:p>-1.9611075178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-1.9593789165433">
                <text:p>-1.95937891654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-1.9825188505032">
                <text:p>-1.9825188505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-2.1054571088076">
                <text:p>-2.1054571088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-2.1389064725989">
                <text:p>-2.1389064725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-2.349522900794">
                <text:p>-2.3495229007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-2.2604835046973">
                <text:p>-2.2604835046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-2.4611796674993">
                <text:p>-2.4611796674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-2.5290355016672">
                <text:p>-2.5290355016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-2.4928952519513">
                <text:p>-2.4928952519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-2.4643874674058">
                <text:p>-2.4643874674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-2.6450477879315">
                <text:p>-2.6450477879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-2.7552855568192">
                <text:p>-2.7552855568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-2.8691869717164">
                <text:p>-2.8691869717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-2.9530174397888">
                <text:p>-2.9530174397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-2.9623408557526">
                <text:p>-2.96234085575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-3.071939497792">
                <text:p>-3.071939497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-3.1488660110397">
                <text:p>-3.1488660110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-3.3861481275902">
                <text:p>-3.3861481275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-3.3556694746761">
                <text:p>-3.3556694746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-3.6317093650036">
                <text:p>-3.63170936500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-3.6346908106394">
                <text:p>-3.63469081063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-3.687658598415">
                <text:p>-3.687658598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-3.734310470488">
                <text:p>-3.734310470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-3.8945196936697">
                <text:p>-3.8945196936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-3.9073409079185">
                <text:p>-3.907340907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-4.1175438813078">
                <text:p>-4.11754388130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-4.2163984949954">
                <text:p>-4.2163984949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-4.3234179081071">
                <text:p>-4.3234179081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-4.4369379200207">
                <text:p>-4.4369379200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-4.5924051885409">
                <text:p>-4.5924051885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-4.761642573426">
                <text:p>-4.761642573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-4.9037806998522">
                <text:p>-4.90378069985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-4.9414036147495">
                <text:p>-4.9414036147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-5.0771983804793">
                <text:p>-5.07719838047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-5.2490598330163">
                <text:p>-5.24905983301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-5.3692064457541">
                <text:p>-5.36920644575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-5.4649813044884">
                <text:p>-5.46498130448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-5.6809319369868">
                <text:p>-5.6809319369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-5.70488188412291">
                <text:p>-5.70488188412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-5.9376037211507">
                <text:p>-5.9376037211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-6.0435659971381">
                <text:p>-6.0435659971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-6.2265804201841">
                <text:p>-6.2265804201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-6.3287128826573">
                <text:p>-6.32871288265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-6.5574346824151">
                <text:p>-6.5574346824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-6.6690491416031">
                <text:p>-6.66904914160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-6.8232911527519">
                <text:p>-6.82329115275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-7.0069897357312">
                <text:p>-7.00698973573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-7.0987354466488">
                <text:p>-7.09873544664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-7.3262120601476">
                <text:p>-7.3262120601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-7.4633217791645">
                <text:p>-7.46332177916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-7.6623067148613">
                <text:p>-7.6623067148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-7.7613274019474">
                <text:p>-7.76132740194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-7.9404484153704">
                <text:p>-7.94044841537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-8.0847513450831">
                <text:p>-8.0847513450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-8.1848293868994">
                <text:p>-8.18482938689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-8.3611954146053">
                <text:p>-8.36119541460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-8.5848766114392">
                <text:p>-8.5848766114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-8.6854791062359">
                <text:p>-8.6854791062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-8.9081929082873">
                <text:p>-8.90819290828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-9.0861040366014">
                <text:p>-9.0861040366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-9.2708604391046">
                <text:p>-9.27086043910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-9.4076182058267">
                <text:p>-9.40761820582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-9.5990995280211">
                <text:p>-9.59909952802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-9.6496354155279">
                <text:p>-9.64963541552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-9.8932837952478">
                <text:p>-9.89328379524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-10.0288809537876">
                <text:p>-10.0288809537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-10.2285688328815">
                <text:p>-10.2285688328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-10.3645748538448">
                <text:p>-10.36457485384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-10.4641458405244">
                <text:p>-10.46414584052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-10.6909678437468">
                <text:p>-10.6909678437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-10.8519091575307">
                <text:p>-10.85190915753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-11.0259521030516">
                <text:p>-11.02595210305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-11.1756101356022">
                <text:p>-11.1756101356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-11.3859492351046">
                <text:p>-11.3859492351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-11.5926238039712">
                <text:p>-11.59262380397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-11.665111226612">
                <text:p>-11.6651112266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-11.8297061053667">
                <text:p>-11.8297061053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-12.0244080993466">
                <text:p>-12.0244080993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-12.1800298883703">
                <text:p>-12.18002988837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-12.358226351971">
                <text:p>-12.3582263519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-12.5273858891963">
                <text:p>-12.5273858891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-12.6900670764694">
                <text:p>-12.69006707646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-12.8150900758516">
                <text:p>-12.81509007585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-13.0159598693396">
                <text:p>-13.01595986933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-13.1538458210927">
                <text:p>-13.1538458210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-13.3373954803276">
                <text:p>-13.33739548032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-13.4950674882471">
                <text:p>-13.4950674882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-13.7320472538984">
                <text:p>-13.7320472538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-13.8026321508192">
                <text:p>-13.8026321508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-13.9985588640301">
                <text:p>-13.99855886403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-14.1278080397466">
                <text:p>-14.12780803974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-14.3951525150491">
                <text:p>-14.39515251504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-14.5164899121284">
                <text:p>-14.51648991212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-14.6351457164262">
                <text:p>-14.6351457164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-14.7629855091275">
                <text:p>-14.76298550912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-14.9839039190325">
                <text:p>-14.98390391903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-15.1230697345707">
                <text:p>-15.12306973457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-15.237749678878">
                <text:p>-15.237749678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-15.4163479470249">
                <text:p>-15.4163479470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-15.6171418745284">
                <text:p>-15.61714187452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-15.6880826535965">
                <text:p>-15.68808265359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-15.9010663926692">
                <text:p>-15.90106639266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-16.0506972416083">
                <text:p>-16.0506972416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-16.2829429752662">
                <text:p>-16.28294297526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-16.3734865262836">
                <text:p>-16.37348652628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-16.4953862216471">
                <text:p>-16.49538622164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-16.689022093884">
                <text:p>-16.689022093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-16.8999317495909">
                <text:p>-16.89993174959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-16.9934839043394">
                <text:p>-16.99348390433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-17.1768364247496">
                <text:p>-17.1768364247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-17.3433741052367">
                <text:p>-17.34337410523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-17.505441832341">
                <text:p>-17.5054418323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-17.6375855150044">
                <text:p>-17.63758551500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-17.8272835473969">
                <text:p>-17.82728354739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-17.878990457455">
                <text:p>-17.878990457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-18.0580336397773">
                <text:p>-18.0580336397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-18.2639599700669">
                <text:p>-18.26395997006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-18.3388219074283">
                <text:p>-18.3388219074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-18.5818019092822">
                <text:p>-18.58180190928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-18.716519776424">
                <text:p>-18.7165197764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-18.8700604137327">
                <text:p>-18.87006041373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-18.9792241695814">
                <text:p>-18.97922416958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-19.1481191536042">
                <text:p>-19.14811915360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-19.3049532458139">
                <text:p>-19.30495324581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-19.4374691808475">
                <text:p>-19.43746918084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-19.5039482063268">
                <text:p>-19.5039482063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-19.7160293812359">
                <text:p>-19.7160293812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-19.8542892876953">
                <text:p>-19.85428928769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-20.0018655116418">
                <text:p>-20.00186551164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-20.1597600323847">
                <text:p>-20.15976003238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-20.273880393372">
                <text:p>-20.273880393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-20.4063352105679">
                <text:p>-20.40633521056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-20.5926857649999">
                <text:p>-20.592685764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-20.7286734234642">
                <text:p>-20.72867342346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-20.898161409322">
                <text:p>-20.8981614093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-21.0965331730686">
                <text:p>-21.0965331730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-21.1652209271282">
                <text:p>-21.16522092712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-21.3327735679988">
                <text:p>-21.3327735679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-21.4271213164006">
                <text:p>-21.4271213164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-21.6153417074316">
                <text:p>-21.6153417074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-21.7504790469502">
                <text:p>-21.75047904695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-21.8532015953054">
                <text:p>-21.85320159530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-21.982975147339">
                <text:p>-21.982975147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-22.1436197601638">
                <text:p>-22.14361976016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-22.2799892568673">
                <text:p>-22.27998925686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-22.4120581165043">
                <text:p>-22.4120581165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-22.5744702528895">
                <text:p>-22.57447025288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-22.7148924211452">
                <text:p>-22.7148924211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-22.8551559581212">
                <text:p>-22.85515595812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-22.9751727771753">
                <text:p>-22.9751727771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-23.1253453627207">
                <text:p>-23.12534536272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-23.2820502937205">
                <text:p>-23.2820502937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-23.4110957008109">
                <text:p>-23.41109570081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-23.5190017334547">
                <text:p>-23.51900173345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-23.6294688483607">
                <text:p>-23.62946884836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-23.7618017130995">
                <text:p>-23.76180171309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-23.870722438948">
                <text:p>-23.8707224389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-24.1377230717341">
                <text:p>-24.13772307173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-24.1803032784601">
                <text:p>-24.1803032784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-24.3059129536247">
                <text:p>-24.3059129536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-24.392469708362">
                <text:p>-24.3924697083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-24.6237451974049">
                <text:p>-24.62374519740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-24.6489188564387">
                <text:p>-24.64891885643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-24.8130783458755">
                <text:p>-24.81307834587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-24.8955912835418">
                <text:p>-24.89559128354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-25.0421263089254">
                <text:p>-25.0421263089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-25.2165388308057">
                <text:p>-25.216538830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-25.3612264442161">
                <text:p>-25.3612264442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-25.4671982330454">
                <text:p>-25.46719823304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-25.6468824730715">
                <text:p>-25.64688247307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-25.7237523296228">
                <text:p>-25.723752329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-25.8659149022297">
                <text:p>-25.865914902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-25.96600730624">
                <text:p>-25.966007306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-26.1267955395189">
                <text:p>-26.1267955395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-26.2141128460136">
                <text:p>-26.21411284601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-26.4180918170577">
                <text:p>-26.41809181705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-26.4741578126986">
                <text:p>-26.47415781269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-26.6031887274332">
                <text:p>-26.6031887274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-26.7179437591752">
                <text:p>-26.7179437591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-26.884305753011">
                <text:p>-26.8843057530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-27.0204765784974">
                <text:p>-27.02047657849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-27.1209012515918">
                <text:p>-27.12090125159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-27.2196105916029">
                <text:p>-27.2196105916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-27.3549301742503">
                <text:p>-27.35493017425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-27.4313228639627">
                <text:p>-27.43132286396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-27.5522602357603">
                <text:p>-27.55226023576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-27.7595603007898">
                <text:p>-27.75956030078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-27.8017463311963">
                <text:p>-27.8017463311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-27.9495342588064">
                <text:p>-27.9495342588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-28.0335452628015">
                <text:p>-28.03354526280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-28.1943492763876">
                <text:p>-28.19434927638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-28.2730449306642">
                <text:p>-28.27304493066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-28.4147890868961">
                <text:p>-28.41478908689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-28.5102665483294">
                <text:p>-28.51026654832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-28.6468450880199">
                <text:p>-28.64684508801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-28.8360057031453">
                <text:p>-28.83600570314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-28.8713093872673">
                <text:p>-28.87130938726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-28.963284784595">
                <text:p>-28.9632847845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-29.2195318593362">
                <text:p>-29.2195318593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-29.2497113176712">
                <text:p>-29.24971131767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-29.3653889922483">
                <text:p>-29.36538899224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-29.4564296452518">
                <text:p>-29.45642964525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-29.6309718485438">
                <text:p>-29.63097184854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-29.7497702977263">
                <text:p>-29.74977029772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-29.8610401962943">
                <text:p>-29.8610401962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-29.969593573497">
                <text:p>-29.9695935734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-30.0492230775999">
                <text:p>-30.0492230775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-30.11517084309">
                <text:p>-30.11517084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-30.2745110111303">
                <text:p>-30.2745110111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-30.4043394848715">
                <text:p>-30.40433948487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-30.5028576987338">
                <text:p>-30.50285769873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-30.6443407111602">
                <text:p>-30.644340711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-30.7530598576234">
                <text:p>-30.7530598576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-30.8356677621145">
                <text:p>-30.83566776211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-30.8930667634517">
                <text:p>-30.89306676345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-31.0712297536562">
                <text:p>-31.07122975365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-31.1411028247597">
                <text:p>-31.14110282475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-31.2933661746333">
                <text:p>-31.2933661746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-31.3897454350042">
                <text:p>-31.3897454350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-31.5398112103438">
                <text:p>-31.5398112103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-31.640941513067">
                <text:p>-31.6409415130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-31.6821854928589">
                <text:p>-31.68218549285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-31.8039192460235">
                <text:p>-31.80391924602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-31.9884515075831">
                <text:p>-31.98845150758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-32.0669023636805">
                <text:p>-32.0669023636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-32.135523934482">
                <text:p>-32.135523934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-32.3102914168925">
                <text:p>-32.31029141689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-32.4595623179766">
                <text:p>-32.45956231797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-32.449065819706">
                <text:p>-32.4490658197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-32.641533506833">
                <text:p>-32.6415335068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-32.6749545595914">
                <text:p>-32.67495455959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-32.8346882332414">
                <text:p>-32.83468823324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-32.9555694890976">
                <text:p>-32.9555694890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-33.0770330967061">
                <text:p>-33.07703309670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-33.1753744478547">
                <text:p>-33.17537444785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-33.2651327452279">
                <text:p>-33.26513274522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-33.4015695111436">
                <text:p>-33.40156951114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-33.4713428688825">
                <text:p>-33.47134286888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-33.580457559253">
                <text:p>-33.5804575592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-33.6166431232235">
                <text:p>-33.6166431232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-33.7896550022033">
                <text:p>-33.78965500220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-33.940807684496">
                <text:p>-33.9408076844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-33.9701967206288">
                <text:p>-33.97019672062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-34.1461225124676">
                <text:p>-34.14612251246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-34.1620402842557">
                <text:p>-34.1620402842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-34.321188086269">
                <text:p>-34.3211880862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-34.3756308173144">
                <text:p>-34.3756308173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-34.5728042044176">
                <text:p>-34.5728042044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-34.5946790299341">
                <text:p>-34.59467902993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-34.7502695844997">
                <text:p>-34.75026958449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-34.8440357309636">
                <text:p>-34.84403573096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-34.9328124425532">
                <text:p>-34.93281244255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-35.0740457171579">
                <text:p>-35.07404571715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-35.0799525259007">
                <text:p>-35.0799525259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-35.2107044782225">
                <text:p>-35.21070447822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-35.3309791650956">
                <text:p>-35.33097916509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-35.5082733437591">
                <text:p>-35.50827334375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-35.5865249024572">
                <text:p>-35.58652490245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-35.6740612301668">
                <text:p>-35.67406123016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-35.7119033642562">
                <text:p>-35.71190336425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-35.8651142859733">
                <text:p>-35.8651142859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-35.954288798006">
                <text:p>-35.954288798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-36.0618626704789">
                <text:p>-36.06186267047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-36.1950634194189">
                <text:p>-36.19506341941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-36.2359086505639">
                <text:p>-36.23590865056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-36.4278795702142">
                <text:p>-36.4278795702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-36.437300253539">
                <text:p>-36.437300253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-36.5558586042236">
                <text:p>-36.55585860422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-36.6728457213308">
                <text:p>-36.67284572133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-36.7396169585684">
                <text:p>-36.73961695856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-36.8995682020286">
                <text:p>-36.89956820202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-36.9949763700362">
                <text:p>-36.99497637003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-37.0888895019488">
                <text:p>-37.08888950194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-37.1848899384147">
                <text:p>-37.18488993841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-37.2895180910329">
                <text:p>-37.28951809103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-37.3647796694489">
                <text:p>-37.36477966944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-37.4724873190525">
                <text:p>-37.47248731905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-37.5968369144339">
                <text:p>-37.59683691443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-37.6605775187234">
                <text:p>-37.66057751872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37.7827511948586">
                <text:p>-37.7827511948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37.8633544901502">
                <text:p>-37.86335449015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37.9815049985448">
                <text:p>-37.98150499854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38.1212625641871">
                <text:p>-38.1212625641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38.2199649017008">
                <text:p>-38.21996490170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38.3314400268821">
                <text:p>-38.33144002688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38.4283192519941">
                <text:p>-38.4283192519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38.4841621474938">
                <text:p>-38.48416214749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38.4880536837861">
                <text:p>-38.4880536837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38.6760604699381">
                <text:p>-38.6760604699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38.7997112857793">
                <text:p>-38.79971128577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38.9730334963716">
                <text:p>-38.97303349637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39.059834279876">
                <text:p>-39.0598342798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39.1180254948504">
                <text:p>-39.11802549485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39.1801283743965">
                <text:p>-39.18012837439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39.2305239287223">
                <text:p>-39.23052392872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39.3737062255839">
                <text:p>-39.37370622558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39.47682613544">
                <text:p>-39.476826135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39.6026361508439">
                <text:p>-39.60263615084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39.6795693411927">
                <text:p>-39.67956934119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39.7851234261372">
                <text:p>-39.78512342613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39.9374613575965">
                <text:p>-39.93746135759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39.9359735212686">
                <text:p>-39.93597352126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40.1028581553508">
                <text:p>-40.1028581553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40.2311589639936">
                <text:p>-40.23115896399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40.3161425471188">
                <text:p>-40.3161425471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40.3793034984957">
                <text:p>-40.37930349849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40.4746051332751">
                <text:p>-40.47460513327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40.6709950188091">
                <text:p>-40.67099501880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40.6961970660195">
                <text:p>-40.69619706601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40.7666142622402">
                <text:p>-40.76661426224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40.9026725833542">
                <text:p>-40.90267258335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41.005179350142">
                <text:p>-41.0051793501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41.0574516588381">
                <text:p>-41.05745165883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41.2066540405943">
                <text:p>-41.20665404059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41.3259836759097">
                <text:p>-41.3259836759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41.4464815411074">
                <text:p>-41.44648154110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41.5042528161733">
                <text:p>-41.50425281617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41.576515465549">
                <text:p>-41.5765154655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41.7499608480553">
                <text:p>-41.74996084805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41.899589071309">
                <text:p>-41.8995890713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41.8706422427207">
                <text:p>-41.87064224272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2.0141240739846">
                <text:p>-42.01412407398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2.0934145494246">
                <text:p>-42.09341454942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2.2680553845659">
                <text:p>-42.26805538456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2.3336774744467">
                <text:p>-42.33367747444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2.3562154657673">
                <text:p>-42.35621546576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2.4868891857039">
                <text:p>-42.48688918570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2.6507463685017">
                <text:p>-42.65074636850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2.7327042816898">
                <text:p>-42.73270428168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2.8155991271092">
                <text:p>-42.81559912710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2.9248833121793">
                <text:p>-42.92488331217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42.9872986757448">
                <text:p>-42.98729867574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43.0840397336277">
                <text:p>-43.08403973362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43.2622298608874">
                <text:p>-43.26222986088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3.3572409609161">
                <text:p>-43.35724096091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43.4553775964292">
                <text:p>-43.45537759642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43.4948169250936">
                <text:p>-43.49481692509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43.6470627420569">
                <text:p>-43.64706274205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43.7163820286636">
                <text:p>-43.7163820286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43.8811293580203">
                <text:p>-43.88112935802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43.9307239414477">
                <text:p>-43.93072394144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44.0062707346392">
                <text:p>-44.00627073463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44.1526025298947">
                <text:p>-44.15260252989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44.2645928217988">
                <text:p>-44.26459282179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44.4658540289272">
                <text:p>-44.46585402892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44.4989582205256">
                <text:p>-44.49895822052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44.5743084133532">
                <text:p>-44.57430841335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44.7502269511709">
                <text:p>-44.75022695117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44.8616998841343">
                <text:p>-44.86169988413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44.9298104316786">
                <text:p>-44.92981043167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45.0633063791313">
                <text:p>-45.06330637913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45.0916855534602">
                <text:p>-45.0916855534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45.1956886586885">
                <text:p>-45.19568865868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45.4067807094554">
                <text:p>-45.40678070945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45.4886992066746">
                <text:p>-45.48869920667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45.5494144502301">
                <text:p>-45.54941445023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45.7047555803432">
                <text:p>-45.70475558034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45.7985841463411">
                <text:p>-45.79858414634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45.7970448187425">
                <text:p>-45.79704481874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45.9869368009285">
                <text:p>-45.98693680092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46.1331357582831">
                <text:p>-46.13313575828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46.2821037252076">
                <text:p>-46.28210372520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46.3759853086968">
                <text:p>-46.37598530869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46.4696340293501">
                <text:p>-46.46963402935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46.5648573263388">
                <text:p>-46.56485732633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46.6975591830871">
                <text:p>-46.69755918308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46.8836273870668">
                <text:p>-46.88362738706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46.9322580988244">
                <text:p>-46.9322580988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47.185893866401">
                <text:p>-47.1858938664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47.1465360834774">
                <text:p>-47.14653608347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47.3409008619487">
                <text:p>-47.34090086194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47.4541567750687">
                <text:p>-47.45415677506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47.5482585838281">
                <text:p>-47.54825858382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47.6040781585609">
                <text:p>-47.60407815856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47.7275654034758">
                <text:p>-47.72756540347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47.9225191754857">
                <text:p>-47.92251917548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47.9636978942205">
                <text:p>-47.96369789422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48.2104686300174">
                <text:p>-48.21046863001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48.2352716781493">
                <text:p>-48.23527167814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48.401613565304">
                <text:p>-48.4016135653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48.4526826639894">
                <text:p>-48.45268266398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48.606853055317">
                <text:p>-48.6068530553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48.795398332098">
                <text:p>-48.7953983320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48.9354301776089">
                <text:p>-48.93543017760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48.9485941650976">
                <text:p>-48.94859416509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49.1662672748932">
                <text:p>-49.16626727489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49.2909730453868">
                <text:p>-49.29097304538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49.4244827772874">
                <text:p>-49.42448277728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49.3639506653485">
                <text:p>-49.3639506653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49.6176643321524">
                <text:p>-49.61766433215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49.760343382171">
                <text:p>-49.7603433821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49.856429905036">
                <text:p>-49.8564299050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50.0745543263674">
                <text:p>-50.07455432636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50.1883864992799">
                <text:p>-50.18838649927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50.2099721611317">
                <text:p>-50.20997216113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50.4570514007104">
                <text:p>-50.45705140071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50.5416993898942">
                <text:p>-50.54169938989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50.7955430559928">
                <text:p>-50.79554305599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50.8086573951628">
                <text:p>-50.80865739516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50.9328033861773">
                <text:p>-50.93280338617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51.2151105301947">
                <text:p>-51.21511053019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51.2831052593246">
                <text:p>-51.2831052593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51.3424187764835">
                <text:p>-51.34241877648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51.6478559435691">
                <text:p>-51.64785594356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51.7445738011315">
                <text:p>-51.74457380113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51.7844856932133">
                <text:p>-51.78448569321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52.0002152443295">
                <text:p>-52.00021524432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52.0522334661489">
                <text:p>-52.05223346614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52.2674042563069">
                <text:p>-52.26740425630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52.5172780891025">
                <text:p>-52.5172780891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52.6141497178888">
                <text:p>-52.6141497178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52.8822066126261">
                <text:p>-52.88220661262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52.9137364418436">
                <text:p>-52.91373644184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53.1087819468265">
                <text:p>-53.10878194682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53.1572145528292">
                <text:p>-53.15721455282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53.3181657144773">
                <text:p>-53.31816571447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53.7021396585519">
                <text:p>-53.7021396585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53.7039587115906">
                <text:p>-53.70395871159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53.7371592260104">
                <text:p>-53.7371592260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54.0438242807705">
                <text:p>-54.04382428077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54.1855937382887">
                <text:p>-54.18559373828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54.3441651489606">
                <text:p>-54.34416514896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54.4516333060865">
                <text:p>-54.45163330608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54.8073257911794">
                <text:p>-54.8073257911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